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3" svg:font-family="'Liberation Serif', 'Times New Roma'"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erif2" svg:font-family="'Liberation Serif'" style:font-family-generic="swiss" style:font-pitch="variable"/>
    <style:font-face style:name="Liberation Serif1" svg:font-family="'Liberation Serif', 'Times New Roma'" style:font-family-generic="swiss" style:font-pitch="variable"/>
    <style:font-face style:name="Times New Roman1" svg:font-family="'Times New Roman'"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Verdana" svg:font-family="Verdana" style:font-family-generic="system" style:font-pitch="variable"/>
  </office:font-face-decls>
  <office:automatic-styles>
    <style:style style:name="Таблица1" style:family="table">
      <style:table-properties style:width="0.169cm" fo:margin-left="-0.026cm" fo:margin-top="0cm" fo:margin-bottom="0cm" table:align="left" style:writing-mode="lr-tb"/>
    </style:style>
    <style:style style:name="Таблица1.A" style:family="table-column">
      <style:table-column-properties style:column-width="0.169cm"/>
    </style:style>
    <style:style style:name="Таблица1.1" style:family="table-row">
      <style:table-row-properties style:row-height="0.041cm" fo:keep-together="auto"/>
    </style:style>
    <style:style style:name="Таблица1.A1" style:family="table-cell">
      <style:table-cell-properties style:vertical-align="middle" fo:background-color="#ffffff" fo:padding="0.026cm" fo:border="none">
        <style:background-image/>
      </style:table-cell-properties>
    </style:style>
    <style:style style:name="Таблица2" style:family="table">
      <style:table-properties style:width="17cm" fo:margin-left="-0.009cm" fo:margin-top="0cm" fo:margin-bottom="0cm" table:align="left" style:writing-mode="lr-tb"/>
    </style:style>
    <style:style style:name="Таблица2.A" style:family="table-column">
      <style:table-column-properties style:column-width="3.611cm"/>
    </style:style>
    <style:style style:name="Таблица2.B" style:family="table-column">
      <style:table-column-properties style:column-width="3.595cm"/>
    </style:style>
    <style:style style:name="Таблица2.C" style:family="table-column">
      <style:table-column-properties style:column-width="3.623cm"/>
    </style:style>
    <style:style style:name="Таблица2.D" style:family="table-column">
      <style:table-column-properties style:column-width="4.015cm"/>
    </style:style>
    <style:style style:name="Таблица2.E" style:family="table-column">
      <style:table-column-properties style:column-width="2.157cm"/>
    </style:style>
    <style:style style:name="Таблица2.1" style:family="table-row">
      <style:table-row-properties fo:keep-together="auto"/>
    </style:style>
    <style:style style:name="Таблица2.A1" style:family="table-cell">
      <style:table-cell-properties style:vertical-align="middle" fo:background-color="#ffffff" fo:padding-left="0.005cm" fo:padding-right="0.049cm" fo:padding-top="0.049cm" fo:padding-bottom="0.049cm" fo:border="0.5pt solid #00000a">
        <style:background-image/>
      </style:table-cell-properties>
    </style:style>
    <style:style style:name="P1" style:family="paragraph" style:parent-style-name="Standard">
      <style:paragraph-properties fo:text-align="justify" style:justify-single-word="false"/>
      <style:text-properties style:font-name="Times New Roman" fo:font-size="14pt" fo:language="uk" fo:country="UA" style:font-size-asian="14pt" style:font-name-complex="Times New Roman2" style:font-size-complex="14pt"/>
    </style:style>
    <style:style style:name="P2" style:family="paragraph" style:parent-style-name="Standard">
      <loext:graphic-properties draw:fill="solid" draw:fill-color="#ffffff"/>
      <style:paragraph-properties fo:text-align="justify" style:justify-single-word="false" fo:background-color="#ffffff"/>
      <style:text-properties style:font-name="Times New Roman" fo:language="uk" fo:country="UA" style:font-name-complex="Times New Roman2"/>
    </style:style>
    <style:style style:name="P3" style:family="paragraph" style:parent-style-name="Standard">
      <style:paragraph-properties fo:text-align="justify" style:justify-single-word="false"/>
    </style:style>
    <style:style style:name="P4" style:family="paragraph" style:parent-style-name="Standard">
      <loext:graphic-properties draw:fill="solid" draw:fill-color="#ffffff"/>
      <style:paragraph-properties fo:text-align="justify" style:justify-single-word="false" fo:background-color="#ffffff"/>
    </style:style>
    <style:style style:name="P5" style:family="paragraph" style:parent-style-name="Standard">
      <style:paragraph-properties fo:text-align="justify" style:justify-single-word="false"/>
      <style:text-properties style:font-name="Calibri" fo:font-size="14pt" fo:language="uk" fo:country="UA" style:font-size-asian="14pt" style:font-name-complex="Calibri1" style:font-size-complex="14pt"/>
    </style:style>
    <style:style style:name="P6"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alibri" fo:font-size="14pt" fo:language="uk" fo:country="UA" style:font-name-asian="Verdana" style:font-size-asian="14pt" style:language-asian="ru" style:country-asian="RU" style:font-name-complex="Calibri1" style:font-size-complex="14pt" style:language-complex="ar" style:country-complex="SA"/>
    </style:style>
    <style:style style:name="P7" style:family="paragraph" style:parent-style-name="Standard">
      <style:paragraph-properties fo:text-align="justify" style:justify-single-word="false"/>
      <style:text-properties style:font-name="Calibri" fo:font-size="14pt" fo:language="uk" fo:country="UA" style:font-name-asian="Verdana" style:font-size-asian="14pt" style:font-name-complex="Calibri1" style:font-size-complex="14pt" fo:background-color="#ffffff"/>
    </style:style>
    <style:style style:name="P8" style:family="paragraph" style:parent-style-name="Standard">
      <style:text-properties style:font-name="Calibri" fo:font-size="14pt" style:font-name-asian="Times New Roman2" style:font-size-asian="14pt" style:language-asian="ru" style:country-asian="RU" style:font-name-complex="Calibri1" style:font-size-complex="14pt" style:language-complex="ar" style:country-complex="SA"/>
    </style:style>
    <style:style style:name="P9"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alibri" fo:font-size="14pt" style:font-name-asian="Times New Roman2" style:font-size-asian="14pt" style:language-asian="ru" style:country-asian="RU" style:font-name-complex="Calibri1" style:font-size-complex="14pt" style:language-complex="ar" style:country-complex="SA"/>
    </style:style>
    <style:style style:name="P10" style:family="paragraph" style:parent-style-name="Standard">
      <style:text-properties style:font-name="Calibri" fo:font-size="14pt" fo:language="en" fo:country="US" style:font-name-asian="Times New Roman2" style:font-size-asian="14pt" style:language-asian="ru" style:country-asian="RU" style:font-name-complex="Calibri1" style:font-size-complex="14pt" style:language-complex="ar" style:country-complex="SA"/>
    </style:style>
    <style:style style:name="P1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2" style:family="paragraph" style:parent-style-name="Standard">
      <style:paragraph-properties fo:margin-left="0cm" fo:margin-right="0cm" fo:text-indent="1.251cm" style:auto-text-indent="false"/>
    </style:style>
    <style:style style:name="P13" style:family="paragraph" style:parent-style-name="Standard">
      <style:paragraph-properties fo:margin-left="1.251cm" fo:margin-right="0cm" fo:text-indent="1.251cm" style:auto-text-indent="false"/>
    </style:style>
    <style:style style:name="P14" style:family="paragraph" style:parent-style-name="Standard" style:list-style-name="WWNum4">
      <loext:graphic-properties draw:fill="solid" draw:fill-color="#ffffff"/>
      <style:paragraph-properties fo:margin-left="0cm" fo:margin-right="0cm" fo:text-align="justify" style:justify-single-word="false" fo:text-indent="0cm" style:auto-text-indent="false" fo:background-color="#ffffff"/>
    </style:style>
    <style:style style:name="P15" style:family="paragraph" style:parent-style-name="Text_20_body">
      <style:paragraph-properties fo:line-height="100%"/>
      <style:text-properties style:font-name="Times New Roman" fo:font-size="14pt" fo:language="uk" fo:country="UA" style:font-size-asian="14pt" style:font-name-complex="Times New Roman2" style:font-size-complex="14pt"/>
    </style:style>
    <style:style style:name="P16" style:family="paragraph" style:parent-style-name="Text_20_body">
      <style:paragraph-properties fo:line-height="100%"/>
    </style:style>
    <style:style style:name="P17" style:family="paragraph" style:parent-style-name="Text_20_body">
      <style:paragraph-properties fo:margin-top="0cm" fo:margin-bottom="0cm" loext:contextual-spacing="false" fo:line-height="100%"/>
      <style:text-properties style:font-name="Times New Roman" fo:font-size="14pt" fo:language="uk" fo:country="UA" style:font-size-asian="14pt" style:font-name-complex="Times New Roman2" style:font-size-complex="14pt"/>
    </style:style>
    <style:style style:name="P18" style:family="paragraph" style:parent-style-name="Text_20_body">
      <style:paragraph-properties fo:margin-top="0cm" fo:margin-bottom="0cm" loext:contextual-spacing="false" fo:line-height="100%" fo:text-align="justify" style:justify-single-word="false"/>
      <style:text-properties style:font-name="Times New Roman" fo:font-size="14pt" fo:language="uk" fo:country="UA" style:font-size-asian="14pt" style:font-name-complex="Times New Roman2" style:font-size-complex="14pt"/>
    </style:style>
    <style:style style:name="P19" style:family="paragraph" style:parent-style-name="Text_20_body">
      <style:paragraph-properties fo:margin-top="0cm" fo:margin-bottom="0cm" loext:contextual-spacing="false" fo:line-height="100%" fo:text-align="justify" style:justify-single-word="false"/>
      <style:text-properties style:font-name="Times New Roman" fo:font-size="14pt" fo:language="en" fo:country="US" style:font-size-asian="14pt" style:font-name-complex="Times New Roman2" style:font-size-complex="14pt"/>
    </style:style>
    <style:style style:name="P20" style:family="paragraph" style:parent-style-name="Text_20_body">
      <style:paragraph-properties fo:margin-top="0cm" fo:margin-bottom="0cm" loext:contextual-spacing="false" fo:line-height="100%" fo:text-align="justify" style:justify-single-word="false"/>
      <style:text-properties style:font-name="Times New Roman" fo:language="uk" fo:country="UA" style:font-name-complex="Times New Roman2"/>
    </style:style>
    <style:style style:name="P21" style:family="paragraph" style:parent-style-name="Text_20_body">
      <style:paragraph-properties fo:margin-top="0cm" fo:margin-bottom="0cm" loext:contextual-spacing="false" fo:line-height="100%" fo:text-align="justify" style:justify-single-word="false"/>
    </style:style>
    <style:style style:name="P22" style:family="paragraph" style:parent-style-name="Text_20_body" style:list-style-name="WWNum3">
      <style:paragraph-properties fo:margin-top="0cm" fo:margin-bottom="0cm" loext:contextual-spacing="false" fo:line-height="100%" fo:text-align="justify" style:justify-single-word="false"/>
    </style:style>
    <style:style style:name="P23" style:family="paragraph" style:parent-style-name="Text_20_body">
      <loext:graphic-properties draw:fill="solid" draw:fill-color="#ffffff"/>
      <style:paragraph-properties fo:margin-top="0cm" fo:margin-bottom="0cm" loext:contextual-spacing="false" fo:line-height="100%" fo:text-align="justify" style:justify-single-word="false" fo:background-color="#ffffff"/>
    </style:style>
    <style:style style:name="P24" style:family="paragraph" style:parent-style-name="Text_20_body">
      <style:paragraph-properties fo:margin-top="0cm" fo:margin-bottom="0cm" loext:contextual-spacing="false" fo:line-height="100%" fo:text-align="justify" style:justify-single-word="false"/>
      <style:text-properties style:font-name="Calibri" fo:font-size="14pt" fo:language="uk" fo:country="UA" style:font-size-asian="14pt" style:font-name-complex="Calibri1" style:font-size-complex="14pt"/>
    </style:style>
    <style:style style:name="P25" style:family="paragraph" style:parent-style-name="Text_20_body">
      <style:paragraph-properties fo:margin-top="0cm" fo:margin-bottom="0cm" loext:contextual-spacing="false" fo:line-height="100%" fo:text-align="justify" style:justify-single-word="false"/>
      <style:text-properties style:font-name="Calibri" fo:font-size="14pt" fo:language="uk" fo:country="UA" fo:font-style="normal" style:font-size-asian="14pt" style:font-style-asian="normal" style:font-name-complex="Calibri1" style:font-size-complex="14pt" style:font-style-complex="normal"/>
    </style:style>
    <style:style style:name="P26" style:family="paragraph" style:parent-style-name="Text_20_body" style:list-style-name="WWNum3">
      <style:paragraph-properties fo:margin-left="0cm" fo:margin-right="0cm" fo:margin-top="0cm" fo:margin-bottom="0cm" loext:contextual-spacing="false" fo:line-height="100%" fo:text-align="justify" style:justify-single-word="false" fo:text-indent="0cm" style:auto-text-indent="false"/>
    </style:style>
    <style:style style:name="P27" style:family="paragraph" style:parent-style-name="Text_20_body" style:list-style-name="WWNum4">
      <style:paragraph-properties fo:margin-left="0cm" fo:margin-right="0cm" fo:margin-top="0cm" fo:margin-bottom="0cm" loext:contextual-spacing="false" fo:line-height="100%" fo:text-align="justify" style:justify-single-word="false" fo:text-indent="0cm" style:auto-text-indent="false"/>
    </style:style>
    <style:style style:name="P28" style:family="paragraph" style:parent-style-name="Heading_20_2">
      <style:paragraph-properties fo:margin-top="0cm" fo:margin-bottom="0cm" loext:contextual-spacing="false" fo:text-align="justify" style:justify-single-word="false"/>
    </style:style>
    <style:style style:name="P29" style:family="paragraph" style:parent-style-name="Heading_20_1">
      <style:paragraph-properties fo:margin-top="0cm" fo:margin-bottom="0cm" loext:contextual-spacing="false" fo:text-align="justify" style:justify-single-word="false"/>
    </style:style>
    <style:style style:name="P30" style:family="paragraph" style:parent-style-name="Heading_20_1">
      <style:paragraph-properties fo:margin-top="0cm" fo:margin-bottom="0cm" loext:contextual-spacing="false" fo:text-align="justify" style:justify-single-word="false" fo:keep-together="always" fo:hyphenation-ladder-count="no-limit" style:vertical-align="baseline">
        <style:tab-stops>
          <style:tab-stop style:position="1.251cm"/>
          <style:tab-stop style:position="1.501cm"/>
        </style:tab-stops>
      </style:paragraph-properties>
      <style:text-properties fo:hyphenate="false" fo:hyphenation-remain-char-count="2" fo:hyphenation-push-char-count="2"/>
    </style:style>
    <style:style style:name="P31" style:family="paragraph" style:parent-style-name="Heading_20_1">
      <style:paragraph-properties fo:margin-top="0cm" fo:margin-bottom="0cm" loext:contextual-spacing="false" fo:text-align="justify" style:justify-single-word="false">
        <style:tab-stops>
          <style:tab-stop style:position="1.251cm"/>
          <style:tab-stop style:position="1.501cm"/>
        </style:tab-stops>
      </style:paragraph-properties>
    </style:style>
    <style:style style:name="P32" style:family="paragraph" style:parent-style-name="Heading_20_1">
      <style:paragraph-properties fo:margin-top="0cm" fo:margin-bottom="0cm" loext:contextual-spacing="false" fo:text-align="justify" style:justify-single-word="false"/>
      <style:text-properties officeooo:paragraph-rsid="00020eb9"/>
    </style:style>
    <style:style style:name="P33" style:family="paragraph" style:parent-style-name="Heading_20_1">
      <style:paragraph-properties fo:margin-top="0cm" fo:margin-bottom="0cm" loext:contextual-spacing="false" fo:text-align="justify" style:justify-single-word="false"/>
      <style:text-properties style:font-name="Times New Roman1" fo:font-size="14pt" fo:language="en" fo:country="US" fo:font-weight="normal" style:font-size-asian="14pt" style:font-weight-asian="normal" style:font-name-complex="Times New Roman2" style:font-size-complex="14pt" style:font-weight-complex="normal"/>
    </style:style>
    <style:style style:name="P34" style:family="paragraph" style:parent-style-name="Heading_20_1">
      <style:paragraph-properties fo:margin-top="0cm" fo:margin-bottom="0cm" loext:contextual-spacing="false" fo:text-align="justify" style:justify-single-word="false"/>
      <style:text-properties style:font-name="Times New Roman1" fo:font-size="14pt" fo:language="uk" fo:country="UA" fo:font-weight="normal" style:font-size-asian="14pt" style:font-weight-asian="normal" style:font-name-complex="Times New Roman2" style:font-size-complex="14pt" style:font-weight-complex="normal"/>
    </style:style>
    <style:style style:name="P35" style:family="paragraph" style:parent-style-name="Heading_20_1" style:master-page-name="Standard">
      <style:paragraph-properties fo:margin-top="0cm" fo:margin-bottom="0cm" loext:contextual-spacing="false" fo:text-align="center" style:justify-single-word="false" fo:keep-together="always" fo:hyphenation-ladder-count="no-limit" style:page-number="auto" style:vertical-align="baseline">
        <style:tab-stops>
          <style:tab-stop style:position="1.251cm"/>
          <style:tab-stop style:position="1.501cm"/>
        </style:tab-stops>
      </style:paragraph-properties>
      <style:text-properties fo:hyphenate="false" fo:hyphenation-remain-char-count="2" fo:hyphenation-push-char-count="2"/>
    </style:style>
    <style:style style:name="P36" style:family="paragraph" style:parent-style-name="Heading_20_4" style:list-style-name="WWNum2">
      <style:paragraph-properties fo:margin-left="0cm" fo:margin-right="0cm" fo:margin-top="0cm" fo:margin-bottom="0cm" loext:contextual-spacing="false" fo:text-align="justify" style:justify-single-word="false" fo:text-indent="0cm" style:auto-text-indent="false"/>
      <style:text-properties style:font-name="Times New Roman1" fo:font-size="14pt" fo:language="uk" fo:country="UA" style:font-size-asian="14pt" style:font-name-complex="Times New Roman2" style:font-size-complex="14pt"/>
    </style:style>
    <style:style style:name="P37" style:family="paragraph" style:parent-style-name="Heading_20_4" style:list-style-name="WWNum2">
      <style:paragraph-properties fo:margin-left="0cm" fo:margin-right="0cm" fo:margin-top="0cm" fo:margin-bottom="0cm" loext:contextual-spacing="false" fo:text-indent="0cm" style:auto-text-indent="false"/>
      <style:text-properties style:font-name="Times New Roman1" fo:font-size="14pt" fo:language="uk" fo:country="UA" style:font-size-asian="14pt" style:font-name-complex="Times New Roman2" style:font-size-complex="14pt"/>
    </style:style>
    <style:style style:name="P38" style:family="paragraph" style:parent-style-name="Heading_20_4" style:list-style-name="WWNum2">
      <style:paragraph-properties fo:margin-left="0cm" fo:margin-right="0cm" fo:margin-top="0cm" fo:margin-bottom="0cm" loext:contextual-spacing="false" fo:text-indent="0cm" style:auto-text-indent="false"/>
      <style:text-properties style:font-name="Times New Roman1" fo:font-size="14pt" style:font-size-asian="14pt" style:font-name-complex="Times New Roman2" style:font-size-complex="14pt"/>
    </style:style>
    <style:style style:name="P39" style:family="paragraph" style:parent-style-name="Heading_20_4" style:list-style-name="WWNum2">
      <style:paragraph-properties fo:margin-left="0cm" fo:margin-right="0cm" fo:margin-top="0cm" fo:margin-bottom="0cm" loext:contextual-spacing="false" fo:text-align="justify" style:justify-single-word="false" fo:text-indent="0cm" style:auto-text-indent="false"/>
      <style:text-properties style:font-name="Times New Roman1" fo:language="uk" fo:country="UA" style:font-name-complex="Times New Roman2"/>
    </style:style>
    <style:style style:name="P40" style:family="paragraph" style:parent-style-name="Heading_20_4" style:list-style-name="WWNum2">
      <style:paragraph-properties fo:margin-left="0cm" fo:margin-right="0cm" fo:margin-top="0cm" fo:margin-bottom="0cm" loext:contextual-spacing="false" fo:text-indent="0cm" style:auto-text-indent="false"/>
    </style:style>
    <style:style style:name="P41" style:family="paragraph" style:parent-style-name="Heading_20_4" style:list-style-name="WWNum2">
      <style:paragraph-properties fo:margin-left="0cm" fo:margin-right="0cm" fo:margin-top="0cm" fo:margin-bottom="0cm" loext:contextual-spacing="false" fo:text-indent="0cm" style:auto-text-indent="false"/>
      <style:text-properties fo:font-size="14pt" style:font-size-asian="14pt" style:font-size-complex="14pt"/>
    </style:style>
    <style:style style:name="P42" style:family="paragraph" style:parent-style-name="Heading_20_4" style:list-style-name="WWNum2">
      <style:paragraph-properties fo:margin-left="0cm" fo:margin-right="0cm" fo:margin-top="0cm" fo:margin-bottom="0cm" loext:contextual-spacing="false" fo:text-align="justify" style:justify-single-word="false" fo:text-indent="0cm" style:auto-text-indent="false"/>
    </style:style>
    <style:style style:name="P43" style:family="paragraph" style:parent-style-name="Heading_20_3">
      <style:paragraph-properties fo:margin-top="0cm" fo:margin-bottom="0cm" loext:contextual-spacing="false" fo:text-align="justify" style:justify-single-word="false">
        <style:tab-stops>
          <style:tab-stop style:position="1.251cm"/>
          <style:tab-stop style:position="1.501cm"/>
        </style:tab-stops>
      </style:paragraph-properties>
      <style:text-properties fo:color="#4f81bd" style:font-name="Times New Roman1" fo:language="uk" fo:country="UA" fo:font-weight="normal" style:font-name-asian="Times New Roman2" style:font-weight-asian="normal" style:font-name-complex="Times New Roman2" style:font-weight-complex="normal"/>
    </style:style>
    <style:style style:name="P44" style:family="paragraph" style:parent-style-name="Heading_20_3">
      <style:paragraph-properties fo:margin-top="0cm" fo:margin-bottom="0cm" loext:contextual-spacing="false" fo:text-align="justify" style:justify-single-word="false">
        <style:tab-stops>
          <style:tab-stop style:position="1.251cm"/>
          <style:tab-stop style:position="1.501cm"/>
        </style:tab-stops>
      </style:paragraph-properties>
      <style:text-properties fo:color="#4f81bd" fo:language="uk" fo:country="UA"/>
    </style:style>
    <style:style style:name="P45" style:family="paragraph" style:parent-style-name="Heading_20_3">
      <style:paragraph-properties fo:margin-top="0cm" fo:margin-bottom="0cm" loext:contextual-spacing="false" fo:text-align="justify" style:justify-single-word="false"/>
    </style:style>
    <style:style style:name="P46" style:family="paragraph" style:parent-style-name="Heading_20_3">
      <style:paragraph-properties fo:margin-top="0cm" fo:margin-bottom="0cm" loext:contextual-spacing="false" fo:text-align="justify" style:justify-single-word="false">
        <style:tab-stops>
          <style:tab-stop style:position="1.251cm"/>
          <style:tab-stop style:position="1.501cm"/>
        </style:tab-stops>
      </style:paragraph-properties>
    </style:style>
    <style:style style:name="P47" style:family="paragraph" style:parent-style-name="Heading_20_3">
      <style:paragraph-properties fo:margin-top="0cm" fo:margin-bottom="0cm" loext:contextual-spacing="false" fo:text-align="justify" style:justify-single-word="false"/>
      <style:text-properties style:font-name="Times New Roman1" fo:language="uk" fo:country="UA" fo:font-weight="normal" style:font-weight-asian="normal" style:font-name-complex="Times New Roman2" style:font-weight-complex="normal"/>
    </style:style>
    <style:style style:name="P48" style:family="paragraph" style:parent-style-name="Preformatted_20_Text">
      <style:paragraph-properties fo:text-align="justify" style:justify-single-word="false"/>
    </style:style>
    <style:style style:name="P49" style:family="paragraph" style:parent-style-name="Preformatted_20_Text">
      <style:paragraph-properties fo:text-align="justify" style:justify-single-word="false"/>
      <style:text-properties officeooo:paragraph-rsid="00020eb9"/>
    </style:style>
    <style:style style:name="P50" style:family="paragraph" style:parent-style-name="Preformatted_20_Text">
      <style:paragraph-properties fo:text-align="justify" style:justify-single-word="false"/>
      <style:text-properties style:font-name="Calibri" fo:font-size="14pt" fo:language="uk" fo:country="UA" style:font-size-asian="14pt" style:font-name-complex="Calibri1" style:font-size-complex="14pt"/>
    </style:style>
    <style:style style:name="P51" style:family="paragraph" style:parent-style-name="Preformatted_20_Text">
      <style:paragraph-properties fo:text-align="justify" style:justify-single-word="false"/>
      <style:text-properties style:font-name="Calibri" fo:font-size="14pt" fo:language="uk" fo:country="UA" fo:font-style="normal" style:font-size-asian="14pt" style:font-style-asian="normal" style:font-name-complex="Calibri1" style:font-size-complex="14pt" style:font-style-complex="normal"/>
    </style:style>
    <style:style style:name="P52" style:family="paragraph" style:parent-style-name="Preformatted_20_Text">
      <style:paragraph-properties fo:text-align="justify" style:justify-single-word="false"/>
      <style:text-properties style:font-name="Calibri" fo:font-size="14pt" fo:language="en" fo:country="US" style:font-size-asian="14pt" style:font-name-complex="Calibri1" style:font-size-complex="14pt"/>
    </style:style>
    <style:style style:name="P53" style:family="paragraph" style:parent-style-name="Preformatted_20_Text">
      <style:paragraph-properties fo:text-align="justify" style:justify-single-word="false"/>
      <style:text-properties style:font-name="Calibri" fo:font-size="12pt" fo:language="uk" fo:country="UA" style:font-size-asian="12pt" style:font-name-complex="Calibri1" style:font-size-complex="12pt"/>
    </style:style>
    <style:style style:name="P54" style:family="paragraph" style:parent-style-name="Preformatted_20_Text">
      <style:paragraph-properties fo:text-align="justify" style:justify-single-word="false"/>
      <style:text-properties style:font-name="Times New Roman" fo:font-size="14pt" fo:language="uk" fo:country="UA" style:font-size-asian="14pt" style:font-name-complex="Times New Roman2" style:font-size-complex="14pt"/>
    </style:style>
    <style:style style:name="P55" style:family="paragraph" style:parent-style-name="Preformatted_20_Text">
      <style:paragraph-properties fo:text-align="justify" style:justify-single-word="false"/>
      <style:text-properties style:font-name="Times New Roman" fo:font-size="14pt" fo:language="uk" fo:country="UA" fo:font-style="normal" style:font-size-asian="14pt" style:font-style-asian="normal" style:font-name-complex="Times New Roman2" style:font-size-complex="14pt" style:font-style-complex="normal"/>
    </style:style>
    <style:style style:name="P56" style:family="paragraph" style:parent-style-name="Preformatted_20_Text">
      <style:paragraph-properties fo:text-align="justify" style:justify-single-word="false"/>
      <style:text-properties style:font-name="Times New Roman" fo:font-size="14pt" fo:language="uk" fo:country="UA" fo:font-weight="bold" style:font-size-asian="14pt" style:font-weight-asian="bold" style:font-name-complex="Times New Roman2" style:font-size-complex="14pt" style:font-weight-complex="bold"/>
    </style:style>
    <style:style style:name="P57" style:family="paragraph" style:parent-style-name="Preformatted_20_Text">
      <style:paragraph-properties fo:text-align="justify" style:justify-single-word="false"/>
      <style:text-properties style:font-name="Times New Roman" fo:font-size="14pt" fo:language="uk" fo:country="UA" fo:font-weight="normal" style:font-size-asian="14pt" style:font-weight-asian="normal" style:font-name-complex="Times New Roman2" style:font-size-complex="14pt" style:font-weight-complex="normal"/>
    </style:style>
    <style:style style:name="P58" style:family="paragraph" style:parent-style-name="Preformatted_20_Text">
      <style:paragraph-properties fo:text-align="justify" style:justify-single-word="false"/>
      <style:text-properties style:font-name="Times New Roman" fo:font-size="12pt" fo:language="uk" fo:country="UA" style:font-size-asian="12pt" style:font-name-complex="Times New Roman2" style:font-size-complex="12pt"/>
    </style:style>
    <style:style style:name="P59" style:family="paragraph" style:parent-style-name="Preformatted_20_Text">
      <style:paragraph-properties fo:text-align="justify" style:justify-single-word="false"/>
      <style:text-properties fo:color="#4f81bd" style:font-name="Times New Roman" fo:font-size="14pt" style:font-name-asian="Times New Roman2" style:font-size-asian="14pt" style:font-name-complex="Times New Roman2" style:font-size-complex="14pt"/>
    </style:style>
    <style:style style:name="P60" style:family="paragraph" style:parent-style-name="Preformatted_20_Text">
      <style:paragraph-properties fo:margin-left="1.27cm" fo:margin-right="0cm" fo:text-align="justify" style:justify-single-word="false" fo:text-indent="0cm" style:auto-text-indent="false"/>
    </style:style>
    <style:style style:name="P61" style:family="paragraph" style:parent-style-name="Table_20_Contents">
      <style:paragraph-properties fo:text-align="justify" style:justify-single-word="false"/>
    </style:style>
    <style:style style:name="P62" style:family="paragraph" style:parent-style-name="Footer">
      <style:paragraph-properties fo:text-align="end" style:justify-single-word="false"/>
    </style:style>
    <style:style style:name="P63" style:family="paragraph" style:parent-style-name="Header">
      <style:text-properties fo:text-transform="uppercase" fo:font-size="9pt" style:font-size-asian="9pt"/>
    </style:style>
    <style:style style:name="P64" style:family="paragraph" style:parent-style-name="Header">
      <style:paragraph-properties fo:text-align="end" style:justify-single-word="false"/>
      <style:text-properties fo:text-transform="uppercase" fo:font-size="9pt" style:font-size-asian="9pt"/>
    </style:style>
    <style:style style:name="P65" style:family="paragraph" style:parent-style-name="Table_20_Heading">
      <style:paragraph-properties fo:text-align="justify" style:justify-single-word="false"/>
    </style:style>
    <style:style style:name="P66" style:family="paragraph" style:parent-style-name="HTML_20_Preformatted">
      <style:text-properties style:font-name="Calibri" fo:font-size="14pt" style:font-size-asian="14pt" style:font-name-complex="Calibri1" style:font-size-complex="14pt"/>
    </style:style>
    <style:style style:name="T1" style:family="text">
      <style:text-properties fo:color="#2f5496" style:font-name="Times New Roman" fo:font-size="14pt" fo:language="uk" fo:country="UA" fo:font-weight="normal" style:letter-kerning="true" style:font-name-asian="F" style:font-size-asian="14pt" style:font-weight-asian="normal" style:font-name-complex="Times New Roman2" style:font-size-complex="14pt" style:font-weight-complex="normal"/>
    </style:style>
    <style:style style:name="T2" style:family="text">
      <style:text-properties fo:color="#365f91" style:font-name="Times New Roman" fo:font-size="14pt" style:letter-kerning="true" style:font-name-asian="Times New Roman2" style:font-size-asian="14pt" style:font-name-complex="Times New Roman2" style:font-size-complex="14pt"/>
    </style:style>
    <style:style style:name="T3" style:family="text">
      <style:text-properties fo:color="#365f91" style:font-name="Times New Roman" fo:font-size="14pt" fo:language="uk" fo:country="UA" fo:font-weight="normal" style:font-name-asian="Times New Roman2" style:font-size-asian="14pt" style:font-weight-asian="normal" style:font-name-complex="Times New Roman2" style:font-size-complex="14pt" style:font-weight-complex="normal"/>
    </style:style>
    <style:style style:name="T4" style:family="text">
      <style:text-properties fo:color="#365f91" style:font-name="Times New Roman" fo:font-size="14pt" style:font-name-asian="Times New Roman2" style:font-size-asian="14pt" style:font-name-complex="Times New Roman2" style:font-size-complex="14pt"/>
    </style:style>
    <style:style style:name="T5" style:family="text">
      <style:text-properties fo:color="#365f91" style:font-name="Times New Roman" style:font-name-asian="Times New Roman2" style:font-name-complex="Times New Roman2"/>
    </style:style>
    <style:style style:name="T6" style:family="text">
      <style:text-properties style:font-name="Times New Roman" fo:font-size="14pt" fo:language="uk" fo:country="UA" style:font-size-asian="14pt" style:font-name-complex="Times New Roman2" style:font-size-complex="14pt"/>
    </style:style>
    <style:style style:name="T7" style:family="text">
      <style:text-properties style:font-name="Times New Roman" fo:font-size="14pt" fo:language="uk" fo:country="UA" officeooo:rsid="00020eb9" style:font-size-asian="14pt" style:font-name-complex="Times New Roman2" style:font-size-complex="14pt"/>
    </style:style>
    <style:style style:name="T8" style:family="text">
      <style:text-properties style:font-name="Times New Roman" fo:font-size="14pt" fo:language="uk" fo:country="UA" style:font-size-asian="14pt" style:font-size-complex="14pt"/>
    </style:style>
    <style:style style:name="T9" style:family="text">
      <style:text-properties style:font-name="Times New Roman" fo:font-size="14pt" fo:language="uk" fo:country="UA" fo:font-weight="normal" style:font-size-asian="14pt" style:font-weight-asian="normal" style:font-name-complex="Times New Roman2" style:font-size-complex="14pt" style:font-weight-complex="normal"/>
    </style:style>
    <style:style style:name="T10" style:family="text">
      <style:text-properties style:font-name="Times New Roman" fo:font-size="14pt" fo:language="uk" fo:country="UA" fo:font-weight="normal" officeooo:rsid="00020eb9" style:font-size-asian="14pt" style:font-weight-asian="normal" style:font-name-complex="Times New Roman2" style:font-size-complex="14pt" style:font-weight-complex="normal"/>
    </style:style>
    <style:style style:name="T11" style:family="text">
      <style:text-properties style:font-name="Times New Roman" fo:font-size="14pt" fo:language="uk" fo:country="UA" fo:font-weight="normal" style:font-name-asian="Times New Roman2" style:font-size-asian="14pt" style:font-weight-asian="normal" style:font-name-complex="Times New Roman2" style:font-size-complex="14pt" style:font-weight-complex="normal"/>
    </style:style>
    <style:style style:name="T12" style:family="text">
      <style:text-properties style:font-name="Times New Roman" fo:font-size="14pt" fo:language="uk" fo:country="UA" fo:font-style="italic" style:font-size-asian="14pt" style:font-style-asian="italic" style:font-name-complex="Times New Roman2" style:font-size-complex="14pt" style:font-style-complex="italic"/>
    </style:style>
    <style:style style:name="T13" style:family="text">
      <style:text-properties style:font-name="Times New Roman" fo:font-size="14pt" fo:language="uk" fo:country="UA" fo:font-weight="bold" style:font-size-asian="14pt" style:font-weight-asian="bold" style:font-name-complex="Times New Roman2" style:font-size-complex="14pt" style:font-weight-complex="bold"/>
    </style:style>
    <style:style style:name="T14" style:family="text">
      <style:text-properties style:font-name="Times New Roman" fo:font-size="14pt" fo:language="uk" fo:country="UA" fo:font-weight="bold" officeooo:rsid="00020eb9" style:font-size-asian="14pt" style:font-weight-asian="bold" style:font-name-complex="Times New Roman2" style:font-size-complex="14pt" style:font-weight-complex="bold"/>
    </style:style>
    <style:style style:name="T15" style:family="text">
      <style:text-properties style:font-name="Times New Roman" fo:font-size="14pt" fo:language="uk" fo:country="UA" fo:font-style="normal" style:font-size-asian="14pt" style:font-style-asian="normal" style:font-name-complex="Times New Roman2" style:font-size-complex="14pt" style:font-style-complex="normal"/>
    </style:style>
    <style:style style:name="T16" style:family="text">
      <style:text-properties style:font-name="Times New Roman" fo:font-size="14pt" fo:language="uk" fo:country="UA" fo:font-style="normal" fo:font-weight="bold" style:font-size-asian="14pt" style:font-style-asian="normal" style:font-weight-asian="bold" style:font-name-complex="Times New Roman2" style:font-size-complex="14pt" style:font-style-complex="normal" style:font-weight-complex="bold"/>
    </style:style>
    <style:style style:name="T17" style:family="text">
      <style:text-properties style:font-name="Times New Roman" fo:font-size="14pt" fo:language="uk" fo:country="UA" fo:font-style="normal" fo:font-weight="normal" style:font-size-asian="14pt" style:font-style-asian="normal" style:font-weight-asian="normal" style:font-name-complex="Times New Roman2" style:font-size-complex="14pt" style:font-style-complex="normal" style:font-weight-complex="normal"/>
    </style:style>
    <style:style style:name="T18" style:family="text">
      <style:text-properties style:font-name="Times New Roman" fo:font-size="14pt" fo:language="uk" fo:country="UA" style:font-name-asian="Times New Roman2" style:font-size-asian="14pt" style:font-name-complex="Times New Roman2" style:font-size-complex="14pt"/>
    </style:style>
    <style:style style:name="T19" style:family="text">
      <style:text-properties style:font-name="Times New Roman" fo:font-size="14pt" fo:language="uk" fo:country="UA" style:font-name-asian="Times New Roman2" style:font-size-asian="14pt" style:font-name-complex="Times New Roman2" style:font-size-complex="14pt" fo:background-color="#ffffff"/>
    </style:style>
    <style:style style:name="T20" style:family="text">
      <style:text-properties style:font-name="Times New Roman" fo:font-size="14pt" fo:language="en" fo:country="US" style:font-size-asian="14pt" style:font-name-complex="Times New Roman2" style:font-size-complex="14pt"/>
    </style:style>
    <style:style style:name="T21" style:family="text">
      <style:text-properties style:font-name="Times New Roman" fo:font-size="14pt" fo:language="en" fo:country="US" fo:font-weight="normal" style:font-size-asian="14pt" style:font-weight-asian="normal" style:font-name-complex="Times New Roman2" style:font-size-complex="14pt" style:font-weight-complex="normal"/>
    </style:style>
    <style:style style:name="T22" style:family="text">
      <style:text-properties style:font-name="Times New Roman" fo:font-size="14pt" fo:language="en" fo:country="US" fo:font-weight="normal" style:font-name-asian="Courier New1" style:font-size-asian="14pt" style:font-weight-asian="normal" style:font-name-complex="Times New Roman2" style:font-size-complex="14pt" style:font-weight-complex="normal"/>
    </style:style>
    <style:style style:name="T23" style:family="text">
      <style:text-properties style:font-name="Times New Roman" fo:font-size="14pt" fo:language="en" fo:country="US" fo:font-weight="bold" style:font-size-asian="14pt" style:font-weight-asian="bold" style:font-name-complex="Times New Roman2" style:font-size-complex="14pt" style:font-weight-complex="bold"/>
    </style:style>
    <style:style style:name="T24" style:family="text">
      <style:text-properties style:font-name="Times New Roman" fo:font-size="14pt" style:font-size-asian="14pt" style:font-name-complex="Times New Roman2" style:font-size-complex="14pt"/>
    </style:style>
    <style:style style:name="T25" style:family="text">
      <style:text-properties style:font-name="Times New Roman" fo:font-size="14pt" fo:font-weight="bold" style:font-size-asian="14pt" style:font-weight-asian="bold" style:font-name-complex="Times New Roman2" style:font-size-complex="14pt" style:font-weight-complex="bold"/>
    </style:style>
    <style:style style:name="T26" style:family="text">
      <style:text-properties style:font-name="Times New Roman" fo:language="uk" fo:country="UA"/>
    </style:style>
    <style:style style:name="T27" style:family="text">
      <style:text-properties style:font-name="Times New Roman" fo:language="uk" fo:country="UA" fo:font-weight="normal" style:font-weight-asian="normal" style:font-name-complex="Times New Roman2" style:font-weight-complex="normal"/>
    </style:style>
    <style:style style:name="T28" style:family="text">
      <style:text-properties style:font-name="Times New Roman" fo:language="uk" fo:country="UA" style:font-name-complex="Times New Roman2"/>
    </style:style>
    <style:style style:name="T29" style:family="text">
      <style:text-properties style:font-name="Times New Roman" fo:language="uk" fo:country="UA" fo:font-weight="bold" style:font-weight-asian="bold" style:font-name-complex="Times New Roman2" style:font-weight-complex="bold"/>
    </style:style>
    <style:style style:name="T30" style:family="text">
      <style:text-properties style:font-name="Times New Roman" fo:language="uk" fo:country="UA" fo:font-style="normal" style:font-style-asian="normal" style:font-name-complex="Times New Roman2" style:font-style-complex="normal"/>
    </style:style>
    <style:style style:name="T31" style:family="text">
      <style:text-properties style:font-name="Times New Roman" fo:language="en" fo:country="US" fo:font-weight="normal" style:font-weight-asian="normal" style:font-name-complex="Times New Roman2" style:font-weight-complex="normal"/>
    </style:style>
    <style:style style:name="T32" style:family="text">
      <style:text-properties style:font-name="Times New Roman" fo:language="en" fo:country="US" style:font-name-complex="Times New Roman2"/>
    </style:style>
    <style:style style:name="T33" style:family="text">
      <style:text-properties style:font-name="Times New Roman" fo:font-size="12pt" fo:language="uk" fo:country="UA" style:font-size-asian="12pt" style:font-name-complex="Times New Roman2" style:font-size-complex="12pt"/>
    </style:style>
    <style:style style:name="T34" style:family="text">
      <style:text-properties style:font-name="Times New Roman" fo:font-size="12pt" fo:language="uk" fo:country="UA" style:font-size-asian="12pt" style:font-size-complex="12pt"/>
    </style:style>
    <style:style style:name="T35" style:family="text">
      <style:text-properties style:font-name="Times New Roman" fo:font-size="12pt" fo:language="uk" fo:country="UA" fo:font-weight="bold" style:font-size-asian="12pt" style:font-weight-asian="bold" style:font-name-complex="Times New Roman2" style:font-size-complex="12pt" style:font-weight-complex="bold"/>
    </style:style>
    <style:style style:name="T36" style:family="text">
      <style:text-properties style:font-name="Times New Roman" fo:font-size="12pt" fo:language="uk" fo:country="UA" fo:font-style="normal" style:font-size-asian="12pt" style:font-style-asian="normal" style:font-name-complex="Times New Roman2" style:font-size-complex="12pt" style:font-style-complex="normal"/>
    </style:style>
    <style:style style:name="T37" style:family="text">
      <style:text-properties fo:color="#4f81bd" style:font-name="Times New Roman" fo:language="uk" fo:country="UA" fo:font-weight="normal" style:font-name-asian="Times New Roman2" style:font-weight-asian="normal" style:font-name-complex="Times New Roman2" style:font-weight-complex="normal"/>
    </style:style>
    <style:style style:name="T38" style:family="text">
      <style:text-properties fo:color="#4f81bd" style:font-name="Times New Roman" fo:language="uk" fo:country="UA" style:font-name-asian="Times New Roman2" style:font-name-complex="Times New Roman2"/>
    </style:style>
    <style:style style:name="T39" style:family="text">
      <style:text-properties fo:color="#4f81bd" style:font-name="Times New Roman" fo:font-size="14pt" fo:language="uk" fo:country="UA" style:font-name-asian="Times New Roman2" style:font-size-asian="14pt" style:font-name-complex="Times New Roman2" style:font-size-complex="14pt"/>
    </style:style>
    <style:style style:name="T40" style:family="text">
      <style:text-properties fo:color="#4f81bd" style:font-name="Times New Roman" fo:font-size="14pt" style:font-name-asian="Times New Roman2" style:font-size-asian="14pt" style:font-name-complex="Times New Roman2" style:font-size-complex="14pt"/>
    </style:style>
    <style:style style:name="T41" style:family="text">
      <style:text-properties fo:color="#4f81bd" style:font-name="Times New Roman" style:font-name-asian="Times New Roman2" style:font-name-complex="Times New Roman2"/>
    </style:style>
    <style:style style:name="T42" style:family="text">
      <style:text-properties style:font-name="Calibri" fo:font-size="14pt" fo:language="uk" fo:country="UA" style:font-size-asian="14pt" style:font-name-complex="Calibri1" style:font-size-complex="14pt"/>
    </style:style>
    <style:style style:name="T43" style:family="text">
      <style:text-properties style:font-name="Calibri" fo:font-size="14pt" fo:language="uk" fo:country="UA" style:font-size-asian="14pt" style:font-name-complex="Calibri1" style:font-size-complex="14pt"/>
    </style:style>
    <style:style style:name="T44" style:family="text">
      <style:text-properties style:font-name="Calibri" fo:font-size="14pt" fo:language="uk" fo:country="UA" fo:font-style="normal" style:font-size-asian="14pt" style:font-style-asian="normal" style:font-name-complex="Calibri1" style:font-size-complex="14pt" style:font-style-complex="normal"/>
    </style:style>
    <style:style style:name="T45" style:family="text">
      <style:text-properties style:font-name="Calibri" fo:font-size="14pt" fo:language="uk" fo:country="UA" style:font-name-asian="Times New Roman2" style:font-size-asian="14pt" style:language-asian="ru" style:country-asian="RU" style:font-name-complex="Calibri1" style:font-size-complex="14pt" style:language-complex="ar" style:country-complex="SA"/>
    </style:style>
    <style:style style:name="T46" style:family="text">
      <style:text-properties style:font-name="Calibri" fo:font-size="14pt" fo:language="uk" fo:country="UA" style:font-name-asian="Verdana" style:font-size-asian="14pt" style:font-name-complex="Calibri1" style:font-size-complex="14pt" fo:background-color="#ffffff"/>
    </style:style>
    <style:style style:name="T47" style:family="text">
      <style:text-properties style:font-name="Calibri" fo:font-size="14pt" fo:language="uk" fo:country="UA" style:font-name-asian="Verdana" style:font-size-asian="14pt" style:font-name-complex="Calibri1" style:font-size-complex="14pt" fo:background-color="#ffffff"/>
    </style:style>
    <style:style style:name="T48" style:family="text">
      <style:text-properties style:font-name="Calibri" fo:font-size="14pt" fo:language="en" fo:country="US" style:font-size-asian="14pt" style:font-name-complex="Calibri1" style:font-size-complex="14pt"/>
    </style:style>
    <style:style style:name="T49" style:family="text">
      <style:text-properties style:font-name="Calibri" fo:font-size="14pt" fo:language="en" fo:country="US" fo:font-style="normal" style:font-size-asian="14pt" style:font-style-asian="normal" style:font-name-complex="Calibri1" style:font-size-complex="14pt" style:font-style-complex="normal"/>
    </style:style>
    <style:style style:name="T50" style:family="text">
      <style:text-properties style:font-name="Calibri" fo:font-size="14pt" fo:language="en" fo:country="US" style:font-name-asian="Times New Roman2" style:font-size-asian="14pt" style:language-asian="ru" style:country-asian="RU" style:font-name-complex="Calibri1" style:font-size-complex="14pt" style:language-complex="ar" style:country-complex="SA"/>
    </style:style>
    <style:style style:name="T51" style:family="text">
      <style:text-properties style:font-name="Calibri" fo:font-size="14pt" style:font-size-asian="14pt" style:font-name-complex="Calibri1" style:font-size-complex="14pt"/>
    </style:style>
    <style:style style:name="T52" style:family="text">
      <style:text-properties style:font-name="Calibri" fo:font-size="14pt" style:font-name-asian="Times New Roman2" style:font-size-asian="14pt" style:language-asian="ru" style:country-asian="RU" style:font-name-complex="Calibri1" style:font-size-complex="14pt" style:language-complex="ar" style:country-complex="SA"/>
    </style:style>
    <style:style style:name="T53" style:family="text">
      <style:text-properties style:font-name="Calibri" fo:font-size="14pt" style:font-name-asian="Times New Roman2" style:font-size-asian="14pt" style:language-asian="ru" style:country-asian="RU" style:font-name-complex="Calibri1" style:font-size-complex="14pt" style:language-complex="ar" style:country-complex="SA" text:display="none"/>
    </style:style>
    <style:style style:name="T54" style:family="text">
      <style:text-properties style:font-name="Calibri" fo:font-size="14pt" fo:font-weight="normal" style:font-size-asian="14pt" style:font-weight-asian="normal" style:font-name-complex="Calibri1" style:font-size-complex="14pt" style:font-weight-complex="normal"/>
    </style:style>
    <style:style style:name="T55" style:family="text">
      <style:text-properties style:font-name="Calibri" fo:font-size="12pt" fo:language="uk" fo:country="UA" style:font-size-asian="12pt" style:font-name-complex="Calibri1" style:font-size-complex="12pt"/>
    </style:style>
    <style:style style:name="T56" style:family="text">
      <style:text-properties style:font-name="Calibri" fo:font-size="12pt" fo:language="uk" fo:country="UA" fo:font-style="normal" style:font-size-asian="12pt" style:font-style-asian="normal" style:font-name-complex="Calibri1" style:font-size-complex="12pt" style:font-style-complex="normal"/>
    </style:style>
    <style:style style:name="T57" style:family="text">
      <style:text-properties style:font-name="Calibri" fo:language="uk" fo:country="UA" style:font-name-asian="Times New Roman2" style:font-name-complex="Calibri1" fo:background-color="#ffffff"/>
    </style:style>
    <style:style style:name="T58" style:family="text">
      <style:text-properties style:font-name="Calibri" fo:language="uk" fo:country="UA" style:font-name-asian="Times New Roman2" style:font-name-complex="Calibri1"/>
    </style:style>
    <style:style style:name="T59" style:family="text">
      <style:text-properties style:font-name="Calibri" fo:language="uk" fo:country="UA" fo:font-style="normal" style:font-style-asian="normal" style:font-name-complex="Calibri1" style:font-style-complex="normal"/>
    </style:style>
    <style:style style:name="T60" style:family="text">
      <style:text-properties style:font-name="Calibri" fo:language="uk" fo:country="UA" style:font-name-complex="Calibri1"/>
    </style:style>
    <style:style style:name="T61" style:family="text">
      <style:text-properties fo:font-size="14pt" fo:language="uk" fo:country="UA" style:font-size-asian="14pt" style:font-size-complex="14pt"/>
    </style:style>
    <style:style style:name="T62" style:family="text">
      <style:text-properties fo:font-size="14pt" fo:language="uk" fo:country="UA" fo:font-weight="normal" officeooo:rsid="00020eb9" style:font-size-asian="14pt" style:font-weight-asian="normal" style:font-size-complex="14pt" style:font-weight-complex="normal"/>
    </style:style>
    <style:style style:name="T63" style:family="text">
      <style:text-properties fo:font-size="14pt" fo:font-weight="normal" style:font-size-asian="14pt" style:font-weight-asian="normal" style:font-size-complex="14pt" style:font-weight-complex="normal"/>
    </style:style>
    <style:style style:name="T64" style:family="text">
      <style:text-properties fo:language="uk" fo:country="UA"/>
    </style:style>
    <style:style style:name="T65" style:family="text">
      <style:text-properties style:text-position="-3% 100%" style:font-name="Times New Roman" fo:font-size="14pt" fo:language="uk" fo:country="UA" fo:font-weight="normal" style:font-size-asian="14pt" style:font-weight-asian="normal" style:font-name-complex="Times New Roman2" style:font-size-complex="14pt" style:font-weight-complex="normal"/>
    </style:style>
    <style:style style:name="T66" style:family="text">
      <style:text-properties style:text-position="-7% 100%" style:font-name="Times New Roman" fo:font-size="14pt" fo:language="uk" fo:country="UA" style:font-size-asian="14pt" style:font-name-complex="Times New Roman2" style:font-size-complex="14pt"/>
    </style:style>
    <style:style style:name="T67" style:family="text">
      <style:text-properties fo:color="#000000" style:font-name="Calibri" fo:font-size="14pt" fo:language="uk" fo:country="UA" style:font-name-asian="Verdana" style:font-size-asian="14pt" style:language-asian="ru" style:country-asian="RU" style:font-name-complex="Calibri1" style:font-size-complex="14pt" style:language-complex="ar" style:country-complex="SA"/>
    </style:style>
    <style:style style:name="T68" style:family="text">
      <style:text-properties fo:color="#000000"/>
    </style:style>
    <style:style style:name="T69" style:family="text">
      <style:text-properties fo:color="#0d121c" style:font-name="Times New Roman" fo:font-size="14pt" fo:language="uk" fo:country="UA" style:font-name-asian="Times New Roman2" style:font-size-asian="14pt" style:font-name-complex="Times New Roman2" style:font-size-complex="14pt" fo:background-color="#ffffff"/>
    </style:style>
    <style:style style:name="T70" style:family="text">
      <style:text-properties fo:color="#0d121c" style:font-name="Times New Roman" fo:language="uk" fo:country="UA" style:font-name-asian="Times New Roman2" style:font-name-complex="Times New Roman2" fo:background-color="#ffffff"/>
    </style:style>
    <style:style style:name="T71" style:family="text">
      <style:text-properties fo:color="#0d121c" style:font-name="Times New Roman" fo:language="uk" fo:country="UA" style:font-name-asian="Times New Roman2" style:font-name-complex="Times New Roman2"/>
    </style:style>
    <style:style style:name="T72" style:family="text">
      <style:text-properties fo:font-size="12pt" style:font-size-asian="12pt" style:font-size-complex="12pt"/>
    </style:style>
    <style:style style:name="T73" style:family="text">
      <style:text-properties fo:text-transform="uppercase" fo:color="#808080" fo:font-size="9pt" fo:language="en" fo:country="US" style:font-size-asian="9pt" style:font-size-complex="9pt"/>
    </style:style>
    <style:style style:name="T74" style:family="text">
      <style:text-properties fo:text-transform="uppercase" fo:color="#808080" fo:font-size="9pt" style:font-size-asian="9pt" style:font-size-complex="9pt"/>
    </style:style>
    <style:style style:name="T75" style:family="text">
      <style:text-properties fo:color="#00000a" style:font-name="Times New Roman" fo:font-size="14pt" fo:language="uk" fo:country="UA" style:font-size-asian="14pt" style:font-name-complex="Times New Roman2" style:font-size-complex="14pt"/>
    </style:style>
    <style:style style:name="T76" style:family="text">
      <style:text-properties fo:color="#00000a" style:font-name="Times New Roman" fo:font-size="14pt" fo:language="uk" fo:country="UA" fo:font-weight="bold" style:font-size-asian="14pt" style:font-weight-asian="bold" style:font-name-complex="Times New Roman2" style:font-size-complex="14pt" style:font-weight-complex="bold"/>
    </style:style>
    <style:style style:name="T77" style:family="text">
      <style:text-properties fo:color="#00000a" style:font-name="Times New Roman" fo:font-size="14pt" fo:language="uk" fo:country="UA" fo:font-weight="bold" officeooo:rsid="00020eb9" style:font-size-asian="14pt" style:font-weight-asian="bold" style:font-name-complex="Times New Roman2"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text:span text:style-name="tlid-translation"><text:span text:style-name="T1">Лекція 12-3: Функтори та алгоритми</text:span></text:span></text:h>
      <text:p text:style-name="P18"/>
      <text:h text:style-name="P30" text:outline-level="1"><text:span text:style-name="T2">Алгоритми</text:span></text:h>
      <text:p text:style-name="P17"/>
      <text:p text:style-name="P21"><text:span text:style-name="T6">Однією з важливих властивостей та власно й цілей створення бібліотеки шаблонів було створення можливостей для стандартного використання різноманітних алгоритмів до різних типів даних. Деякі з цих алгоритмів вже містяться в деяких контейнерах. Зокрема, в контейнері Список містяться методи сортування та злиття відсортованих списків, в асоціативних контейнерах є методи пошуку, а пріоритетна черга автоматично сортує дані. Однак, інколи було б бажано застосовувати сортування, бінарний пошук, знаходити загальну суму елементів колекції, застосовувати якусь функцію до кожного елементу контейнеру незалежно від типу контейнеру або взагалі застосувати її до звичайного масиву.</text:span></text:p>
      <text:p text:style-name="P21"><text:span text:style-name="T6">З цією метою до стандартної бібліотеки Сі++ було додано дві бібліотеки algorithms та numeric, які містять функції, що реалізують деякі з відомих та потрібних у практичному програмуванні алгоритмів.</text:span></text:p>
      <text:h text:style-name="P30" text:outline-level="1"><text:span text:style-name="T9">Ці бібліотеки дозоляють не витрачати час на написання циклів для виконання популярних задач таких як сортування, пошук а</text:span><text:span text:style-name="Strong_20_Emphasis"><text:span text:style-name="T6">бо підрахунок кількості елементів масиву</text:span></text:span><text:span text:style-name="T9">. Це дозволяє також не витрачати час на оптимізацію <text:s/>та відлагодження цих алгоритмів. Крім того деякі з цих реалізацій дозволяють використовувати</text:span><text:span text:style-name="T6"> </text:span><text:span text:style-name="T11">розпаралелювання</text:span><text:span text:style-name="T6"> </text:span><text:span text:style-name="T20">–</text:span><text:span text:style-name="T6"> </text:span><text:span text:style-name="T9">можливість</text:span><text:span text:style-name="T21"> </text:span><text:span text:style-name="T9">виконувати їх в декілька потоків для пришвидшення.</text:span></text:h>
      <text:p text:style-name="P21"><text:span text:style-name="T12">Важливою особливістю стандартної бібліотеки C++ є те, що вона не тільки визначає синтаксис і семантику узагальнених алгоритмів, а й також має вимоги щодо їх продуктивності.</text:span></text:p>
      <text:p text:style-name="P18"/>
      <text:h text:style-name="P31" text:outline-level="1"><text:span text:style-name="T3">Функції бібліотеки algorithms</text:span></text:h>
      <text:p text:style-name="P18"/>
      <text:p text:style-name="P21"><text:span text:style-name="T6">Функції бібліотеки algorithms поділяють на наступні категорії:</text:span></text:p>
      <text:list xml:id="list3990815104924960183" text:style-name="WWNum3">
        <text:list-item>
          <text:p text:style-name="P26"><text:span text:style-name="T6">немодифікуючі операції з послідовностями (non-modifying sequence operations);</text:span></text:p>
        </text:list-item>
        <text:list-item>
          <text:p text:style-name="P26"><text:span text:style-name="T6">модифікуючі операції з послідовностями (modifying sequence operations);</text:span></text:p>
        </text:list-item>
        <text:list-item>
          <text:p text:style-name="P26"><text:span text:style-name="Source_20_Text"><text:span text:style-name="T6">операції розділення (</text:span></text:span><text:span text:style-name="T6">Партіції)(Partitions);</text:span></text:p>
        </text:list-item>
        <text:list-item>
          <text:p text:style-name="P26"><text:span text:style-name="T6">сортування (Sorting);</text:span></text:p>
        </text:list-item>
        <text:list-item>
          <text:p text:style-name="P26"><text:span text:style-name="T6">бінарний пошук (Binary search) на відсортованих або частково відсортованих послідовностях; </text:span></text:p>
        </text:list-item>
        <text:list-item>
          <text:p text:style-name="P22"><text:span text:style-name="T6">мінімуми/максимуми (Min/max);</text:span></text:p>
        </text:list-item>
        <text:list-item>
          <text:p text:style-name="P26"><text:span text:style-name="T6">злиття (Merge) на відсортованих послідовностях;</text:span></text:p>
        </text:list-item>
        <text:list-item>
          <text:p text:style-name="P26"><text:span text:style-name="T6">операції на структурі Купа (Heap);</text:span></text:p>
        </text:list-item>
        <text:list-item>
          <text:p text:style-name="P26"><text:span text:style-name="T6">інші.</text:span></text:p>
        </text:list-item>
      </text:list>
      <text:h text:style-name="P43" text:outline-level="3"/>
      <text:h text:style-name="P46" text:outline-level="3"><text:span text:style-name="T37">Немодифікуючі операції з послідовностями</text:span></text:h>
      <text:p text:style-name="P18"/>
      <text:p text:style-name="P21"><text:soft-page-break/><text:span text:style-name="T6">Немодифікуючі операції з послідовностями — це функції що виконують якусь певну дії над масивом даних, але не змінюють їх змісту. Зокрема, це методи пошуку, послідовного виконання дій тощо.</text:span></text:p>
      <text:p text:style-name="P21"><text:span text:style-name="T6">Можна виділити наступні підгрупи функцій в даному класі функцій:</text:span></text:p>
      <text:list xml:id="list8812762719482017901" text:style-name="WWNum2">
        <text:list-item>
          <text:list>
            <text:list-item>
              <text:list>
                <text:list-item>
                  <text:list>
                    <text:list-item>
                      <text:h text:style-name="P36" text:outline-level="4"/>
                    </text:list-item>
                    <text:list-item>
                      <text:h text:style-name="P40" text:outline-level="4"><text:span text:style-name="T6">Функція for_each</text:span></text:h>
                    </text:list-item>
                    <text:list-item>
                      <text:h text:style-name="P37" text:outline-level="4"/>
                    </text:list-item>
                  </text:list>
                </text:list-item>
              </text:list>
            </text:list-item>
          </text:list>
        </text:list-item>
      </text:list>
      <text:p text:style-name="P21"><text:span text:style-name="T6">Функція for_each(pos1, pos2, fun) <text:s/>виконує функцію fun для всіх елементів, що знаходяться між двома ітераторами <text:s/>pos1 та pos2.</text:span></text:p>
      <text:p text:style-name="P21"><text:span text:style-name="T6">Приклад.</text:span></text:p>
      <text:p text:style-name="P48"><text:span text:style-name="Source_20_Text"><text:span text:style-name="T42">#include &lt;iostream&gt; <text:s text:c="4"/>// std::cout</text:span></text:span></text:p>
      <text:p text:style-name="P48"><text:span text:style-name="Source_20_Text"><text:span text:style-name="T42">#include &lt;algorithm&gt; <text:s text:c="3"/>// std::for_each</text:span></text:span></text:p>
      <text:p text:style-name="P48"><text:span text:style-name="Source_20_Text"><text:span text:style-name="T42">#include &lt;vector&gt; <text:s text:c="6"/>// std::vector</text:span></text:span></text:p>
      <text:p text:style-name="P50"><text:span text:style-name="Source_20_Text"/></text:p>
      <text:p text:style-name="P48"><text:span text:style-name="Source_20_Text"><text:span text:style-name="T42">template&lt;typename T&gt;</text:span></text:span></text:p>
      <text:p text:style-name="P48"><text:span text:style-name="Source_20_Text"><text:span text:style-name="T42">void myfunction (T i) { <text:s/>// функція над елементом послідовності</text:span></text:span></text:p>
      <text:p text:style-name="P48"><text:span text:style-name="Source_20_Text"><text:span text:style-name="T42"><text:s text:c="2"/>std::cout &lt;&lt; " " &lt;&lt; ((i&gt;0)?"positive ":"negative ");</text:span></text:span></text:p>
      <text:p text:style-name="P48"><text:span text:style-name="Source_20_Text"><text:span text:style-name="T42">}</text:span></text:span></text:p>
      <text:p text:style-name="P50"><text:span text:style-name="Source_20_Text"/></text:p>
      <text:p text:style-name="P48"><text:span text:style-name="Source_20_Text"><text:span text:style-name="T42">int main () {</text:span></text:span></text:p>
      <text:p text:style-name="P48"><text:span text:style-name="Source_20_Text"><text:span text:style-name="T42"><text:s text:c="2"/>double mas[] = {1.0, 2.0, -4.0, 3.0}; </text:span></text:span></text:p>
      <text:p text:style-name="P48"><text:span text:style-name="Source_20_Text"><text:span text:style-name="T42"><text:s text:c="2"/>std::vector&lt;int&gt; myvector(mas,mas+4);</text:span></text:span></text:p>
      <text:p text:style-name="P50"><text:span text:style-name="Source_20_Text"/></text:p>
      <text:p text:style-name="P48"><text:span text:style-name="Source_20_Text"><text:span text:style-name="T42"><text:s text:c="2"/>std::cout &lt;&lt; "myvector signs:";</text:span></text:span></text:p>
      <text:p text:style-name="P48"><text:span text:style-name="Source_20_Text"><text:span text:style-name="T42"><text:s/>std::for_each (myvector.begin(), myvector.end(), myfunction&lt;int&gt;);</text:span></text:span></text:p>
      <text:p text:style-name="P48"><text:span text:style-name="Source_20_Text"><text:span text:style-name="T42"><text:s text:c="2"/>std::cout &lt;&lt; "\narray signs:";</text:span></text:span></text:p>
      <text:p text:style-name="P48"><text:span text:style-name="Source_20_Text"><text:span text:style-name="T42"><text:s text:c="2"/>std::for_each (mas, mas+4, myfunction&lt;double&gt;);</text:span></text:span></text:p>
      <text:p text:style-name="P50"><text:span text:style-name="Source_20_Text"/></text:p>
      <text:p text:style-name="P48"><text:span text:style-name="Source_20_Text"><text:span text:style-name="T42">}</text:span></text:span></text:p>
      <text:p text:style-name="P48"><text:span text:style-name="Source_20_Text"><text:span text:style-name="T6">Результат:</text:span></text:span></text:p>
      <text:p text:style-name="P48"><text:span text:style-name="Source_20_Text"><text:span text:style-name="T42">myvector signs: positive <text:s/>positive <text:s/>negative <text:s/>positive </text:span></text:span></text:p>
      <text:p text:style-name="P48"><text:span text:style-name="Source_20_Text"><text:span text:style-name="T42">array signs: positive <text:s/>positive <text:s/>negative <text:s/>positive</text:span></text:span></text:p>
      <text:p text:style-name="P50"><text:span text:style-name="Source_20_Text"/></text:p>
      <text:list xml:id="list155242072425502" text:continue-numbering="true" text:style-name="WWNum2">
        <text:list-item>
          <text:list>
            <text:list-item>
              <text:list>
                <text:list-item>
                  <text:list>
                    <text:list-item>
                      <text:h text:style-name="P40" text:outline-level="4"><text:span text:style-name="T24">Функція find</text:span></text:h>
                    </text:list-item>
                  </text:list>
                </text:list-item>
              </text:list>
            </text:list-item>
          </text:list>
        </text:list-item>
      </text:list>
      <text:p text:style-name="P21"><text:span text:style-name="Source_20_Text"><text:span text:style-name="T6">Функція find(pos1, pos2, g) <text:s/>шукає елемент g серед всіх елементів, що знаходяться між двома ітераторами pos1 та pos2. Якщо елемент знайдений — повертається ітератор вводу, що вказує на цей елемент, якщо ні — ітератор на кінцеву позицію. Для порівняння об’єктів функція використовує оператор рівності(==).</text:span></text:span></text:p>
      <text:p text:style-name="P21"><text:span text:style-name="Source_20_Text"><text:span text:style-name="T6">Приклад.</text:span></text:span></text:p>
      <text:p text:style-name="P48"><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find</text:span></text:span></text:p>
      <text:p text:style-name="P48"><text:span text:style-name="Definition"><text:span text:style-name="T42">#include &lt;vector&gt; <text:s text:c="6"/></text:span></text:span><text:span text:style-name="Цитата1"><text:span text:style-name="T44">// std::vector</text:span></text:span></text:p>
      <text:p text:style-name="P50"/>
      <text:p text:style-name="P48"><text:soft-page-break/><text:span text:style-name="Variable"><text:span text:style-name="T44">int</text:span></text:span><text:span text:style-name="Source_20_Text"><text:span text:style-name="T42"> main () {</text:span></text:span></text:p>
      <text:p text:style-name="P51"><text:span text:style-name="Цитата1"/></text:p>
      <text:p text:style-name="P48"><text:span text:style-name="Source_20_Text"><text:span text:style-name="T42"><text:s text:c="2"/>int myints[] = { 10, 20, 30, -40, 30};</text:span></text:span></text:p>
      <text:p text:style-name="P48"><text:span text:style-name="Source_20_Text"><text:span text:style-name="T42"><text:s text:c="2"/>int * p;</text:span></text:span></text:p>
      <text:p text:style-name="P48"><text:span text:style-name="Source_20_Text"><text:span text:style-name="T42"><text:s text:c="2"/>// пошук в масиві — результат вказівник</text:span></text:span></text:p>
      <text:p text:style-name="P48"><text:span text:style-name="Source_20_Text"><text:span text:style-name="T42"><text:s text:c="2"/>p = std::find (myints, myints+5, 30);</text:span></text:span></text:p>
      <text:p text:style-name="P48"><text:span text:style-name="Source_20_Text"><text:span text:style-name="T42"><text:s text:c="2"/>if (p != myints+5)</text:span></text:span></text:p>
      <text:p text:style-name="P48"><text:span text:style-name="Source_20_Text"><text:span text:style-name="T42"><text:s text:c="4"/>std::cout &lt;&lt; "Element found in myints: " &lt;&lt; *p &lt;&lt; '\n';</text:span></text:span></text:p>
      <text:p text:style-name="P48"><text:span text:style-name="Source_20_Text"><text:span text:style-name="T42"><text:s text:c="2"/>else</text:span></text:span></text:p>
      <text:p text:style-name="P48"><text:span text:style-name="Source_20_Text"><text:span text:style-name="T42"><text:s text:c="4"/>std::cout &lt;&lt; "Element not found in myints\n";</text:span></text:span></text:p>
      <text:p text:style-name="P50"><text:span text:style-name="Source_20_Text"/></text:p>
      <text:p text:style-name="P48"><text:span text:style-name="Source_20_Text"><text:span text:style-name="T42"><text:s text:c="2"/>double mas[] = {1.0, 2.0, -4.0, 3.0}; </text:span></text:span></text:p>
      <text:p text:style-name="P48"><text:span text:style-name="Source_20_Text"><text:span text:style-name="T42"><text:s text:c="2"/>std::vector&lt;int&gt; myvector(mas,mas+4);</text:span></text:span></text:p>
      <text:p text:style-name="P48"><text:span text:style-name="Source_20_Text"><text:span text:style-name="T42"><text:s text:c="2"/>std::vector&lt;int&gt;::iterator it;</text:span></text:span></text:p>
      <text:p text:style-name="P48"><text:span text:style-name="Source_20_Text"><text:span text:style-name="T42">// пошук в векторі — результат ітератор</text:span></text:span></text:p>
      <text:p text:style-name="P48"><text:span text:style-name="Source_20_Text"><text:span text:style-name="T42"><text:s text:c="2"/>it = std::find (myvector.begin(), myvector.end(), 30);</text:span></text:span></text:p>
      <text:p text:style-name="P48"><text:span text:style-name="Source_20_Text"><text:span text:style-name="T42"><text:s text:c="2"/>if (it != myvector.end())</text:span></text:span></text:p>
      <text:p text:style-name="P48"><text:span text:style-name="Source_20_Text"><text:span text:style-name="T42"><text:s text:c="4"/>std::cout &lt;&lt; "Element found in myvector: " &lt;&lt; *it &lt;&lt; '\n';</text:span></text:span></text:p>
      <text:p text:style-name="P48"><text:span text:style-name="Source_20_Text"><text:span text:style-name="T42"><text:s text:c="2"/>else</text:span></text:span></text:p>
      <text:p text:style-name="P48"><text:span text:style-name="Source_20_Text"><text:span text:style-name="T42"><text:s text:c="4"/>std::cout &lt;&lt; "Element not found in myvector\n";</text:span></text:span></text:p>
      <text:p text:style-name="P48"><text:span text:style-name="Source_20_Text"><text:span text:style-name="T42">}</text:span></text:span></text:p>
      <text:p text:style-name="P50"><text:span text:style-name="Source_20_Text"/></text:p>
      <text:p text:style-name="P48"><text:span text:style-name="Source_20_Text"><text:span text:style-name="T42">Element found in myints: 30</text:span></text:span></text:p>
      <text:p text:style-name="P48"><text:span text:style-name="Source_20_Text"><text:span text:style-name="T42">Element not found in myvector</text:span></text:span></text:p>
      <text:p text:style-name="P50"><text:span text:style-name="Source_20_Text"/></text:p>
      <text:p text:style-name="P21"><text:span text:style-name="Source_20_Text"><text:span text:style-name="T6">Для функцій пошуку також можна використовувати форми find_if, find_end, find_first_of, adjacent_find, а з С++11 також додана функція find_if_not.</text:span></text:span></text:p>
      <text:p text:style-name="P24"><text:span text:style-name="Source_20_Text"/></text:p>
      <text:p text:style-name="P48"><text:span text:style-name="Цитата1"><text:span text:style-name="T44">// adjacent_find example</text:span></text:span></text:p>
      <text:p text:style-name="P48"><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adjacent_find</text:span></text:span></text:p>
      <text:p text:style-name="P48"><text:span text:style-name="Definition"><text:span text:style-name="T42">#include &lt;vector&gt; <text:s text:c="6"/></text:span></text:span><text:span text:style-name="Цитата1"><text:span text:style-name="T44">// std::vector</text:span></text:span></text:p>
      <text:p text:style-name="P50"/>
      <text:p text:style-name="P48"><text:span text:style-name="Source_20_Text"><text:span text:style-name="T42">template&lt;typename T&gt;</text:span></text:span></text:p>
      <text:p text:style-name="P48"><text:span text:style-name="Source_20_Text"><text:span text:style-name="T42">bool myEqual (T x, T y) {</text:span></text:span></text:p>
      <text:p text:style-name="P48"><text:span text:style-name="Source_20_Text"><text:span text:style-name="T42"><text:s text:c="2"/>return (x-y)*(x-y)&lt;0.0001;</text:span></text:span></text:p>
      <text:p text:style-name="P48"><text:span text:style-name="Source_20_Text"><text:span text:style-name="T42">}</text:span></text:span></text:p>
      <text:p text:style-name="P50"/>
      <text:p text:style-name="P48"><text:span text:style-name="Variable"><text:span text:style-name="T44">int</text:span></text:span><text:span text:style-name="Source_20_Text"><text:span text:style-name="T42"> main () {</text:span></text:span></text:p>
      <text:p text:style-name="P48"><text:span text:style-name="Source_20_Text"><text:span text:style-name="T42"><text:s text:c="2"/>float myarr[] = {5.0f,2.f,5.0f,3.0f,2.9999f,2.0f,1.0f,1.0001f,2.0f};</text:span></text:span></text:p>
      <text:p text:style-name="P48"><text:span text:style-name="Source_20_Text"><text:span text:style-name="T42"><text:s text:c="2"/>std::vector&lt;float&gt; myvector2 (myarr,myarr+8);</text:span></text:span></text:p>
      <text:p text:style-name="P48"><text:span text:style-name="Source_20_Text"><text:span text:style-name="T42"><text:s text:c="2"/>std::vector&lt;float&gt;::iterator it2;</text:span></text:span></text:p>
      <text:p text:style-name="P48"><text:span text:style-name="Source_20_Text"><text:span text:style-name="T42"><text:s text:c="2"/>std::vector&lt;int&gt; myvector3(myarr,myarr+8);// 5,2,5,3,2,2,1,1</text:span></text:span></text:p>
      <text:p text:style-name="P48"><text:span text:style-name="Source_20_Text"><text:span text:style-name="T42"><text:s text:c="2"/>std::vector&lt;int&gt;::iterator it3;</text:span></text:span></text:p>
      <text:p text:style-name="P50"><text:soft-page-break/><text:span text:style-name="Source_20_Text"/></text:p>
      <text:p text:style-name="P48"><text:span text:style-name="Source_20_Text"><text:span text:style-name="T42"><text:s text:c="2"/>// порівняння цілих за замовченням</text:span></text:span></text:p>
      <text:p text:style-name="P48"><text:span text:style-name="Source_20_Text"><text:span text:style-name="T42"><text:s text:c="2"/>it3 = std::adjacent_find (myvector3.begin(), myvector3.end());</text:span></text:span></text:p>
      <text:p text:style-name="P50"><text:span text:style-name="Source_20_Text"/></text:p>
      <text:p text:style-name="P48"><text:span text:style-name="Source_20_Text"><text:span text:style-name="T42"><text:s text:c="2"/>if (it3!=myvector3.end())</text:span></text:span></text:p>
      <text:p text:style-name="P48"><text:span text:style-name="Source_20_Text"><text:span text:style-name="T42"><text:s text:c="4"/>std::cout &lt;&lt; "the first value of repeated elements are: " &lt;&lt; *it3 &lt;&lt; '\n';</text:span></text:span></text:p>
      <text:p text:style-name="P50"><text:span text:style-name="Source_20_Text"/></text:p>
      <text:p text:style-name="P48"><text:span text:style-name="Source_20_Text"><text:span text:style-name="T42"><text:s text:c="2"/>//використовуючи власне порівняння-предикат</text:span></text:span></text:p>
      <text:p text:style-name="P48"><text:span text:style-name="Source_20_Text"><text:span text:style-name="T42"><text:s text:c="2"/>it2 = std::adjacent_find (myvector2.begin(), myvector2.end(), myEqual&lt;float&gt;);</text:span></text:span></text:p>
      <text:p text:style-name="P50"><text:span text:style-name="Source_20_Text"/></text:p>
      <text:p text:style-name="P48"><text:span text:style-name="Source_20_Text"><text:span text:style-name="T42"><text:s text:c="2"/>if (it2!=myvector2.end())</text:span></text:span></text:p>
      <text:p text:style-name="P48"><text:span text:style-name="Source_20_Text"><text:span text:style-name="T42"><text:s text:c="4"/>std::cout &lt;&lt; "the first value of almost repeated elements are: " &lt;&lt; *it2 &lt;&lt; '\n';</text:span></text:span></text:p>
      <text:p text:style-name="P48"><text:span text:style-name="Source_20_Text"><text:span text:style-name="T42">}</text:span></text:span></text:p>
      <text:p text:style-name="P48"><text:span text:style-name="Source_20_Text"><text:span text:style-name="T42">Результат:</text:span></text:span></text:p>
      <text:p text:style-name="P48"><text:span text:style-name="Source_20_Text"><text:span text:style-name="T42">the first value of repeated elements are: 2</text:span></text:span></text:p>
      <text:p text:style-name="P48"><text:span text:style-name="Source_20_Text"><text:span text:style-name="T42">the first value of almost repeated elements are: 3</text:span></text:span></text:p>
      <text:p text:style-name="P50"><text:span text:style-name="Source_20_Text"/></text:p>
      <text:p text:style-name="P54"><text:span text:style-name="Source_20_Text"/></text:p>
      <text:p text:style-name="P48"><text:span text:style-name="Source_20_Text"><text:span text:style-name="T13">Примітка</text:span></text:span><text:span text:style-name="Source_20_Text"><text:span text:style-name="T6">. В усіх випадках де використовується функція як аргумент — замість неї можна (а іноді й бажано) використовувати функтор (або лямбду в Сі++11).</text:span></text:span></text:p>
      <text:p text:style-name="P54"><text:span text:style-name="Source_20_Text"/></text:p>
      <text:list xml:id="list155242530294256" text:continue-numbering="true" text:style-name="WWNum2">
        <text:list-item>
          <text:list>
            <text:list-item>
              <text:list>
                <text:list-item>
                  <text:list>
                    <text:list-item>
                      <text:h text:style-name="P40" text:outline-level="4"><text:span text:style-name="T24">Функція count</text:span></text:h>
                    </text:list-item>
                  </text:list>
                </text:list-item>
              </text:list>
            </text:list-item>
          </text:list>
        </text:list-item>
      </text:list>
      <text:p text:style-name="P21"><text:span text:style-name="Source_20_Text"><text:span text:style-name="T6">Функція count(pos1, pos2, <text:s/>g) повертає кількість входжень g серед всіх елементів, що знаходяться між двома ітераторами pos1 та pos2. Для порівняння об’єктів функція використовує оператор рівності(==).</text:span></text:span></text:p>
      <text:p text:style-name="P21"><text:span text:style-name="Source_20_Text"><text:span text:style-name="T6">Приклад</text:span></text:span></text:p>
      <text:p text:style-name="P48"><text:span text:style-name="Цитата1"><text:span text:style-name="T44">// count algorithm example</text:span></text:span></text:p>
      <text:p text:style-name="P48"><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count</text:span></text:span></text:p>
      <text:p text:style-name="P48"><text:span text:style-name="Definition"><text:span text:style-name="T42">#include &lt;vector&gt; <text:s text:c="6"/></text:span></text:span><text:span text:style-name="Цитата1"><text:span text:style-name="T44">// std::vector</text:span></text:span></text:p>
      <text:p text:style-name="P50"/>
      <text:p text:style-name="P48"><text:span text:style-name="Variable"><text:span text:style-name="T44">int</text:span></text:span><text:span text:style-name="Source_20_Text"><text:span text:style-name="T42"> main () {</text:span></text:span></text:p>
      <text:p text:style-name="P48"><text:span text:style-name="Source_20_Text"><text:span text:style-name="T42"><text:s text:c="2"/></text:span></text:span><text:span text:style-name="Цитата1"><text:span text:style-name="T44">// підрахуємо 10-ки серед елементів масиву:</text:span></text:span></text:p>
      <text:p text:style-name="P48"><text:span text:style-name="Source_20_Text"><text:span text:style-name="T42"><text:s text:c="2"/></text:span></text:span><text:span text:style-name="Цитата1"><text:span text:style-name="T44">int myints[] = { 10, 20, 30, -40, 30, 30};</text:span></text:span></text:p>
      <text:p text:style-name="P48"><text:span text:style-name="Цитата1"><text:span text:style-name="T44"><text:s text:c="2"/>double mas[] = {1.0, 2.0, -4.0, 3.0 }; </text:span></text:span></text:p>
      <text:p text:style-name="P48"><text:span text:style-name="Цитата1"><text:span text:style-name="T44"><text:s text:c="2"/>std::vector&lt;int&gt; myvector(mas,mas+4);</text:span></text:span></text:p>
      <text:p text:style-name="P51"><text:span text:style-name="Цитата1"/></text:p>
      <text:p text:style-name="P48"><text:span text:style-name="Source_20_Text"><text:span text:style-name="T42"><text:s text:c="3"/>int mycount = std::count (myints, myints+6, 30);</text:span></text:span></text:p>
      <text:p text:style-name="P48"><text:span text:style-name="Source_20_Text"><text:span text:style-name="T42"><text:s text:c="2"/>std::cout &lt;&lt; "10 appears " &lt;&lt; mycount &lt;&lt; " times.\n";</text:span></text:span></text:p>
      <text:p text:style-name="P50"><text:span text:style-name="Source_20_Text"/></text:p>
      <text:p text:style-name="P48"><text:span text:style-name="Source_20_Text"><text:span text:style-name="T42"><text:s text:c="2"/>// </text:span></text:span><text:span text:style-name="Цитата1"><text:span text:style-name="T44">підрахуємо 20-ки серед елементів вектору:</text:span></text:span></text:p>
      <text:p text:style-name="P48"/>
      <text:p text:style-name="P48"><text:soft-page-break/><text:span text:style-name="Source_20_Text"><text:span text:style-name="T42"><text:s text:c="2"/>mycount = std::count (myvector.begin(), myvector.end(), 20);</text:span></text:span></text:p>
      <text:p text:style-name="P48"><text:span text:style-name="Source_20_Text"><text:span text:style-name="T42"><text:s text:c="2"/>std::cout &lt;&lt; "20 appears " &lt;&lt; mycount <text:s/>&lt;&lt; " times.\n";;</text:span></text:span></text:p>
      <text:p text:style-name="P48"><text:span text:style-name="Source_20_Text"><text:span text:style-name="T42">}</text:span></text:span></text:p>
      <text:p text:style-name="P50"><text:span text:style-name="Source_20_Text"/></text:p>
      <text:p text:style-name="P48"><text:span text:style-name="Source_20_Text"><text:span text:style-name="T42">10 appears 3 times.</text:span></text:span></text:p>
      <text:p text:style-name="P48"><text:span text:style-name="Source_20_Text"><text:span text:style-name="T42">20 appears 0 times.</text:span></text:span></text:p>
      <text:p text:style-name="P50"><text:span text:style-name="Source_20_Text"/></text:p>
      <text:p text:style-name="P21"><text:span text:style-name="Source_20_Text"><text:span text:style-name="T6">Також існує функція пошуку </text:span></text:span><text:span text:style-name="Цитата1"><text:span text:style-name="T15">count_if, у формі count_if(pos1,pos2,fun) яка порівнює елементи за умовою, що задається предикатом fun.</text:span></text:span></text:p>
      <text:p text:style-name="P21"><text:span text:style-name="Цитата1"><text:span text:style-name="T15">Приклад.</text:span></text:span></text:p>
      <text:p text:style-name="P48"><text:span text:style-name="Цитата1"><text:span text:style-name="T44">// count_if </text:span></text:span></text:p>
      <text:p text:style-name="P48"><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count_if</text:span></text:span></text:p>
      <text:p text:style-name="P48"><text:span text:style-name="Definition"><text:span text:style-name="T42">#include &lt;vector&gt; <text:s text:c="6"/></text:span></text:span><text:span text:style-name="Цитата1"><text:span text:style-name="T44">// std::vector</text:span></text:span></text:p>
      <text:p text:style-name="P50"/>
      <text:p text:style-name="P48"><text:span text:style-name="Variable"><text:span text:style-name="T44">bool</text:span></text:span><text:span text:style-name="Source_20_Text"><text:span text:style-name="T42"> IsOdd (</text:span></text:span><text:span text:style-name="Variable"><text:span text:style-name="T44">int</text:span></text:span><text:span text:style-name="Source_20_Text"><text:span text:style-name="T42"> i) { </text:span></text:span><text:span text:style-name="Variable"><text:span text:style-name="T44">return</text:span></text:span><text:span text:style-name="Source_20_Text"><text:span text:style-name="T42"> ((i%2)==1); }</text:span></text:span></text:p>
      <text:p text:style-name="P50"/>
      <text:p text:style-name="P48"><text:span text:style-name="Variable"><text:span text:style-name="T44">int</text:span></text:span><text:span text:style-name="Source_20_Text"><text:span text:style-name="T42"> main () {</text:span></text:span></text:p>
      <text:p text:style-name="P50"><text:span text:style-name="Source_20_Text"/></text:p>
      <text:p text:style-name="P48"><text:span text:style-name="Source_20_Text"><text:span text:style-name="T42"><text:s text:c="2"/>std::vector&lt;int&gt; myvector4;</text:span></text:span></text:p>
      <text:p text:style-name="P48"><text:span text:style-name="Source_20_Text"><text:span text:style-name="T42"><text:s text:c="2"/>for (int i=1; i&lt;10; i++) myvector4.push_back(i); // myvector: 1 2 3 4 5 6 7 8 9</text:span></text:span></text:p>
      <text:p text:style-name="P50"><text:span text:style-name="Source_20_Text"/></text:p>
      <text:p text:style-name="P48"><text:span text:style-name="Source_20_Text"><text:span text:style-name="T42"><text:s text:c="2"/>int mycount = count_if (myvector4.begin(), myvector4.end(), IsOdd);</text:span></text:span></text:p>
      <text:p text:style-name="P48"><text:span text:style-name="Source_20_Text"><text:span text:style-name="T42"><text:s text:c="2"/>std::cout &lt;&lt; "myvector contains " &lt;&lt; mycount <text:s/>&lt;&lt; " odd values.\n";</text:span></text:span></text:p>
      <text:p text:style-name="P48"><text:span text:style-name="Source_20_Text"><text:span text:style-name="T42">}</text:span></text:span></text:p>
      <text:p text:style-name="P48"><text:span text:style-name="Source_20_Text"><text:span text:style-name="T42">Результат:</text:span></text:span></text:p>
      <text:p text:style-name="P48"><text:span text:style-name="Source_20_Text"><text:span text:style-name="T42">myvector contains 5 odd values.</text:span></text:span></text:p>
      <text:p text:style-name="P50"><text:span text:style-name="Source_20_Text"/></text:p>
      <text:list xml:id="list155242912300318" text:continue-numbering="true" text:style-name="WWNum2">
        <text:list-item>
          <text:list>
            <text:list-item>
              <text:list>
                <text:list-item>
                  <text:list>
                    <text:list-item>
                      <text:h text:style-name="P40" text:outline-level="4"><text:span text:style-name="T24">Функція mismatch</text:span></text:h>
                    </text:list-item>
                  </text:list>
                </text:list-item>
              </text:list>
            </text:list-item>
          </text:list>
        </text:list-item>
      </text:list>
      <text:p text:style-name="P21"><text:span text:style-name="Source_20_Text"><text:span text:style-name="T6">Функція </text:span></text:span><text:span text:style-name="Цитата1"><text:span text:style-name="T15">mismatch у формах mismatch(pos1,pos2, col) та mismatch(pos1,pos2, col,fun) знаходить елементи в двох послідовностях (контейнерах), що не співпадають. Перша послідовність задається ітераторами початкової та кінцевої позиції, друга — параметром col. Вона повертає пару вхідних ітераторів, перший з яких вказує на першу позицію, що не співпадає в першому контейнері, а другий — в другому. </text:span></text:span></text:p>
      <text:p text:style-name="P48"><text:span text:style-name="Цитата1"><text:span text:style-name="T44">// mismatch algorithm example</text:span></text:span></text:p>
      <text:p text:style-name="P48"><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mismatch</text:span></text:span></text:p>
      <text:p text:style-name="P48"><text:span text:style-name="Definition"><text:span text:style-name="T42">#include &lt;vector&gt; <text:s text:c="6"/></text:span></text:span><text:span text:style-name="Цитата1"><text:span text:style-name="T44">// std::vector</text:span></text:span></text:p>
      <text:p text:style-name="P48"><text:span text:style-name="Definition"><text:span text:style-name="T42">#include &lt;utility&gt; <text:s text:c="5"/></text:span></text:span><text:span text:style-name="Цитата1"><text:span text:style-name="T44">// std::pair</text:span></text:span></text:p>
      <text:p text:style-name="P50"/>
      <text:p text:style-name="P48"><text:soft-page-break/><text:span text:style-name="Variable"><text:span text:style-name="T44">bool</text:span></text:span><text:span text:style-name="Source_20_Text"><text:span text:style-name="T42"> mypredicate (</text:span></text:span><text:span text:style-name="Variable"><text:span text:style-name="T44">int</text:span></text:span><text:span text:style-name="Source_20_Text"><text:span text:style-name="T42"> i, </text:span></text:span><text:span text:style-name="Variable"><text:span text:style-name="T44">int</text:span></text:span><text:span text:style-name="Source_20_Text"><text:span text:style-name="T42"> j) {</text:span></text:span></text:p>
      <text:p text:style-name="P48"><text:span text:style-name="Source_20_Text"><text:span text:style-name="T42"><text:s text:c="2"/></text:span></text:span><text:span text:style-name="Variable"><text:span text:style-name="T44">return</text:span></text:span><text:span text:style-name="Source_20_Text"><text:span text:style-name="T42"> (i==j);</text:span></text:span></text:p>
      <text:p text:style-name="P48"><text:span text:style-name="Source_20_Text"><text:span text:style-name="T42">}</text:span></text:span></text:p>
      <text:p text:style-name="P50"/>
      <text:p text:style-name="P48"><text:span text:style-name="Variable"><text:span text:style-name="T44">int</text:span></text:span><text:span text:style-name="Source_20_Text"><text:span text:style-name="T42"> main () {</text:span></text:span></text:p>
      <text:p text:style-name="P48"><text:span text:style-name="Source_20_Text"><text:span text:style-name="T42"><text:s text:c="2"/>std::vector&lt;</text:span></text:span><text:span text:style-name="Variable"><text:span text:style-name="T44">int</text:span></text:span><text:span text:style-name="Source_20_Text"><text:span text:style-name="T42">&gt; myvector;</text:span></text:span></text:p>
      <text:p text:style-name="P48"><text:span text:style-name="Source_20_Text"><text:span text:style-name="T42"><text:s text:c="2"/></text:span></text:span><text:span text:style-name="Variable"><text:span text:style-name="T44">for</text:span></text:span><text:span text:style-name="Source_20_Text"><text:span text:style-name="T42"> (</text:span></text:span><text:span text:style-name="Variable"><text:span text:style-name="T44">int</text:span></text:span><text:span text:style-name="Source_20_Text"><text:span text:style-name="T42"> i=1; i&lt;6; i++) myvector.push_back (i*10); </text:span></text:span><text:span text:style-name="Цитата1"><text:span text:style-name="T44">// myvector: 10 20 30 40 50</text:span></text:span></text:p>
      <text:p text:style-name="P50"/>
      <text:p text:style-name="P48"><text:span text:style-name="Source_20_Text"><text:span text:style-name="T42"><text:s text:c="2"/></text:span></text:span><text:span text:style-name="Variable"><text:span text:style-name="T44">int</text:span></text:span><text:span text:style-name="Source_20_Text"><text:span text:style-name="T42"> myints[] = {10,20,80,320,1024}; <text:s text:c="15"/></text:span></text:span><text:span text:style-name="Цитата1"><text:span text:style-name="T44">// <text:s text:c="2"/>myints: 10 20 80 320 1024</text:span></text:span></text:p>
      <text:p text:style-name="P50"/>
      <text:p text:style-name="P48"><text:span text:style-name="Source_20_Text"><text:span text:style-name="T42"><text:s text:c="2"/>std::pair&lt;std::vector&lt;</text:span></text:span><text:span text:style-name="Variable"><text:span text:style-name="T44">int</text:span></text:span><text:span text:style-name="Source_20_Text"><text:span text:style-name="T42">&gt;::iterator,</text:span></text:span><text:span text:style-name="Variable"><text:span text:style-name="T44">int</text:span></text:span><text:span text:style-name="Source_20_Text"><text:span text:style-name="T42">*&gt; mypair;</text:span></text:span></text:p>
      <text:p text:style-name="P50"/>
      <text:p text:style-name="P48"><text:span text:style-name="Source_20_Text"><text:span text:style-name="T42"><text:s text:c="2"/></text:span></text:span><text:span text:style-name="Цитата1"><text:span text:style-name="T44">// using default comparison:</text:span></text:span></text:p>
      <text:p text:style-name="P48"><text:span text:style-name="Source_20_Text"><text:span text:style-name="T42"><text:s text:c="2"/>mypair = std::mismatch (myvector.begin(), myvector.end(), myints);</text:span></text:span></text:p>
      <text:p text:style-name="P48"><text:span text:style-name="Source_20_Text"><text:span text:style-name="T42"><text:s text:c="2"/>std::cout &lt;&lt; </text:span></text:span><text:span text:style-name="User_20_Entry"><text:span text:style-name="T42">"First mismatching elements: "</text:span></text:span><text:span text:style-name="Source_20_Text"><text:span text:style-name="T42"> &lt;&lt; *mypair.first;</text:span></text:span></text:p>
      <text:p text:style-name="P48"><text:span text:style-name="Source_20_Text"><text:span text:style-name="T42"><text:s text:c="2"/>std::cout &lt;&lt; </text:span></text:span><text:span text:style-name="User_20_Entry"><text:span text:style-name="T42">" and "</text:span></text:span><text:span text:style-name="Source_20_Text"><text:span text:style-name="T42"> &lt;&lt; *mypair.second &lt;&lt; </text:span></text:span><text:span text:style-name="User_20_Entry"><text:span text:style-name="T42">'\n'</text:span></text:span><text:span text:style-name="Source_20_Text"><text:span text:style-name="T42">;</text:span></text:span></text:p>
      <text:p text:style-name="P50"/>
      <text:p text:style-name="P48"><text:span text:style-name="Source_20_Text"><text:span text:style-name="T42"><text:s text:c="2"/>++mypair.first; ++mypair.second;</text:span></text:span></text:p>
      <text:p text:style-name="P50"/>
      <text:p text:style-name="P48"><text:span text:style-name="Source_20_Text"><text:span text:style-name="T42"><text:s text:c="2"/></text:span></text:span><text:span text:style-name="Цитата1"><text:span text:style-name="T44">// using predicate comparison:</text:span></text:span></text:p>
      <text:p text:style-name="P48"><text:span text:style-name="Source_20_Text"><text:span text:style-name="T42"><text:s text:c="2"/>mypair = std::mismatch (mypair.first, myvector.end(), mypair.second, mypredicate);</text:span></text:span></text:p>
      <text:p text:style-name="P48"><text:span text:style-name="Source_20_Text"><text:span text:style-name="T42"><text:s text:c="2"/>std::cout &lt;&lt; </text:span></text:span><text:span text:style-name="User_20_Entry"><text:span text:style-name="T42">"Second mismatching elements: "</text:span></text:span><text:span text:style-name="Source_20_Text"><text:span text:style-name="T42"> &lt;&lt; *mypair.first;</text:span></text:span></text:p>
      <text:p text:style-name="P48"><text:span text:style-name="Source_20_Text"><text:span text:style-name="T42"><text:s text:c="2"/>std::cout &lt;&lt; </text:span></text:span><text:span text:style-name="User_20_Entry"><text:span text:style-name="T42">" and "</text:span></text:span><text:span text:style-name="Source_20_Text"><text:span text:style-name="T42"> &lt;&lt; *mypair.second &lt;&lt; </text:span></text:span><text:span text:style-name="User_20_Entry"><text:span text:style-name="T42">'\n'</text:span></text:span><text:span text:style-name="Source_20_Text"><text:span text:style-name="T42">;</text:span></text:span></text:p>
      <text:p text:style-name="P50"/>
      <text:p text:style-name="P48"><text:span text:style-name="Source_20_Text"><text:span text:style-name="T42"><text:s text:c="2"/></text:span></text:span><text:span text:style-name="Variable"><text:span text:style-name="T44">return</text:span></text:span><text:span text:style-name="Source_20_Text"><text:span text:style-name="T42"> 0;</text:span></text:span></text:p>
      <text:p text:style-name="P48"><text:span text:style-name="Source_20_Text"><text:span text:style-name="T42">}</text:span></text:span></text:p>
      <text:list xml:id="list155243632789619" text:continue-numbering="true" text:style-name="WWNum2">
        <text:list-item>
          <text:list>
            <text:list-item>
              <text:list>
                <text:list-item>
                  <text:list>
                    <text:list-item>
                      <text:h text:style-name="P40" text:outline-level="4"><text:span text:style-name="T24">Функція equal</text:span></text:h>
                    </text:list-item>
                  </text:list>
                </text:list-item>
              </text:list>
            </text:list-item>
          </text:list>
        </text:list-item>
      </text:list>
      <text:p text:style-name="P21"><text:span text:style-name="Source_20_Text"><text:span text:style-name="T6">Функція equal на відміну від </text:span></text:span><text:span text:style-name="Цитата1"><text:span text:style-name="T15">mismatch визначає чи співпадає вміст двох послідовностей.</text:span></text:span></text:p>
      <text:p text:style-name="P48"><text:span text:style-name="Цитата1"><text:span text:style-name="T44">// equal algorithm example</text:span></text:span></text:p>
      <text:p text:style-name="P48"><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equal</text:span></text:span></text:p>
      <text:p text:style-name="P48"><text:span text:style-name="Definition"><text:span text:style-name="T42">#include &lt;vector&gt; <text:s text:c="6"/></text:span></text:span><text:span text:style-name="Цитата1"><text:span text:style-name="T44">// std::vector</text:span></text:span></text:p>
      <text:p text:style-name="P50"/>
      <text:p text:style-name="P48"><text:span text:style-name="Variable"><text:span text:style-name="T44">bool</text:span></text:span><text:span text:style-name="Source_20_Text"><text:span text:style-name="T42"> mypredicate (</text:span></text:span><text:span text:style-name="Variable"><text:span text:style-name="T44">int</text:span></text:span><text:span text:style-name="Source_20_Text"><text:span text:style-name="T42"> i, </text:span></text:span><text:span text:style-name="Variable"><text:span text:style-name="T44">int</text:span></text:span><text:span text:style-name="Source_20_Text"><text:span text:style-name="T42"> j) {</text:span></text:span></text:p>
      <text:p text:style-name="P48"><text:span text:style-name="Source_20_Text"><text:span text:style-name="T42"><text:s text:c="2"/></text:span></text:span><text:span text:style-name="Variable"><text:span text:style-name="T44">return</text:span></text:span><text:span text:style-name="Source_20_Text"><text:span text:style-name="T42"> (i==j);</text:span></text:span></text:p>
      <text:p text:style-name="P48"><text:span text:style-name="Source_20_Text"><text:span text:style-name="T42">}</text:span></text:span></text:p>
      <text:p text:style-name="P50"/>
      <text:p text:style-name="P48"><text:span text:style-name="Variable"><text:span text:style-name="T44">int</text:span></text:span><text:span text:style-name="Source_20_Text"><text:span text:style-name="T42"> main () {</text:span></text:span></text:p>
      <text:p text:style-name="P48"><text:soft-page-break/><text:span text:style-name="Source_20_Text"><text:span text:style-name="T42"><text:s text:c="2"/></text:span></text:span><text:span text:style-name="Variable"><text:span text:style-name="T44">int</text:span></text:span><text:span text:style-name="Source_20_Text"><text:span text:style-name="T42"> myints[] = {20,40,60,80,100}; <text:s text:c="14"/></text:span></text:span><text:span text:style-name="Цитата1"><text:span text:style-name="T44">// <text:s text:c="2"/>myints: 20 40 60 80 100</text:span></text:span></text:p>
      <text:p text:style-name="P48"><text:span text:style-name="Source_20_Text"><text:span text:style-name="T42"><text:s text:c="2"/>std::vector&lt;</text:span></text:span><text:span text:style-name="Variable"><text:span text:style-name="T44">int</text:span></text:span><text:span text:style-name="Source_20_Text"><text:span text:style-name="T42">&gt;myvector (myints,myints+5); <text:s text:c="4"/></text:span></text:span><text:span text:style-name="Цитата1"><text:span text:style-name="T44">// myvector: 20 40 60 80 100</text:span></text:span></text:p>
      <text:p text:style-name="P50"/>
      <text:p text:style-name="P48"><text:span text:style-name="Source_20_Text"><text:span text:style-name="T42"><text:s text:c="2"/></text:span></text:span><text:span text:style-name="Цитата1"><text:span text:style-name="T44">// using default comparison:</text:span></text:span></text:p>
      <text:p text:style-name="P48"><text:span text:style-name="Source_20_Text"><text:span text:style-name="T42"><text:s text:c="2"/></text:span></text:span><text:span text:style-name="Variable"><text:span text:style-name="T44">if</text:span></text:span><text:span text:style-name="Source_20_Text"><text:span text:style-name="T42"> ( std::equal (myvector.begin(), myvector.end(), myints) )</text:span></text:span></text:p>
      <text:p text:style-name="P48"><text:span text:style-name="Source_20_Text"><text:span text:style-name="T42"><text:s text:c="4"/>std::cout &lt;&lt; </text:span></text:span><text:span text:style-name="User_20_Entry"><text:span text:style-name="T42">"The contents of both sequences are equal.\n"</text:span></text:span><text:span text:style-name="Source_20_Text"><text:span text:style-name="T42">;</text:span></text:span></text:p>
      <text:p text:style-name="P48"><text:span text:style-name="Source_20_Text"><text:span text:style-name="T42"><text:s text:c="2"/></text:span></text:span><text:span text:style-name="Variable"><text:span text:style-name="T44">else</text:span></text:span></text:p>
      <text:p text:style-name="P48"><text:span text:style-name="Source_20_Text"><text:span text:style-name="T42"><text:s text:c="4"/>std::cout &lt;&lt; </text:span></text:span><text:span text:style-name="User_20_Entry"><text:span text:style-name="T42">"The contents of both sequences differ.\n"</text:span></text:span><text:span text:style-name="Source_20_Text"><text:span text:style-name="T42">;</text:span></text:span></text:p>
      <text:p text:style-name="P50"/>
      <text:p text:style-name="P48"><text:span text:style-name="Source_20_Text"><text:span text:style-name="T42"><text:s text:c="2"/>myvector[3]=81; <text:s text:c="32"/></text:span></text:span><text:span text:style-name="Цитата1"><text:span text:style-name="T44">// myvector: 20 40 60 81 100</text:span></text:span></text:p>
      <text:p text:style-name="P50"/>
      <text:p text:style-name="P48"><text:span text:style-name="Source_20_Text"><text:span text:style-name="T42"><text:s text:c="2"/></text:span></text:span><text:span text:style-name="Цитата1"><text:span text:style-name="T44">// using predicate comparison:</text:span></text:span></text:p>
      <text:p text:style-name="P48"><text:span text:style-name="Source_20_Text"><text:span text:style-name="T42"><text:s text:c="2"/></text:span></text:span><text:span text:style-name="Variable"><text:span text:style-name="T44">if</text:span></text:span><text:span text:style-name="Source_20_Text"><text:span text:style-name="T42"> ( std::equal (myvector.begin(), myvector.end(), myints, mypredicate) )</text:span></text:span></text:p>
      <text:p text:style-name="P48"><text:span text:style-name="Source_20_Text"><text:span text:style-name="T42"><text:s text:c="4"/>std::cout &lt;&lt; </text:span></text:span><text:span text:style-name="User_20_Entry"><text:span text:style-name="T42">"The contents of both sequences are equal.\n"</text:span></text:span><text:span text:style-name="Source_20_Text"><text:span text:style-name="T42">;</text:span></text:span></text:p>
      <text:p text:style-name="P48"><text:span text:style-name="Source_20_Text"><text:span text:style-name="T42"><text:s text:c="2"/></text:span></text:span><text:span text:style-name="Variable"><text:span text:style-name="T44">else</text:span></text:span></text:p>
      <text:p text:style-name="P48"><text:span text:style-name="Source_20_Text"><text:span text:style-name="T42"><text:s text:c="4"/>std::cout &lt;&lt; </text:span></text:span><text:span text:style-name="User_20_Entry"><text:span text:style-name="T42">"The contents of both sequences differ.\n"</text:span></text:span><text:span text:style-name="Source_20_Text"><text:span text:style-name="T42">;</text:span></text:span></text:p>
      <text:p text:style-name="P50"/>
      <text:p text:style-name="P48"><text:span text:style-name="Source_20_Text"><text:span text:style-name="T42"><text:s text:c="2"/></text:span></text:span><text:span text:style-name="Variable"><text:span text:style-name="T44">return</text:span></text:span><text:span text:style-name="Source_20_Text"><text:span text:style-name="T42"> 0;</text:span></text:span></text:p>
      <text:p text:style-name="P48"><text:span text:style-name="Source_20_Text"><text:span text:style-name="T42">}</text:span></text:span></text:p>
      <text:list xml:id="list155243076499137" text:continue-numbering="true" text:style-name="WWNum2">
        <text:list-item>
          <text:list>
            <text:list-item>
              <text:list>
                <text:list-item>
                  <text:list>
                    <text:list-item>
                      <text:h text:style-name="P40" text:outline-level="4"><text:span text:style-name="T24">Функції search, search_n</text:span></text:h>
                    </text:list-item>
                  </text:list>
                </text:list-item>
              </text:list>
            </text:list-item>
          </text:list>
        </text:list-item>
      </text:list>
      <text:p text:style-name="P21"><text:span text:style-name="Source_20_Text"><text:span text:style-name="T6">Функції search, search_n — на відміну від функцій пошуку find та find_if, шукають не лише єдиний елемент, а діапазон чи колекцію та видають результат у вигляді однонаправленого ітератору на перший знайдений елемент, або на кінцевий елемент, якщо цих елементів не було знайдено.</text:span></text:span></text:p>
      <text:p text:style-name="P48"><text:span text:style-name="Source_20_Text"><text:span text:style-name="T6">Інтерфейс функції: search (pos1_1,pos1_2, pos2_1, pos2_2) <text:s/>або Інтерфейс функції: search (pos1_1,pos1_2, pos2_1, pos2_2, predicate)</text:span></text:span></text:p>
      <text:p text:style-name="P54"><text:bookmark text:name="_GoBack"/><text:span text:style-name="Source_20_Text"/></text:p>
      <text:p text:style-name="P48"><text:span text:style-name="Source_20_Text"><text:span text:style-name="T6">Функція search_n з інтерфейсом search_n (where_pos1,where_pos2, count, val) або search_n (where_pos1,where_pos2, count, val, predicat) шукає чи входить в даний діапазон count значень val (порівняння може відбуватись по функції у предикаті predicat). Якщо входить, то вона повертає ітератор на перше входження, інакше ітератор на кінець.</text:span></text:span></text:p>
      <text:p text:style-name="P55"><text:span text:style-name="Цитата1"/></text:p>
      <text:p text:style-name="P48"><text:span text:style-name="Цитата1"><text:span text:style-name="T15">Приклад:</text:span></text:span></text:p>
      <text:p text:style-name="P48"><text:span text:style-name="Source_20_Text"><text:span text:style-name="T6">#include &lt;bits/stdc++.h&gt;</text:span></text:span></text:p>
      <text:p text:style-name="P48"><text:span text:style-name="Source_20_Text"><text:span text:style-name="T6">bool mypredicate (int i, int j) {</text:span></text:span></text:p>
      <text:p text:style-name="P48"><text:span text:style-name="Source_20_Text"><text:span text:style-name="T6"><text:s text:c="2"/>return (i%2==j%2); // елементи рівні, якщо мають однакову парність</text:span></text:span></text:p>
      <text:p text:style-name="P48"><text:span text:style-name="Source_20_Text"><text:span text:style-name="T6">}</text:span></text:span></text:p>
      <text:p text:style-name="P54"><text:span text:style-name="Source_20_Text"/></text:p>
      <text:p text:style-name="P48"><text:span text:style-name="Source_20_Text"><text:span text:style-name="T6">int main () {</text:span></text:span></text:p>
      <text:p text:style-name="P48"><text:span text:style-name="Source_20_Text"><text:span text:style-name="T6"><text:s text:c="2"/>std::vector&lt;int&gt; haystack;</text:span></text:span></text:p>
      <text:p text:style-name="P48"><text:soft-page-break/><text:span text:style-name="Source_20_Text"><text:span text:style-name="T6"><text:s text:c="2"/>// встановлюємо значення: <text:s text:c="7"/>haystack: 10 20 30 40 50 60 70 80 90</text:span></text:span></text:p>
      <text:p text:style-name="P48"><text:span text:style-name="Source_20_Text"><text:span text:style-name="T6"><text:s text:c="2"/>for (int i=1; i&lt;10; i++) haystack.push_back(i*10);</text:span></text:span></text:p>
      <text:p text:style-name="P48"><text:span text:style-name="Source_20_Text"><text:span text:style-name="T6"><text:s text:c="2"/>// шукаємо з предикатом по замовченню</text:span></text:span></text:p>
      <text:p text:style-name="P48"><text:span text:style-name="Source_20_Text"><text:span text:style-name="T6"><text:s text:c="2"/>int needle1[] = {40,50,60,70,60,60};</text:span></text:span></text:p>
      <text:p text:style-name="P48"><text:span text:style-name="Source_20_Text"><text:span text:style-name="T6"><text:s text:c="2"/>std::vector&lt;int&gt;::iterator it;</text:span></text:span></text:p>
      <text:p text:style-name="P48"><text:span text:style-name="Source_20_Text"><text:span text:style-name="T6"><text:s text:c="2"/>it = std::search (haystack.begin(), haystack.end(), needle1,needle1+4);</text:span></text:span></text:p>
      <text:p text:style-name="P48"><text:span text:style-name="Source_20_Text"><text:span text:style-name="T6"><text:s text:c="2"/>if (it!=haystack.end())</text:span></text:span></text:p>
      <text:p text:style-name="P48"><text:span text:style-name="Source_20_Text"><text:span text:style-name="T6"><text:s text:c="4"/>std::cout &lt;&lt; "needle1 found at position " &lt;&lt; (it-haystack.begin()) &lt;&lt; '\n';</text:span></text:span></text:p>
      <text:p text:style-name="P48"><text:span text:style-name="Source_20_Text"><text:span text:style-name="T6"><text:s text:c="2"/>else</text:span></text:span></text:p>
      <text:p text:style-name="P48"><text:span text:style-name="Source_20_Text"><text:span text:style-name="T6"><text:s text:c="4"/>std::cout &lt;&lt; "needle1 not found\n";</text:span></text:span></text:p>
      <text:p text:style-name="P54"><text:span text:style-name="Source_20_Text"/></text:p>
      <text:p text:style-name="P48"><text:span text:style-name="Source_20_Text"><text:span text:style-name="T6"><text:s/>// пошук використовуючи власний предикат</text:span></text:span></text:p>
      <text:p text:style-name="P48"><text:span text:style-name="Source_20_Text"><text:span text:style-name="T6"><text:s text:c="2"/>int needle2[] = {20,30,50};</text:span></text:span></text:p>
      <text:p text:style-name="P48"><text:span text:style-name="Source_20_Text"><text:span text:style-name="T6"><text:s text:c="2"/>it = std::search (haystack.begin(), haystack.end(), needle2, needle2+3, mypredicate);</text:span></text:span></text:p>
      <text:p text:style-name="P54"><text:span text:style-name="Source_20_Text"/></text:p>
      <text:p text:style-name="P48"><text:span text:style-name="Source_20_Text"><text:span text:style-name="T6"><text:s text:c="2"/>if (it!=haystack.end())</text:span></text:span></text:p>
      <text:p text:style-name="P48"><text:span text:style-name="Source_20_Text"><text:span text:style-name="T6"><text:s text:c="4"/>std::cout &lt;&lt; "needle2 equal parity at position " &lt;&lt; (it-haystack.begin()) &lt;&lt; '\n';</text:span></text:span></text:p>
      <text:p text:style-name="P48"><text:span text:style-name="Source_20_Text"><text:span text:style-name="T6"><text:s text:c="2"/>else</text:span></text:span></text:p>
      <text:p text:style-name="P48"><text:span text:style-name="Source_20_Text"><text:span text:style-name="T6"><text:s text:c="4"/>std::cout &lt;&lt; "needle2 equal parity not found\n";</text:span></text:span></text:p>
      <text:p text:style-name="P54"><text:span text:style-name="Source_20_Text"/></text:p>
      <text:p text:style-name="P48"><text:span text:style-name="Source_20_Text"><text:span text:style-name="T6"><text:s text:c="2"/>haystack.push_back(90); <text:s/>haystack.push_back(80);</text:span></text:span></text:p>
      <text:p text:style-name="P48"><text:span text:style-name="Source_20_Text"><text:span text:style-name="T6"><text:s text:c="2"/>it = std::search_n (haystack.begin(), haystack.end(), 2,90);</text:span></text:span></text:p>
      <text:p text:style-name="P48"><text:span text:style-name="Source_20_Text"><text:span text:style-name="T6"><text:s text:c="2"/>if (it!=haystack.end())</text:span></text:span></text:p>
      <text:p text:style-name="P48"><text:span text:style-name="Source_20_Text"><text:span text:style-name="T6"><text:s text:c="4"/>std::cout &lt;&lt; "2 90th are found at position " &lt;&lt; (it-haystack.begin()) &lt;&lt; '\n';</text:span></text:span></text:p>
      <text:p text:style-name="P48"><text:span text:style-name="Source_20_Text"><text:span text:style-name="T6"><text:s text:c="2"/>else</text:span></text:span></text:p>
      <text:p text:style-name="P48"><text:span text:style-name="Source_20_Text"><text:span text:style-name="T6"><text:s text:c="4"/>std::cout &lt;&lt; "2 90th not found\n";</text:span></text:span></text:p>
      <text:p text:style-name="P54"><text:span text:style-name="Source_20_Text"/></text:p>
      <text:p text:style-name="P48"><text:span text:style-name="Source_20_Text"><text:span text:style-name="T6">}</text:span></text:span></text:p>
      <text:p text:style-name="P48"><text:span text:style-name="Source_20_Text"><text:span text:style-name="T6">Результат:</text:span></text:span></text:p>
      <text:p text:style-name="P48"><text:span text:style-name="Source_20_Text"><text:span text:style-name="T6">needle1 found at position 3</text:span></text:span></text:p>
      <text:p text:style-name="P48"><text:span text:style-name="Source_20_Text"><text:span text:style-name="T6">needle2 equal parity at position 0</text:span></text:span></text:p>
      <text:p text:style-name="P48"><text:span text:style-name="Source_20_Text"><text:span text:style-name="T6">2 90th are found at position 8</text:span></text:span></text:p>
      <text:p text:style-name="P59"/>
      <text:p text:style-name="P48"><text:span text:style-name="T39">Модифікуючі операції з</text:span><text:span text:style-name="T6"> </text:span><text:span text:style-name="T39">послідовностями (</text:span><text:span text:style-name="T40">Modifying sequence operations)</text:span></text:p>
      <text:p text:style-name="P54"><text:span text:style-name="Source_20_Text"/></text:p>
      <text:list xml:id="list155242079894516" text:continue-numbering="true" text:style-name="WWNum2">
        <text:list-item>
          <text:list>
            <text:list-item>
              <text:list>
                <text:list-item>
                  <text:list>
                    <text:list-item>
                      <text:h text:style-name="P40" text:outline-level="4"><text:span text:style-name="T24">Функці</text:span><text:span text:style-name="T6">ї копіювання</text:span><text:span text:style-name="T24"> copy</text:span><text:span text:style-name="T6"> та </text:span><text:span text:style-name="Source_20_Text"><text:span text:style-name="T6">copy_backward</text:span></text:span></text:h>
                    </text:list-item>
                  </text:list>
                </text:list-item>
              </text:list>
            </text:list-item>
          </text:list>
        </text:list-item>
      </text:list>
      <text:h text:style-name="P29" text:outline-level="1"><text:span text:style-name="Source_20_Text"><text:span text:style-name="T9">Функція copy призначена для копіювання діапазону значень з колекції у іншу колекцію. Інтерфейс функції copy ( pose1, pos2, result_pos), остання позиція вказує за яку позицію потрібно копіювати.</text:span></text:span><text:span text:style-name="Source_20_Text"><text:span text:style-name="T6"> </text:span></text:span><text:span text:style-name="Source_20_Text"><text:span text:style-name="T9">Функція copy_backward — яке відрізняється тим, що останній параметр вказує не на початок на кінець результату. В Сі++11 додали ще форми copy_n, яка копіює n чисел з заданого місця та copy_if, де вказується умова копіювання (результатом функції є вказівник на наступний після скопійованого блоку елемент)</text:span></text:span><text:span text:style-name="Source_20_Text"><text:span text:style-name="T21">.</text:span></text:span></text:h>
      <text:p text:style-name="P19"><text:span text:style-name="Source_20_Text"/></text:p>
      <text:p text:style-name="P21"><text:span text:style-name="Source_20_Text"><text:span text:style-name="T20">#include &lt;iostream&gt; <text:s text:c="4"/>// std::cout, ostream_iterator</text:span></text:span></text:p>
      <text:p text:style-name="P21"><text:soft-page-break/><text:span text:style-name="Source_20_Text"><text:span text:style-name="T20">#include &lt;algorithm&gt; <text:s text:c="3"/>// std::copy</text:span></text:span></text:p>
      <text:p text:style-name="P21"><text:span text:style-name="Source_20_Text"><text:span text:style-name="T20">#include &lt;vector&gt; <text:s text:c="6"/>// std::vector</text:span></text:span></text:p>
      <text:p text:style-name="P21"><text:span text:style-name="Source_20_Text"><text:span text:style-name="T20">#include &lt;iterator&gt; <text:s text:c="4"/>//ostream_iterator</text:span></text:span></text:p>
      <text:p text:style-name="P21"><text:span text:style-name="Source_20_Text"><text:span text:style-name="T20">using namespace std;</text:span></text:span></text:p>
      <text:p text:style-name="P21"><text:span text:style-name="Source_20_Text"><text:span text:style-name="T20">template&lt;class V,typename T&gt; void printCont(const V &amp; s, T val){</text:span></text:span></text:p>
      <text:p text:style-name="P21"><text:span text:style-name="Source_20_Text"><text:span text:style-name="T20"><text:s text:c="4"/>copy (s.begin(), s.end(), <text:s/>ostream_iterator&lt;T&gt;(cout, " ,")); <text:s/></text:span></text:span></text:p>
      <text:p text:style-name="P21"><text:span text:style-name="Source_20_Text"><text:span text:style-name="T20"><text:s text:c="3"/>cout&lt;&lt;endl; <text:s text:c="3"/></text:span></text:span></text:p>
      <text:p text:style-name="P21"><text:span text:style-name="Source_20_Text"><text:span text:style-name="T20">}</text:span></text:span></text:p>
      <text:h text:style-name="P29" text:outline-level="1"><text:span text:style-name="Source_20_Text"><text:span text:style-name="T21">int main () {</text:span></text:span></text:h>
      <text:h text:style-name="P29" text:outline-level="1"><text:span text:style-name="Source_20_Text"><text:span text:style-name="T21"><text:s text:c="2"/>int myints[]={10,20,30,40,50,60,70};</text:span></text:span></text:h>
      <text:h text:style-name="P29" text:outline-level="1"><text:span text:style-name="Source_20_Text"><text:span text:style-name="T21"><text:s text:c="2"/>vector&lt;int&gt; myvector (7);</text:span></text:span></text:h>
      <text:h text:style-name="P29" text:outline-level="1"><text:span text:style-name="Source_20_Text"><text:span text:style-name="T21"><text:s text:c="2"/>vector&lt;int&gt; myvector2(8);</text:span></text:span></text:h>
      <text:h text:style-name="P33" text:outline-level="1"><text:span text:style-name="Source_20_Text"/></text:h>
      <text:h text:style-name="P29" text:outline-level="1"><text:span text:style-name="Source_20_Text"><text:span text:style-name="T21"><text:s text:c="2"/>copy( myints, myints+7, myvector.begin() );</text:span></text:span></text:h>
      <text:h text:style-name="P29" text:outline-level="1"><text:span text:style-name="Source_20_Text"><text:span text:style-name="T21"><text:s text:c="2"/>cout &lt;&lt; "myvector contains:";</text:span></text:span></text:h>
      <text:h text:style-name="P29" text:outline-level="1"><text:span text:style-name="Source_20_Text"><text:span text:style-name="T21"><text:s text:c="2"/>printCont(myvector, myvector.at(0)); </text:span></text:span></text:h>
      <text:h text:style-name="P29" text:outline-level="1"><text:span text:style-name="Source_20_Text"><text:span text:style-name="T21"><text:s text:c="2"/>cout&lt;&lt;"\n"; </text:span></text:span></text:h>
      <text:h text:style-name="P29" text:outline-level="1"><text:span text:style-name="Source_20_Text"><text:span text:style-name="T21"><text:s text:c="2"/>copy_backward( myvector.begin()+3, myvector.end(), myvector.end()-3 );</text:span></text:span></text:h>
      <text:h text:style-name="P29" text:outline-level="1"><text:span text:style-name="Source_20_Text"><text:span text:style-name="T21"><text:s text:c="2"/>printCont(myvector, myvector.at(0)); </text:span></text:span></text:h>
      <text:h text:style-name="P33" text:outline-level="1"><text:span text:style-name="Source_20_Text"/></text:h>
      <text:h text:style-name="P29" text:outline-level="1"><text:span text:style-name="Source_20_Text"><text:span text:style-name="T21"><text:s text:c="2"/>copy_n( myvector.begin()+3, 3, myvector2.begin());</text:span></text:span></text:h>
      <text:h text:style-name="P29" text:outline-level="1"><text:span text:style-name="Source_20_Text"><text:span text:style-name="T21"><text:s text:c="2"/>printCont(myvector2, myvector2.at(0)); </text:span></text:span></text:h>
      <text:h text:style-name="P29" text:outline-level="1"><text:span text:style-name="Source_20_Text"><text:span text:style-name="T21"><text:s text:c="2"/>auto it = copy_if (myvector.begin(), myvector.end()-5, myvector2.begin()+3, </text:span></text:span></text:h>
      <text:h text:style-name="P29" text:outline-level="1"><text:span text:style-name="Source_20_Text"><text:span text:style-name="T21">[](int x){return x%20==0;} );</text:span></text:span><text:span text:style-name="Source_20_Text"><text:span text:style-name="T9"> // використовуємо лямбду – остача від ділення на 20</text:span></text:span></text:h>
      <text:h text:style-name="P29" text:outline-level="1"><text:span text:style-name="Source_20_Text"><text:span text:style-name="T21"><text:s text:c="2"/>printCont(myvector2, myvector2.at(0)); </text:span></text:span></text:h>
      <text:h text:style-name="P29" text:outline-level="1"><text:span text:style-name="Source_20_Text"><text:span text:style-name="T21"><text:s text:c="2"/>it--;</text:span></text:span></text:h>
      <text:h text:style-name="P29" text:outline-level="1"><text:span text:style-name="Source_20_Text"><text:span text:style-name="T21"><text:s text:c="2"/>cout&lt;&lt;"*it="&lt;&lt;*it;</text:span></text:span></text:h>
      <text:h text:style-name="P29" text:outline-level="1"><text:span text:style-name="Source_20_Text"><text:span text:style-name="T21">}</text:span></text:span></text:h>
      <text:p text:style-name="P21"><text:span text:style-name="Source_20_Text"><text:span text:style-name="T8">Результат:</text:span></text:span></text:p>
      <text:p text:style-name="P21"><text:span text:style-name="Source_20_Text"><text:span text:style-name="T8">myvector contains:10 ,20 ,30 ,40 ,50 ,60 ,70 ,</text:span></text:span></text:p>
      <text:p text:style-name="P18"><text:span text:style-name="Source_20_Text"/></text:p>
      <text:p text:style-name="P21"><text:span text:style-name="Source_20_Text"><text:span text:style-name="T8">40 ,50 ,60 ,70 ,50 ,60 ,70 ,</text:span></text:span></text:p>
      <text:p text:style-name="P21"><text:span text:style-name="Source_20_Text"><text:span text:style-name="T8">70 ,50 ,60 ,0 ,0 ,0 ,0 ,0 ,</text:span></text:span></text:p>
      <text:p text:style-name="P21"><text:span text:style-name="Source_20_Text"><text:span text:style-name="T8">70 ,50 ,60 ,40 ,0 ,0 ,0 ,0 ,</text:span></text:span></text:p>
      <text:p text:style-name="P21"><text:span text:style-name="Source_20_Text"><text:span text:style-name="T8">*it=40</text:span></text:span></text:p>
      <text:p text:style-name="P18"><text:span text:style-name="Source_20_Text"/></text:p>
      <text:list xml:id="list155243673748741" text:continue-numbering="true" text:style-name="WWNum2">
        <text:list-item>
          <text:list>
            <text:list-item>
              <text:list>
                <text:list-item>
                  <text:list>
                    <text:list-item>
                      <text:h text:style-name="P41" text:outline-level="4"><text:span text:style-name="Source_20_Text"/></text:h>
                    </text:list-item>
                    <text:list-item>
                      <text:h text:style-name="P40" text:outline-level="4"><text:span text:style-name="T24">Функції</text:span><text:span text:style-name="T6"> заміни:</text:span><text:span text:style-name="T24"> replace, replace_if, replace_copy, replace_copy_if</text:span></text:h>
                    </text:list-item>
                  </text:list>
                </text:list-item>
              </text:list>
            </text:list-item>
          </text:list>
        </text:list-item>
      </text:list>
      <text:h text:style-name="P34" text:outline-level="1"><text:span text:style-name="Source_20_Text"/></text:h>
      <text:h text:style-name="P29" text:outline-level="1"><text:span text:style-name="Source_20_Text"><text:span text:style-name="T9">Методи replace, replace_if, replace_copy, replace_copy_if змінюють вказане значення в колекції (у формах replace_copy, replace_copy_if одночасно модифікується і те значення яким</text:span></text:span><text:span text:style-name="Source_20_Text"><text:span text:style-name="T21"> </text:span></text:span><text:span text:style-name="Source_20_Text"><text:span text:style-name="T9">було модифіковано –</text:span></text:span><text:span text:style-name="Source_20_Text"><text:span text:style-name="T21"> </text:span></text:span><text:span text:style-name="Source_20_Text"><text:span text:style-name="T9">тобто</text:span></text:span><text:span text:style-name="Source_20_Text"><text:span text:style-name="T21"> </text:span></text:span><text:span text:style-name="Source_20_Text"><text:span text:style-name="T9">відбувається обмін значеннями)</text:span></text:span><text:span text:style-name="Source_20_Text"><text:span text:style-name="T21">.</text:span></text:span></text:h>
      <text:p text:style-name="P18"><text:span text:style-name="Source_20_Text"/></text:p>
      <text:p text:style-name="P48"><text:span text:style-name="Цитата1"><text:span text:style-name="T44">// replace_copy example</text:span></text:span></text:p>
      <text:p text:style-name="P48"><text:soft-page-break/><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replace_copy</text:span></text:span></text:p>
      <text:p text:style-name="P48"><text:span text:style-name="Definition"><text:span text:style-name="T42">#include &lt;vector&gt; <text:s text:c="6"/></text:span></text:span><text:span text:style-name="Цитата1"><text:span text:style-name="T44">// std::vector</text:span></text:span></text:p>
      <text:p text:style-name="P50"/>
      <text:p text:style-name="P48"><text:span text:style-name="Variable"><text:span text:style-name="T44">int</text:span></text:span><text:span text:style-name="Source_20_Text"><text:span text:style-name="T42"> main () {</text:span></text:span></text:p>
      <text:p text:style-name="P48"><text:span text:style-name="Source_20_Text"><text:span text:style-name="T42"><text:s text:c="2"/></text:span></text:span><text:span text:style-name="Variable"><text:span text:style-name="T44">int</text:span></text:span><text:span text:style-name="Source_20_Text"><text:span text:style-name="T42"> myints[] = { 10, 20, 30, 30, 20, 10, 10, 20 };</text:span></text:span></text:p>
      <text:p text:style-name="P50"/>
      <text:p text:style-name="P48"><text:span text:style-name="Source_20_Text"><text:span text:style-name="T42"><text:s text:c="2"/>std::vector&lt;</text:span></text:span><text:span text:style-name="Variable"><text:span text:style-name="T44">int</text:span></text:span><text:span text:style-name="Source_20_Text"><text:span text:style-name="T42">&gt; myvector (8);</text:span></text:span></text:p>
      <text:p text:style-name="P48"><text:span text:style-name="Source_20_Text"><text:span text:style-name="T42"><text:s text:c="2"/>std::replace_copy (myints, myints+8, myvector.begin(), 20, 99);</text:span></text:span></text:p>
      <text:p text:style-name="P50"/>
      <text:p text:style-name="P48"><text:span text:style-name="Source_20_Text"><text:span text:style-name="T42"><text:s text:c="2"/>std::cout &lt;&lt; </text:span></text:span><text:span text:style-name="User_20_Entry"><text:span text:style-name="T42">"myvector contains:"</text:span></text:span><text:span text:style-name="Source_20_Text"><text:span text:style-name="T42">;</text:span></text:span></text:p>
      <text:p text:style-name="P48"><text:span text:style-name="Source_20_Text"><text:span text:style-name="T42"><text:s text:c="2"/></text:span></text:span><text:span text:style-name="Variable"><text:span text:style-name="T44">for</text:span></text:span><text:span text:style-name="Source_20_Text"><text:span text:style-name="T42"> (std::vector&lt;</text:span></text:span><text:span text:style-name="Variable"><text:span text:style-name="T44">int</text:span></text:span><text:span text:style-name="Source_20_Text"><text:span text:style-name="T42">&gt;::iterator it=myvector.begin(); it!=myvector.end(); ++it)</text:span></text:span></text:p>
      <text:p text:style-name="P48"><text:span text:style-name="Source_20_Text"><text:span text:style-name="T42"><text:s text:c="4"/>std::cout &lt;&lt; </text:span></text:span><text:span text:style-name="User_20_Entry"><text:span text:style-name="T42">' '</text:span></text:span><text:span text:style-name="Source_20_Text"><text:span text:style-name="T42"> &lt;&lt; *it;</text:span></text:span></text:p>
      <text:p text:style-name="P48"><text:span text:style-name="Source_20_Text"><text:span text:style-name="T42"><text:s text:c="2"/>std::cout &lt;&lt; </text:span></text:span><text:span text:style-name="User_20_Entry"><text:span text:style-name="T42">'\n'</text:span></text:span><text:span text:style-name="Source_20_Text"><text:span text:style-name="T42">;</text:span></text:span></text:p>
      <text:p text:style-name="P48"><text:span text:style-name="Source_20_Text"><text:span text:style-name="T42"><text:s text:c="2"/>std::vector&lt;</text:span></text:span><text:span text:style-name="Variable"><text:span text:style-name="T44">int</text:span></text:span><text:span text:style-name="Source_20_Text"><text:span text:style-name="T42">&gt; foo,bar;</text:span></text:span></text:p>
      <text:p text:style-name="P50"/>
      <text:p text:style-name="P48"><text:span text:style-name="Source_20_Text"><text:span text:style-name="T42"><text:s text:c="2"/></text:span></text:span><text:span text:style-name="Цитата1"><text:span text:style-name="T44">// set some values:</text:span></text:span></text:p>
      <text:p text:style-name="P48"><text:span text:style-name="Source_20_Text"><text:span text:style-name="T42"><text:s text:c="2"/></text:span></text:span><text:span text:style-name="Variable"><text:span text:style-name="T44">for</text:span></text:span><text:span text:style-name="Source_20_Text"><text:span text:style-name="T42"> (</text:span></text:span><text:span text:style-name="Variable"><text:span text:style-name="T44">int</text:span></text:span><text:span text:style-name="Source_20_Text"><text:span text:style-name="T42"> i=1; i&lt;10; i++) foo.push_back(i); <text:s text:c="9"/></text:span></text:span><text:span text:style-name="Цитата1"><text:span text:style-name="T44">// 1 2 3 4 5 6 7 8 9</text:span></text:span></text:p>
      <text:p text:style-name="P50"/>
      <text:p text:style-name="P48"><text:span text:style-name="Source_20_Text"><text:span text:style-name="T42"><text:s text:c="2"/>bar.resize(foo.size()); <text:s text:c="2"/></text:span></text:span><text:span text:style-name="Цитата1"><text:span text:style-name="T44">// allocate space</text:span></text:span></text:p>
      <text:p text:style-name="P48"><text:span text:style-name="Source_20_Text"><text:span text:style-name="T42"><text:s text:c="2"/>std::replace_copy_if (foo.begin(), foo.end(), bar.begin(), IsOdd, 0);</text:span></text:span></text:p>
      <text:p text:style-name="P48"><text:span text:style-name="Source_20_Text"><text:span text:style-name="T42"><text:s text:c="56"/></text:span></text:span><text:span text:style-name="Цитата1"><text:span text:style-name="T44">// 0 2 0 4 0 6 0 8 0</text:span></text:span></text:p>
      <text:p text:style-name="P50"/>
      <text:p text:style-name="P48"><text:span text:style-name="Source_20_Text"><text:span text:style-name="T42"><text:s text:c="2"/>std::cout &lt;&lt; </text:span></text:span><text:span text:style-name="User_20_Entry"><text:span text:style-name="T42">"bar contains:"</text:span></text:span><text:span text:style-name="Source_20_Text"><text:span text:style-name="T42">;</text:span></text:span></text:p>
      <text:p text:style-name="P48"><text:span text:style-name="Source_20_Text"><text:span text:style-name="T42"><text:s text:c="2"/></text:span></text:span><text:span text:style-name="Variable"><text:span text:style-name="T44">for</text:span></text:span><text:span text:style-name="Source_20_Text"><text:span text:style-name="T42"> (std::vector&lt;</text:span></text:span><text:span text:style-name="Variable"><text:span text:style-name="T44">int</text:span></text:span><text:span text:style-name="Source_20_Text"><text:span text:style-name="T42">&gt;::iterator it=bar.begin(); it!=bar.end(); ++it)</text:span></text:span></text:p>
      <text:p text:style-name="P48"><text:span text:style-name="Source_20_Text"><text:span text:style-name="T42"><text:s text:c="4"/>std::cout &lt;&lt; </text:span></text:span><text:span text:style-name="User_20_Entry"><text:span text:style-name="T42">' '</text:span></text:span><text:span text:style-name="Source_20_Text"><text:span text:style-name="T42"> &lt;&lt; *it;</text:span></text:span></text:p>
      <text:p text:style-name="P48"><text:span text:style-name="Source_20_Text"><text:span text:style-name="T42"><text:s text:c="2"/>std::cout &lt;&lt; </text:span></text:span><text:span text:style-name="User_20_Entry"><text:span text:style-name="T42">'\n'</text:span></text:span><text:span text:style-name="Source_20_Text"><text:span text:style-name="T42">;</text:span></text:span></text:p>
      <text:p text:style-name="P48"><text:span text:style-name="Source_20_Text"><text:span text:style-name="T42">}</text:span></text:span></text:p>
      <text:p text:style-name="P54"><text:span text:style-name="Source_20_Text"/></text:p>
      <text:p text:style-name="P48"><text:span text:style-name="Source_20_Text"><text:span text:style-name="T13">Функції видалення remove, remove_if, remove_copy, remove_copy_if </text:span></text:span></text:p>
      <text:p text:style-name="P48"><text:span text:style-name="Source_20_Text"><text:span text:style-name="T6">Методи remove, remove_if, remove_copy, remove_copy_if — дозволяють видаляти елементи за значенням або по значенню предикату. <text:s/></text:span></text:span></text:p>
      <text:p text:style-name="P48"><text:span text:style-name="Source_20_Text"><text:span text:style-name="T48">#include &lt;iostream&gt; <text:s text:c="4"/>// std::cout</text:span></text:span></text:p>
      <text:p text:style-name="P48"><text:span text:style-name="Source_20_Text"><text:span text:style-name="T48">#include &lt;algorithm&gt; <text:s text:c="3"/>// std::remove_if</text:span></text:span></text:p>
      <text:p text:style-name="P48"><text:span text:style-name="Source_20_Text"><text:span text:style-name="T48">#include &lt;vector&gt;</text:span></text:span></text:p>
      <text:p text:style-name="P52"><text:span text:style-name="Source_20_Text"/></text:p>
      <text:p text:style-name="P48"><text:span text:style-name="Source_20_Text"><text:span text:style-name="T48">bool IsPower2 (unsigned i) { return (i &amp; (i-1)) == 0; }</text:span></text:span><text:span text:style-name="Source_20_Text"><text:span text:style-name="T42"> // чи є число ступенем двійки</text:span></text:span></text:p>
      <text:p text:style-name="P52"><text:span text:style-name="Source_20_Text"/></text:p>
      <text:p text:style-name="P48"><text:span text:style-name="Source_20_Text"><text:span text:style-name="T48">template &lt;class T&gt;</text:span></text:span><text:span text:style-name="Source_20_Text"><text:span text:style-name="T42"> <text:s text:c="2"/>// друк значень заданих інтервалом</text:span></text:span></text:p>
      <text:p text:style-name="P48"><text:span text:style-name="Source_20_Text"><text:span text:style-name="T48">void printIntVector(T a, </text:span></text:span></text:p>
      <text:p text:style-name="P48"><text:span text:style-name="Source_20_Text"><text:span text:style-name="T48"><text:s text:c="20"/>T b){</text:span></text:span></text:p>
      <text:p text:style-name="P48"><text:span text:style-name="Source_20_Text"><text:span text:style-name="T48"><text:s text:c="5"/>std::cout &lt;&lt; "the range contains:";</text:span></text:span></text:p>
      <text:p text:style-name="P48"><text:soft-page-break/><text:span text:style-name="Source_20_Text"><text:span text:style-name="T48"><text:s text:c="5"/>while(a!=b){</text:span></text:span></text:p>
      <text:p text:style-name="P48"><text:span text:style-name="Source_20_Text"><text:span text:style-name="T48"><text:s text:c="10"/>std::cout&lt;&lt;*a&lt;&lt;", ";</text:span></text:span></text:p>
      <text:p text:style-name="P48"><text:span text:style-name="Source_20_Text"><text:span text:style-name="T48"><text:s text:c="10"/>++a; </text:span></text:span></text:p>
      <text:p text:style-name="P48"><text:span text:style-name="Source_20_Text"><text:span text:style-name="T48"><text:s text:c="5"/>}</text:span></text:span></text:p>
      <text:p text:style-name="P48"><text:span text:style-name="Source_20_Text"><text:span text:style-name="T48"><text:s text:c="2"/>std::cout &lt;&lt; '\n';</text:span></text:span></text:p>
      <text:p text:style-name="P48"><text:span text:style-name="Source_20_Text"><text:span text:style-name="T48">}</text:span></text:span></text:p>
      <text:p text:style-name="P52"><text:span text:style-name="Source_20_Text"/></text:p>
      <text:p text:style-name="P48"><text:span text:style-name="Source_20_Text"><text:span text:style-name="T48">int main () {</text:span></text:span></text:p>
      <text:p text:style-name="P48"><text:span text:style-name="Source_20_Text"><text:span text:style-name="T48"><text:s text:c="2"/>unsigned myints[] = {1,2,3,4,5,6,7,8,9}; <text:s text:c="11"/>// 1 2 3 4 5 6 7 8 9</text:span></text:span></text:p>
      <text:p text:style-name="P52"><text:span text:style-name="Source_20_Text"/></text:p>
      <text:p text:style-name="P48"><text:span text:style-name="Source_20_Text"><text:span text:style-name="T48"><text:s text:c="2"/>//</text:span></text:span><text:span text:style-name="Source_20_Text"><text:span text:style-name="T42"> задаємо інтервал вказівниками</text:span></text:span></text:p>
      <text:p text:style-name="P48"><text:span text:style-name="Source_20_Text"><text:span text:style-name="T48"><text:s text:c="2"/>unsigned* pbegin = myints; <text:s text:c="25"/>// </text:span></text:span><text:span text:style-name="Source_20_Text"><text:span text:style-name="T42">вказівник на</text:span></text:span><text:span text:style-name="Source_20_Text"><text:span text:style-name="T48"> 1</text:span></text:span></text:p>
      <text:p text:style-name="P48"><text:span text:style-name="Source_20_Text"><text:span text:style-name="T48"><text:s text:c="2"/>unsigned* pend = myints+sizeof(myints)/sizeof(int); // </text:span></text:span><text:span text:style-name="Source_20_Text"><text:span text:style-name="T42">вказівник після</text:span></text:span><text:span text:style-name="Source_20_Text"><text:span text:style-name="T48"> 9</text:span></text:span></text:p>
      <text:p text:style-name="P52"><text:span text:style-name="Source_20_Text"/></text:p>
      <text:p text:style-name="P48"><text:span text:style-name="Source_20_Text"><text:span text:style-name="T48"><text:s text:c="2"/>pend = std::remove_if (pbegin, pend, IsPower2); <text:s text:c="2"/>// 3, 5, 6, 7, 9</text:span></text:span></text:p>
      <text:p text:style-name="P48"><text:span text:style-name="Source_20_Text"><text:span text:style-name="T48"><text:s text:c="2"/></text:span></text:span></text:p>
      <text:p text:style-name="P48"><text:span text:style-name="Source_20_Text"><text:span text:style-name="T48"><text:s text:c="2"/>printIntVector(pbegin, pend);</text:span></text:span></text:p>
      <text:p text:style-name="P48"><text:span text:style-name="Source_20_Text"><text:span text:style-name="T48"><text:s text:c="2"/>unsigned myints2[] = {10,20,30,30,20,10,10,20}; <text:s text:c="5"/></text:span></text:span></text:p>
      <text:p text:style-name="P52"><text:span text:style-name="Source_20_Text"/></text:p>
      <text:p text:style-name="P48"><text:span text:style-name="Source_20_Text"><text:span text:style-name="T48"><text:s text:c="2"/>// </text:span></text:span><text:span text:style-name="Source_20_Text"><text:span text:style-name="T42">задаємо інтервал</text:span></text:span></text:p>
      <text:p text:style-name="P48"><text:span text:style-name="Source_20_Text"><text:span text:style-name="T48"><text:s/>pbegin = myints2; <text:s text:c="25"/></text:span></text:span></text:p>
      <text:p text:style-name="P48"><text:span text:style-name="Source_20_Text"><text:span text:style-name="T48">pend = myints2+sizeof(myints2)/sizeof(unsigned); </text:span></text:span></text:p>
      <text:p text:style-name="P52"><text:span text:style-name="Source_20_Text"/></text:p>
      <text:p text:style-name="P48"><text:span text:style-name="Source_20_Text"><text:span text:style-name="T48"><text:s text:c="2"/>pend = std::remove (pbegin, pend, 20); <text:s text:c="8"/>// 10, 30, 30, 10, 10, </text:span></text:span></text:p>
      <text:p text:style-name="P48"><text:span text:style-name="Source_20_Text"><text:span text:style-name="T48"><text:s text:c="2"/></text:span></text:span></text:p>
      <text:p text:style-name="P48"><text:span text:style-name="Source_20_Text"><text:span text:style-name="T48"><text:s text:c="4"/>printIntVector(pbegin, pend);</text:span></text:span></text:p>
      <text:p text:style-name="P48"><text:span text:style-name="Source_20_Text"><text:span text:style-name="T48"><text:s text:c="3"/>unsigned myints3[] = {1,2,3,4,5,6,7,8,9};</text:span></text:span></text:p>
      <text:p text:style-name="P48"><text:span text:style-name="Source_20_Text"><text:span text:style-name="T48"><text:s text:c="2"/>std::vector&lt;unsigned&gt; myvector (9);</text:span></text:span></text:p>
      <text:p text:style-name="P52"><text:span text:style-name="Source_20_Text"/></text:p>
      <text:p text:style-name="P48"><text:span text:style-name="Source_20_Text"><text:span text:style-name="T48"><text:s/>std::remove_copy_if (myints,myints+9,myvector.begin(), IsPower2);</text:span></text:span></text:p>
      <text:p text:style-name="P48"><text:span text:style-name="Source_20_Text"><text:span text:style-name="T48">// 3, 5, 6, 7, 9, 6, 7, 9, 0,</text:span></text:span></text:p>
      <text:p text:style-name="P52"><text:span text:style-name="Source_20_Text"/></text:p>
      <text:p text:style-name="P48"><text:span text:style-name="Source_20_Text"><text:span text:style-name="T48"><text:s text:c="3"/>printIntVector(myvector.begin(), myvector.end());</text:span></text:span></text:p>
      <text:p text:style-name="P48"><text:span text:style-name="Source_20_Text"><text:span text:style-name="T48">}</text:span></text:span></text:p>
      <text:p text:style-name="P48"><text:span text:style-name="Source_20_Text"><text:span text:style-name="T48">Результат:</text:span></text:span></text:p>
      <text:p text:style-name="P48"><text:span text:style-name="Source_20_Text"><text:span text:style-name="T48">the range contains:3, 5, 6, 7, 9, </text:span></text:span></text:p>
      <text:p text:style-name="P48"><text:span text:style-name="Source_20_Text"><text:span text:style-name="T48">the range contains:10, 30, 30, 10, 10, </text:span></text:span></text:p>
      <text:p text:style-name="P48"><text:span text:style-name="Source_20_Text"><text:span text:style-name="T48">the range contains:</text:span></text:span><text:bookmark text:name="__DdeLink__3038_144309735"/><text:span text:style-name="Source_20_Text"><text:span text:style-name="T48">3, 5, 6, 7, 9, 6, 7, 9, 0,</text:span></text:span></text:p>
      <text:p text:style-name="P50"><text:span text:style-name="Source_20_Text"/></text:p>
      <text:p text:style-name="P48"><text:span text:style-name="Source_20_Text"><text:span text:style-name="T13">Функції видалення дублікатів unique та unique_copy</text:span></text:span></text:p>
      <text:p text:style-name="P48"><text:span text:style-name="Source_20_Text"><text:span text:style-name="T6">Функції unique та unique_copy дозволяють видаляти послідовні однакові значення в послідовності</text:span></text:span></text:p>
      <text:p text:style-name="P50"><text:span text:style-name="Source_20_Text"/></text:p>
      <text:list xml:id="list155243823774414" text:continue-numbering="true" text:style-name="WWNum2">
        <text:list-item>
          <text:list>
            <text:list-item>
              <text:list>
                <text:list-item>
                  <text:list>
                    <text:list-item>
                      <text:h text:style-name="P40" text:outline-level="4"><text:soft-page-break/><text:span text:style-name="T24">Функції</text:span><text:span text:style-name="T6"> обміну:</text:span><text:span text:style-name="T24"> swap та swap_ranges, iter_swap</text:span></text:h>
                    </text:list-item>
                  </text:list>
                </text:list-item>
              </text:list>
            </text:list-item>
          </text:list>
        </text:list-item>
      </text:list>
      <text:p text:style-name="P21"><text:span text:style-name="Source_20_Text"><text:span text:style-name="T6">Функції swap та swap_ranges, iter_swap здійснюють обмін колекціями або діапазонів значень або значеннями ітераторів.</text:span></text:span></text:p>
      <text:list xml:id="list155242989632929" text:continue-numbering="true" text:style-name="WWNum2">
        <text:list-item>
          <text:list>
            <text:list-item>
              <text:list>
                <text:list-item>
                  <text:list>
                    <text:list-item>
                      <text:h text:style-name="P38" text:outline-level="4"/>
                    </text:list-item>
                    <text:list-item>
                      <text:h text:style-name="P40" text:outline-level="4"><text:span text:style-name="T24">Функція</text:span><text:span text:style-name="T6"> перетворення:</text:span><text:span text:style-name="T24"> transform</text:span></text:h>
                    </text:list-item>
                  </text:list>
                </text:list-item>
              </text:list>
            </text:list-item>
          </text:list>
        </text:list-item>
      </text:list>
      <text:p text:style-name="P21"><text:span text:style-name="Source_20_Text"><text:span text:style-name="T6">Метод transform застосовує дану функцію до колекції(діапазону) або двох колекцій(діапазонів) та модифікує при цьому одну з них.</text:span></text:span></text:p>
      <text:p text:style-name="P48"><text:span text:style-name="Цитата1"><text:span text:style-name="T44">// transform algorithm example</text:span></text:span></text:p>
      <text:p text:style-name="P48"><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transform</text:span></text:span></text:p>
      <text:p text:style-name="P48"><text:span text:style-name="Definition"><text:span text:style-name="T42">#include &lt;vector&gt; <text:s text:c="6"/></text:span></text:span><text:span text:style-name="Цитата1"><text:span text:style-name="T44">// std::vector</text:span></text:span></text:p>
      <text:p text:style-name="P48"><text:span text:style-name="Definition"><text:span text:style-name="T42">#include &lt;functional&gt; <text:s text:c="2"/></text:span></text:span><text:span text:style-name="Цитата1"><text:span text:style-name="T44">// std::plus</text:span></text:span></text:p>
      <text:p text:style-name="P50"/>
      <text:p text:style-name="P48"><text:span text:style-name="Variable"><text:span text:style-name="T44">int</text:span></text:span><text:span text:style-name="Source_20_Text"><text:span text:style-name="T42"> op_increase (</text:span></text:span><text:span text:style-name="Variable"><text:span text:style-name="T44">int</text:span></text:span><text:span text:style-name="Source_20_Text"><text:span text:style-name="T42"> i) { </text:span></text:span><text:span text:style-name="Variable"><text:span text:style-name="T44">return</text:span></text:span><text:span text:style-name="Source_20_Text"><text:span text:style-name="T42"> ++i; }</text:span></text:span></text:p>
      <text:p text:style-name="P50"/>
      <text:p text:style-name="P48"><text:span text:style-name="Variable"><text:span text:style-name="T44">int</text:span></text:span><text:span text:style-name="Source_20_Text"><text:span text:style-name="T42"> main () {</text:span></text:span></text:p>
      <text:p text:style-name="P48"><text:span text:style-name="Source_20_Text"><text:span text:style-name="T42"><text:s text:c="2"/>std::vector&lt;</text:span></text:span><text:span text:style-name="Variable"><text:span text:style-name="T44">int</text:span></text:span><text:span text:style-name="Source_20_Text"><text:span text:style-name="T42">&gt; foo;</text:span></text:span></text:p>
      <text:p text:style-name="P48"><text:span text:style-name="Source_20_Text"><text:span text:style-name="T42"><text:s text:c="2"/>std::vector&lt;</text:span></text:span><text:span text:style-name="Variable"><text:span text:style-name="T44">int</text:span></text:span><text:span text:style-name="Source_20_Text"><text:span text:style-name="T42">&gt; bar;</text:span></text:span></text:p>
      <text:p text:style-name="P50"/>
      <text:p text:style-name="P48"><text:span text:style-name="Source_20_Text"><text:span text:style-name="T42"><text:s text:c="2"/></text:span></text:span><text:span text:style-name="Цитата1"><text:span text:style-name="T44">// set some values:</text:span></text:span></text:p>
      <text:p text:style-name="P48"><text:span text:style-name="Source_20_Text"><text:span text:style-name="T42"><text:s text:c="2"/></text:span></text:span><text:span text:style-name="Variable"><text:span text:style-name="T44">for</text:span></text:span><text:span text:style-name="Source_20_Text"><text:span text:style-name="T42"> (</text:span></text:span><text:span text:style-name="Variable"><text:span text:style-name="T44">int</text:span></text:span><text:span text:style-name="Source_20_Text"><text:span text:style-name="T42"> i=1; i&lt;6; i++)</text:span></text:span></text:p>
      <text:p text:style-name="P48"><text:span text:style-name="Source_20_Text"><text:span text:style-name="T42"><text:s text:c="4"/>foo.push_back (i*10); <text:s text:c="24"/></text:span></text:span><text:span text:style-name="Цитата1"><text:span text:style-name="T44">// foo: 10 20 30 40 50</text:span></text:span></text:p>
      <text:p text:style-name="P50"/>
      <text:p text:style-name="P48"><text:span text:style-name="Source_20_Text"><text:span text:style-name="T42"><text:s text:c="2"/>bar.resize(foo.size()); <text:s text:c="24"/></text:span></text:span><text:span text:style-name="Цитата1"><text:span text:style-name="T44">// allocate space</text:span></text:span></text:p>
      <text:p text:style-name="P50"/>
      <text:p text:style-name="P48"><text:span text:style-name="Source_20_Text"><text:span text:style-name="T42"><text:s text:c="2"/>std::transform (foo.begin(), foo.end(), bar.begin(), op_increase);</text:span></text:span></text:p>
      <text:p text:style-name="P48"><text:span text:style-name="Source_20_Text"><text:span text:style-name="T42"><text:s text:c="50"/></text:span></text:span><text:span text:style-name="Цитата1"><text:span text:style-name="T44">// bar: 11 21 31 41 51</text:span></text:span></text:p>
      <text:p text:style-name="P50"/>
      <text:p text:style-name="P48"><text:span text:style-name="Source_20_Text"><text:span text:style-name="T42"><text:s text:c="2"/></text:span></text:span><text:span text:style-name="Цитата1"><text:span text:style-name="T44">// std::plus adds together its two arguments:</text:span></text:span></text:p>
      <text:p text:style-name="P48"><text:span text:style-name="Source_20_Text"><text:span text:style-name="T42"><text:s text:c="2"/>std::transform (foo.begin(), foo.end(), bar.begin(), foo.begin(), std::plus&lt;</text:span></text:span><text:span text:style-name="Variable"><text:span text:style-name="T44">int</text:span></text:span><text:span text:style-name="Source_20_Text"><text:span text:style-name="T42">&gt;());</text:span></text:span></text:p>
      <text:p text:style-name="P48"><text:span text:style-name="Source_20_Text"><text:span text:style-name="T42"><text:s text:c="50"/></text:span></text:span><text:span text:style-name="Цитата1"><text:span text:style-name="T44">// foo: 21 41 61 81 101</text:span></text:span></text:p>
      <text:p text:style-name="P50"/>
      <text:p text:style-name="P48"><text:span text:style-name="Source_20_Text"><text:span text:style-name="T42"><text:s text:c="2"/>std::cout &lt;&lt; </text:span></text:span><text:span text:style-name="User_20_Entry"><text:span text:style-name="T42">"foo contains:"</text:span></text:span><text:span text:style-name="Source_20_Text"><text:span text:style-name="T42">;</text:span></text:span></text:p>
      <text:p text:style-name="P48"><text:span text:style-name="Source_20_Text"><text:span text:style-name="T42"><text:s text:c="2"/></text:span></text:span><text:span text:style-name="Variable"><text:span text:style-name="T44">for</text:span></text:span><text:span text:style-name="Source_20_Text"><text:span text:style-name="T42"> (std::vector&lt;</text:span></text:span><text:span text:style-name="Variable"><text:span text:style-name="T44">int</text:span></text:span><text:span text:style-name="Source_20_Text"><text:span text:style-name="T42">&gt;::iterator it=foo.begin(); it!=foo.end(); ++it)</text:span></text:span></text:p>
      <text:p text:style-name="P48"><text:span text:style-name="Source_20_Text"><text:span text:style-name="T42"><text:s text:c="4"/>std::cout &lt;&lt; </text:span></text:span><text:span text:style-name="User_20_Entry"><text:span text:style-name="T42">' '</text:span></text:span><text:span text:style-name="Source_20_Text"><text:span text:style-name="T42"> &lt;&lt; *it;</text:span></text:span></text:p>
      <text:p text:style-name="P48"><text:span text:style-name="Source_20_Text"><text:span text:style-name="T42"><text:s text:c="2"/>std::cout &lt;&lt; </text:span></text:span><text:span text:style-name="User_20_Entry"><text:span text:style-name="T42">'\n'</text:span></text:span><text:span text:style-name="Source_20_Text"><text:span text:style-name="T42">;</text:span></text:span></text:p>
      <text:p text:style-name="P48"><text:span text:style-name="Source_20_Text"><text:span text:style-name="T42">}</text:span></text:span></text:p>
      <text:p text:style-name="P54"><text:span text:style-name="Source_20_Text"/></text:p>
      <text:p text:style-name="P54"><text:span text:style-name="Source_20_Text"/></text:p>
      <text:list xml:id="list155242709835174" text:continue-numbering="true" text:style-name="WWNum2">
        <text:list-item>
          <text:list>
            <text:list-item>
              <text:list>
                <text:list-item>
                  <text:list>
                    <text:list-item>
                      <text:h text:style-name="P40" text:outline-level="4"><text:span text:style-name="Source_20_Text"><text:span text:style-name="T6">Функції заповнення fill, fill_n та generate, generate_n</text:span></text:span></text:h>
                    </text:list-item>
                  </text:list>
                </text:list-item>
              </text:list>
            </text:list-item>
          </text:list>
        </text:list-item>
      </text:list>
      <text:p text:style-name="P54"/>
      <text:p text:style-name="P48"><text:span text:style-name="Source_20_Text"><text:span text:style-name="T6">Методи fill та fill_n дозволяють швидко ініціалізувати колекцію даними.</text:span></text:span></text:p>
      <text:p text:style-name="P48"><text:soft-page-break/><text:span text:style-name="Source_20_Text"><text:span text:style-name="T42"><text:s/>std::vector&lt;</text:span></text:span><text:span text:style-name="Variable"><text:span text:style-name="T44">int</text:span></text:span><text:span text:style-name="Source_20_Text"><text:span text:style-name="T42">&gt; myvector (8,10); <text:s text:c="7"/></text:span></text:span><text:span text:style-name="Цитата1"><text:span text:style-name="T44">// myvector: 10 10 10 10 10 10 10 10</text:span></text:span></text:p>
      <text:p text:style-name="P50"/>
      <text:p text:style-name="P48"><text:span text:style-name="Source_20_Text"><text:span text:style-name="T42"><text:s text:c="2"/>std::fill_n (myvector.begin(),4,20); <text:s text:c="4"/></text:span></text:span><text:span text:style-name="Цитата1"><text:span text:style-name="T44">// myvector: 20 20 20 20 10 10 10 10</text:span></text:span></text:p>
      <text:p text:style-name="P48"><text:span text:style-name="Source_20_Text"><text:span text:style-name="T42"><text:s text:c="2"/>std::fill_n (myvector.begin()+3,3,33); <text:s text:c="2"/></text:span></text:span><text:span text:style-name="Цитата1"><text:span text:style-name="T44">// myvector: 20 20 20 33 33 33 10 10</text:span></text:span></text:p>
      <text:p text:style-name="P50"/>
      <text:p text:style-name="P48"><text:span text:style-name="Source_20_Text"><text:span text:style-name="T42"><text:s text:c="2"/>std::cout &lt;&lt; </text:span></text:span><text:span text:style-name="User_20_Entry"><text:span text:style-name="T42">"myvector contains:"</text:span></text:span><text:span text:style-name="Source_20_Text"><text:span text:style-name="T42">;</text:span></text:span></text:p>
      <text:p text:style-name="P48"><text:span text:style-name="Source_20_Text"><text:span text:style-name="T42"><text:s text:c="2"/></text:span></text:span><text:span text:style-name="Variable"><text:span text:style-name="T44">for</text:span></text:span><text:span text:style-name="Source_20_Text"><text:span text:style-name="T42"> (std::vector&lt;</text:span></text:span><text:span text:style-name="Variable"><text:span text:style-name="T44">int</text:span></text:span><text:span text:style-name="Source_20_Text"><text:span text:style-name="T42">&gt;::iterator it=myvector.begin(); it!=myvector.end(); ++it)</text:span></text:span></text:p>
      <text:p text:style-name="P48"><text:span text:style-name="Source_20_Text"><text:span text:style-name="T42"><text:s text:c="4"/>std::cout &lt;&lt; </text:span></text:span><text:span text:style-name="User_20_Entry"><text:span text:style-name="T42">' '</text:span></text:span><text:span text:style-name="Source_20_Text"><text:span text:style-name="T42"> &lt;&lt; *it;</text:span></text:span></text:p>
      <text:p text:style-name="P48"><text:span text:style-name="Source_20_Text"><text:span text:style-name="T42"><text:s text:c="2"/>std::cout &lt;&lt; </text:span></text:span><text:span text:style-name="User_20_Entry"><text:span text:style-name="T42">'\n'</text:span></text:span><text:span text:style-name="Source_20_Text"><text:span text:style-name="T42">;</text:span></text:span></text:p>
      <text:p text:style-name="P50"><text:span text:style-name="Source_20_Text"/></text:p>
      <text:p text:style-name="P48"><text:span text:style-name="Source_20_Text"><text:span text:style-name="T42"><text:s text:c="2"/>std::fill (myvector.begin(),myvector.begin()+4,5); <text:s text:c="2"/></text:span></text:span><text:span text:style-name="Цитата1"><text:span text:style-name="T44">// myvector: 5 5 5 5 0 0 0 0</text:span></text:span></text:p>
      <text:p text:style-name="P48"><text:span text:style-name="Source_20_Text"><text:span text:style-name="T42"><text:s text:c="2"/>std::fill (myvector.begin()+3,myvector.end()-2,8); <text:s text:c="2"/></text:span></text:span><text:span text:style-name="Цитата1"><text:span text:style-name="T44">// myvector: 5 5 5 8 8 8 0 0</text:span></text:span></text:p>
      <text:p text:style-name="P50"/>
      <text:p text:style-name="P48"><text:span text:style-name="Source_20_Text"><text:span text:style-name="T42"><text:s text:c="2"/>std::cout &lt;&lt; </text:span></text:span><text:span text:style-name="User_20_Entry"><text:span text:style-name="T42">"myvector contains:"</text:span></text:span><text:span text:style-name="Source_20_Text"><text:span text:style-name="T42">;</text:span></text:span></text:p>
      <text:p text:style-name="P48"><text:span text:style-name="Source_20_Text"><text:span text:style-name="T42"><text:s text:c="2"/></text:span></text:span><text:span text:style-name="Variable"><text:span text:style-name="T44">for</text:span></text:span><text:span text:style-name="Source_20_Text"><text:span text:style-name="T42"> (std::vector&lt;</text:span></text:span><text:span text:style-name="Variable"><text:span text:style-name="T44">int</text:span></text:span><text:span text:style-name="Source_20_Text"><text:span text:style-name="T42">&gt;::iterator it=myvector.begin(); it!=myvector.end(); ++it)</text:span></text:span></text:p>
      <text:p text:style-name="P48"><text:span text:style-name="Source_20_Text"><text:span text:style-name="T42"><text:s text:c="4"/>std::cout &lt;&lt; </text:span></text:span><text:span text:style-name="User_20_Entry"><text:span text:style-name="T42">' '</text:span></text:span><text:span text:style-name="Source_20_Text"><text:span text:style-name="T42"> &lt;&lt; *it;</text:span></text:span></text:p>
      <text:p text:style-name="P48"><text:span text:style-name="Source_20_Text"><text:span text:style-name="T42"><text:s text:c="2"/>std::cout &lt;&lt; </text:span></text:span><text:span text:style-name="User_20_Entry"><text:span text:style-name="T42">'\n'</text:span></text:span><text:span text:style-name="Source_20_Text"><text:span text:style-name="T42">;</text:span></text:span></text:p>
      <text:p text:style-name="P50"><text:span text:style-name="Source_20_Text"/></text:p>
      <text:p text:style-name="P48"><text:span text:style-name="Source_20_Text"><text:span text:style-name="T6">Методи generate та generate_n дозволяють ініціалізувати чи модифікувати колекцію за допомогою даної функції.</text:span></text:span></text:p>
      <text:p text:style-name="P48"><text:span text:style-name="Цитата1"><text:span text:style-name="T44">// generate algorithm example</text:span></text:span></text:p>
      <text:p text:style-name="P48"><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generate</text:span></text:span></text:p>
      <text:p text:style-name="P48"><text:span text:style-name="Definition"><text:span text:style-name="T42">#include &lt;vector&gt; <text:s text:c="6"/></text:span></text:span><text:span text:style-name="Цитата1"><text:span text:style-name="T44">// std::vector</text:span></text:span></text:p>
      <text:p text:style-name="P48"><text:span text:style-name="Definition"><text:span text:style-name="T42">#include &lt;ctime&gt; <text:s text:c="7"/></text:span></text:span><text:span text:style-name="Цитата1"><text:span text:style-name="T44">// std::time</text:span></text:span></text:p>
      <text:p text:style-name="P48"><text:span text:style-name="Definition"><text:span text:style-name="T42">#include &lt;cstdlib&gt; <text:s text:c="5"/></text:span></text:span><text:span text:style-name="Цитата1"><text:span text:style-name="T44">// std::rand, std::srand</text:span></text:span></text:p>
      <text:p text:style-name="P50"/>
      <text:p text:style-name="P48"><text:span text:style-name="Цитата1"><text:span text:style-name="T44">// function generator:</text:span></text:span></text:p>
      <text:p text:style-name="P48"><text:span text:style-name="Variable"><text:span text:style-name="T44">int</text:span></text:span><text:span text:style-name="Source_20_Text"><text:span text:style-name="T42"> RandomNumber () { </text:span></text:span><text:span text:style-name="Variable"><text:span text:style-name="T44">return</text:span></text:span><text:span text:style-name="Source_20_Text"><text:span text:style-name="T42"> (std::rand()%100); }</text:span></text:span></text:p>
      <text:p text:style-name="P50"/>
      <text:p text:style-name="P48"><text:span text:style-name="Цитата1"><text:span text:style-name="T44">// class generator:</text:span></text:span></text:p>
      <text:p text:style-name="P48"><text:span text:style-name="Variable"><text:span text:style-name="T44">struct</text:span></text:span><text:span text:style-name="Source_20_Text"><text:span text:style-name="T42"> c_unique {</text:span></text:span></text:p>
      <text:p text:style-name="P48"><text:span text:style-name="Source_20_Text"><text:span text:style-name="T42"><text:s text:c="2"/></text:span></text:span><text:span text:style-name="Variable"><text:span text:style-name="T44">int</text:span></text:span><text:span text:style-name="Source_20_Text"><text:span text:style-name="T42"> current;</text:span></text:span></text:p>
      <text:p text:style-name="P48"><text:span text:style-name="Source_20_Text"><text:span text:style-name="T42"><text:s text:c="2"/>c_unique() {current=0;}</text:span></text:span></text:p>
      <text:p text:style-name="P48"><text:span text:style-name="Source_20_Text"><text:span text:style-name="T42"><text:s text:c="2"/></text:span></text:span><text:span text:style-name="Variable"><text:span text:style-name="T44">int</text:span></text:span><text:span text:style-name="Source_20_Text"><text:span text:style-name="T42"> </text:span></text:span><text:span text:style-name="Variable"><text:span text:style-name="T44">operator</text:span></text:span><text:span text:style-name="Source_20_Text"><text:span text:style-name="T42">()() {</text:span></text:span><text:span text:style-name="Variable"><text:span text:style-name="T44">return</text:span></text:span><text:span text:style-name="Source_20_Text"><text:span text:style-name="T42"> ++current;}</text:span></text:span></text:p>
      <text:p text:style-name="P48"><text:span text:style-name="Source_20_Text"><text:span text:style-name="T42">} UniqueNumber;</text:span></text:span></text:p>
      <text:p text:style-name="P50"/>
      <text:p text:style-name="P48"><text:soft-page-break/><text:span text:style-name="Variable"><text:span text:style-name="T44">int</text:span></text:span><text:span text:style-name="Source_20_Text"><text:span text:style-name="T42"> main () {</text:span></text:span></text:p>
      <text:p text:style-name="P48"><text:span text:style-name="Source_20_Text"><text:span text:style-name="T42"><text:s text:c="2"/>std::srand ( </text:span></text:span><text:span text:style-name="Variable"><text:span text:style-name="T44">unsigned</text:span></text:span><text:span text:style-name="Source_20_Text"><text:span text:style-name="T42"> ( std::time(0) ) );</text:span></text:span></text:p>
      <text:p text:style-name="P50"/>
      <text:p text:style-name="P48"><text:span text:style-name="Source_20_Text"><text:span text:style-name="T42"><text:s text:c="2"/>std::vector&lt;</text:span></text:span><text:span text:style-name="Variable"><text:span text:style-name="T44">int</text:span></text:span><text:span text:style-name="Source_20_Text"><text:span text:style-name="T42">&gt; myvector (8);</text:span></text:span></text:p>
      <text:p text:style-name="P50"/>
      <text:p text:style-name="P48"><text:span text:style-name="Source_20_Text"><text:span text:style-name="T42"><text:s text:c="2"/>std::generate (myvector.begin(), myvector.end(), RandomNumber);</text:span></text:span></text:p>
      <text:p text:style-name="P50"/>
      <text:p text:style-name="P48"><text:span text:style-name="Source_20_Text"><text:span text:style-name="T42"><text:s text:c="2"/>std::cout &lt;&lt; </text:span></text:span><text:span text:style-name="User_20_Entry"><text:span text:style-name="T42">"myvector contains:"</text:span></text:span><text:span text:style-name="Source_20_Text"><text:span text:style-name="T42">;</text:span></text:span></text:p>
      <text:p text:style-name="P48"><text:span text:style-name="Source_20_Text"><text:span text:style-name="T42"><text:s text:c="2"/></text:span></text:span><text:span text:style-name="Variable"><text:span text:style-name="T44">for</text:span></text:span><text:span text:style-name="Source_20_Text"><text:span text:style-name="T42"> (std::vector&lt;</text:span></text:span><text:span text:style-name="Variable"><text:span text:style-name="T44">int</text:span></text:span><text:span text:style-name="Source_20_Text"><text:span text:style-name="T42">&gt;::iterator it=myvector.begin(); it!=myvector.end(); ++it)</text:span></text:span></text:p>
      <text:p text:style-name="P48"><text:span text:style-name="Source_20_Text"><text:span text:style-name="T42"><text:s text:c="4"/>std::cout &lt;&lt; </text:span></text:span><text:span text:style-name="User_20_Entry"><text:span text:style-name="T42">' '</text:span></text:span><text:span text:style-name="Source_20_Text"><text:span text:style-name="T42"> &lt;&lt; *it;</text:span></text:span></text:p>
      <text:p text:style-name="P48"><text:span text:style-name="Source_20_Text"><text:span text:style-name="T42"><text:s text:c="2"/>std::cout &lt;&lt; </text:span></text:span><text:span text:style-name="User_20_Entry"><text:span text:style-name="T42">'\n'</text:span></text:span><text:span text:style-name="Source_20_Text"><text:span text:style-name="T42">;</text:span></text:span></text:p>
      <text:p text:style-name="P50"/>
      <text:p text:style-name="P48"><text:span text:style-name="Source_20_Text"><text:span text:style-name="T42"><text:s text:c="2"/>std::generate (myvector.begin(), myvector.end(), UniqueNumber);</text:span></text:span></text:p>
      <text:p text:style-name="P50"/>
      <text:p text:style-name="P48"><text:span text:style-name="Source_20_Text"><text:span text:style-name="T42"><text:s text:c="2"/>std::cout &lt;&lt; </text:span></text:span><text:span text:style-name="User_20_Entry"><text:span text:style-name="T42">"myvector contains:"</text:span></text:span><text:span text:style-name="Source_20_Text"><text:span text:style-name="T42">;</text:span></text:span></text:p>
      <text:p text:style-name="P48"><text:span text:style-name="Source_20_Text"><text:span text:style-name="T42"><text:s text:c="2"/></text:span></text:span><text:span text:style-name="Variable"><text:span text:style-name="T44">for</text:span></text:span><text:span text:style-name="Source_20_Text"><text:span text:style-name="T42"> (std::vector&lt;</text:span></text:span><text:span text:style-name="Variable"><text:span text:style-name="T44">int</text:span></text:span><text:span text:style-name="Source_20_Text"><text:span text:style-name="T42">&gt;::iterator it=myvector.begin(); it!=myvector.end(); ++it)</text:span></text:span></text:p>
      <text:p text:style-name="P48"><text:span text:style-name="Source_20_Text"><text:span text:style-name="T42"><text:s text:c="4"/>std::cout &lt;&lt; </text:span></text:span><text:span text:style-name="User_20_Entry"><text:span text:style-name="T42">' '</text:span></text:span><text:span text:style-name="Source_20_Text"><text:span text:style-name="T42"> &lt;&lt; *it;</text:span></text:span></text:p>
      <text:p text:style-name="P48"><text:span text:style-name="Source_20_Text"><text:span text:style-name="T42"><text:s text:c="2"/>std::cout &lt;&lt; </text:span></text:span><text:span text:style-name="User_20_Entry"><text:span text:style-name="T42">'\n'</text:span></text:span><text:span text:style-name="Source_20_Text"><text:span text:style-name="T42">;</text:span></text:span></text:p>
      <text:p text:style-name="P48"><text:span text:style-name="Source_20_Text"><text:span text:style-name="T42"><text:s/></text:span></text:span></text:p>
      <text:p text:style-name="P48"><text:span text:style-name="Source_20_Text"><text:span text:style-name="T42"><text:s text:c="2"/></text:span></text:span><text:span text:style-name="Variable"><text:span text:style-name="T44">return</text:span></text:span><text:span text:style-name="Source_20_Text"><text:span text:style-name="T42"> 0;</text:span></text:span></text:p>
      <text:p text:style-name="P48"><text:span text:style-name="Source_20_Text"><text:span text:style-name="T42">}</text:span></text:span></text:p>
      <text:p text:style-name="P54"><text:span text:style-name="Source_20_Text"/></text:p>
      <text:p text:style-name="P48"><text:span text:style-name="Source_20_Text"><text:span text:style-name="T13">Функції перестановок reverse та reverse_copy, rotate та rotate_copy,</text:span></text:span><text:span text:style-name="Source_20_Text"><text:span text:style-name="T6"> </text:span></text:span><text:span text:style-name="Source_20_Text"><text:span text:style-name="T13">random_shuffle</text:span></text:span></text:p>
      <text:p text:style-name="P54"><text:span text:style-name="Source_20_Text"/></text:p>
      <text:p text:style-name="P48"><text:span text:style-name="Source_20_Text"><text:span text:style-name="T6">Методи reverse та reverse_copy — дозволяють інвертувати колекцію</text:span></text:span></text:p>
      <text:p text:style-name="P48"><text:span text:style-name="Source_20_Text"><text:span text:style-name="T6">Методи </text:span></text:span><text:bookmark-start text:name="_Hlk61446818"/><text:span text:style-name="Source_20_Text"><text:span text:style-name="T6">rotate та rotate_copy </text:span></text:span><text:bookmark-end text:name="_Hlk61446818"/><text:span text:style-name="Source_20_Text"><text:span text:style-name="T6">— роблять циклічний зсув колекції</text:span></text:span></text:p>
      <text:h text:style-name="P29" text:outline-level="1"><text:span text:style-name="Source_20_Text"><text:span text:style-name="T9">Метод random_shuffle — випадковим чином перемішує послідовність.</text:span></text:span></text:h>
      <text:p text:style-name="P21"><text:span text:style-name="Source_20_Text"><text:span text:style-name="T6">З Сі++11 додали також функцію shuffle, яка перемішує послідовність за допомогою даного генератору псевдовипадкових чисел</text:span></text:span></text:p>
      <text:p text:style-name="P18"><text:span text:style-name="Source_20_Text"/></text:p>
      <text:h text:style-name="P46" text:outline-level="3"><text:span text:style-name="T38">Операції розділення (partitions)</text:span></text:h>
      <text:p text:style-name="P18"><text:span text:style-name="Source_20_Text"/></text:p>
      <text:h text:style-name="P32" text:outline-level="1"><text:span text:style-name="Source_20_Text"><text:span text:style-name="T6">Функція partition </text:span></text:span><text:span text:style-name="Source_20_Text"><text:span text:style-name="T7">та</text:span></text:span><text:span text:style-name="Source_20_Text"><text:span text:style-name="T6"> </text:span></text:span><text:span text:style-name="Source_20_Text"><text:span text:style-name="T7">s</text:span></text:span><text:span text:style-name="Example"><text:span text:style-name="T6">table_partition</text:span></text:span></text:h>
      <text:p text:style-name="P1"/>
      <text:p text:style-name="P3"><text:span text:style-name="T6">Функція </text:span><text:span text:style-name="Source_20_Text"><text:span text:style-name="T6">partition (pos1,pos2, pred) модифікує діапазон [pos1,pos2) таким чином, що елменти для яких предикат </text:span></text:span><text:span text:style-name="Variable"><text:span text:style-name="T15">pred</text:span></text:span><text:span text:style-name="Source_20_Text"><text:span text:style-name="T6"> повертає true передують тим, де він повертає false. Результат — ітератор, що вказує на перший елемент, який повертає false в новому діапазоні. </text:span></text:span></text:p>
      <text:p text:style-name="P3"><text:span text:style-name="Source_20_Text"><text:span text:style-name="T6">Відносний порядок при цьому не зобов</text:span></text:span><text:span text:style-name="Source_20_Text"><text:span text:style-name="T20">’</text:span></text:span><text:span text:style-name="Source_20_Text"><text:span text:style-name="T6">язаний зберігатися, якщо його потрібно зберегти використовується функція </text:span></text:span><text:span text:style-name="Example"><text:span text:style-name="T6">stable_partition</text:span></text:span><text:span text:style-name="Source_20_Text"><text:span text:style-name="T6">.</text:span></text:span></text:p>
      <text:p text:style-name="P1"><text:span text:style-name="Source_20_Text"/></text:p>
      <text:p text:style-name="P48"><text:span text:style-name="Цитата1"><text:span text:style-name="T44">// partition algorithm example</text:span></text:span></text:p>
      <text:p text:style-name="P48"><text:soft-page-break/><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partition</text:span></text:span></text:p>
      <text:p text:style-name="P48"><text:span text:style-name="Definition"><text:span text:style-name="T42">#include &lt;vector&gt; <text:s text:c="6"/></text:span></text:span><text:span text:style-name="Цитата1"><text:span text:style-name="T44">// std::vector</text:span></text:span></text:p>
      <text:p text:style-name="P50"/>
      <text:p text:style-name="P48"><text:span text:style-name="Variable"><text:span text:style-name="T44">bool</text:span></text:span><text:span text:style-name="Source_20_Text"><text:span text:style-name="T42"> IsOdd (</text:span></text:span><text:span text:style-name="Variable"><text:span text:style-name="T44">int</text:span></text:span><text:span text:style-name="Source_20_Text"><text:span text:style-name="T42"> i) { </text:span></text:span><text:span text:style-name="Variable"><text:span text:style-name="T44">return</text:span></text:span><text:span text:style-name="Source_20_Text"><text:span text:style-name="T42"> (i%2)==1; }</text:span></text:span></text:p>
      <text:p text:style-name="P50"/>
      <text:p text:style-name="P48"><text:span text:style-name="Variable"><text:span text:style-name="T44">int</text:span></text:span><text:span text:style-name="Source_20_Text"><text:span text:style-name="T42"> main () {</text:span></text:span></text:p>
      <text:p text:style-name="P48"><text:span text:style-name="Source_20_Text"><text:span text:style-name="T42"><text:s text:c="2"/>std::vector&lt;</text:span></text:span><text:span text:style-name="Variable"><text:span text:style-name="T44">int</text:span></text:span><text:span text:style-name="Source_20_Text"><text:span text:style-name="T42">&gt; myvector;</text:span></text:span></text:p>
      <text:p text:style-name="P50"/>
      <text:p text:style-name="P48"><text:span text:style-name="Source_20_Text"><text:span text:style-name="T42"><text:s text:c="2"/></text:span></text:span><text:span text:style-name="Цитата1"><text:span text:style-name="T44">// set some values:</text:span></text:span></text:p>
      <text:p text:style-name="P48"><text:span text:style-name="Source_20_Text"><text:span text:style-name="T42"><text:s text:c="2"/></text:span></text:span><text:span text:style-name="Variable"><text:span text:style-name="T44">for</text:span></text:span><text:span text:style-name="Source_20_Text"><text:span text:style-name="T42"> (</text:span></text:span><text:span text:style-name="Variable"><text:span text:style-name="T44">int</text:span></text:span><text:span text:style-name="Source_20_Text"><text:span text:style-name="T42"> i=1; i&lt;10; ++i) myvector.push_back(i); </text:span></text:span><text:span text:style-name="Цитата1"><text:span text:style-name="T44">// 1 2 3 4 5 6 7 8 9</text:span></text:span></text:p>
      <text:p text:style-name="P50"/>
      <text:p text:style-name="P48"><text:span text:style-name="Source_20_Text"><text:span text:style-name="T42"><text:s text:c="2"/>std::vector&lt;</text:span></text:span><text:span text:style-name="Variable"><text:span text:style-name="T44">int</text:span></text:span><text:span text:style-name="Source_20_Text"><text:span text:style-name="T42">&gt;::iterator bound;</text:span></text:span></text:p>
      <text:p text:style-name="P48"><text:span text:style-name="Source_20_Text"><text:span text:style-name="T42"><text:s text:c="2"/>bound = std::partition (myvector.begin(), myvector.end(), IsOdd);</text:span></text:span></text:p>
      <text:p text:style-name="P50"/>
      <text:p text:style-name="P48"><text:span text:style-name="Source_20_Text"><text:span text:style-name="T42"><text:s text:c="2"/></text:span></text:span><text:span text:style-name="Цитата1"><text:span text:style-name="T44">// print out content:</text:span></text:span></text:p>
      <text:p text:style-name="P48"><text:span text:style-name="Source_20_Text"><text:span text:style-name="T42"><text:s text:c="2"/>std::cout &lt;&lt; </text:span></text:span><text:span text:style-name="User_20_Entry"><text:span text:style-name="T42">"odd elements:"</text:span></text:span><text:span text:style-name="Source_20_Text"><text:span text:style-name="T42">;</text:span></text:span></text:p>
      <text:p text:style-name="P48"><text:span text:style-name="Source_20_Text"><text:span text:style-name="T42"><text:s text:c="2"/></text:span></text:span><text:span text:style-name="Variable"><text:span text:style-name="T44">for</text:span></text:span><text:span text:style-name="Source_20_Text"><text:span text:style-name="T42"> (std::vector&lt;</text:span></text:span><text:span text:style-name="Variable"><text:span text:style-name="T44">int</text:span></text:span><text:span text:style-name="Source_20_Text"><text:span text:style-name="T42">&gt;::iterator it=myvector.begin(); it!=bound; ++it)</text:span></text:span></text:p>
      <text:p text:style-name="P48"><text:span text:style-name="Source_20_Text"><text:span text:style-name="T42"><text:s text:c="4"/>std::cout &lt;&lt; </text:span></text:span><text:span text:style-name="User_20_Entry"><text:span text:style-name="T42">' '</text:span></text:span><text:span text:style-name="Source_20_Text"><text:span text:style-name="T42"> &lt;&lt; *it;</text:span></text:span></text:p>
      <text:p text:style-name="P48"><text:span text:style-name="Source_20_Text"><text:span text:style-name="T42"><text:s text:c="2"/>std::cout &lt;&lt; </text:span></text:span><text:span text:style-name="User_20_Entry"><text:span text:style-name="T42">'\n'</text:span></text:span><text:span text:style-name="Source_20_Text"><text:span text:style-name="T42">;</text:span></text:span></text:p>
      <text:p text:style-name="P50"/>
      <text:p text:style-name="P48"><text:span text:style-name="Source_20_Text"><text:span text:style-name="T42"><text:s text:c="2"/>std::cout &lt;&lt; </text:span></text:span><text:span text:style-name="User_20_Entry"><text:span text:style-name="T42">"even elements:"</text:span></text:span><text:span text:style-name="Source_20_Text"><text:span text:style-name="T42">;</text:span></text:span></text:p>
      <text:p text:style-name="P48"><text:span text:style-name="Source_20_Text"><text:span text:style-name="T42"><text:s text:c="2"/></text:span></text:span><text:span text:style-name="Variable"><text:span text:style-name="T44">for</text:span></text:span><text:span text:style-name="Source_20_Text"><text:span text:style-name="T42"> (std::vector&lt;</text:span></text:span><text:span text:style-name="Variable"><text:span text:style-name="T44">int</text:span></text:span><text:span text:style-name="Source_20_Text"><text:span text:style-name="T42">&gt;::iterator it=bound; it!=myvector.end(); ++it)</text:span></text:span></text:p>
      <text:p text:style-name="P48"><text:span text:style-name="Source_20_Text"><text:span text:style-name="T42"><text:s text:c="4"/>std::cout &lt;&lt; </text:span></text:span><text:span text:style-name="User_20_Entry"><text:span text:style-name="T42">' '</text:span></text:span><text:span text:style-name="Source_20_Text"><text:span text:style-name="T42"> &lt;&lt; *it;</text:span></text:span></text:p>
      <text:p text:style-name="P48"><text:span text:style-name="Source_20_Text"><text:span text:style-name="T42"><text:s text:c="2"/>std::cout &lt;&lt; </text:span></text:span><text:span text:style-name="User_20_Entry"><text:span text:style-name="T42">'\n'</text:span></text:span><text:span text:style-name="Source_20_Text"><text:span text:style-name="T42">;</text:span></text:span></text:p>
      <text:p text:style-name="P50"/>
      <text:p text:style-name="P48"><text:span text:style-name="Source_20_Text"><text:span text:style-name="T42"><text:s text:c="2"/></text:span></text:span><text:span text:style-name="Variable"><text:span text:style-name="T44">return</text:span></text:span><text:span text:style-name="Source_20_Text"><text:span text:style-name="T42"> 0;</text:span></text:span></text:p>
      <text:p text:style-name="P48"><text:span text:style-name="Source_20_Text"><text:span text:style-name="T42">}</text:span></text:span></text:p>
      <text:p text:style-name="P51"><text:span text:style-name="Цитата1"/></text:p>
      <text:p text:style-name="P48"><text:span text:style-name="Цитата1"><text:span text:style-name="T44">// stable_partition example</text:span></text:span></text:p>
      <text:p text:style-name="P48"><text:span text:style-name="Source_20_Text"><text:span text:style-name="T42"><text:s text:c="2"/>std::vector&lt;</text:span></text:span><text:span text:style-name="Variable"><text:span text:style-name="T44">int</text:span></text:span><text:span text:style-name="Source_20_Text"><text:span text:style-name="T42">&gt; myvector</text:span></text:span><text:span text:style-name="Source_20_Text"><text:span text:style-name="T48">2</text:span></text:span><text:span text:style-name="Source_20_Text"><text:span text:style-name="T42">;</text:span></text:span></text:p>
      <text:p text:style-name="P50"/>
      <text:p text:style-name="P48"><text:span text:style-name="Source_20_Text"><text:span text:style-name="T42"><text:s text:c="2"/></text:span></text:span><text:span text:style-name="Цитата1"><text:span text:style-name="T44">// set some values:</text:span></text:span></text:p>
      <text:p text:style-name="P48"><text:span text:style-name="Source_20_Text"><text:span text:style-name="T42"><text:s text:c="2"/></text:span></text:span><text:span text:style-name="Variable"><text:span text:style-name="T44">for</text:span></text:span><text:span text:style-name="Source_20_Text"><text:span text:style-name="T42"> (</text:span></text:span><text:span text:style-name="Variable"><text:span text:style-name="T44">int</text:span></text:span><text:span text:style-name="Source_20_Text"><text:span text:style-name="T42"> i=1; i&lt;10; ++i) myvector</text:span></text:span><text:span text:style-name="Source_20_Text"><text:span text:style-name="T48">2</text:span></text:span><text:span text:style-name="Source_20_Text"><text:span text:style-name="T42">.push_back(i); </text:span></text:span><text:span text:style-name="Цитата1"><text:span text:style-name="T44">// 1 2 3 4 5 6 7 8 9</text:span></text:span></text:p>
      <text:p text:style-name="P50"/>
      <text:p text:style-name="P48"><text:span text:style-name="Source_20_Text"><text:span text:style-name="T42"><text:s text:c="2"/>std::vector&lt;</text:span></text:span><text:span text:style-name="Variable"><text:span text:style-name="T44">int</text:span></text:span><text:span text:style-name="Source_20_Text"><text:span text:style-name="T42">&gt;::iterator bound;</text:span></text:span></text:p>
      <text:p text:style-name="P48"><text:span text:style-name="Source_20_Text"><text:span text:style-name="T42"><text:s text:c="2"/>bound = std::stable_partition (myvector</text:span></text:span><text:span text:style-name="Source_20_Text"><text:span text:style-name="T48">2</text:span></text:span><text:span text:style-name="Source_20_Text"><text:span text:style-name="T42">.begin(), myvector</text:span></text:span><text:span text:style-name="Source_20_Text"><text:span text:style-name="T48">2</text:span></text:span><text:span text:style-name="Source_20_Text"><text:span text:style-name="T42">.end(), IsOdd);</text:span></text:span></text:p>
      <text:p text:style-name="P50"/>
      <text:p text:style-name="P48"><text:span text:style-name="Source_20_Text"><text:span text:style-name="T42"><text:s text:c="2"/></text:span></text:span><text:span text:style-name="Цитата1"><text:span text:style-name="T44">// print out content:</text:span></text:span></text:p>
      <text:p text:style-name="P48"><text:span text:style-name="Source_20_Text"><text:span text:style-name="T42"><text:s text:c="2"/>std::cout &lt;&lt; </text:span></text:span><text:span text:style-name="User_20_Entry"><text:span text:style-name="T42">"odd elements:"</text:span></text:span><text:span text:style-name="Source_20_Text"><text:span text:style-name="T42">;</text:span></text:span></text:p>
      <text:p text:style-name="P48"><text:span text:style-name="Source_20_Text"><text:span text:style-name="T42"><text:s text:c="2"/></text:span></text:span><text:span text:style-name="Variable"><text:span text:style-name="T44">for</text:span></text:span><text:span text:style-name="Source_20_Text"><text:span text:style-name="T42"> (std::vector&lt;</text:span></text:span><text:span text:style-name="Variable"><text:span text:style-name="T44">int</text:span></text:span><text:span text:style-name="Source_20_Text"><text:span text:style-name="T42">&gt;::iterator it=myvector</text:span></text:span><text:span text:style-name="Source_20_Text"><text:span text:style-name="T48">2</text:span></text:span><text:span text:style-name="Source_20_Text"><text:span text:style-name="T42">.begin(); it!=bound; ++it)</text:span></text:span></text:p>
      <text:p text:style-name="P48"><text:soft-page-break/><text:span text:style-name="Source_20_Text"><text:span text:style-name="T42"><text:s text:c="4"/>std::cout &lt;&lt; </text:span></text:span><text:span text:style-name="User_20_Entry"><text:span text:style-name="T42">' '</text:span></text:span><text:span text:style-name="Source_20_Text"><text:span text:style-name="T42"> &lt;&lt; *it;</text:span></text:span></text:p>
      <text:p text:style-name="P48"><text:span text:style-name="Source_20_Text"><text:span text:style-name="T42"><text:s text:c="2"/>std::cout &lt;&lt; </text:span></text:span><text:span text:style-name="User_20_Entry"><text:span text:style-name="T42">'\n'</text:span></text:span><text:span text:style-name="Source_20_Text"><text:span text:style-name="T42">;</text:span></text:span></text:p>
      <text:p text:style-name="P50"/>
      <text:p text:style-name="P48"><text:span text:style-name="Source_20_Text"><text:span text:style-name="T42"><text:s text:c="2"/>std::cout &lt;&lt; </text:span></text:span><text:span text:style-name="User_20_Entry"><text:span text:style-name="T42">"even elements:"</text:span></text:span><text:span text:style-name="Source_20_Text"><text:span text:style-name="T42">;</text:span></text:span></text:p>
      <text:p text:style-name="P48"><text:span text:style-name="Source_20_Text"><text:span text:style-name="T42"><text:s text:c="2"/></text:span></text:span><text:span text:style-name="Variable"><text:span text:style-name="T44">for</text:span></text:span><text:span text:style-name="Source_20_Text"><text:span text:style-name="T42"> (std::vector&lt;</text:span></text:span><text:span text:style-name="Variable"><text:span text:style-name="T44">int</text:span></text:span><text:span text:style-name="Source_20_Text"><text:span text:style-name="T42">&gt;::iterator it=bound; it!=myvector</text:span></text:span><text:span text:style-name="Source_20_Text"><text:span text:style-name="T48">2</text:span></text:span><text:span text:style-name="Source_20_Text"><text:span text:style-name="T42">.end(); ++it)</text:span></text:span></text:p>
      <text:p text:style-name="P48"><text:span text:style-name="Source_20_Text"><text:span text:style-name="T42"><text:s text:c="4"/>std::cout &lt;&lt; </text:span></text:span><text:span text:style-name="User_20_Entry"><text:span text:style-name="T42">' '</text:span></text:span><text:span text:style-name="Source_20_Text"><text:span text:style-name="T42"> &lt;&lt; *it;</text:span></text:span></text:p>
      <text:p text:style-name="P48"><text:span text:style-name="Source_20_Text"><text:span text:style-name="T42"><text:s text:c="2"/>std::cout &lt;&lt; </text:span></text:span><text:span text:style-name="User_20_Entry"><text:span text:style-name="T42">'\n'</text:span></text:span><text:span text:style-name="Source_20_Text"><text:span text:style-name="T42">;</text:span></text:span></text:p>
      <text:p text:style-name="P50"/>
      <text:p text:style-name="P48"><text:span text:style-name="Source_20_Text"><text:span text:style-name="T42"><text:s text:c="2"/></text:span></text:span><text:span text:style-name="Variable"><text:span text:style-name="T44">return</text:span></text:span><text:span text:style-name="Source_20_Text"><text:span text:style-name="T42"> 0;</text:span></text:span></text:p>
      <text:p text:style-name="P48"><text:span text:style-name="Source_20_Text"><text:span text:style-name="T42">}</text:span></text:span></text:p>
      <text:p text:style-name="P48"><text:span text:style-name="Source_20_Text"><text:span text:style-name="T76">Примітка</text:span></text:span><text:span text:style-name="Source_20_Text"><text:span text:style-name="T42">. </text:span></text:span><text:span text:style-name="Source_20_Text"><text:span text:style-name="T6">З Сі++11 дода</text:span></text:span><text:span text:style-name="Source_20_Text"><text:span text:style-name="T7">но</text:span></text:span><text:span text:style-name="Source_20_Text"><text:span text:style-name="T6"> також функції is_partitioned, partition_copy, partition_point</text:span></text:span></text:p>
      <text:p text:style-name="P54"><text:span text:style-name="Source_20_Text"/></text:p>
      <text:h text:style-name="P46" text:outline-level="3"><text:span text:style-name="T38">Операції сортування (Sorting)</text:span></text:h>
      <text:p text:style-name="P54"><text:span text:style-name="Source_20_Text"/></text:p>
      <text:p text:style-name="P49"><text:span text:style-name="Source_20_Text"><text:span text:style-name="T13">Функція sort </text:span></text:span><text:span text:style-name="Source_20_Text"><text:span text:style-name="T14">та </text:span></text:span><text:span text:style-name="Source_20_Text"><text:span text:style-name="T77">stable_sort</text:span></text:span></text:p>
      <text:p text:style-name="P54"><text:span text:style-name="Source_20_Text"/></text:p>
      <text:h text:style-name="P29" text:outline-level="1"><text:span text:style-name="Source_20_Text"><text:span text:style-name="T9">Функція sort — сортує за зростанням вказаний інтервал за вказаним бінарним предикатом (за замовченням — це стандартний або перевантажений оператор &lt;) </text:span></text:span></text:h>
      <text:h text:style-name="P29" text:outline-level="1"><text:span text:style-name="Source_20_Text"><text:span text:style-name="T9">stable_sort — працює майже так саме як <text:s/>sort, але при цьому обов</text:span></text:span><text:span text:style-name="Source_20_Text"><text:span text:style-name="T21">’</text:span></text:span><text:span text:style-name="Source_20_Text"><text:span text:style-name="T9">язково зберігається взаємний порядок елементів, для яких критерій порівняння визначав еквівалентність.</text:span></text:span></text:h>
      <text:p text:style-name="P1"><text:span text:style-name="Source_20_Text"/></text:p>
      <text:p text:style-name="P48"><text:span text:style-name="Цитата1"><text:span text:style-name="T44">// stable_sort example</text:span></text:span></text:p>
      <text:p text:style-name="P48"><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stable_sort</text:span></text:span></text:p>
      <text:p text:style-name="P48"><text:span text:style-name="Definition"><text:span text:style-name="T42">#include &lt;vector&gt; <text:s text:c="6"/></text:span></text:span><text:span text:style-name="Цитата1"><text:span text:style-name="T44">// std::vector</text:span></text:span></text:p>
      <text:p text:style-name="P50"/>
      <text:p text:style-name="P48"><text:span text:style-name="Variable"><text:span text:style-name="T44">bool</text:span></text:span><text:span text:style-name="Source_20_Text"><text:span text:style-name="T42"> compare_as_ints (</text:span></text:span><text:span text:style-name="Variable"><text:span text:style-name="T44">double</text:span></text:span><text:span text:style-name="Source_20_Text"><text:span text:style-name="T42"> i,</text:span></text:span><text:span text:style-name="Variable"><text:span text:style-name="T44">double</text:span></text:span><text:span text:style-name="Source_20_Text"><text:span text:style-name="T42"> j)</text:span></text:span></text:p>
      <text:p text:style-name="P48"><text:span text:style-name="Source_20_Text"><text:span text:style-name="T42">{</text:span></text:span></text:p>
      <text:p text:style-name="P48"><text:span text:style-name="Source_20_Text"><text:span text:style-name="T42"><text:s text:c="2"/></text:span></text:span><text:span text:style-name="Variable"><text:span text:style-name="T44">return</text:span></text:span><text:span text:style-name="Source_20_Text"><text:span text:style-name="T42"> (</text:span></text:span><text:span text:style-name="Variable"><text:span text:style-name="T44">int</text:span></text:span><text:span text:style-name="Source_20_Text"><text:span text:style-name="T42">(i)&lt;</text:span></text:span><text:span text:style-name="Variable"><text:span text:style-name="T44">int</text:span></text:span><text:span text:style-name="Source_20_Text"><text:span text:style-name="T42">(j));</text:span></text:span></text:p>
      <text:p text:style-name="P48"><text:span text:style-name="Source_20_Text"><text:span text:style-name="T42">}</text:span></text:span></text:p>
      <text:p text:style-name="P50"/>
      <text:p text:style-name="P48"><text:span text:style-name="Variable"><text:span text:style-name="T44">int</text:span></text:span><text:span text:style-name="Source_20_Text"><text:span text:style-name="T42"> main () {</text:span></text:span></text:p>
      <text:p text:style-name="P48"><text:span text:style-name="Source_20_Text"><text:span text:style-name="T42"><text:s text:c="2"/></text:span></text:span><text:span text:style-name="Variable"><text:span text:style-name="T44">double</text:span></text:span><text:span text:style-name="Source_20_Text"><text:span text:style-name="T42"> mydoubles[] = {3.14, 1.41, 2.72, 4.67, 1.73, 1.32, 1.62, 2.58};</text:span></text:span></text:p>
      <text:p text:style-name="P50"/>
      <text:p text:style-name="P48"><text:span text:style-name="Source_20_Text"><text:span text:style-name="T42"><text:s text:c="2"/>std::vector&lt;</text:span></text:span><text:span text:style-name="Variable"><text:span text:style-name="T44">double</text:span></text:span><text:span text:style-name="Source_20_Text"><text:span text:style-name="T42">&gt; myvector;</text:span></text:span></text:p>
      <text:p text:style-name="P50"/>
      <text:p text:style-name="P48"><text:span text:style-name="Source_20_Text"><text:span text:style-name="T42"><text:s text:c="2"/>myvector.assign(mydoubles,mydoubles+8);</text:span></text:span></text:p>
      <text:p text:style-name="P50"/>
      <text:p text:style-name="P48"><text:span text:style-name="Source_20_Text"><text:span text:style-name="T42"><text:s text:c="2"/>std::cout &lt;&lt; </text:span></text:span><text:span text:style-name="User_20_Entry"><text:span text:style-name="T42">"using default comparison:"</text:span></text:span><text:span text:style-name="Source_20_Text"><text:span text:style-name="T42">;</text:span></text:span></text:p>
      <text:p text:style-name="P48"><text:span text:style-name="Source_20_Text"><text:span text:style-name="T42"><text:s text:c="2"/>std::stable_sort (myvector.begin(), myvector.end());</text:span></text:span></text:p>
      <text:p text:style-name="P48"><text:soft-page-break/><text:span text:style-name="Source_20_Text"><text:span text:style-name="T42"><text:s text:c="2"/></text:span></text:span><text:span text:style-name="Variable"><text:span text:style-name="T44">for</text:span></text:span><text:span text:style-name="Source_20_Text"><text:span text:style-name="T42"> (std::vector&lt;</text:span></text:span><text:span text:style-name="Variable"><text:span text:style-name="T44">double</text:span></text:span><text:span text:style-name="Source_20_Text"><text:span text:style-name="T42">&gt;::iterator it=myvector.begin(); it!=myvector.end(); ++it)</text:span></text:span></text:p>
      <text:p text:style-name="P48"><text:span text:style-name="Source_20_Text"><text:span text:style-name="T42"><text:s text:c="4"/>std::cout &lt;&lt; </text:span></text:span><text:span text:style-name="User_20_Entry"><text:span text:style-name="T42">' '</text:span></text:span><text:span text:style-name="Source_20_Text"><text:span text:style-name="T42"> &lt;&lt; *it;</text:span></text:span></text:p>
      <text:p text:style-name="P48"><text:span text:style-name="Source_20_Text"><text:span text:style-name="T42"><text:s text:c="2"/>std::cout &lt;&lt; </text:span></text:span><text:span text:style-name="User_20_Entry"><text:span text:style-name="T42">'\n'</text:span></text:span><text:span text:style-name="Source_20_Text"><text:span text:style-name="T42">;</text:span></text:span></text:p>
      <text:p text:style-name="P50"/>
      <text:p text:style-name="P48"><text:span text:style-name="Source_20_Text"><text:span text:style-name="T42"><text:s text:c="2"/>myvector.assign(mydoubles,mydoubles+8);</text:span></text:span></text:p>
      <text:p text:style-name="P50"/>
      <text:p text:style-name="P48"><text:span text:style-name="Source_20_Text"><text:span text:style-name="T42"><text:s text:c="2"/>std::cout &lt;&lt; </text:span></text:span><text:span text:style-name="User_20_Entry"><text:span text:style-name="T42">"using 'compare_as_ints' :"</text:span></text:span><text:span text:style-name="Source_20_Text"><text:span text:style-name="T42">;</text:span></text:span></text:p>
      <text:p text:style-name="P48"><text:span text:style-name="Source_20_Text"><text:span text:style-name="T42"><text:s text:c="2"/>std::stable_sort (myvector.begin(), myvector.end(), compare_as_ints);</text:span></text:span></text:p>
      <text:p text:style-name="P48"><text:span text:style-name="Source_20_Text"><text:span text:style-name="T42"><text:s text:c="2"/></text:span></text:span><text:span text:style-name="Variable"><text:span text:style-name="T44">for</text:span></text:span><text:span text:style-name="Source_20_Text"><text:span text:style-name="T42"> (std::vector&lt;</text:span></text:span><text:span text:style-name="Variable"><text:span text:style-name="T44">double</text:span></text:span><text:span text:style-name="Source_20_Text"><text:span text:style-name="T42">&gt;::iterator it=myvector.begin(); it!=myvector.end(); ++it)</text:span></text:span></text:p>
      <text:p text:style-name="P48"><text:span text:style-name="Source_20_Text"><text:span text:style-name="T42"><text:s text:c="4"/>std::cout &lt;&lt; </text:span></text:span><text:span text:style-name="User_20_Entry"><text:span text:style-name="T42">' '</text:span></text:span><text:span text:style-name="Source_20_Text"><text:span text:style-name="T42"> &lt;&lt; *it;</text:span></text:span></text:p>
      <text:p text:style-name="P48"><text:span text:style-name="Source_20_Text"><text:span text:style-name="T42"><text:s text:c="2"/>std::cout &lt;&lt; </text:span></text:span><text:span text:style-name="User_20_Entry"><text:span text:style-name="T42">'\n'</text:span></text:span><text:span text:style-name="Source_20_Text"><text:span text:style-name="T42">;</text:span></text:span></text:p>
      <text:p text:style-name="P50"/>
      <text:p text:style-name="P48"><text:span text:style-name="Source_20_Text"><text:span text:style-name="T42"><text:s text:c="2"/></text:span></text:span><text:span text:style-name="Variable"><text:span text:style-name="T44">return</text:span></text:span><text:span text:style-name="Source_20_Text"><text:span text:style-name="T42"> 0;</text:span></text:span></text:p>
      <text:p text:style-name="P48"><text:span text:style-name="Source_20_Text"><text:span text:style-name="T42">}</text:span></text:span></text:p>
      <text:h text:style-name="P34" text:outline-level="1"><text:span text:style-name="Source_20_Text"/></text:h>
      <text:p text:style-name="P48"><text:span text:style-name="Source_20_Text"><text:span text:style-name="T13">Функція partial_sort та partial_sort_copy</text:span></text:span></text:p>
      <text:p text:style-name="P18"><text:span text:style-name="Source_20_Text"/></text:p>
      <text:p text:style-name="P21"><text:span text:style-name="Source_20_Text"><text:span text:style-name="T6">Функція часткового сортування partial_sort (pos1,middle,pos2) та <text:s/>partial_sort (pos1, middle, pos2, <text:s text:c="2"/>comp) — сортує елементи діапазону таким чином, що елементи перед </text:span></text:span><text:span text:style-name="Variable"><text:span text:style-name="T15">middle</text:span></text:span><text:span text:style-name="Source_20_Text"><text:span text:style-name="T6"> <text:s/>стають найменшими елементами діапазону та відсортовані за неспаданням.</text:span></text:span></text:p>
      <text:p text:style-name="P21"><text:span text:style-name="Source_20_Text"><text:span text:style-name="T6">Критерій порівняння - <text:s/>operator&lt; для першої версії та бінарний предикат </text:span></text:span><text:span text:style-name="Variable"><text:span text:style-name="T15">comp</text:span></text:span><text:span text:style-name="Source_20_Text"><text:span text:style-name="T6"> для другої.</text:span></text:span></text:p>
      <text:p text:style-name="P54"><text:span text:style-name="Source_20_Text"/></text:p>
      <text:p text:style-name="P48"><text:span text:style-name="Цитата1"><text:span text:style-name="T44">// partial_sort example</text:span></text:span></text:p>
      <text:p text:style-name="P48"><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partial_sort</text:span></text:span></text:p>
      <text:p text:style-name="P48"><text:span text:style-name="Definition"><text:span text:style-name="T42">#include &lt;vector&gt; <text:s text:c="6"/></text:span></text:span><text:span text:style-name="Цитата1"><text:span text:style-name="T44">// std::vector</text:span></text:span></text:p>
      <text:p text:style-name="P50"/>
      <text:p text:style-name="P48"><text:span text:style-name="Variable"><text:span text:style-name="T44">bool</text:span></text:span><text:span text:style-name="Source_20_Text"><text:span text:style-name="T42"> myfunction (</text:span></text:span><text:span text:style-name="Variable"><text:span text:style-name="T44">int</text:span></text:span><text:span text:style-name="Source_20_Text"><text:span text:style-name="T42"> i,</text:span></text:span><text:span text:style-name="Variable"><text:span text:style-name="T44">int</text:span></text:span><text:span text:style-name="Source_20_Text"><text:span text:style-name="T42"> j) { </text:span></text:span><text:span text:style-name="Variable"><text:span text:style-name="T44">return</text:span></text:span><text:span text:style-name="Source_20_Text"><text:span text:style-name="T42"> (i&lt;j); }</text:span></text:span></text:p>
      <text:p text:style-name="P50"/>
      <text:p text:style-name="P48"><text:span text:style-name="Variable"><text:span text:style-name="T44">int</text:span></text:span><text:span text:style-name="Source_20_Text"><text:span text:style-name="T42"> main () {</text:span></text:span></text:p>
      <text:p text:style-name="P48"><text:span text:style-name="Source_20_Text"><text:span text:style-name="T42"><text:s text:c="2"/></text:span></text:span><text:span text:style-name="Variable"><text:span text:style-name="T44">int</text:span></text:span><text:span text:style-name="Source_20_Text"><text:span text:style-name="T42"> myints[] = {9,8,7,6,5,4,3,2,1};</text:span></text:span></text:p>
      <text:p text:style-name="P48"><text:span text:style-name="Source_20_Text"><text:span text:style-name="T42"><text:s text:c="2"/>std::vector&lt;</text:span></text:span><text:span text:style-name="Variable"><text:span text:style-name="T44">int</text:span></text:span><text:span text:style-name="Source_20_Text"><text:span text:style-name="T42">&gt; myvector (myints, myints+9);</text:span></text:span></text:p>
      <text:p text:style-name="P50"/>
      <text:p text:style-name="P48"><text:span text:style-name="Source_20_Text"><text:span text:style-name="T42"><text:s text:c="2"/></text:span></text:span><text:span text:style-name="Цитата1"><text:span text:style-name="T44">// using default comparison (operator &lt;):</text:span></text:span></text:p>
      <text:p text:style-name="P48"><text:span text:style-name="Source_20_Text"><text:span text:style-name="T42"><text:s text:c="2"/>std::partial_sort (myvector.begin(), myvector.begin()+5, myvector.end());</text:span></text:span></text:p>
      <text:p text:style-name="P50"/>
      <text:p text:style-name="P48"><text:span text:style-name="Source_20_Text"><text:span text:style-name="T42"><text:s text:c="2"/></text:span></text:span><text:span text:style-name="Цитата1"><text:span text:style-name="T44">// using function as comp</text:span></text:span></text:p>
      <text:p text:style-name="P48"><text:soft-page-break/><text:span text:style-name="Source_20_Text"><text:span text:style-name="T42"><text:s text:c="2"/>std::partial_sort (myvector.begin(), myvector.begin()+5, myvector.end(),myfunction);</text:span></text:span></text:p>
      <text:p text:style-name="P50"/>
      <text:p text:style-name="P48"><text:span text:style-name="Source_20_Text"><text:span text:style-name="T42"><text:s text:c="2"/></text:span></text:span><text:span text:style-name="Цитата1"><text:span text:style-name="T44">// print out content:</text:span></text:span></text:p>
      <text:p text:style-name="P48"><text:span text:style-name="Source_20_Text"><text:span text:style-name="T42"><text:s text:c="2"/>std::cout &lt;&lt; </text:span></text:span><text:span text:style-name="User_20_Entry"><text:span text:style-name="T42">"myvector contains:"</text:span></text:span><text:span text:style-name="Source_20_Text"><text:span text:style-name="T42">;</text:span></text:span></text:p>
      <text:p text:style-name="P48"><text:span text:style-name="Source_20_Text"><text:span text:style-name="T42"><text:s text:c="2"/></text:span></text:span><text:span text:style-name="Variable"><text:span text:style-name="T44">for</text:span></text:span><text:span text:style-name="Source_20_Text"><text:span text:style-name="T42"> (std::vector&lt;</text:span></text:span><text:span text:style-name="Variable"><text:span text:style-name="T44">int</text:span></text:span><text:span text:style-name="Source_20_Text"><text:span text:style-name="T42">&gt;::iterator it=myvector.begin(); it!=myvector.end(); ++it)</text:span></text:span></text:p>
      <text:p text:style-name="P48"><text:span text:style-name="Source_20_Text"><text:span text:style-name="T42"><text:s text:c="4"/>std::cout &lt;&lt; </text:span></text:span><text:span text:style-name="User_20_Entry"><text:span text:style-name="T42">' '</text:span></text:span><text:span text:style-name="Source_20_Text"><text:span text:style-name="T42"> &lt;&lt; *it;</text:span></text:span></text:p>
      <text:p text:style-name="P48"><text:span text:style-name="Source_20_Text"><text:span text:style-name="T42"><text:s text:c="2"/>std::cout &lt;&lt; </text:span></text:span><text:span text:style-name="User_20_Entry"><text:span text:style-name="T42">'\n'</text:span></text:span><text:span text:style-name="Source_20_Text"><text:span text:style-name="T42">;</text:span></text:span></text:p>
      <text:p text:style-name="P50"/>
      <text:p text:style-name="P48"><text:span text:style-name="Source_20_Text"><text:span text:style-name="T42"><text:s text:c="2"/></text:span></text:span><text:span text:style-name="Variable"><text:span text:style-name="T44">return</text:span></text:span><text:span text:style-name="Source_20_Text"><text:span text:style-name="T42"> 0;</text:span></text:span></text:p>
      <text:p text:style-name="P48"><text:span text:style-name="Source_20_Text"><text:span text:style-name="T42">}</text:span></text:span></text:p>
      <text:h text:style-name="P29" text:outline-level="1"><text:span text:style-name="Source_20_Text"><text:span text:style-name="T9">Функція partial_sort_copy працює так саме як partial_sort, але зберігає невідсортовану частину.</text:span></text:span></text:h>
      <text:p text:style-name="P54"><text:span text:style-name="Source_20_Text"/></text:p>
      <text:p text:style-name="P56"><text:span text:style-name="Source_20_Text"/></text:p>
      <text:p text:style-name="P48"><text:span text:style-name="Source_20_Text"><text:span text:style-name="T13">Функція nth_element</text:span></text:span></text:p>
      <text:p text:style-name="P1"/>
      <text:h text:style-name="P29" text:outline-level="1"><text:span text:style-name="Source_20_Text"><text:span text:style-name="T9">Функція nth_element(pos1,middle,pos2) модифікує діапазон таким чином, що елемент на позиції middle займає ту позицію, яка в нього була би в відсортованому масиві.</text:span></text:span></text:h>
      <text:p text:style-name="P48"><text:span text:style-name="Цитата1"><text:span text:style-name="T44">// nth_element example</text:span></text:span></text:p>
      <text:p text:style-name="P48"><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nth_element, std::random_shuffle</text:span></text:span></text:p>
      <text:p text:style-name="P48"><text:span text:style-name="Definition"><text:span text:style-name="T42">#include &lt;vector&gt; <text:s text:c="6"/></text:span></text:span><text:span text:style-name="Цитата1"><text:span text:style-name="T44">// std::vector</text:span></text:span></text:p>
      <text:p text:style-name="P50"/>
      <text:p text:style-name="P48"><text:span text:style-name="Variable"><text:span text:style-name="T44">bool</text:span></text:span><text:span text:style-name="Source_20_Text"><text:span text:style-name="T42"> myfunction (</text:span></text:span><text:span text:style-name="Variable"><text:span text:style-name="T44">int</text:span></text:span><text:span text:style-name="Source_20_Text"><text:span text:style-name="T42"> i,</text:span></text:span><text:span text:style-name="Variable"><text:span text:style-name="T44">int</text:span></text:span><text:span text:style-name="Source_20_Text"><text:span text:style-name="T42"> j) { </text:span></text:span><text:span text:style-name="Variable"><text:span text:style-name="T44">return</text:span></text:span><text:span text:style-name="Source_20_Text"><text:span text:style-name="T42"> (i&lt;j); }</text:span></text:span></text:p>
      <text:p text:style-name="P50"/>
      <text:p text:style-name="P48"><text:span text:style-name="Variable"><text:span text:style-name="T44">int</text:span></text:span><text:span text:style-name="Source_20_Text"><text:span text:style-name="T42"> main () {</text:span></text:span></text:p>
      <text:p text:style-name="P48"><text:span text:style-name="Source_20_Text"><text:span text:style-name="T42"><text:s text:c="2"/>std::vector&lt;</text:span></text:span><text:span text:style-name="Variable"><text:span text:style-name="T44">int</text:span></text:span><text:span text:style-name="Source_20_Text"><text:span text:style-name="T42">&gt; myvector;</text:span></text:span></text:p>
      <text:p text:style-name="P50"/>
      <text:p text:style-name="P48"><text:span text:style-name="Source_20_Text"><text:span text:style-name="T42"><text:s text:c="2"/></text:span></text:span><text:span text:style-name="Цитата1"><text:span text:style-name="T44">// set some values:</text:span></text:span></text:p>
      <text:p text:style-name="P48"><text:span text:style-name="Source_20_Text"><text:span text:style-name="T42"><text:s text:c="2"/></text:span></text:span><text:span text:style-name="Variable"><text:span text:style-name="T44">for</text:span></text:span><text:span text:style-name="Source_20_Text"><text:span text:style-name="T42"> (</text:span></text:span><text:span text:style-name="Variable"><text:span text:style-name="T44">int</text:span></text:span><text:span text:style-name="Source_20_Text"><text:span text:style-name="T42"> i=1; i&lt;10; i++) myvector.push_back(i); <text:s text:c="2"/></text:span></text:span><text:span text:style-name="Цитата1"><text:span text:style-name="T44">// 1 2 3 4 5 6 7 8 9</text:span></text:span></text:p>
      <text:p text:style-name="P50"/>
      <text:p text:style-name="P48"><text:span text:style-name="Source_20_Text"><text:span text:style-name="T42"><text:s text:c="2"/>std::random_shuffle (myvector.begin(), myvector.end());</text:span></text:span></text:p>
      <text:p text:style-name="P50"/>
      <text:p text:style-name="P48"><text:span text:style-name="Source_20_Text"><text:span text:style-name="T42"><text:s text:c="2"/></text:span></text:span><text:span text:style-name="Цитата1"><text:span text:style-name="T44">// using default comparison (operator &lt;):</text:span></text:span></text:p>
      <text:p text:style-name="P48"><text:span text:style-name="Source_20_Text"><text:span text:style-name="T42"><text:s text:c="2"/>std::nth_element (myvector.begin(), myvector.begin()+5, myvector.end());</text:span></text:span></text:p>
      <text:p text:style-name="P50"/>
      <text:p text:style-name="P48"><text:span text:style-name="Source_20_Text"><text:span text:style-name="T42"><text:s text:c="2"/></text:span></text:span><text:span text:style-name="Цитата1"><text:span text:style-name="T44">// using function as comp</text:span></text:span></text:p>
      <text:p text:style-name="P48"><text:span text:style-name="Source_20_Text"><text:span text:style-name="T42"><text:s text:c="2"/>td::nth_element(myvector.begin(),myvector.begin()+5,myvector.end(),myfunction);</text:span></text:span></text:p>
      <text:p text:style-name="P50"/>
      <text:p text:style-name="P48"><text:soft-page-break/><text:span text:style-name="Source_20_Text"><text:span text:style-name="T42"><text:s text:c="2"/></text:span></text:span><text:span text:style-name="Цитата1"><text:span text:style-name="T44">// print out content:</text:span></text:span></text:p>
      <text:p text:style-name="P48"><text:span text:style-name="Source_20_Text"><text:span text:style-name="T42"><text:s text:c="2"/>std::cout &lt;&lt; </text:span></text:span><text:span text:style-name="User_20_Entry"><text:span text:style-name="T42">"myvector contains:"</text:span></text:span><text:span text:style-name="Source_20_Text"><text:span text:style-name="T42">;</text:span></text:span></text:p>
      <text:p text:style-name="P48"><text:span text:style-name="Source_20_Text"><text:span text:style-name="T42"><text:s text:c="2"/></text:span></text:span><text:span text:style-name="Variable"><text:span text:style-name="T44">for</text:span></text:span><text:span text:style-name="Source_20_Text"><text:span text:style-name="T42"> (std::vector&lt;</text:span></text:span><text:span text:style-name="Variable"><text:span text:style-name="T44">int</text:span></text:span><text:span text:style-name="Source_20_Text"><text:span text:style-name="T42">&gt;::iterator it=myvector.begin(); it!=myvector.end(); ++it)</text:span></text:span></text:p>
      <text:p text:style-name="P48"><text:span text:style-name="Source_20_Text"><text:span text:style-name="T42"><text:s text:c="4"/>std::cout &lt;&lt; </text:span></text:span><text:span text:style-name="User_20_Entry"><text:span text:style-name="T42">' '</text:span></text:span><text:span text:style-name="Source_20_Text"><text:span text:style-name="T42"> &lt;&lt; *it;</text:span></text:span></text:p>
      <text:p text:style-name="P48"><text:span text:style-name="Source_20_Text"><text:span text:style-name="T42"><text:s text:c="2"/>std::cout &lt;&lt; </text:span></text:span><text:span text:style-name="User_20_Entry"><text:span text:style-name="T42">'\n'</text:span></text:span><text:span text:style-name="Source_20_Text"><text:span text:style-name="T42">;</text:span></text:span></text:p>
      <text:p text:style-name="P50"/>
      <text:p text:style-name="P48"><text:span text:style-name="Source_20_Text"><text:span text:style-name="T42"><text:s text:c="2"/></text:span></text:span><text:span text:style-name="Variable"><text:span text:style-name="T44">return</text:span></text:span><text:span text:style-name="Source_20_Text"><text:span text:style-name="T42"> 0;</text:span></text:span></text:p>
      <text:p text:style-name="P48"><text:span text:style-name="Source_20_Text"><text:span text:style-name="T42">}</text:span></text:span></text:p>
      <text:p text:style-name="P3"><text:span text:style-name="Source_20_Text"><text:span text:style-name="T6">З Сі++11 додали функції is_sorted, is_sorted_until — які визначають чи відсортований даний діапазон або чи відсортований він до деякого елементу.</text:span></text:span></text:p>
      <text:p text:style-name="P1"><text:span text:style-name="Source_20_Text"/></text:p>
      <text:p text:style-name="P1"><text:span text:style-name="Source_20_Text"/></text:p>
      <text:h text:style-name="P46" text:outline-level="3"><text:span text:style-name="T38">Бінарний пошук</text:span></text:h>
      <text:p text:style-name="P1"><text:span text:style-name="Source_20_Text"/></text:p>
      <text:p text:style-name="P3"><text:span text:style-name="Source_20_Text"><text:span text:style-name="T6">Алгоритми бінарного пошуку працюють на відсортованих або частково відсортованих колекціях</text:span></text:span></text:p>
      <text:p text:style-name="P1"><text:span text:style-name="Source_20_Text"/></text:p>
      <text:p text:style-name="P48"><text:span text:style-name="Source_20_Text"><text:span text:style-name="T13">Функція binary_search</text:span></text:span></text:p>
      <text:p text:style-name="P3"><text:span text:style-name="Source_20_Text"><text:span text:style-name="T6">Ця функція виконує бінарний пошук даного елементу в послідовності.</text:span></text:span></text:p>
      <text:p text:style-name="P1"><text:span text:style-name="Source_20_Text"/></text:p>
      <text:p text:style-name="P48"><text:span text:style-name="Цитата1"><text:span text:style-name="T44">// binary_search example</text:span></text:span></text:p>
      <text:p text:style-name="P48"><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binary_search, std::sort</text:span></text:span></text:p>
      <text:p text:style-name="P48"><text:span text:style-name="Definition"><text:span text:style-name="T42">#include &lt;vector&gt; <text:s text:c="6"/></text:span></text:span><text:span text:style-name="Цитата1"><text:span text:style-name="T44">// std::vector</text:span></text:span></text:p>
      <text:p text:style-name="P50"/>
      <text:p text:style-name="P48"><text:span text:style-name="Variable"><text:span text:style-name="T44">bool</text:span></text:span><text:span text:style-name="Source_20_Text"><text:span text:style-name="T42"> myfunction (</text:span></text:span><text:span text:style-name="Variable"><text:span text:style-name="T44">int</text:span></text:span><text:span text:style-name="Source_20_Text"><text:span text:style-name="T42"> i,</text:span></text:span><text:span text:style-name="Variable"><text:span text:style-name="T44">int</text:span></text:span><text:span text:style-name="Source_20_Text"><text:span text:style-name="T42"> j) { </text:span></text:span><text:span text:style-name="Variable"><text:span text:style-name="T44">return</text:span></text:span><text:span text:style-name="Source_20_Text"><text:span text:style-name="T42"> (i&lt;j); }</text:span></text:span></text:p>
      <text:p text:style-name="P50"/>
      <text:p text:style-name="P48"><text:span text:style-name="Variable"><text:span text:style-name="T44">int</text:span></text:span><text:span text:style-name="Source_20_Text"><text:span text:style-name="T42"> main () {</text:span></text:span></text:p>
      <text:p text:style-name="P48"><text:span text:style-name="Source_20_Text"><text:span text:style-name="T42"><text:s text:c="2"/></text:span></text:span><text:span text:style-name="Variable"><text:span text:style-name="T44">int</text:span></text:span><text:span text:style-name="Source_20_Text"><text:span text:style-name="T42"> myints[] = {1,2,3,4,5,4,3,2,1};</text:span></text:span></text:p>
      <text:p text:style-name="P48"><text:span text:style-name="Source_20_Text"><text:span text:style-name="T42"><text:s text:c="2"/>std::vector&lt;</text:span></text:span><text:span text:style-name="Variable"><text:span text:style-name="T44">int</text:span></text:span><text:span text:style-name="Source_20_Text"><text:span text:style-name="T42">&gt; v(myints,myints+9); <text:s text:c="24"/></text:span></text:span><text:span text:style-name="Цитата1"><text:span text:style-name="T44">// 1 2 3 4 5 4 3 2 1</text:span></text:span></text:p>
      <text:p text:style-name="P50"/>
      <text:p text:style-name="P48"><text:span text:style-name="Source_20_Text"><text:span text:style-name="T42"><text:s text:c="2"/></text:span></text:span><text:span text:style-name="Цитата1"><text:span text:style-name="T44">// using default comparison:</text:span></text:span></text:p>
      <text:p text:style-name="P48"><text:span text:style-name="Source_20_Text"><text:span text:style-name="T42"><text:s text:c="2"/>std::sort (v.begin(), v.end());</text:span></text:span></text:p>
      <text:p text:style-name="P50"/>
      <text:p text:style-name="P48"><text:span text:style-name="Source_20_Text"><text:span text:style-name="T42"><text:s text:c="2"/>std::cout &lt;&lt; </text:span></text:span><text:span text:style-name="User_20_Entry"><text:span text:style-name="T42">"looking for a 3... "</text:span></text:span><text:span text:style-name="Source_20_Text"><text:span text:style-name="T42">;</text:span></text:span></text:p>
      <text:p text:style-name="P48"><text:span text:style-name="Source_20_Text"><text:span text:style-name="T42"><text:s text:c="2"/></text:span></text:span><text:span text:style-name="Variable"><text:span text:style-name="T44">if</text:span></text:span><text:span text:style-name="Source_20_Text"><text:span text:style-name="T42"> (std::binary_search (v.begin(), v.end(), 3))</text:span></text:span></text:p>
      <text:p text:style-name="P48"><text:span text:style-name="Source_20_Text"><text:span text:style-name="T42"><text:s text:c="4"/>std::cout &lt;&lt; </text:span></text:span><text:span text:style-name="User_20_Entry"><text:span text:style-name="T42">"found!\n"</text:span></text:span><text:span text:style-name="Source_20_Text"><text:span text:style-name="T42">; </text:span></text:span><text:span text:style-name="Variable"><text:span text:style-name="T44">else</text:span></text:span><text:span text:style-name="Source_20_Text"><text:span text:style-name="T42"> std::cout &lt;&lt; </text:span></text:span><text:span text:style-name="User_20_Entry"><text:span text:style-name="T42">"not found.\n"</text:span></text:span><text:span text:style-name="Source_20_Text"><text:span text:style-name="T42">;</text:span></text:span></text:p>
      <text:p text:style-name="P50"/>
      <text:p text:style-name="P48"><text:span text:style-name="Source_20_Text"><text:span text:style-name="T42"><text:s text:c="2"/></text:span></text:span><text:span text:style-name="Цитата1"><text:span text:style-name="T44">// using myfunction as comp:</text:span></text:span></text:p>
      <text:p text:style-name="P48"><text:span text:style-name="Source_20_Text"><text:span text:style-name="T42"><text:s text:c="2"/>std::sort (v.begin(), v.end(), myfunction);</text:span></text:span></text:p>
      <text:p text:style-name="P50"/>
      <text:p text:style-name="P48"><text:span text:style-name="Source_20_Text"><text:span text:style-name="T42"><text:s text:c="2"/>std::cout &lt;&lt; </text:span></text:span><text:span text:style-name="User_20_Entry"><text:span text:style-name="T42">"looking for a 6... "</text:span></text:span><text:span text:style-name="Source_20_Text"><text:span text:style-name="T42">;</text:span></text:span></text:p>
      <text:p text:style-name="P48"><text:soft-page-break/><text:span text:style-name="Source_20_Text"><text:span text:style-name="T42"><text:s text:c="2"/></text:span></text:span><text:span text:style-name="Variable"><text:span text:style-name="T44">if</text:span></text:span><text:span text:style-name="Source_20_Text"><text:span text:style-name="T42"> (std::binary_search (v.begin(), v.end(), 6, myfunction))</text:span></text:span></text:p>
      <text:p text:style-name="P48"><text:span text:style-name="Source_20_Text"><text:span text:style-name="T42"><text:s text:c="4"/>std::cout &lt;&lt; </text:span></text:span><text:span text:style-name="User_20_Entry"><text:span text:style-name="T42">"found!\n"</text:span></text:span><text:span text:style-name="Source_20_Text"><text:span text:style-name="T42">; </text:span></text:span><text:span text:style-name="Variable"><text:span text:style-name="T44">else</text:span></text:span><text:span text:style-name="Source_20_Text"><text:span text:style-name="T42"> std::cout &lt;&lt; </text:span></text:span><text:span text:style-name="User_20_Entry"><text:span text:style-name="T42">"not found.\n"</text:span></text:span><text:span text:style-name="Source_20_Text"><text:span text:style-name="T42">;</text:span></text:span></text:p>
      <text:p text:style-name="P50"/>
      <text:p text:style-name="P48"><text:span text:style-name="Source_20_Text"><text:span text:style-name="T42"><text:s text:c="2"/></text:span></text:span><text:span text:style-name="Variable"><text:span text:style-name="T44">return</text:span></text:span><text:span text:style-name="Source_20_Text"><text:span text:style-name="T42"> 0;</text:span></text:span></text:p>
      <text:p text:style-name="P48"><text:span text:style-name="Source_20_Text"><text:span text:style-name="T42">}</text:span></text:span></text:p>
      <text:p text:style-name="P1"><text:span text:style-name="Source_20_Text"/></text:p>
      <text:p text:style-name="P48"><text:span text:style-name="Source_20_Text"><text:span text:style-name="T13">Функція equal_range</text:span></text:span></text:p>
      <text:p text:style-name="P18"><text:span text:style-name="Source_20_Text"/></text:p>
      <text:p text:style-name="P21"><text:span text:style-name="Source_20_Text"><text:span text:style-name="T6">Функція equal_range(pos1,pos2, val) повертає піддіапазон тих елементів діапазону (як пару на початок та кінець піддіапазону), що еквівалентні val.</text:span></text:span></text:p>
      <text:p text:style-name="P55"><text:span text:style-name="Цитата1"/></text:p>
      <text:p text:style-name="P48"><text:span text:style-name="Цитата1"><text:span text:style-name="T44">// equal_range example</text:span></text:span></text:p>
      <text:p text:style-name="P48"><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equal_range, std::sort</text:span></text:span></text:p>
      <text:p text:style-name="P48"><text:span text:style-name="Definition"><text:span text:style-name="T42">#include &lt;vector&gt; <text:s text:c="6"/></text:span></text:span><text:span text:style-name="Цитата1"><text:span text:style-name="T44">// std::vector</text:span></text:span></text:p>
      <text:p text:style-name="P50"/>
      <text:p text:style-name="P48"><text:span text:style-name="Variable"><text:span text:style-name="T44">bool</text:span></text:span><text:span text:style-name="Source_20_Text"><text:span text:style-name="T42"> mygreater (</text:span></text:span><text:span text:style-name="Variable"><text:span text:style-name="T44">int</text:span></text:span><text:span text:style-name="Source_20_Text"><text:span text:style-name="T42"> i,</text:span></text:span><text:span text:style-name="Variable"><text:span text:style-name="T44">int</text:span></text:span><text:span text:style-name="Source_20_Text"><text:span text:style-name="T42"> j) { </text:span></text:span><text:span text:style-name="Variable"><text:span text:style-name="T44">return</text:span></text:span><text:span text:style-name="Source_20_Text"><text:span text:style-name="T42"> (i&gt;j); }</text:span></text:span></text:p>
      <text:p text:style-name="P50"/>
      <text:p text:style-name="P48"><text:span text:style-name="Variable"><text:span text:style-name="T44">int</text:span></text:span><text:span text:style-name="Source_20_Text"><text:span text:style-name="T42"> main () {</text:span></text:span></text:p>
      <text:p text:style-name="P48"><text:span text:style-name="Source_20_Text"><text:span text:style-name="T42"><text:s text:c="2"/></text:span></text:span><text:span text:style-name="Variable"><text:span text:style-name="T44">int</text:span></text:span><text:span text:style-name="Source_20_Text"><text:span text:style-name="T42"> myints[] = {10,20,30,30,20,10,10,20};</text:span></text:span></text:p>
      <text:p text:style-name="P48"><text:span text:style-name="Source_20_Text"><text:span text:style-name="T42"><text:s text:c="2"/>std::vector&lt;</text:span></text:span><text:span text:style-name="Variable"><text:span text:style-name="T44">int</text:span></text:span><text:span text:style-name="Source_20_Text"><text:span text:style-name="T42">&gt; v(myints,myints+8); <text:s text:c="24"/></text:span></text:span><text:span text:style-name="Цитата1"><text:span text:style-name="T44">// 10 20 30 30 20 10 10 20</text:span></text:span></text:p>
      <text:p text:style-name="P48"><text:span text:style-name="Source_20_Text"><text:span text:style-name="T42"><text:s text:c="2"/>std::pair&lt;std::vector&lt;</text:span></text:span><text:span text:style-name="Variable"><text:span text:style-name="T44">int</text:span></text:span><text:span text:style-name="Source_20_Text"><text:span text:style-name="T42">&gt;::iterator,std::vector&lt;</text:span></text:span><text:span text:style-name="Variable"><text:span text:style-name="T44">int</text:span></text:span><text:span text:style-name="Source_20_Text"><text:span text:style-name="T42">&gt;::iterator&gt; bounds;</text:span></text:span></text:p>
      <text:p text:style-name="P50"/>
      <text:p text:style-name="P48"><text:span text:style-name="Source_20_Text"><text:span text:style-name="T42"><text:s text:c="2"/></text:span></text:span><text:span text:style-name="Цитата1"><text:span text:style-name="T44">// using default comparison:</text:span></text:span></text:p>
      <text:p text:style-name="P48"><text:span text:style-name="Source_20_Text"><text:span text:style-name="T42"><text:s text:c="2"/>std::sort (v.begin(), v.end()); <text:s text:c="29"/></text:span></text:span><text:span text:style-name="Цитата1"><text:span text:style-name="T44">// 10 10 10 20 20 20 30 30</text:span></text:span></text:p>
      <text:p text:style-name="P48"><text:span text:style-name="Source_20_Text"><text:span text:style-name="T42"><text:s text:c="2"/>bounds=std::equal_range (v.begin(), v.end(), 20); <text:s text:c="11"/></text:span></text:span><text:span text:style-name="Цитата1"><text:span text:style-name="T44">// <text:s text:c="9"/>^ <text:s text:c="7"/>^</text:span></text:span></text:p>
      <text:p text:style-name="P50"/>
      <text:p text:style-name="P48"><text:span text:style-name="Source_20_Text"><text:span text:style-name="T42"><text:s text:c="2"/></text:span></text:span><text:span text:style-name="Цитата1"><text:span text:style-name="T44">// using "mygreater" as comp:</text:span></text:span></text:p>
      <text:p text:style-name="P48"><text:span text:style-name="Source_20_Text"><text:span text:style-name="T42"><text:s text:c="2"/>std::sort (v.begin(), v.end(), mygreater); <text:s text:c="18"/></text:span></text:span><text:span text:style-name="Цитата1"><text:span text:style-name="T44">// 30 30 20 20 20 10 10 10</text:span></text:span></text:p>
      <text:p text:style-name="P48"><text:span text:style-name="Source_20_Text"><text:span text:style-name="T42"><text:s text:c="2"/>bounds=std::equal_range (v.begin(), v.end(), 20, mygreater); </text:span></text:span><text:span text:style-name="Цитата1"><text:span text:style-name="T44">// <text:s text:c="6"/>^ <text:s text:c="7"/>^</text:span></text:span></text:p>
      <text:p text:style-name="P50"/>
      <text:p text:style-name="P48"><text:span text:style-name="Source_20_Text"><text:span text:style-name="T42"><text:s text:c="2"/>std::cout &lt;&lt; </text:span></text:span><text:span text:style-name="User_20_Entry"><text:span text:style-name="T42">"bounds at positions "</text:span></text:span><text:span text:style-name="Source_20_Text"><text:span text:style-name="T42"> &lt;&lt; (bounds.first - v.begin());</text:span></text:span></text:p>
      <text:p text:style-name="P48"><text:span text:style-name="Source_20_Text"><text:span text:style-name="T42"><text:s text:c="2"/>std::cout &lt;&lt; </text:span></text:span><text:span text:style-name="User_20_Entry"><text:span text:style-name="T42">" and "</text:span></text:span><text:span text:style-name="Source_20_Text"><text:span text:style-name="T42"> &lt;&lt; (bounds.second - v.begin()) &lt;&lt; </text:span></text:span><text:span text:style-name="User_20_Entry"><text:span text:style-name="T42">'\n'</text:span></text:span><text:span text:style-name="Source_20_Text"><text:span text:style-name="T42">;</text:span></text:span></text:p>
      <text:p text:style-name="P50"/>
      <text:p text:style-name="P48"><text:span text:style-name="Source_20_Text"><text:span text:style-name="T42"><text:s text:c="2"/></text:span></text:span><text:span text:style-name="Variable"><text:span text:style-name="T44">return</text:span></text:span><text:span text:style-name="Source_20_Text"><text:span text:style-name="T42"> 0;</text:span></text:span></text:p>
      <text:p text:style-name="P48"><text:span text:style-name="Source_20_Text"><text:span text:style-name="T42">}</text:span></text:span></text:p>
      <text:p text:style-name="P54"/>
      <text:p text:style-name="P48"><text:span text:style-name="Source_20_Text"><text:span text:style-name="T13">Функції lower_bound, upper_bound</text:span></text:span></text:p>
      <text:h text:style-name="P34" text:outline-level="1"><text:soft-page-break/><text:span text:style-name="Source_20_Text"/></text:h>
      <text:h text:style-name="P29" text:outline-level="1"><text:span text:style-name="Source_20_Text"><text:span text:style-name="T9">Функції lower_bound(pos1,pos2, val), upper_bound(pos1,pos2, val) повертають відповідно ітератори на перший та останній елемент піддіапазону еквівалентних val значень.</text:span></text:span></text:h>
      <text:p text:style-name="P18"><text:span text:style-name="Source_20_Text"/></text:p>
      <text:p text:style-name="P48"><text:span text:style-name="Цитата1"><text:span text:style-name="T49">/</text:span></text:span><text:span text:style-name="Цитата1"><text:span text:style-name="T44">/ lower_bound/upper_bound example</text:span></text:span></text:p>
      <text:p text:style-name="P48"><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lower_bound, std::upper_bound, std::sort</text:span></text:span></text:p>
      <text:p text:style-name="P48"><text:span text:style-name="Definition"><text:span text:style-name="T42">#include &lt;vector&gt; <text:s text:c="6"/></text:span></text:span><text:span text:style-name="Цитата1"><text:span text:style-name="T44">// std::vector</text:span></text:span></text:p>
      <text:p text:style-name="P50"/>
      <text:p text:style-name="P48"><text:span text:style-name="Variable"><text:span text:style-name="T44">int</text:span></text:span><text:span text:style-name="Source_20_Text"><text:span text:style-name="T42"> main () {</text:span></text:span></text:p>
      <text:p text:style-name="P48"><text:span text:style-name="Source_20_Text"><text:span text:style-name="T42"><text:s text:c="2"/></text:span></text:span><text:span text:style-name="Variable"><text:span text:style-name="T44">int</text:span></text:span><text:span text:style-name="Source_20_Text"><text:span text:style-name="T42"> myints[] = {10,20,30,30,20,10,10,20};</text:span></text:span></text:p>
      <text:p text:style-name="P48"><text:span text:style-name="Source_20_Text"><text:span text:style-name="T42"><text:s text:c="2"/>std::vector&lt;</text:span></text:span><text:span text:style-name="Variable"><text:span text:style-name="T44">int</text:span></text:span><text:span text:style-name="Source_20_Text"><text:span text:style-name="T42">&gt; v(myints,myints+8); <text:s text:c="10"/></text:span></text:span><text:span text:style-name="Цитата1"><text:span text:style-name="T44">// 10 20 30 30 20 10 10 20</text:span></text:span></text:p>
      <text:p text:style-name="P50"/>
      <text:p text:style-name="P48"><text:span text:style-name="Source_20_Text"><text:span text:style-name="T42"><text:s text:c="2"/>std::sort (v.begin(), v.end()); <text:s text:c="15"/></text:span></text:span><text:span text:style-name="Цитата1"><text:span text:style-name="T44">// 10 10 10 20 20 20 30 30</text:span></text:span></text:p>
      <text:p text:style-name="P50"/>
      <text:p text:style-name="P48"><text:span text:style-name="Source_20_Text"><text:span text:style-name="T42"><text:s text:c="2"/>std::vector&lt;</text:span></text:span><text:span text:style-name="Variable"><text:span text:style-name="T44">int</text:span></text:span><text:span text:style-name="Source_20_Text"><text:span text:style-name="T42">&gt;::iterator low,up;</text:span></text:span></text:p>
      <text:p text:style-name="P48"><text:span text:style-name="Source_20_Text"><text:span text:style-name="T42"><text:s text:c="2"/>low=std::lower_bound (v.begin(), v.end(), 20); </text:span></text:span><text:span text:style-name="Цитата1"><text:span text:style-name="T44">// <text:s text:c="9"/>^</text:span></text:span></text:p>
      <text:p text:style-name="P48"><text:span text:style-name="Source_20_Text"><text:span text:style-name="T42"><text:s text:c="2"/>up= std::upper_bound (v.begin(), v.end(), 20); </text:span></text:span><text:span text:style-name="Цитата1"><text:span text:style-name="T44">// <text:s text:c="18"/>^</text:span></text:span></text:p>
      <text:p text:style-name="P50"/>
      <text:p text:style-name="P48"><text:span text:style-name="Source_20_Text"><text:span text:style-name="T42"><text:s text:c="2"/>std::cout &lt;&lt; </text:span></text:span><text:span text:style-name="User_20_Entry"><text:span text:style-name="T42">"lower_bound at position "</text:span></text:span><text:span text:style-name="Source_20_Text"><text:span text:style-name="T42"> &lt;&lt; (low- v.begin()) &lt;&lt; </text:span></text:span><text:span text:style-name="User_20_Entry"><text:span text:style-name="T42">'\n'</text:span></text:span><text:span text:style-name="Source_20_Text"><text:span text:style-name="T42">;</text:span></text:span></text:p>
      <text:p text:style-name="P48"><text:span text:style-name="Source_20_Text"><text:span text:style-name="T42"><text:s text:c="2"/>std::cout &lt;&lt; </text:span></text:span><text:span text:style-name="User_20_Entry"><text:span text:style-name="T42">"upper_bound at position "</text:span></text:span><text:span text:style-name="Source_20_Text"><text:span text:style-name="T42"> &lt;&lt; (up - v.begin()) &lt;&lt; </text:span></text:span><text:span text:style-name="User_20_Entry"><text:span text:style-name="T42">'\n'</text:span></text:span><text:span text:style-name="Source_20_Text"><text:span text:style-name="T42">;</text:span></text:span></text:p>
      <text:p text:style-name="P50"/>
      <text:p text:style-name="P48"><text:span text:style-name="Source_20_Text"><text:span text:style-name="T42"><text:s text:c="2"/></text:span></text:span><text:span text:style-name="Variable"><text:span text:style-name="T44">return</text:span></text:span><text:span text:style-name="Source_20_Text"><text:span text:style-name="T42"> 0;</text:span></text:span></text:p>
      <text:p text:style-name="P48"><text:span text:style-name="Source_20_Text"><text:span text:style-name="T42">}</text:span></text:span></text:p>
      <text:p text:style-name="P5"><text:span text:style-name="Source_20_Text"/></text:p>
      <text:p text:style-name="P1"><text:span text:style-name="Source_20_Text"/></text:p>
      <text:h text:style-name="P46" text:outline-level="3"><text:span text:style-name="T41">Функції злиття </text:span></text:h>
      <text:p text:style-name="P1"><text:span text:style-name="Source_20_Text"/></text:p>
      <text:p text:style-name="P3"><text:span text:style-name="Source_20_Text"><text:span text:style-name="T6">Дані функції працюють для відсортованих послідовностей.</text:span></text:span></text:p>
      <text:p text:style-name="P1"><text:span text:style-name="Source_20_Text"/></text:p>
      <text:h text:style-name="P29" text:outline-level="1"><text:span text:style-name="Source_20_Text"><text:span text:style-name="T6">Функції merge та inplace_merge</text:span></text:span></text:h>
      <text:p text:style-name="P1"><text:span text:style-name="Source_20_Text"/></text:p>
      <text:p text:style-name="P3"><text:span text:style-name="Source_20_Text"><text:span text:style-name="T6">Функція merge виконує алгоритм злиття двох відсортованих послідовностей, а функція <text:s/>inplace_merge</text:span></text:span><text:span text:style-name="Source_20_Text"><text:span text:style-name="T13"> </text:span></text:span><text:span text:style-name="Source_20_Text"><text:span text:style-name="T6">в</text:span></text:span><text:span text:style-name="T6">иконує злиття діапазонів </text:span><text:span text:style-name="Source_20_Text"><text:span text:style-name="T6">[first,middle) та [middle,last), поміщуючи результат в діапазон [first,last).</text:span></text:span></text:p>
      <text:p text:style-name="P3"><text:span text:style-name="Source_20_Text"><text:span text:style-name="T6">Метод зберігає відносне розташування еквівалентних елементів</text:span></text:span></text:p>
      <text:p text:style-name="P1"/>
      <text:p text:style-name="P48"><text:span text:style-name="Цитата1"><text:span text:style-name="T44">// inplace_merge example</text:span></text:span></text:p>
      <text:p text:style-name="P48"><text:span text:style-name="Definition"><text:span text:style-name="T42">#include &lt;iostream&gt; <text:s text:c="4"/></text:span></text:span><text:span text:style-name="Цитата1"><text:span text:style-name="T44">// std::cout</text:span></text:span></text:p>
      <text:p text:style-name="P48"><text:soft-page-break/><text:span text:style-name="Definition"><text:span text:style-name="T42">#include &lt;algorithm&gt; <text:s text:c="3"/></text:span></text:span><text:span text:style-name="Цитата1"><text:span text:style-name="T44">// std::inplace_merge, std::sort, std::copy</text:span></text:span></text:p>
      <text:p text:style-name="P48"><text:span text:style-name="Definition"><text:span text:style-name="T42">#include &lt;vector&gt; <text:s text:c="6"/></text:span></text:span><text:span text:style-name="Цитата1"><text:span text:style-name="T44">// std::vector</text:span></text:span></text:p>
      <text:p text:style-name="P50"/>
      <text:p text:style-name="P48"><text:span text:style-name="Variable"><text:span text:style-name="T44">int</text:span></text:span><text:span text:style-name="Source_20_Text"><text:span text:style-name="T42"> main () {</text:span></text:span></text:p>
      <text:p text:style-name="P48"><text:span text:style-name="Source_20_Text"><text:span text:style-name="T42"><text:s text:c="2"/></text:span></text:span><text:span text:style-name="Variable"><text:span text:style-name="T44">int</text:span></text:span><text:span text:style-name="Source_20_Text"><text:span text:style-name="T42"> first[] = {5,10,15,20,25};</text:span></text:span></text:p>
      <text:p text:style-name="P48"><text:span text:style-name="Source_20_Text"><text:span text:style-name="T42"><text:s text:c="2"/></text:span></text:span><text:span text:style-name="Variable"><text:span text:style-name="T44">int</text:span></text:span><text:span text:style-name="Source_20_Text"><text:span text:style-name="T42"> second[] = {50,40,30,20,10};</text:span></text:span></text:p>
      <text:p text:style-name="P48"><text:span text:style-name="Source_20_Text"><text:span text:style-name="T42"><text:s text:c="2"/>std::vector&lt;</text:span></text:span><text:span text:style-name="Variable"><text:span text:style-name="T44">int</text:span></text:span><text:span text:style-name="Source_20_Text"><text:span text:style-name="T42">&gt; v(10);</text:span></text:span></text:p>
      <text:p text:style-name="P48"><text:span text:style-name="Source_20_Text"><text:span text:style-name="T42"><text:s text:c="2"/>std::vector&lt;</text:span></text:span><text:span text:style-name="Variable"><text:span text:style-name="T44">int</text:span></text:span><text:span text:style-name="Source_20_Text"><text:span text:style-name="T42">&gt;::iterator it;</text:span></text:span></text:p>
      <text:p text:style-name="P50"/>
      <text:p text:style-name="P48"><text:span text:style-name="Source_20_Text"><text:span text:style-name="T42"><text:s text:c="2"/>std::sort (first,first+5);</text:span></text:span></text:p>
      <text:p text:style-name="P48"><text:span text:style-name="Source_20_Text"><text:span text:style-name="T42"><text:s text:c="2"/>std::sort (second,second+5);</text:span></text:span></text:p>
      <text:p text:style-name="P50"/>
      <text:p text:style-name="P48"><text:span text:style-name="Source_20_Text"><text:span text:style-name="T42"><text:s text:c="2"/>it=std::copy (first, first+5, v.begin());</text:span></text:span></text:p>
      <text:p text:style-name="P48"><text:span text:style-name="Source_20_Text"><text:span text:style-name="T42"><text:s text:c="5"/>std::copy (second,second+5,it);</text:span></text:span></text:p>
      <text:p text:style-name="P50"/>
      <text:p text:style-name="P48"><text:span text:style-name="Source_20_Text"><text:span text:style-name="T42"><text:s text:c="2"/>std::inplace_merge (v.begin(),v.begin()+5,v.end());</text:span></text:span></text:p>
      <text:p text:style-name="P50"/>
      <text:p text:style-name="P48"><text:span text:style-name="Source_20_Text"><text:span text:style-name="T42"><text:s text:c="2"/>std::cout &lt;&lt; </text:span></text:span><text:span text:style-name="User_20_Entry"><text:span text:style-name="T42">"The resulting vector contains:"</text:span></text:span><text:span text:style-name="Source_20_Text"><text:span text:style-name="T42">;</text:span></text:span></text:p>
      <text:p text:style-name="P48"><text:span text:style-name="Source_20_Text"><text:span text:style-name="T42"><text:s text:c="2"/></text:span></text:span><text:span text:style-name="Variable"><text:span text:style-name="T44">for</text:span></text:span><text:span text:style-name="Source_20_Text"><text:span text:style-name="T42"> (it=v.begin(); it!=v.end(); ++it)</text:span></text:span></text:p>
      <text:p text:style-name="P48"><text:span text:style-name="Source_20_Text"><text:span text:style-name="T42"><text:s text:c="4"/>std::cout &lt;&lt; </text:span></text:span><text:span text:style-name="User_20_Entry"><text:span text:style-name="T42">' '</text:span></text:span><text:span text:style-name="Source_20_Text"><text:span text:style-name="T42"> &lt;&lt; *it;</text:span></text:span></text:p>
      <text:p text:style-name="P48"><text:span text:style-name="Source_20_Text"><text:span text:style-name="T42"><text:s text:c="2"/>std::cout &lt;&lt; </text:span></text:span><text:span text:style-name="User_20_Entry"><text:span text:style-name="T42">'\n'</text:span></text:span><text:span text:style-name="Source_20_Text"><text:span text:style-name="T42">;</text:span></text:span></text:p>
      <text:p text:style-name="P50"/>
      <text:p text:style-name="P48"><text:span text:style-name="Source_20_Text"><text:span text:style-name="T42"><text:s text:c="2"/></text:span></text:span><text:span text:style-name="Variable"><text:span text:style-name="T44">return</text:span></text:span><text:span text:style-name="Source_20_Text"><text:span text:style-name="T42"> 0;</text:span></text:span></text:p>
      <text:p text:style-name="P48"><text:span text:style-name="Source_20_Text"><text:span text:style-name="T42">}</text:span></text:span></text:p>
      <text:h text:style-name="P34" text:outline-level="1"><text:span text:style-name="Source_20_Text"/></text:h>
      <text:h text:style-name="P29" text:outline-level="1"><text:span text:style-name="Source_20_Text"><text:span text:style-name="T6">Функція includes</text:span></text:span></text:h>
      <text:p text:style-name="P15"/>
      <text:p text:style-name="P16"><text:span text:style-name="T6">Ця функція п</text:span><text:span text:style-name="Source_20_Text"><text:span text:style-name="T6">еревіряє, чи входить одна відсортована послідовність в іншу</text:span></text:span></text:p>
      <text:p text:style-name="P48"><text:span text:style-name="Цитата1"><text:span text:style-name="T44">// includes algorithm example</text:span></text:span></text:p>
      <text:p text:style-name="P48"><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includes, std::sort</text:span></text:span></text:p>
      <text:p text:style-name="P50"/>
      <text:p text:style-name="P48"><text:span text:style-name="Variable"><text:span text:style-name="T44">bool</text:span></text:span><text:span text:style-name="Source_20_Text"><text:span text:style-name="T42"> myfunction (</text:span></text:span><text:span text:style-name="Variable"><text:span text:style-name="T44">int</text:span></text:span><text:span text:style-name="Source_20_Text"><text:span text:style-name="T42"> i, </text:span></text:span><text:span text:style-name="Variable"><text:span text:style-name="T44">int</text:span></text:span><text:span text:style-name="Source_20_Text"><text:span text:style-name="T42"> j) { </text:span></text:span><text:span text:style-name="Variable"><text:span text:style-name="T44">return</text:span></text:span><text:span text:style-name="Source_20_Text"><text:span text:style-name="T42"> i&lt;j; }</text:span></text:span></text:p>
      <text:p text:style-name="P50"/>
      <text:p text:style-name="P48"><text:span text:style-name="Variable"><text:span text:style-name="T44">int</text:span></text:span><text:span text:style-name="Source_20_Text"><text:span text:style-name="T42"> main () {</text:span></text:span></text:p>
      <text:p text:style-name="P48"><text:span text:style-name="Source_20_Text"><text:span text:style-name="T42"><text:s text:c="2"/></text:span></text:span><text:span text:style-name="Variable"><text:span text:style-name="T44">int</text:span></text:span><text:span text:style-name="Source_20_Text"><text:span text:style-name="T42"> container[] = {5,10,15,20,25,30,35,40,45,50};</text:span></text:span></text:p>
      <text:p text:style-name="P48"><text:span text:style-name="Source_20_Text"><text:span text:style-name="T42"><text:s text:c="2"/></text:span></text:span><text:span text:style-name="Variable"><text:span text:style-name="T44">int</text:span></text:span><text:span text:style-name="Source_20_Text"><text:span text:style-name="T42"> continent[] = {40,30,20,10};</text:span></text:span></text:p>
      <text:p text:style-name="P50"/>
      <text:p text:style-name="P48"><text:span text:style-name="Source_20_Text"><text:span text:style-name="T42"><text:s text:c="2"/>std::sort (container,container+10);</text:span></text:span></text:p>
      <text:p text:style-name="P48"><text:span text:style-name="Source_20_Text"><text:span text:style-name="T42"><text:s text:c="2"/>std::sort (continent,continent+4);</text:span></text:span></text:p>
      <text:p text:style-name="P50"/>
      <text:p text:style-name="P48"><text:span text:style-name="Source_20_Text"><text:span text:style-name="T42"><text:s text:c="2"/></text:span></text:span><text:span text:style-name="Цитата1"><text:span text:style-name="T44">// using default comparison:</text:span></text:span></text:p>
      <text:p text:style-name="P48"><text:span text:style-name="Source_20_Text"><text:span text:style-name="T42"><text:s text:c="2"/></text:span></text:span><text:span text:style-name="Variable"><text:span text:style-name="T44">if</text:span></text:span><text:span text:style-name="Source_20_Text"><text:span text:style-name="T42"> ( std::includes(container,container+10,continent,continent+4) )</text:span></text:span></text:p>
      <text:p text:style-name="P48"><text:soft-page-break/><text:span text:style-name="Source_20_Text"><text:span text:style-name="T42"><text:s text:c="4"/>std::cout &lt;&lt; </text:span></text:span><text:span text:style-name="User_20_Entry"><text:span text:style-name="T42">"container includes continent!\n"</text:span></text:span><text:span text:style-name="Source_20_Text"><text:span text:style-name="T42">;</text:span></text:span></text:p>
      <text:p text:style-name="P50"/>
      <text:p text:style-name="P48"><text:span text:style-name="Source_20_Text"><text:span text:style-name="T42"><text:s text:c="2"/></text:span></text:span><text:span text:style-name="Цитата1"><text:span text:style-name="T44">// using myfunction as comp:</text:span></text:span></text:p>
      <text:p text:style-name="P48"><text:span text:style-name="Source_20_Text"><text:span text:style-name="T42"><text:s text:c="2"/></text:span></text:span><text:span text:style-name="Variable"><text:span text:style-name="T44">if</text:span></text:span><text:span text:style-name="Source_20_Text"><text:span text:style-name="T42"> ( std::includes(container,container+10,continent,continent+4, myfunction) )</text:span></text:span></text:p>
      <text:p text:style-name="P48"><text:span text:style-name="Source_20_Text"><text:span text:style-name="T42"><text:s text:c="4"/>std::cout &lt;&lt; </text:span></text:span><text:span text:style-name="User_20_Entry"><text:span text:style-name="T42">"container includes continent!\n"</text:span></text:span><text:span text:style-name="Source_20_Text"><text:span text:style-name="T42">;</text:span></text:span></text:p>
      <text:p text:style-name="P50"/>
      <text:p text:style-name="P48"><text:span text:style-name="Source_20_Text"><text:span text:style-name="T42"><text:s text:c="2"/></text:span></text:span><text:span text:style-name="Variable"><text:span text:style-name="T44">return</text:span></text:span><text:span text:style-name="Source_20_Text"><text:span text:style-name="T42"> 0;</text:span></text:span></text:p>
      <text:p text:style-name="P48"><text:span text:style-name="Source_20_Text"><text:span text:style-name="T42">}</text:span></text:span></text:p>
      <text:p text:style-name="P54"><text:span text:style-name="Source_20_Text"/></text:p>
      <text:h text:style-name="P29" text:outline-level="1"><text:span text:style-name="Source_20_Text"><text:span text:style-name="T6">Функції роботи з множинами </text:span></text:span><text:span text:style-name="Source_20_Text"><text:span text:style-name="T9">set_union, set_intersection, set_difference, set_symmetric_difference</text:span></text:span></text:h>
      <text:p text:style-name="P54"><text:span text:style-name="Source_20_Text"/></text:p>
      <text:p text:style-name="P48"><text:span text:style-name="T6">Функції </text:span><text:span text:style-name="Source_20_Text"><text:span text:style-name="T13">set_union, set_intersection, set_difference, set_symmetric_difference</text:span></text:span></text:p>
      <text:p text:style-name="P21"><text:span text:style-name="Source_20_Text"><text:span text:style-name="T6">- виконують відповідно об</text:span></text:span><text:span text:style-name="Source_20_Text"><text:span text:style-name="T20">’</text:span></text:span><text:span text:style-name="Source_20_Text"><text:span text:style-name="T6">єднання, перетин, різницю та симетричну різницю двох відсортованих послідовностей.</text:span></text:span></text:p>
      <text:p text:style-name="P1"><text:span text:style-name="Source_20_Text"/></text:p>
      <text:p text:style-name="P48"><text:span text:style-name="Цитата1"><text:span text:style-name="T44">// set_symmetric_difference example</text:span></text:span></text:p>
      <text:p text:style-name="P48"><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set_symmetric_difference, std::sort</text:span></text:span></text:p>
      <text:p text:style-name="P48"><text:span text:style-name="Definition"><text:span text:style-name="T42">#include &lt;vector&gt; <text:s text:c="6"/></text:span></text:span><text:span text:style-name="Цитата1"><text:span text:style-name="T44">// std::vector</text:span></text:span></text:p>
      <text:p text:style-name="P50"/>
      <text:p text:style-name="P48"><text:span text:style-name="Variable"><text:span text:style-name="T44">int</text:span></text:span><text:span text:style-name="Source_20_Text"><text:span text:style-name="T42"> main () {</text:span></text:span></text:p>
      <text:p text:style-name="P48"><text:span text:style-name="Source_20_Text"><text:span text:style-name="T42"><text:s text:c="2"/></text:span></text:span><text:span text:style-name="Variable"><text:span text:style-name="T44">int</text:span></text:span><text:span text:style-name="Source_20_Text"><text:span text:style-name="T42"> first[] = {5,10,15,20,25};</text:span></text:span></text:p>
      <text:p text:style-name="P48"><text:span text:style-name="Source_20_Text"><text:span text:style-name="T42"><text:s text:c="2"/></text:span></text:span><text:span text:style-name="Variable"><text:span text:style-name="T44">int</text:span></text:span><text:span text:style-name="Source_20_Text"><text:span text:style-name="T42"> second[] = {50,40,30,20,10};</text:span></text:span></text:p>
      <text:p text:style-name="P48"><text:span text:style-name="Source_20_Text"><text:span text:style-name="T42"><text:s text:c="2"/>std::vector&lt;</text:span></text:span><text:span text:style-name="Variable"><text:span text:style-name="T44">int</text:span></text:span><text:span text:style-name="Source_20_Text"><text:span text:style-name="T42">&gt; v(10); <text:s text:c="21"/></text:span></text:span><text:span text:style-name="Цитата1"><text:span text:style-name="T44">// 0 <text:s/>0 <text:s/>0 <text:s/>0 <text:s/>0 <text:s/>0 <text:s/>0 <text:s/>0 <text:s/>0 <text:s/>0</text:span></text:span></text:p>
      <text:p text:style-name="P48"><text:span text:style-name="Source_20_Text"><text:span text:style-name="T42"><text:s text:c="2"/>std::vector&lt;</text:span></text:span><text:span text:style-name="Variable"><text:span text:style-name="T44">int</text:span></text:span><text:span text:style-name="Source_20_Text"><text:span text:style-name="T42">&gt;::iterator it;</text:span></text:span></text:p>
      <text:p text:style-name="P50"/>
      <text:p text:style-name="P48"><text:span text:style-name="Source_20_Text"><text:span text:style-name="T42"><text:s text:c="2"/>std::sort (first,first+5); <text:s text:c="4"/></text:span></text:span><text:span text:style-name="Цитата1"><text:span text:style-name="T44">// <text:s/>5 10 15 20 25</text:span></text:span></text:p>
      <text:p text:style-name="P48"><text:span text:style-name="Source_20_Text"><text:span text:style-name="T42"><text:s text:c="2"/>std::sort (second,second+5); <text:s text:c="2"/></text:span></text:span><text:span text:style-name="Цитата1"><text:span text:style-name="T44">// 10 20 30 40 50</text:span></text:span></text:p>
      <text:p text:style-name="P50"/>
      <text:p text:style-name="P48"><text:span text:style-name="Source_20_Text"><text:span text:style-name="T42"><text:s text:c="2"/>it=std::set_symmetric_difference (first, first+5, second, second+5, v.begin());</text:span></text:span></text:p>
      <text:p text:style-name="P48"><text:span text:style-name="Source_20_Text"><text:span text:style-name="T42"><text:s text:c="47"/></text:span></text:span><text:span text:style-name="Цитата1"><text:span text:style-name="T44">// <text:s/>5 15 25 30 40 50 <text:s/>0 <text:s/>0 <text:s/>0 <text:s/>0</text:span></text:span></text:p>
      <text:p text:style-name="P48"><text:span text:style-name="Source_20_Text"><text:span text:style-name="T42"><text:s text:c="2"/>v.resize(it-v.begin()); <text:s text:c="21"/></text:span></text:span><text:span text:style-name="Цитата1"><text:span text:style-name="T44">// <text:s/>5 15 25 30 40 50</text:span></text:span></text:p>
      <text:p text:style-name="P50"/>
      <text:p text:style-name="P48"><text:span text:style-name="Source_20_Text"><text:span text:style-name="T42"><text:s text:c="2"/>std::cout &lt;&lt; </text:span></text:span><text:span text:style-name="User_20_Entry"><text:span text:style-name="T42">"The symmetric difference has "</text:span></text:span><text:span text:style-name="Source_20_Text"><text:span text:style-name="T42"> &lt;&lt; (v.size()) &lt;&lt; </text:span></text:span><text:span text:style-name="User_20_Entry"><text:span text:style-name="T42">" elements:\n"</text:span></text:span><text:span text:style-name="Source_20_Text"><text:span text:style-name="T42">;</text:span></text:span></text:p>
      <text:p text:style-name="P48"><text:span text:style-name="Source_20_Text"><text:span text:style-name="T42"><text:s text:c="2"/></text:span></text:span><text:span text:style-name="Variable"><text:span text:style-name="T44">for</text:span></text:span><text:span text:style-name="Source_20_Text"><text:span text:style-name="T42"> (it=v.begin(); it!=v.end(); ++it)</text:span></text:span></text:p>
      <text:p text:style-name="P48"><text:span text:style-name="Source_20_Text"><text:span text:style-name="T42"><text:s text:c="4"/>std::cout &lt;&lt; </text:span></text:span><text:span text:style-name="User_20_Entry"><text:span text:style-name="T42">' '</text:span></text:span><text:span text:style-name="Source_20_Text"><text:span text:style-name="T42"> &lt;&lt; *it;</text:span></text:span></text:p>
      <text:p text:style-name="P48"><text:span text:style-name="Source_20_Text"><text:span text:style-name="T42"><text:s text:c="2"/>std::cout &lt;&lt; </text:span></text:span><text:span text:style-name="User_20_Entry"><text:span text:style-name="T42">'\n'</text:span></text:span><text:span text:style-name="Source_20_Text"><text:span text:style-name="T42">;</text:span></text:span></text:p>
      <text:p text:style-name="P48"><text:span text:style-name="Source_20_Text"><text:span text:style-name="T48">}</text:span></text:span></text:p>
      <text:p text:style-name="P1"><text:span text:style-name="Source_20_Text"/></text:p>
      <text:p text:style-name="P1"><text:span text:style-name="Source_20_Text"/></text:p>
      <text:h text:style-name="P44" text:outline-level="3"><text:soft-page-break/><text:span text:style-name="Source_20_Text"/></text:h>
      <text:h text:style-name="P46" text:outline-level="3"><text:span text:style-name="T38">Мінімум/Максимум</text:span></text:h>
      <text:p text:style-name="P54"><text:span text:style-name="Source_20_Text"/></text:p>
      <text:h text:style-name="P29" text:outline-level="1"><text:span text:style-name="T9">Функції min, max — повертають відповідно значення мінімально та максимального елементу послідовності</text:span></text:h>
      <text:p text:style-name="P18"/>
      <text:h text:style-name="P29" text:outline-level="1"><text:span text:style-name="T9">Функції min_element, max_element <text:s/>- повертають відповідно однонаправлений ітератор на мінімальний та максимальний елементи послідовності</text:span></text:h>
      <text:p text:style-name="P18"/>
      <text:p text:style-name="P21"><text:span text:style-name="T6">З Сі++11 додали також функції:</text:span></text:p>
      <text:h text:style-name="P29" text:outline-level="1"><text:span text:style-name="T9">Функції </text:span><text:span text:style-name="T21">m</text:span><text:span text:style-name="T9">inmax, minmax_element — які повертають відповідно одночасно значення мінімального та максимального елементів або однонаправлений ітератор на них у вигляді пари.</text:span></text:h>
      <text:p text:style-name="P21"><text:span text:style-name="T6">Приклад</text:span></text:p>
      <text:p text:style-name="P21"><text:span text:style-name="T6">#include &lt;algorithm&gt;</text:span></text:p>
      <text:p text:style-name="P21"><text:span text:style-name="T6">#include &lt;iostream&gt;</text:span></text:p>
      <text:p text:style-name="P21"><text:span text:style-name="T6">#include &lt;vector&gt;</text:span></text:p>
      <text:p text:style-name="P21"><text:span text:style-name="T6">using namespace std;</text:span></text:p>
      <text:p text:style-name="P18"/>
      <text:p text:style-name="P21"><text:span text:style-name="T6">int main() {</text:span></text:p>
      <text:p text:style-name="P21"><text:span text:style-name="T6"><text:tab/>int arr[] = {10, 20, 5, 23 ,42 , 15};</text:span></text:p>
      <text:p text:style-name="P21"><text:span text:style-name="T6"><text:tab/>int n = sizeof(arr)/sizeof(arr[0]);</text:span></text:p>
      <text:p text:style-name="P21"><text:span text:style-name="T6"><text:tab/>vector&lt;int&gt; vect(arr, arr+n);</text:span></text:p>
      <text:p text:style-name="P21"><text:span text:style-name="T6"><text:tab/>// <text:s/>реверс вектору</text:span></text:p>
      <text:p text:style-name="P21"><text:span text:style-name="T6"><text:tab/>reverse(vect.begin(), vect.end());</text:span></text:p>
      <text:p text:style-name="P21"><text:span text:style-name="T6"><text:s text:c="9"/>// виведення вектору</text:span></text:p>
      <text:p text:style-name="P21"><text:span text:style-name="T6"><text:s text:c="4"/><text:tab/>cout &lt;&lt; "Vector after reversing is: ";</text:span></text:p>
      <text:p text:style-name="P21"><text:span text:style-name="T6"><text:s/><text:tab/>for (int i=0; i&lt;vect.size(); i++)</text:span></text:p>
      <text:p text:style-name="P21"><text:span text:style-name="T6"><text:tab/><text:tab/>cout &lt;&lt; vect[i] &lt;&lt; " ";</text:span></text:p>
      <text:p text:style-name="P21"><text:span text:style-name="T6"><text:s text:c="7"/>// тестуємо функції пошуку мінімума та максимума</text:span></text:p>
      <text:p text:style-name="P21"><text:span text:style-name="T6"><text:tab/>cout &lt;&lt; "\nMaximum element of vector is: ";</text:span></text:p>
      <text:p text:style-name="P21"><text:span text:style-name="T6"><text:tab/>cout &lt;&lt; *max_element(vect.begin(), vect.end())&lt;&lt;" or " &lt;&lt; max({10, 20, 5, 23 ,42 , 15});</text:span></text:p>
      <text:p text:style-name="P21"><text:span text:style-name="T6"><text:tab/>cout &lt;&lt; "\nMinimum element of vector is: ";</text:span></text:p>
      <text:p text:style-name="P21"><text:span text:style-name="T6"><text:tab/>cout &lt;&lt; *min_element(vect.begin(), vect.end())&lt;&lt;" or " &lt;&lt; min({10, 20, 5, 23 ,42 , 15}); <text:s text:c="10"/></text:span></text:p>
      <text:p text:style-name="P18"/>
      <text:p text:style-name="P21"><text:span text:style-name="T6">cout &lt;&lt;"\nmin:"&lt;&lt; *minmax_element(vect.begin(), vect.end()).first &lt;&lt;" max=" &lt;&lt; minmax({10, 20, 5, 23 ,42 , 15}).second; <text:s/></text:span></text:p>
      <text:p text:style-name="P21"><text:span text:style-name="T6">} <text:s text:c="8"/></text:span></text:p>
      <text:p text:style-name="P18"/>
      <text:p text:style-name="P21"><text:span text:style-name="T6">Vector after reversing is: 15 42 23 5 20 10 </text:span></text:p>
      <text:p text:style-name="P21"><text:span text:style-name="T6">Maximum element of vector is: 42 or 42</text:span></text:p>
      <text:p text:style-name="P21"><text:span text:style-name="T6">Minimum element of vector is: 5 or 5</text:span></text:p>
      <text:p text:style-name="P21"><text:span text:style-name="T6">min:5 max=42</text:span></text:p>
      <text:h text:style-name="P46" text:outline-level="3"><text:soft-page-break/><text:span text:style-name="T38">Робота з купою</text:span></text:h>
      <text:p text:style-name="P1"><text:span text:style-name="Source_20_Text"/></text:p>
      <text:p text:style-name="P3"><text:span text:style-name="Source_20_Text"><text:span text:style-name="T6">Функції make_heap, push_heap, pop_heap, sort_heap – відповідно створюють структуру даних купа, додають елемент до купи, видаляють елемент з купи та сортують її.</text:span></text:span></text:p>
      <text:p text:style-name="P48"><text:span text:style-name="Цитата1"><text:span text:style-name="T44">// range heap example</text:span></text:span></text:p>
      <text:p text:style-name="P48"><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make_heap, std::pop_heap, std::push_heap, std::sort_heap</text:span></text:span></text:p>
      <text:p text:style-name="P48"><text:span text:style-name="Definition"><text:span text:style-name="T42">#include &lt;vector&gt; <text:s text:c="6"/></text:span></text:span><text:span text:style-name="Цитата1"><text:span text:style-name="T44">// std::vector</text:span></text:span></text:p>
      <text:p text:style-name="P50"/>
      <text:p text:style-name="P48"><text:span text:style-name="Variable"><text:span text:style-name="T44">int</text:span></text:span><text:span text:style-name="Source_20_Text"><text:span text:style-name="T42"> main () {</text:span></text:span></text:p>
      <text:p text:style-name="P48"><text:span text:style-name="Source_20_Text"><text:span text:style-name="T42"><text:s text:c="2"/></text:span></text:span><text:span text:style-name="Variable"><text:span text:style-name="T44">int</text:span></text:span><text:span text:style-name="Source_20_Text"><text:span text:style-name="T42"> myints[] = {10,20,30,5,15};</text:span></text:span></text:p>
      <text:p text:style-name="P48"><text:span text:style-name="Source_20_Text"><text:span text:style-name="T42"><text:s text:c="2"/>std::vector&lt;</text:span></text:span><text:span text:style-name="Variable"><text:span text:style-name="T44">int</text:span></text:span><text:span text:style-name="Source_20_Text"><text:span text:style-name="T42">&gt; v(myints,myints+5);</text:span></text:span></text:p>
      <text:p text:style-name="P50"/>
      <text:p text:style-name="P48"><text:span text:style-name="Source_20_Text"><text:span text:style-name="T42"><text:s text:c="2"/>std::make_heap (v.begin(),v.end());</text:span></text:span></text:p>
      <text:p text:style-name="P48"><text:span text:style-name="Source_20_Text"><text:span text:style-name="T42"><text:s text:c="2"/>std::cout &lt;&lt; </text:span></text:span><text:span text:style-name="User_20_Entry"><text:span text:style-name="T42">"initial max heap <text:s text:c="2"/>: "</text:span></text:span><text:span text:style-name="Source_20_Text"><text:span text:style-name="T42"> &lt;&lt; v.front() &lt;&lt; </text:span></text:span><text:span text:style-name="User_20_Entry"><text:span text:style-name="T42">'\n'</text:span></text:span><text:span text:style-name="Source_20_Text"><text:span text:style-name="T42">;</text:span></text:span></text:p>
      <text:p text:style-name="P50"/>
      <text:p text:style-name="P48"><text:span text:style-name="Source_20_Text"><text:span text:style-name="T42"><text:s text:c="2"/>std::pop_heap (v.begin(),v.end()); v.pop_back();</text:span></text:span></text:p>
      <text:p text:style-name="P48"><text:span text:style-name="Source_20_Text"><text:span text:style-name="T42"><text:s text:c="2"/>std::cout &lt;&lt; </text:span></text:span><text:span text:style-name="User_20_Entry"><text:span text:style-name="T42">"max heap after pop : "</text:span></text:span><text:span text:style-name="Source_20_Text"><text:span text:style-name="T42"> &lt;&lt; v.front() &lt;&lt; </text:span></text:span><text:span text:style-name="User_20_Entry"><text:span text:style-name="T42">'\n'</text:span></text:span><text:span text:style-name="Source_20_Text"><text:span text:style-name="T42">;</text:span></text:span></text:p>
      <text:p text:style-name="P50"/>
      <text:p text:style-name="P48"><text:span text:style-name="Source_20_Text"><text:span text:style-name="T42"><text:s text:c="2"/>v.push_back(99); std::push_heap (v.begin(),v.end());</text:span></text:span></text:p>
      <text:p text:style-name="P48"><text:span text:style-name="Source_20_Text"><text:span text:style-name="T42"><text:s text:c="2"/>std::cout &lt;&lt; </text:span></text:span><text:span text:style-name="User_20_Entry"><text:span text:style-name="T42">"max heap after push: "</text:span></text:span><text:span text:style-name="Source_20_Text"><text:span text:style-name="T42"> &lt;&lt; v.front() &lt;&lt; </text:span></text:span><text:span text:style-name="User_20_Entry"><text:span text:style-name="T42">'\n'</text:span></text:span><text:span text:style-name="Source_20_Text"><text:span text:style-name="T42">;</text:span></text:span></text:p>
      <text:p text:style-name="P50"/>
      <text:p text:style-name="P48"><text:span text:style-name="Source_20_Text"><text:span text:style-name="T42"><text:s text:c="2"/>std::sort_heap (v.begin(),v.end());</text:span></text:span></text:p>
      <text:p text:style-name="P50"/>
      <text:p text:style-name="P48"><text:span text:style-name="Source_20_Text"><text:span text:style-name="T42"><text:s text:c="2"/>std::cout &lt;&lt; </text:span></text:span><text:span text:style-name="User_20_Entry"><text:span text:style-name="T42">"final sorted range :"</text:span></text:span><text:span text:style-name="Source_20_Text"><text:span text:style-name="T42">;</text:span></text:span></text:p>
      <text:p text:style-name="P48"><text:span text:style-name="Source_20_Text"><text:span text:style-name="T42"><text:s text:c="2"/></text:span></text:span><text:span text:style-name="Variable"><text:span text:style-name="T44">for</text:span></text:span><text:span text:style-name="Source_20_Text"><text:span text:style-name="T42"> (</text:span></text:span><text:span text:style-name="Variable"><text:span text:style-name="T44">unsigned</text:span></text:span><text:span text:style-name="Source_20_Text"><text:span text:style-name="T42"> i=0; i&lt;v.size(); i++)</text:span></text:span></text:p>
      <text:p text:style-name="P48"><text:span text:style-name="Source_20_Text"><text:span text:style-name="T42"><text:s text:c="4"/>std::cout &lt;&lt; </text:span></text:span><text:span text:style-name="User_20_Entry"><text:span text:style-name="T42">' '</text:span></text:span><text:span text:style-name="Source_20_Text"><text:span text:style-name="T42"> &lt;&lt; v[i];</text:span></text:span></text:p>
      <text:p text:style-name="P50"/>
      <text:p text:style-name="P48"><text:span text:style-name="Source_20_Text"><text:span text:style-name="T42"><text:s text:c="2"/>std::cout &lt;&lt; </text:span></text:span><text:span text:style-name="User_20_Entry"><text:span text:style-name="T42">'\n'</text:span></text:span><text:span text:style-name="Source_20_Text"><text:span text:style-name="T42">;</text:span></text:span></text:p>
      <text:p text:style-name="P50"/>
      <text:p text:style-name="P48"><text:span text:style-name="Source_20_Text"><text:span text:style-name="T42"><text:s text:c="2"/></text:span></text:span><text:span text:style-name="Variable"><text:span text:style-name="T44">return</text:span></text:span><text:span text:style-name="Source_20_Text"><text:span text:style-name="T42"> 0;</text:span></text:span></text:p>
      <text:p text:style-name="P48"><text:span text:style-name="Source_20_Text"><text:span text:style-name="T42">}</text:span></text:span></text:p>
      <text:p text:style-name="P48"><text:span text:style-name="Source_20_Text"><text:span text:style-name="T6">З Сі++11 додали також функції is_heap(), is_heap_until</text:span></text:span></text:p>
      <text:p text:style-name="P48"><text:span text:style-name="Цитата1"><text:span text:style-name="T44">// is_heap example</text:span></text:span></text:p>
      <text:p text:style-name="P48"><text:span text:style-name="Definition"><text:span text:style-name="T42">#include &lt;iostream&gt; <text:s text:c="4"/></text:span></text:span><text:span text:style-name="Цитата1"><text:span text:style-name="T44">// std::cout</text:span></text:span></text:p>
      <text:p text:style-name="P48"><text:span text:style-name="Definition"><text:span text:style-name="T42">#include &lt;algorithm&gt; <text:s text:c="3"/></text:span></text:span><text:span text:style-name="Цитата1"><text:span text:style-name="T44">// std::is_heap, std::make_heap, std::pop_heap</text:span></text:span></text:p>
      <text:p text:style-name="P48"><text:span text:style-name="Definition"><text:span text:style-name="T42">#include &lt;vector&gt; <text:s text:c="6"/></text:span></text:span><text:span text:style-name="Цитата1"><text:span text:style-name="T44">// std::vector</text:span></text:span></text:p>
      <text:p text:style-name="P50"/>
      <text:p text:style-name="P48"><text:span text:style-name="Variable"><text:span text:style-name="T44">int</text:span></text:span><text:span text:style-name="Source_20_Text"><text:span text:style-name="T42"> main () {</text:span></text:span></text:p>
      <text:p text:style-name="P48"><text:span text:style-name="Source_20_Text"><text:span text:style-name="T42"><text:s text:c="2"/>std::vector&lt;</text:span></text:span><text:span text:style-name="Variable"><text:span text:style-name="T44">int</text:span></text:span><text:span text:style-name="Source_20_Text"><text:span text:style-name="T42">&gt; foo {9,5,2,6,4,1,3,8,7};</text:span></text:span></text:p>
      <text:p text:style-name="P50"/>
      <text:p text:style-name="P48"><text:soft-page-break/><text:span text:style-name="Source_20_Text"><text:span text:style-name="T42"><text:s text:c="2"/></text:span></text:span><text:span text:style-name="Variable"><text:span text:style-name="T44">if</text:span></text:span><text:span text:style-name="Source_20_Text"><text:span text:style-name="T42"> (!std::is_heap(foo.begin(),foo.end()))</text:span></text:span></text:p>
      <text:p text:style-name="P48"><text:span text:style-name="Source_20_Text"><text:span text:style-name="T42"><text:s text:c="4"/>std::make_heap(foo.begin(),foo.end());</text:span></text:span></text:p>
      <text:p text:style-name="P50"/>
      <text:p text:style-name="P48"><text:span text:style-name="Source_20_Text"><text:span text:style-name="T42"><text:s text:c="2"/>std::cout &lt;&lt; </text:span></text:span><text:span text:style-name="User_20_Entry"><text:span text:style-name="T42">"Popping out elements:"</text:span></text:span><text:span text:style-name="Source_20_Text"><text:span text:style-name="T42">;</text:span></text:span></text:p>
      <text:p text:style-name="P48"><text:span text:style-name="Source_20_Text"><text:span text:style-name="T42"><text:s text:c="2"/></text:span></text:span><text:span text:style-name="Variable"><text:span text:style-name="T44">while</text:span></text:span><text:span text:style-name="Source_20_Text"><text:span text:style-name="T42"> (!foo.empty()) {</text:span></text:span></text:p>
      <text:p text:style-name="P48"><text:span text:style-name="Source_20_Text"><text:span text:style-name="T42"><text:s text:c="4"/>std::pop_heap(foo.begin(),foo.end()); <text:s text:c="2"/></text:span></text:span><text:span text:style-name="Цитата1"><text:span text:style-name="T44">// moves largest element to back</text:span></text:span></text:p>
      <text:p text:style-name="P48"><text:span text:style-name="Source_20_Text"><text:span text:style-name="T42"><text:s text:c="4"/>std::cout &lt;&lt; </text:span></text:span><text:span text:style-name="User_20_Entry"><text:span text:style-name="T42">' '</text:span></text:span><text:span text:style-name="Source_20_Text"><text:span text:style-name="T42"> &lt;&lt; foo.back(); <text:s text:c="8"/></text:span></text:span><text:span text:style-name="Цитата1"><text:span text:style-name="T44">// prints back</text:span></text:span></text:p>
      <text:p text:style-name="P48"><text:span text:style-name="Source_20_Text"><text:span text:style-name="T42"><text:s text:c="4"/>foo.pop_back(); <text:s text:c="24"/></text:span></text:span><text:span text:style-name="Цитата1"><text:span text:style-name="T44">// pops element out of container</text:span></text:span></text:p>
      <text:p text:style-name="P48"><text:span text:style-name="Source_20_Text"><text:span text:style-name="T42"><text:s text:c="2"/>}</text:span></text:span></text:p>
      <text:p text:style-name="P48"><text:span text:style-name="Source_20_Text"><text:span text:style-name="T42"><text:s text:c="2"/>std::cout &lt;&lt; </text:span></text:span><text:span text:style-name="User_20_Entry"><text:span text:style-name="T42">'\n'</text:span></text:span><text:span text:style-name="Source_20_Text"><text:span text:style-name="T42">;</text:span></text:span></text:p>
      <text:p text:style-name="P50"/>
      <text:p text:style-name="P48"><text:span text:style-name="Source_20_Text"><text:span text:style-name="T42"><text:s text:c="2"/></text:span></text:span><text:span text:style-name="Variable"><text:span text:style-name="T44">return</text:span></text:span><text:span text:style-name="Source_20_Text"><text:span text:style-name="T42"> 0;</text:span></text:span></text:p>
      <text:p text:style-name="P48"><text:span text:style-name="Source_20_Text"><text:span text:style-name="T42">}</text:span></text:span></text:p>
      <text:p text:style-name="P54"><text:span text:style-name="Source_20_Text"/></text:p>
      <text:h text:style-name="P46" text:outline-level="3"><text:span text:style-name="T38">Інші</text:span></text:h>
      <text:p text:style-name="P18"/>
      <text:h text:style-name="P29" text:outline-level="1"><text:span text:style-name="T6"><text:s/></text:span><text:span text:style-name="T9">До інших функцій входять достатньо рідко використовувані функції lexicographical_compare (порівняння вмісту послідовностей лексикографічно), </text:span><text:span text:style-name="Source_20_Text"><text:span text:style-name="T9">next_permutation (наступне перемішування) та prev_permutation (попереднє перемішування).</text:span></text:span></text:h>
      <text:p text:style-name="P19"/>
      <text:h text:style-name="P31" text:outline-level="1"><text:span text:style-name="T3">Алгоритми бібліотеки</text:span><text:span text:style-name="T6"> </text:span><text:span text:style-name="T3">numeric</text:span></text:h>
      <text:p text:style-name="P18"/>
      <text:p text:style-name="P21"><text:span text:style-name="T6">В бібліотеку numeric входять наступні функції</text:span><text:span text:style-name="T20">:</text:span></text:p>
      <text:p text:style-name="P19"/>
      <text:p text:style-name="P48"><text:span text:style-name="Цитата1"><text:span text:style-name="T16">Функція accumulate</text:span></text:span></text:p>
      <text:p text:style-name="P18"/>
      <text:p text:style-name="P21"><text:span text:style-name="T6">Функція </text:span><text:span text:style-name="Source_20_Text"><text:span text:style-name="T6">accumulate(pos1,pos2,init) або accumulate(pos1,pos2,init, fun)</text:span></text:span><text:span text:style-name="Цитата1"><text:span text:style-name="T15"> виконує послідовне (комулятивне) сумування елементів послідовності або послідовне виконання заданої функції </text:span></text:span><text:span text:style-name="Source_20_Text"><text:span text:style-name="T6">fun</text:span></text:span><text:span text:style-name="Цитата1"><text:span text:style-name="T15"> від першого до останнього починаючи з деякого значення <text:s/></text:span></text:span><text:span text:style-name="Source_20_Text"><text:span text:style-name="T6">init.</text:span></text:span></text:p>
      <text:p text:style-name="HTML_20_Preformatted"><text:s text:c="2"/><text:span text:style-name="T51">// Сума елементів</text:span></text:p>
      <text:p text:style-name="HTML_20_Preformatted"><text:span text:style-name="T51">#include &lt;iostream&gt;</text:span></text:p>
      <text:p text:style-name="HTML_20_Preformatted"><text:span text:style-name="T51">#include &lt;numeric&gt; <text:s text:c="2"/>// для алгоритмів</text:span></text:p>
      <text:p text:style-name="HTML_20_Preformatted"><text:span text:style-name="T51">using namespace std; </text:span></text:p>
      <text:p text:style-name="HTML_20_Preformatted"><text:span text:style-name="T51">int accum1_massiv(){ </text:span></text:p>
      <text:p text:style-name="HTML_20_Preformatted"><text:span text:style-name="T48"><text:s text:c="2"/></text:span><text:span text:style-name="T51"><text:tab/>const int N = 8;</text:span></text:p>
      <text:p text:style-name="HTML_20_Preformatted"><text:span text:style-name="T51"><text:tab/>int a[N] = {4, 12, 3, 6, 10, 7, 8, 5}, sum = 0;</text:span></text:p>
      <text:p text:style-name="HTML_20_Preformatted"><text:span text:style-name="T51"><text:tab/>sum = accumulate(a, a+N, sum);</text:span></text:p>
      <text:p text:style-name="HTML_20_Preformatted"><text:span text:style-name="T51"><text:tab/>cout &lt;&lt; "Sum of all elements: <text:s/>" &lt;&lt; sum &lt;&lt; endl;</text:span></text:p>
      <text:p text:style-name="HTML_20_Preformatted"><text:span text:style-name="T51"><text:tab/>cout &lt;&lt; "1000 + a[2] + a[3] + a[4] <text:s/>= " <text:s/>&lt;&lt; accumulate(a+2, a+5, 1000) &lt;&lt;endl;</text:span></text:p>
      <text:p text:style-name="HTML_20_Preformatted"><text:span text:style-name="T51"><text:tab/>return 0;</text:span></text:p>
      <text:p text:style-name="HTML_20_Preformatted"><text:soft-page-break/><text:span text:style-name="T51">}</text:span></text:p>
      <text:p text:style-name="P66"/>
      <text:p text:style-name="HTML_20_Preformatted"><text:span text:style-name="T51">int accum2_massiv(){</text:span></text:p>
      <text:p text:style-name="HTML_20_Preformatted"><text:span text:style-name="T51"><text:tab/>const int N = 4;</text:span></text:p>
      <text:p text:style-name="HTML_20_Preformatted"><text:span text:style-name="T51"><text:tab/>int a[N] = {2, 10, 5, 3}, prod = <text:s/>1; </text:span></text:p>
      <text:p text:style-name="HTML_20_Preformatted"><text:span text:style-name="T51"><text:tab/>prod = accumulate(a, a+N, prod, multiplies&lt;int&gt;());</text:span></text:p>
      <text:p text:style-name="HTML_20_Preformatted"><text:span text:style-name="T51"><text:tab/>cout &lt;&lt; "Product of all elements: " &lt;&lt; prod &lt;&lt; endl; </text:span></text:p>
      <text:p text:style-name="HTML_20_Preformatted"><text:span text:style-name="T51"><text:tab/>return <text:s/>0;</text:span></text:p>
      <text:p text:style-name="HTML_20_Preformatted"><text:span text:style-name="T51">} </text:span></text:p>
      <text:p text:style-name="P66"/>
      <text:p text:style-name="HTML_20_Preformatted"><text:span text:style-name="T51">class <text:s/>fun { <text:s text:c="3"/></text:span></text:p>
      <text:p text:style-name="HTML_20_Preformatted"><text:span text:style-name="T51"><text:s/>public:</text:span></text:p>
      <text:p text:style-name="HTML_20_Preformatted"><text:span text:style-name="T51"><text:s text:c="11"/>fun(){i = 1;}</text:span></text:p>
      <text:p text:style-name="HTML_20_Preformatted"><text:span text:style-name="T51"><text:s text:c="11"/>int <text:s/>operator()(int x, int y) <text:s/>{</text:span></text:p>
      <text:p text:style-name="HTML_20_Preformatted"><text:span text:style-name="T51"><text:tab/><text:tab/>int u = x + i * y; <text:s text:c="2"/>i *= 2; <text:s text:c="2"/></text:span></text:p>
      <text:p text:style-name="HTML_20_Preformatted"><text:span text:style-name="T51"><text:tab/> <text:s/><text:tab/>return u; </text:span></text:p>
      <text:p text:style-name="HTML_20_Preformatted"><text:span text:style-name="T51"><text:tab/>}</text:span></text:p>
      <text:p text:style-name="HTML_20_Preformatted"><text:span text:style-name="T51"><text:s text:c="6"/>private:</text:span></text:p>
      <text:p text:style-name="HTML_20_Preformatted"><text:span text:style-name="T51"><text:s text:c="11"/>int <text:s/>i;</text:span></text:p>
      <text:p text:style-name="HTML_20_Preformatted"><text:span text:style-name="T51">}; </text:span></text:p>
      <text:p text:style-name="P66"/>
      <text:p text:style-name="HTML_20_Preformatted"><text:span text:style-name="T51">int accum3_massiv() <text:s/>{ <text:s text:c="2"/></text:span></text:p>
      <text:p text:style-name="HTML_20_Preformatted"><text:span text:style-name="T51"><text:s text:c="2"/><text:tab/>const int N = 4;</text:span></text:p>
      <text:p text:style-name="HTML_20_Preformatted"><text:span text:style-name="T51"><text:s text:c="5"/><text:tab/>int a[N] = {7, 6, 9, 2},</text:span></text:p>
      <text:p text:style-name="HTML_20_Preformatted"><text:span text:style-name="T51"><text:s text:c="5"/><text:tab/>prod = 0; </text:span></text:p>
      <text:p text:style-name="HTML_20_Preformatted"><text:span text:style-name="T51"><text:s text:c="5"/><text:tab/>prod = <text:s/>accumulate(a, a+N, prod, fun()); </text:span></text:p>
      <text:p text:style-name="HTML_20_Preformatted"><text:span text:style-name="T51"><text:s text:c="5"/><text:tab/>cout &lt;&lt; prod &lt;&lt; endl;</text:span></text:p>
      <text:p text:style-name="HTML_20_Preformatted"><text:span text:style-name="T51"><text:s text:c="5"/><text:tab/>return <text:s/>0; </text:span></text:p>
      <text:p text:style-name="HTML_20_Preformatted"><text:span text:style-name="T51"><text:s text:c="5"/>}</text:span></text:p>
      <text:p text:style-name="P66"/>
      <text:p text:style-name="HTML_20_Preformatted"><text:span text:style-name="T51">int main(){</text:span></text:p>
      <text:p text:style-name="HTML_20_Preformatted"><text:span text:style-name="T51">accum1_massiv();</text:span></text:p>
      <text:p text:style-name="HTML_20_Preformatted"><text:span text:style-name="T51">accum2_massiv();</text:span></text:p>
      <text:p text:style-name="HTML_20_Preformatted"><text:span text:style-name="T51">accum3_massiv();</text:span></text:p>
      <text:p text:style-name="HTML_20_Preformatted"><text:span text:style-name="T51">}</text:span></text:p>
      <text:p text:style-name="P21"><text:span text:style-name="T42">Результат:</text:span></text:p>
      <text:p text:style-name="P48"><text:span text:style-name="Source_20_Text"><text:span text:style-name="T48">Sum of all elements: <text:s/>55</text:span></text:span></text:p>
      <text:p text:style-name="P48"><text:span text:style-name="Source_20_Text"><text:span text:style-name="T48">1000 + a[2] + a[3] + a[4] <text:s/>= 1019</text:span></text:span></text:p>
      <text:p text:style-name="P48"><text:span text:style-name="Source_20_Text"><text:span text:style-name="T48">Product of all elements: 300</text:span></text:span></text:p>
      <text:p text:style-name="P48"><text:span text:style-name="Source_20_Text"><text:span text:style-name="T48">71</text:span></text:span></text:p>
      <text:h text:style-name="P29" text:outline-level="1"><text:soft-page-break/><text:span text:style-name="Source_20_Text"><text:span text:style-name="T6">Функція adjacent_difference</text:span></text:span></text:h>
      <text:h text:style-name="P29" text:outline-level="1"><text:span text:style-name="T9">Якщо </text:span><text:span text:style-name="Variable"><text:span text:style-name="T17">x</text:span></text:span><text:span text:style-name="T9"> — це елемент </text:span><text:span text:style-name="Source_20_Text"><text:span text:style-name="T9">[first,last)</text:span></text:span><text:span text:style-name="T9"> та </text:span><text:span text:style-name="Variable"><text:span text:style-name="T17">y</text:span></text:span><text:span text:style-name="T9"> — елемент в </text:span><text:span text:style-name="Source_20_Text"><text:span text:style-name="T9">result</text:span></text:span><text:span text:style-name="T9">, то результат цієї функції буде наступний:</text:span></text:h>
      <text:h text:style-name="P29" text:outline-level="1"><text:span text:style-name="Source_20_Text"><text:span text:style-name="T9">y</text:span></text:span><text:span text:style-name="Source_20_Text"><text:span text:style-name="T65">0</text:span></text:span><text:span text:style-name="Source_20_Text"><text:span text:style-name="T9"> = x</text:span></text:span><text:span text:style-name="Source_20_Text"><text:span text:style-name="T65">0</text:span></text:span><text:span text:style-name="Source_20_Text"><text:span text:style-name="T9"> </text:span></text:span></text:h>
      <text:h text:style-name="P29" text:outline-level="1"><text:span text:style-name="Source_20_Text"><text:span text:style-name="T9">y</text:span></text:span><text:span text:style-name="Source_20_Text"><text:span text:style-name="T65">1</text:span></text:span><text:span text:style-name="Source_20_Text"><text:span text:style-name="T9"> = x</text:span></text:span><text:span text:style-name="Source_20_Text"><text:span text:style-name="T65">1</text:span></text:span><text:span text:style-name="Source_20_Text"><text:span text:style-name="T9"> - x</text:span></text:span><text:span text:style-name="Source_20_Text"><text:span text:style-name="T65">0</text:span></text:span><text:span text:style-name="Source_20_Text"><text:span text:style-name="T9"> </text:span></text:span></text:h>
      <text:h text:style-name="P29" text:outline-level="1"><text:span text:style-name="Source_20_Text"><text:span text:style-name="T9">y</text:span></text:span><text:span text:style-name="Source_20_Text"><text:span text:style-name="T65">2</text:span></text:span><text:span text:style-name="Source_20_Text"><text:span text:style-name="T9"> = x</text:span></text:span><text:span text:style-name="Source_20_Text"><text:span text:style-name="T65">2</text:span></text:span><text:span text:style-name="Source_20_Text"><text:span text:style-name="T9"> - x</text:span></text:span><text:span text:style-name="Source_20_Text"><text:span text:style-name="T65">1</text:span></text:span><text:span text:style-name="Source_20_Text"><text:span text:style-name="T9"> </text:span></text:span></text:h>
      <text:h text:style-name="P29" text:outline-level="1"><text:span text:style-name="Source_20_Text"><text:span text:style-name="T9">y</text:span></text:span><text:span text:style-name="Source_20_Text"><text:span text:style-name="T65">3</text:span></text:span><text:span text:style-name="Source_20_Text"><text:span text:style-name="T9"> = x</text:span></text:span><text:span text:style-name="Source_20_Text"><text:span text:style-name="T65">3</text:span></text:span><text:span text:style-name="Source_20_Text"><text:span text:style-name="T9"> - x</text:span></text:span><text:span text:style-name="Source_20_Text"><text:span text:style-name="T65">2</text:span></text:span><text:span text:style-name="Source_20_Text"><text:span text:style-name="T9"> </text:span></text:span></text:h>
      <text:h text:style-name="P29" text:outline-level="1"><text:span text:style-name="Source_20_Text"><text:span text:style-name="T9">y</text:span></text:span><text:span text:style-name="Source_20_Text"><text:span text:style-name="T65">4</text:span></text:span><text:span text:style-name="Source_20_Text"><text:span text:style-name="T9"> = x</text:span></text:span><text:span text:style-name="Source_20_Text"><text:span text:style-name="T65">4</text:span></text:span><text:span text:style-name="Source_20_Text"><text:span text:style-name="T9"> - x</text:span></text:span><text:span text:style-name="Source_20_Text"><text:span text:style-name="T65">3</text:span></text:span><text:span text:style-name="Source_20_Text"><text:span text:style-name="T9"> </text:span></text:span></text:h>
      <text:p text:style-name="P50"><text:span text:style-name="Source_20_Text"/></text:p>
      <text:h text:style-name="P34" text:outline-level="1"><text:span text:style-name="Source_20_Text"/></text:h>
      <text:h text:style-name="P29" text:outline-level="1"><text:span text:style-name="Source_20_Text"><text:span text:style-name="T6">Функція inner_product</text:span></text:span></text:h>
      <text:p text:style-name="P18"><text:span text:style-name="Source_20_Text"/></text:p>
      <text:p text:style-name="P21"><text:span text:style-name="Source_20_Text"><text:span text:style-name="T6">Функція рахує комулятивний скалярний добуток інтервалу </text:span></text:span><text:span text:style-name="Variable"><text:span text:style-name="T15">init</text:span></text:span><text:span text:style-name="Source_20_Text"><text:span text:style-name="T6"> де добуток рахується для пари на яку вказують числа з </text:span></text:span><text:span text:style-name="Variable"><text:span text:style-name="T15">first1</text:span></text:span><text:span text:style-name="Source_20_Text"><text:span text:style-name="T6"> та </text:span></text:span><text:span text:style-name="Variable"><text:span text:style-name="T15">first2</text:span></text:span><text:span text:style-name="Source_20_Text"><text:span text:style-name="T6">. Дві операції за замовченням (додавання для результатів та множення для пар) можуть бути перевантажені бінарними функціями </text:span></text:span><text:span text:style-name="Variable"><text:span text:style-name="T15">binary_op1</text:span></text:span><text:span text:style-name="Source_20_Text"><text:span text:style-name="T6"> та </text:span></text:span><text:span text:style-name="Variable"><text:span text:style-name="T15">binary_op2</text:span></text:span><text:span text:style-name="Source_20_Text"><text:span text:style-name="T6">.</text:span></text:span></text:p>
      <text:p text:style-name="P25"><text:span text:style-name="Цитата1"/></text:p>
      <text:h text:style-name="P29" text:outline-level="1"><text:span text:style-name="Source_20_Text"><text:span text:style-name="T6">Функція partial_sum</text:span></text:span></text:h>
      <text:p text:style-name="P1"><text:span text:style-name="Source_20_Text"/></text:p>
      <text:p text:style-name="P3"><text:span text:style-name="Source_20_Text"><text:span text:style-name="T6">Якщо </text:span></text:span><text:span text:style-name="Variable"><text:span text:style-name="T15">x</text:span></text:span><text:span text:style-name="Source_20_Text"><text:span text:style-name="T6"> представляє елемент в [first,last), а </text:span></text:span><text:span text:style-name="Variable"><text:span text:style-name="T15">y</text:span></text:span><text:span text:style-name="Source_20_Text"><text:span text:style-name="T6"> представляє елемент в <text:s/></text:span></text:span><text:span text:style-name="Variable"><text:span text:style-name="T15">result</text:span></text:span><text:span text:style-name="Source_20_Text"><text:span text:style-name="T6">, то результат функції може бути представлений:</text:span></text:span></text:p>
      <text:p text:style-name="P3"><text:span text:style-name="Source_20_Text"><text:span text:style-name="T6">y</text:span></text:span><text:span text:style-name="Source_20_Text"><text:span text:style-name="T66">0</text:span></text:span><text:span text:style-name="Source_20_Text"><text:span text:style-name="T6"> = x</text:span></text:span><text:span text:style-name="Source_20_Text"><text:span text:style-name="T66">0</text:span></text:span><text:span text:style-name="Source_20_Text"><text:span text:style-name="T6"> </text:span></text:span></text:p>
      <text:p text:style-name="P3"><text:span text:style-name="Source_20_Text"><text:span text:style-name="T6">y</text:span></text:span><text:span text:style-name="Source_20_Text"><text:span text:style-name="T66">1</text:span></text:span><text:span text:style-name="Source_20_Text"><text:span text:style-name="T6"> = x</text:span></text:span><text:span text:style-name="Source_20_Text"><text:span text:style-name="T66">0</text:span></text:span><text:span text:style-name="Source_20_Text"><text:span text:style-name="T6"> + x</text:span></text:span><text:span text:style-name="Source_20_Text"><text:span text:style-name="T66">1</text:span></text:span><text:span text:style-name="Source_20_Text"><text:span text:style-name="T6"> </text:span></text:span></text:p>
      <text:p text:style-name="P3"><text:span text:style-name="Source_20_Text"><text:span text:style-name="T6">y</text:span></text:span><text:span text:style-name="Source_20_Text"><text:span text:style-name="T66">2</text:span></text:span><text:span text:style-name="Source_20_Text"><text:span text:style-name="T6"> = x</text:span></text:span><text:span text:style-name="Source_20_Text"><text:span text:style-name="T66">0</text:span></text:span><text:span text:style-name="Source_20_Text"><text:span text:style-name="T6"> + x</text:span></text:span><text:span text:style-name="Source_20_Text"><text:span text:style-name="T66">1</text:span></text:span><text:span text:style-name="Source_20_Text"><text:span text:style-name="T6"> + x</text:span></text:span><text:span text:style-name="Source_20_Text"><text:span text:style-name="T66">2</text:span></text:span><text:span text:style-name="Source_20_Text"><text:span text:style-name="T6"> </text:span></text:span></text:p>
      <text:p text:style-name="P3"><text:span text:style-name="Source_20_Text"><text:span text:style-name="T6">y</text:span></text:span><text:span text:style-name="Source_20_Text"><text:span text:style-name="T66">3</text:span></text:span><text:span text:style-name="Source_20_Text"><text:span text:style-name="T6"> = x</text:span></text:span><text:span text:style-name="Source_20_Text"><text:span text:style-name="T66">0</text:span></text:span><text:span text:style-name="Source_20_Text"><text:span text:style-name="T6"> + x</text:span></text:span><text:span text:style-name="Source_20_Text"><text:span text:style-name="T66">1</text:span></text:span><text:span text:style-name="Source_20_Text"><text:span text:style-name="T6"> + x</text:span></text:span><text:span text:style-name="Source_20_Text"><text:span text:style-name="T66">2</text:span></text:span><text:span text:style-name="Source_20_Text"><text:span text:style-name="T6"> + x</text:span></text:span><text:span text:style-name="Source_20_Text"><text:span text:style-name="T66">3</text:span></text:span><text:span text:style-name="Source_20_Text"><text:span text:style-name="T6"> </text:span></text:span></text:p>
      <text:p text:style-name="P3"><text:span text:style-name="Source_20_Text"><text:span text:style-name="T6">y</text:span></text:span><text:span text:style-name="Source_20_Text"><text:span text:style-name="T66">4</text:span></text:span><text:span text:style-name="Source_20_Text"><text:span text:style-name="T6"> = x</text:span></text:span><text:span text:style-name="Source_20_Text"><text:span text:style-name="T66">0</text:span></text:span><text:span text:style-name="Source_20_Text"><text:span text:style-name="T6"> + x</text:span></text:span><text:span text:style-name="Source_20_Text"><text:span text:style-name="T66">1</text:span></text:span><text:span text:style-name="Source_20_Text"><text:span text:style-name="T6"> + x</text:span></text:span><text:span text:style-name="Source_20_Text"><text:span text:style-name="T66">2</text:span></text:span><text:span text:style-name="Source_20_Text"><text:span text:style-name="T6"> + x</text:span></text:span><text:span text:style-name="Source_20_Text"><text:span text:style-name="T66">3</text:span></text:span><text:span text:style-name="Source_20_Text"><text:span text:style-name="T6"> + x</text:span></text:span><text:span text:style-name="Source_20_Text"><text:span text:style-name="T66">4</text:span></text:span><text:span text:style-name="Source_20_Text"><text:span text:style-name="T6"> </text:span></text:span></text:p>
      <text:p text:style-name="P1"><text:span text:style-name="Source_20_Text"/></text:p>
      <text:p text:style-name="P48"><text:span text:style-name="Source_20_Text"><text:span text:style-name="T8">Прикади:</text:span></text:span></text:p>
      <text:p text:style-name="P54"><text:span text:style-name="Source_20_Text"/></text:p>
      <text:p text:style-name="P48"><text:span text:style-name="Source_20_Text"><text:span text:style-name="T8">#include &lt;iostream&gt; <text:s text:c="4"/>// std::cout</text:span></text:span></text:p>
      <text:p text:style-name="P48"><text:span text:style-name="Source_20_Text"><text:span text:style-name="T8">#include &lt;functional&gt; <text:s text:c="2"/>// std::multiplies</text:span></text:span></text:p>
      <text:p text:style-name="P48"><text:span text:style-name="Source_20_Text"><text:span text:style-name="T8">#include &lt;numeric&gt; <text:s text:c="5"/>// std::adjacent_difference</text:span></text:span></text:p>
      <text:p text:style-name="P54"><text:span text:style-name="Source_20_Text"/></text:p>
      <text:p text:style-name="P48"><text:span text:style-name="Source_20_Text"><text:span text:style-name="T8">int myop (int x, int y) {return x^y;}</text:span></text:span></text:p>
      <text:p text:style-name="P48"><text:span text:style-name="Source_20_Text"><text:span text:style-name="T8">int myaccumulator (int x, int y) {return x-y;}</text:span></text:span></text:p>
      <text:p text:style-name="P48"><text:span text:style-name="Source_20_Text"><text:span text:style-name="T8">int main () {</text:span></text:span></text:p>
      <text:p text:style-name="P48"><text:span text:style-name="Source_20_Text"><text:span text:style-name="T8"><text:s text:c="2"/>int val[] = {1,2,3,5,9,11,12};</text:span></text:span></text:p>
      <text:p text:style-name="P48"><text:span text:style-name="Source_20_Text"><text:span text:style-name="T8"><text:s text:c="2"/>int result[7];</text:span></text:span></text:p>
      <text:p text:style-name="P54"><text:span text:style-name="Source_20_Text"/></text:p>
      <text:p text:style-name="P48"><text:span text:style-name="Source_20_Text"><text:span text:style-name="T8"><text:s text:c="2"/>std::adjacent_difference (val, val+7, result);</text:span></text:span></text:p>
      <text:p text:style-name="P48"><text:span text:style-name="Source_20_Text"><text:span text:style-name="T8"><text:s text:c="2"/>std::cout &lt;&lt; "using default adjacent_difference: ";</text:span></text:span></text:p>
      <text:p text:style-name="P48"><text:span text:style-name="Source_20_Text"><text:span text:style-name="T8"><text:s text:c="2"/>for (int i=0; i&lt;7; i++) std::cout &lt;&lt; result[i] &lt;&lt; ' ';</text:span></text:span></text:p>
      <text:p text:style-name="P48"><text:span text:style-name="Source_20_Text"><text:span text:style-name="T8"><text:s text:c="2"/>std::cout &lt;&lt; '\n';</text:span></text:span></text:p>
      <text:p text:style-name="P54"><text:span text:style-name="Source_20_Text"/></text:p>
      <text:p text:style-name="P48"><text:soft-page-break/><text:span text:style-name="Source_20_Text"><text:span text:style-name="T8"><text:s text:c="2"/>std::adjacent_difference (val, val+7, result, std::multiplies&lt;int&gt;());</text:span></text:span></text:p>
      <text:p text:style-name="P48"><text:span text:style-name="Source_20_Text"><text:span text:style-name="T8"><text:s text:c="2"/>std::cout &lt;&lt; "using functional operation multiplies: ";</text:span></text:span></text:p>
      <text:p text:style-name="P48"><text:span text:style-name="Source_20_Text"><text:span text:style-name="T8"><text:s text:c="2"/>for (int i=0; i&lt;7; i++) std::cout &lt;&lt; result[i] &lt;&lt; ' ';</text:span></text:span></text:p>
      <text:p text:style-name="P48"><text:span text:style-name="Source_20_Text"><text:span text:style-name="T8"><text:s text:c="2"/>std::cout &lt;&lt; '\n';</text:span></text:span></text:p>
      <text:p text:style-name="P54"><text:span text:style-name="Source_20_Text"/></text:p>
      <text:p text:style-name="P48"><text:span text:style-name="Source_20_Text"><text:span text:style-name="T8"><text:s text:c="2"/>std::adjacent_difference (val, val+7, result, myop);</text:span></text:span></text:p>
      <text:p text:style-name="P48"><text:span text:style-name="Source_20_Text"><text:span text:style-name="T8"><text:s text:c="2"/>std::cout &lt;&lt; "using custom function: ";</text:span></text:span></text:p>
      <text:p text:style-name="P48"><text:span text:style-name="Source_20_Text"><text:span text:style-name="T8"><text:s text:c="2"/>for (int i=0; i&lt;7; i++) std::cout &lt;&lt; result[i] &lt;&lt; ' ';</text:span></text:span></text:p>
      <text:p text:style-name="P48"><text:span text:style-name="Source_20_Text"><text:span text:style-name="T8"><text:s text:c="2"/>std::cout &lt;&lt; '\n';</text:span></text:span></text:p>
      <text:p text:style-name="P54"><text:span text:style-name="Source_20_Text"/></text:p>
      <text:p text:style-name="P48"><text:span text:style-name="Source_20_Text"><text:span text:style-name="T8"><text:s text:c="2"/>int init = 100;</text:span></text:span></text:p>
      <text:p text:style-name="P48"><text:span text:style-name="Source_20_Text"><text:span text:style-name="T8"><text:s text:c="2"/>int series1[] = {10,20,30};</text:span></text:span></text:p>
      <text:p text:style-name="P48"><text:span text:style-name="Source_20_Text"><text:span text:style-name="T8"><text:s text:c="2"/>int series2[] = {1,2,3};</text:span></text:span></text:p>
      <text:p text:style-name="P54"><text:span text:style-name="Source_20_Text"/></text:p>
      <text:p text:style-name="P48"><text:span text:style-name="Source_20_Text"><text:span text:style-name="T8"><text:s text:c="2"/>std::cout &lt;&lt; "using default inner_product: ";</text:span></text:span></text:p>
      <text:p text:style-name="P48"><text:span text:style-name="Source_20_Text"><text:span text:style-name="T8"><text:s text:c="2"/>std::cout &lt;&lt; std::inner_product(series1,series1+3,series2,init);</text:span></text:span></text:p>
      <text:p text:style-name="P48"><text:span text:style-name="Source_20_Text"><text:span text:style-name="T8"><text:s text:c="2"/>std::cout &lt;&lt; '\n';</text:span></text:span></text:p>
      <text:p text:style-name="P54"><text:span text:style-name="Source_20_Text"/></text:p>
      <text:p text:style-name="P48"><text:span text:style-name="Source_20_Text"><text:span text:style-name="T8"><text:s text:c="2"/>std::cout &lt;&lt; "using functional operations: ";</text:span></text:span></text:p>
      <text:p text:style-name="P48"><text:span text:style-name="Source_20_Text"><text:span text:style-name="T8"><text:s text:c="2"/>std::cout &lt;&lt; std::inner_product(series1,series1+3,series2,init,</text:span></text:span></text:p>
      <text:p text:style-name="P48"><text:span text:style-name="Source_20_Text"><text:span text:style-name="T8"><text:s text:c="34"/>std::minus&lt;int&gt;(),std::divides&lt;int&gt;());</text:span></text:span></text:p>
      <text:p text:style-name="P48"><text:span text:style-name="Source_20_Text"><text:span text:style-name="T8"><text:s text:c="2"/>std::cout &lt;&lt; '\n';</text:span></text:span></text:p>
      <text:p text:style-name="P54"><text:span text:style-name="Source_20_Text"/></text:p>
      <text:p text:style-name="P48"><text:span text:style-name="Source_20_Text"><text:span text:style-name="T8"><text:s text:c="2"/>std::cout &lt;&lt; "using custom functions: ";</text:span></text:span></text:p>
      <text:p text:style-name="P48"><text:span text:style-name="Source_20_Text"><text:span text:style-name="T8"><text:s text:c="2"/>std::cout &lt;&lt; std::inner_product(series1,series1+3,series2,init,</text:span></text:span></text:p>
      <text:p text:style-name="P48"><text:span text:style-name="Source_20_Text"><text:span text:style-name="T8"><text:s text:c="34"/>myaccumulator,myop);</text:span></text:span></text:p>
      <text:p text:style-name="P48"><text:span text:style-name="Source_20_Text"><text:span text:style-name="T8"><text:s text:c="2"/>std::cout &lt;&lt; '\n';</text:span></text:span></text:p>
      <text:p text:style-name="P54"><text:span text:style-name="Source_20_Text"/></text:p>
      <text:p text:style-name="P48"><text:span text:style-name="Source_20_Text"><text:span text:style-name="T8"><text:s text:c="2"/>//int val[] = {1,2,3,4,5};</text:span></text:span></text:p>
      <text:p text:style-name="P48"><text:span text:style-name="Source_20_Text"><text:span text:style-name="T8"><text:s/>// int result[5];</text:span></text:span></text:p>
      <text:p text:style-name="P54"><text:span text:style-name="Source_20_Text"/></text:p>
      <text:p text:style-name="P48"><text:span text:style-name="Source_20_Text"><text:span text:style-name="T8"><text:s text:c="2"/>std::partial_sum (val, val+5, result);</text:span></text:span></text:p>
      <text:p text:style-name="P48"><text:span text:style-name="Source_20_Text"><text:span text:style-name="T8"><text:s text:c="2"/>std::cout &lt;&lt; "using default partial_sum: ";</text:span></text:span></text:p>
      <text:p text:style-name="P48"><text:span text:style-name="Source_20_Text"><text:span text:style-name="T8"><text:s text:c="2"/>for (int i=0; i&lt;5; i++) std::cout &lt;&lt; result[i] &lt;&lt; ' ';</text:span></text:span></text:p>
      <text:p text:style-name="P48"><text:span text:style-name="Source_20_Text"><text:span text:style-name="T8"><text:s text:c="2"/>std::cout &lt;&lt; '\n';</text:span></text:span></text:p>
      <text:p text:style-name="P54"><text:span text:style-name="Source_20_Text"/></text:p>
      <text:p text:style-name="P48"><text:span text:style-name="Source_20_Text"><text:span text:style-name="T8"><text:s text:c="2"/>std::partial_sum (val, val+5, result, std::multiplies&lt;int&gt;());</text:span></text:span></text:p>
      <text:p text:style-name="P48"><text:span text:style-name="Source_20_Text"><text:span text:style-name="T8"><text:s text:c="2"/>std::cout &lt;&lt; "using functional operation multiplies: ";</text:span></text:span></text:p>
      <text:p text:style-name="P48"><text:span text:style-name="Source_20_Text"><text:span text:style-name="T8"><text:s text:c="2"/>for (int i=0; i&lt;5; i++) std::cout &lt;&lt; result[i] &lt;&lt; ' ';</text:span></text:span></text:p>
      <text:p text:style-name="P48"><text:span text:style-name="Source_20_Text"><text:span text:style-name="T8"><text:s text:c="2"/>std::cout &lt;&lt; '\n';</text:span></text:span></text:p>
      <text:p text:style-name="P54"><text:span text:style-name="Source_20_Text"/></text:p>
      <text:p text:style-name="P48"><text:span text:style-name="Source_20_Text"><text:span text:style-name="T8"><text:s text:c="2"/>std::partial_sum (val, val+5, result, myop);</text:span></text:span></text:p>
      <text:p text:style-name="P48"><text:span text:style-name="Source_20_Text"><text:span text:style-name="T8"><text:s text:c="2"/>std::cout &lt;&lt; "using custom function: ";</text:span></text:span></text:p>
      <text:p text:style-name="P48"><text:span text:style-name="Source_20_Text"><text:span text:style-name="T8"><text:s text:c="2"/>for (int i=0; i&lt;5; i++) std::cout &lt;&lt; result[i] &lt;&lt; ' ';</text:span></text:span></text:p>
      <text:p text:style-name="P48"><text:span text:style-name="Source_20_Text"><text:span text:style-name="T8"><text:s text:c="2"/>std::cout &lt;&lt; '\n';</text:span></text:span></text:p>
      <text:p text:style-name="P54"><text:soft-page-break/><text:span text:style-name="Source_20_Text"/></text:p>
      <text:p text:style-name="P48"><text:span text:style-name="Source_20_Text"><text:span text:style-name="T8">}</text:span></text:span></text:p>
      <text:p text:style-name="P48"><text:span text:style-name="Source_20_Text"><text:span text:style-name="T8">Результат:</text:span></text:span></text:p>
      <text:p text:style-name="P48"><text:span text:style-name="Source_20_Text"><text:span text:style-name="T8">using default adjacent_difference: 1 1 1 2 4 2 1 </text:span></text:span></text:p>
      <text:p text:style-name="P48"><text:span text:style-name="Source_20_Text"><text:span text:style-name="T8">using functional operation multiplies: 1 2 6 15 45 99 132 </text:span></text:span></text:p>
      <text:p text:style-name="P48"><text:span text:style-name="Source_20_Text"><text:span text:style-name="T8">using custom function: 1 3 1 6 12 2 7 </text:span></text:span></text:p>
      <text:p text:style-name="P48"><text:span text:style-name="Source_20_Text"><text:span text:style-name="T8">using default inner_product: 240</text:span></text:span></text:p>
      <text:p text:style-name="P48"><text:span text:style-name="Source_20_Text"><text:span text:style-name="T8">using functional operations: 70</text:span></text:span></text:p>
      <text:p text:style-name="P48"><text:span text:style-name="Source_20_Text"><text:span text:style-name="T8">using custom functions: 38</text:span></text:span></text:p>
      <text:p text:style-name="P48"><text:span text:style-name="Source_20_Text"><text:span text:style-name="T8">using default partial_sum: 1 3 6 11 20 </text:span></text:span></text:p>
      <text:p text:style-name="P48"><text:span text:style-name="Source_20_Text"><text:span text:style-name="T8">using functional operation multiplies: 1 2 6 30 270 </text:span></text:span></text:p>
      <text:p text:style-name="P48"><text:span text:style-name="Source_20_Text"><text:span text:style-name="T8">using custom function: 1 3 0 5 12 </text:span></text:span></text:p>
      <text:p text:style-name="P54"><text:span text:style-name="Source_20_Text"/></text:p>
      <text:p text:style-name="P48"><text:span text:style-name="T35">Функція </text:span><text:span text:style-name="Source_20_Text"><text:span text:style-name="T35">iota (С++11)</text:span></text:span></text:p>
      <text:p text:style-name="P58"/>
      <text:p text:style-name="P3"><text:span text:style-name="Source_20_Text"><text:span text:style-name="T33">В Сі++11 до цього переліку функцій також додали функцію iota, яка за даним інтервалом [first,last) повертає послідовні значення </text:span></text:span><text:span text:style-name="Variable"><text:span text:style-name="T36">val</text:span></text:span><text:span text:style-name="Source_20_Text"><text:span text:style-name="T33">, які отримуються послідовним застосуванням інкременту ++val до кожного елементу.</text:span></text:span></text:p>
      <text:p text:style-name="P48"><text:span text:style-name="Цитата1"><text:span text:style-name="T56">// iota example</text:span></text:span></text:p>
      <text:p text:style-name="P48"><text:span text:style-name="Definition"><text:span text:style-name="T55">#include &lt;iostream&gt; <text:s text:c="4"/></text:span></text:span><text:span text:style-name="Цитата1"><text:span text:style-name="T56">// std::cout</text:span></text:span></text:p>
      <text:p text:style-name="P48"><text:span text:style-name="Definition"><text:span text:style-name="T55">#include &lt;numeric&gt; <text:s text:c="5"/></text:span></text:span><text:span text:style-name="Цитата1"><text:span text:style-name="T56">// std::iota</text:span></text:span></text:p>
      <text:p text:style-name="P53"/>
      <text:p text:style-name="P48"><text:span text:style-name="Variable"><text:span text:style-name="T56">int</text:span></text:span><text:span text:style-name="Source_20_Text"><text:span text:style-name="T55"> main () {</text:span></text:span></text:p>
      <text:p text:style-name="P48"><text:span text:style-name="Source_20_Text"><text:span text:style-name="T55"><text:s text:c="2"/></text:span></text:span><text:span text:style-name="Variable"><text:span text:style-name="T56">int</text:span></text:span><text:span text:style-name="Source_20_Text"><text:span text:style-name="T55"> numbers[10];</text:span></text:span></text:p>
      <text:p text:style-name="P48"><text:span text:style-name="Source_20_Text"><text:span text:style-name="T55"><text:s text:c="2"/>std::iota (numbers,numbers+10,100);</text:span></text:span></text:p>
      <text:p text:style-name="P48"><text:span text:style-name="Source_20_Text"><text:span text:style-name="T55"><text:s text:c="2"/>std::cout &lt;&lt; </text:span></text:span><text:span text:style-name="User_20_Entry"><text:span text:style-name="T55">"numbers:"</text:span></text:span><text:span text:style-name="Source_20_Text"><text:span text:style-name="T55">;</text:span></text:span></text:p>
      <text:p text:style-name="P48"><text:span text:style-name="Source_20_Text"><text:span text:style-name="T55"><text:s text:c="2"/></text:span></text:span><text:span text:style-name="Variable"><text:span text:style-name="T56">for</text:span></text:span><text:span text:style-name="Source_20_Text"><text:span text:style-name="T55"> (</text:span></text:span><text:span text:style-name="Variable"><text:span text:style-name="T56">int</text:span></text:span><text:span text:style-name="Source_20_Text"><text:span text:style-name="T55">&amp; i:numbers) std::cout &lt;&lt; </text:span></text:span><text:span text:style-name="User_20_Entry"><text:span text:style-name="T55">' '</text:span></text:span><text:span text:style-name="Source_20_Text"><text:span text:style-name="T55"> &lt;&lt; i;</text:span></text:span></text:p>
      <text:p text:style-name="P48"><text:span text:style-name="Source_20_Text"><text:span text:style-name="T55"><text:s text:c="2"/>std::cout &lt;&lt; </text:span></text:span><text:span text:style-name="User_20_Entry"><text:span text:style-name="T55">'\n'</text:span></text:span><text:span text:style-name="Source_20_Text"><text:span text:style-name="T55">;</text:span></text:span></text:p>
      <text:p text:style-name="P48"><text:span text:style-name="Source_20_Text"><text:span text:style-name="T55">}</text:span></text:span></text:p>
      <text:p text:style-name="P48"><text:span text:style-name="Source_20_Text"><text:span text:style-name="T55">Результат:</text:span></text:span></text:p>
      <text:p text:style-name="P48"><text:span text:style-name="Source_20_Text"><text:span text:style-name="T34">numbers: 100 101 102 103 104 105 106 107 108 109</text:span></text:span></text:p>
      <text:p text:style-name="P54"/>
      <text:h text:style-name="P30" text:outline-level="1"><text:span text:style-name="T2">Функтори та предикати </text:span></text:h>
      <text:p text:style-name="P18"/>
      <text:p text:style-name="P21"><text:span text:style-name="T6">Багато з розглянутих алгоритмів Сі++ мають у якості аргументу функцію, наприклад, for_each, generate, find_if.</text:span></text:p>
      <text:p text:style-name="P21"><text:span text:style-name="T6">Крім того, функція може бути аргументом конструктору для шаблонів класів set, multiset, map, multimap для задання шляху сортування ключів цих класів.</text:span></text:p>
      <text:p text:style-name="P21"><text:span text:style-name="T6">Задати цю функцію можна як безпосередньо функцію, тобто приписавши реалізацію або декларацію цієї функції до виклику її як аргумент функції чи конструктору, це фактично означає, що ми використовуємо вказівник на цю функцію. Але інколи було б бажано використати цю функцію як змінну або об’єкт, тобто мати її як конкретний екземпляр деякого класу.</text:span></text:p>
      <text:p text:style-name="P21"><text:span text:style-name="T6">Зокрема, розглянемо функцію, яка приймає лише один аргумент але під час виклику цієї функції нам потрібно передати, наприклад, ще параметр. Однак на Сі++ це неможливо, оскільки функція приймає лише один параметр. Що можна зробити? Очевидною відповіддю можуть бути глобальні змінні. Однак практика </text:span><text:soft-page-break/><text:span text:style-name="T6">гарного кодування не виступає за використання глобальних змінних і стверджує, що їх слід використовувати лише тоді, коли немає іншої альтернативи.</text:span></text:p>
      <text:p text:style-name="P21"><text:span text:style-name="T6">На Сі++ для подібних модифікацій функції можна використати функтори, які також звуться функціональними об’єктами (Зверніть увагу, що функтори — це не те само що функції !!). </text:span></text:p>
      <text:p text:style-name="P21"><text:span text:style-name="T6">Функтори – це об’єкти, які можна обробляти так, ніби вони є функцією або вказівником на функції. </text:span></text:p>
      <text:p text:style-name="P21"><text:span text:style-name="T6">Функціональний об’єкт або функтор – це клас який перевантажує оператор виклику </text:span><text:span text:style-name="Teletype"><text:span text:style-name="T6">operator ()</text:span></text:span><text:span text:style-name="T6"> наступним чином, що в коді </text:span></text:p>
      <text:p text:style-name="P18"/>
      <text:p text:style-name="P48"><text:span text:style-name="T42">FunctionObjectType func;</text:span></text:p>
      <text:p text:style-name="P48"><text:span text:style-name="T42">func();</text:span></text:p>
      <text:p text:style-name="P50"/>
      <text:p text:style-name="P21"><text:span text:style-name="T6">вираз </text:span><text:span text:style-name="Teletype"><text:span text:style-name="T6">func()</text:span></text:span><text:span text:style-name="T6"> є викликом оператору </text:span><text:span text:style-name="Teletype"><text:span text:style-name="T6">()</text:span></text:span><text:span text:style-name="T6"> об’єкту </text:span><text:span text:style-name="Teletype"><text:span text:style-name="T6">func</text:span></text:span><text:span text:style-name="T6">, а не викликом функції </text:span><text:span text:style-name="Teletype"><text:span text:style-name="T6">func</text:span></text:span><text:span text:style-name="T6">. Тип функціонального об’єкту повинен бути визначеним наступним чином: </text:span></text:p>
      <text:p text:style-name="P48"><text:span text:style-name="T42">class FunctionObjectType {</text:span></text:p>
      <text:p text:style-name="P48"><text:span text:style-name="T42"><text:s text:c="2"/>public:</text:span></text:p>
      <text:p text:style-name="P48"><text:span text:style-name="T42"><text:s text:c="2"/>void operator() () {</text:span></text:p>
      <text:p text:style-name="P48"><text:span text:style-name="T42"><text:s text:c="4"/>// Код функції</text:span></text:p>
      <text:p text:style-name="P48"><text:span text:style-name="T42"><text:s text:c="2"/>}</text:span></text:p>
      <text:p text:style-name="P48"><text:span text:style-name="T42">};</text:span></text:p>
      <text:p text:style-name="P21"><text:span text:style-name="T6">У використання функціональних об'єктів є ряд переваг перед використанням функцій, а саме: </text:span></text:p>
      <text:p text:style-name="P21"><text:span text:style-name="T6">1. Функціональний об'єкт може мати стан. Фактично може бути два об'єкта одного і того ж функціонального типу, що знаходяться в різних станах в одне і теж час, що неможливо для звичайних функцій. Також функціональний об'єкт може забезпечити операції попередньої ініціалізації даних.</text:span></text:p>
      <text:p text:style-name="P21"><text:span text:style-name="T6">2. Кожен функціональний об'єкт має тип, а отже є можливість передати цей тип як параметр шаблону для вказівки певної поведінки. Наприклад, типи контейнерів з різними функціональними об'єктами відрізняються.</text:span></text:p>
      <text:p text:style-name="P21"><text:span text:style-name="T6">3. Об'єкти-функції часто виконуються швидше ніж вказівники на функції. Наприклад, вбудуване (inline) звернення до оператора () класу працює швидше, ніж функція, передана за вказівником.</text:span></text:p>
      <text:p text:style-name="P21"><text:span text:style-name="T6">Функтори найчастіше використовуються разом із STL у такому сценарії:</text:span></text:p>
      <text:p text:style-name="P24"/>
      <text:p text:style-name="P21"><text:span text:style-name="T42">//class Comparator</text:span></text:p>
      <text:p text:style-name="P21"><text:span text:style-name="T42">struct Classcomp {</text:span></text:p>
      <text:p text:style-name="P21"><text:span text:style-name="T42"><text:s text:c="2"/>bool operator() (const int&amp; lhs, const int&amp; rhs) const</text:span></text:p>
      <text:p text:style-name="P21"><text:span text:style-name="T42"><text:s text:c="2"/>{return lhs&gt;rhs;}</text:span></text:p>
      <text:p text:style-name="P21"><text:span text:style-name="T42">};</text:span></text:p>
      <text:p text:style-name="P21"><text:span text:style-name="T42">int main (){</text:span></text:p>
      <text:p text:style-name="P21"><text:span text:style-name="T42"><text:s text:c="2"/>int mas[]= {1,2,3,4,5};</text:span></text:p>
      <text:p text:style-name="P21"><text:span text:style-name="T42"><text:s text:c="3"/>set&lt;int,Classcomp&gt; fifth_set; <text:s text:c="16"/>// class as Compare</text:span></text:p>
      <text:p text:style-name="P21"><text:span text:style-name="T42">for(int i=0;i&lt;5;++i){</text:span></text:p>
      <text:p text:style-name="P21"><text:soft-page-break/><text:span text:style-name="T42"><text:s text:c="4"/>fifth_set.insert(mas[i]);</text:span></text:p>
      <text:p text:style-name="P21"><text:span text:style-name="T42">}</text:span></text:p>
      <text:p text:style-name="P21"><text:span text:style-name="T42">}</text:span></text:p>
      <text:p text:style-name="P21"><text:span text:style-name="T6">Таким чином, функтор (або функціональний об’єкт) – це клас Сі++, який діє як функція. Функтори викликаються з використанням синтаксису виклику функції. Для того, щоб створити функтор, потрібно створити об'єкт MyFunctor, який перевантажує оператор “круглі дужки” (</text:span><text:span text:style-name="Emphasis"><text:span text:style-name="T15">operator()</text:span></text:span><text:span text:style-name="T6">).</text:span></text:p>
      <text:p text:style-name="P48"><text:span text:style-name="Strong_20_Emphasis"><text:span text:style-name="T9">Тоді код:</text:span></text:span></text:p>
      <text:p text:style-name="P48"><text:span text:style-name="T42">MyFunctor(10);</text:span></text:p>
      <text:p text:style-name="P54"/>
      <text:p text:style-name="P48"><text:span text:style-name="Strong_20_Emphasis"><text:span text:style-name="T9">еквівалентний коду</text:span></text:span></text:p>
      <text:p text:style-name="P54"/>
      <text:p text:style-name="P48"><text:span text:style-name="T42">MyFunctor.operator()(10);</text:span></text:p>
      <text:p text:style-name="P18"/>
      <text:p text:style-name="P21"><text:span text:style-name="T6">Ще один приклад використання функтору — в алгоритмі transform.</text:span></text:p>
      <text:p text:style-name="P18"/>
      <text:p text:style-name="P21"><text:span text:style-name="T42">class increment{</text:span></text:p>
      <text:p text:style-name="P21"><text:span text:style-name="T42"><text:s text:c="5"/>int num;</text:span></text:p>
      <text:p text:style-name="P21"><text:span text:style-name="T42"><text:s/>public:</text:span></text:p>
      <text:p text:style-name="P21"><text:span text:style-name="T42"><text:s text:c="5"/>increment(int n): num(n) {}</text:span></text:p>
      <text:p text:style-name="P21"><text:span text:style-name="T42"><text:s text:c="4"/>int operator(int k){</text:span></text:p>
      <text:p text:style-name="P21"><text:span text:style-name="T42"><text:s text:c="2"/>return num+k;</text:span></text:p>
      <text:p text:style-name="P21"><text:span text:style-name="T42">} <text:s text:c="2"/></text:span></text:p>
      <text:p text:style-name="P21"><text:span text:style-name="T42">};</text:span></text:p>
      <text:p text:style-name="P18"/>
      <text:p text:style-name="P21"><text:span text:style-name="T6">Тоді рядок:</text:span></text:p>
      <text:p text:style-name="P48"><text:span text:style-name="T42">transform(arr, arr+n, arr, increment(to_add));</text:span></text:p>
      <text:p text:style-name="P57"><text:span text:style-name="Strong_20_Emphasis"/></text:p>
      <text:p text:style-name="P48"><text:span text:style-name="Strong_20_Emphasis"><text:span text:style-name="T9">буде еквівалентним наступному коду:</text:span></text:span></text:p>
      <text:p text:style-name="P48"><text:span text:style-name="T42">// Creating object of increment</text:span></text:p>
      <text:p text:style-name="P48"><text:span text:style-name="T42">increment obj(to_add); </text:span></text:p>
      <text:p text:style-name="P48"><text:span text:style-name="T42">// Calling () on object</text:span></text:p>
      <text:p text:style-name="P48"><text:span text:style-name="T42">transform(arr, arr+n, arr, obj); </text:span></text:p>
      <text:p text:style-name="P18"/>
      <text:p text:style-name="P21"><text:span text:style-name="T6">Тобто об’єкт </text:span><text:span text:style-name="Emphasis"><text:span text:style-name="T15">a</text:span></text:span><text:span text:style-name="T6"> створений таким, що перевантажує</text:span><text:span text:style-name="Emphasis"><text:span text:style-name="T15"> operator()</text:span></text:span><text:span text:style-name="T6">. Таким чином, функтори достатньо ефективні при використанні в C++ STL.</text:span></text:p>
      <text:p text:style-name="P18"/>
      <text:p text:style-name="P4"><text:span text:style-name="T4">Предикати</text:span></text:p>
      <text:p text:style-name="P23"><text:span text:style-name="T6">Зауважимо, що частковий випадок функторів, які повертають логічний тип bool зветься предикатом. Зокрема предикати потрібні при використанні таких функцій з бібліотеки алгоритмів, як find_if(), count_if, sort тощо. </text:span></text:p>
      <text:p text:style-name="P23"><text:span text:style-name="T18">Предикати використовуються в алгоритмах сортування, пошуку, а також в усіх інших, що мають в кінці _if. Сенс у тому, що об’єкт-функція у випадку використання предикату повертає true або false у залежності від виконання </text:span><text:soft-page-break/><text:span text:style-name="T18">необхідної умови. Це або факт відповідності об’єктом деяких властивостей, або результат порівняння двох об’єктів за визначеною ознакою.</text:span></text:p>
      <text:p text:style-name="P3"><text:span text:style-name="T18">Приклад використання предикатів</text:span></text:p>
      <text:p text:style-name="P11"><text:span text:style-name="T52">#include &lt;iostream&gt;</text:span></text:p>
      <text:p text:style-name="P11"><text:span text:style-name="T52">#include &lt;algorithm&gt;</text:span></text:p>
      <text:p text:style-name="P9"/>
      <text:p text:style-name="P11"><text:span text:style-name="T52">class DividedByTwo{ // чи парний даний елемент</text:span></text:p>
      <text:p text:style-name="P11"><text:span text:style-name="T52"><text:s text:c="4"/>public:</text:span></text:p>
      <text:p text:style-name="P11"><text:span text:style-name="T52"><text:s text:c="8"/>bool operator()(const int x) const <text:s text:c="7"/>{</text:span></text:p>
      <text:p text:style-name="P11"><text:span text:style-name="T52"><text:s text:c="12"/>return x % 2 == 0;</text:span></text:p>
      <text:p text:style-name="P11"><text:span text:style-name="T52"><text:s text:c="8"/>}</text:span></text:p>
      <text:p text:style-name="P11"><text:span text:style-name="T52">};</text:span></text:p>
      <text:p text:style-name="P11"><text:span text:style-name="T52"><text:s/></text:span></text:p>
      <text:p text:style-name="P11"><text:span text:style-name="T52">int main(){</text:span></text:p>
      <text:p text:style-name="P11"><text:span text:style-name="T52"><text:s text:c="4"/>const std::size_t N = 5;</text:span></text:p>
      <text:p text:style-name="P11"><text:span text:style-name="T52"><text:s text:c="4"/>int A[N] = {3, 2, 5, 6, 8};</text:span></text:p>
      <text:p text:style-name="P11"><text:span text:style-name="T52"><text:s text:c="4"/>std::cout &lt;&lt; std::count_if(A, A + N, DividedByTwo());</text:span></text:p>
      <text:p text:style-name="P11"><text:span text:style-name="T52">}</text:span></text:p>
      <text:p text:style-name="P11"><text:span text:style-name="T67">Результат:</text:span></text:p>
      <text:p text:style-name="P11"><text:span text:style-name="T67">3</text:span></text:p>
      <text:p text:style-name="P6"/>
      <text:p text:style-name="P3"><text:span text:style-name="T18">Розглянемо ще один приклад використання предикату</text:span><text:span text:style-name="T19">.</text:span><text:span text:style-name="T18"> Для того, щоб передати предикату критерій, необхідно в тілі структури створити конструктор так, як показано на прикладі.</text:span></text:p>
      <table:table table:name="Таблица1" table:style-name="Таблица1">
        <table:table-column table:style-name="Таблица1.A"/>
        <table:table-row table:style-name="Таблица1.1">
          <table:table-cell table:style-name="Таблица1.A1" office:value-type="string">
            <text:p text:style-name="P8"/>
          </table:table-cell>
        </table:table-row>
        <table:table-row table:style-name="Таблица1.1">
          <table:table-cell table:style-name="Таблица1.A1" office:value-type="string">
            <text:p text:style-name="P8"/>
          </table:table-cell>
        </table:table-row>
      </table:table>
      <text:p text:style-name="Standard"><text:span text:style-name="T52">#include &lt;iostream&gt;</text:span></text:p>
      <text:p text:style-name="Standard"><text:span text:style-name="T52">#include &lt;algorithm&gt;</text:span></text:p>
      <text:p text:style-name="Standard"><text:span text:style-name="T52">#include &lt;vector&gt;</text:span></text:p>
      <text:p text:style-name="Standard"><text:span text:style-name="T52">#include &lt;functional&gt;</text:span></text:p>
      <text:p text:style-name="P8"/>
      <text:p text:style-name="Standard"><text:span text:style-name="T52">using namespace std;</text:span></text:p>
      <text:p text:style-name="P8"/>
      <text:p text:style-name="Standard"><text:span text:style-name="T52">struct Prd {</text:span></text:p>
      <text:p text:style-name="P12"><text:span text:style-name="T52">int my_cnt;</text:span></text:p>
      <text:p text:style-name="P12"><text:span text:style-name="T52">// Конструктор</text:span></text:p>
      <text:p text:style-name="P12"><text:span text:style-name="T52">Prd(const int &amp;t) : </text:span><text:bookmark-start text:name="__DdeLink__2957_53232174"/><text:span text:style-name="T52">my</text:span><text:bookmark-end text:name="__DdeLink__2957_53232174"/><text:span text:style-name="T52">_cnt(t) {}</text:span></text:p>
      <text:p text:style-name="P12"><text:span text:style-name="T52">// Перегрузка операції () - чи більший елемент за my_cnt</text:span></text:p>
      <text:p text:style-name="P12"><text:span text:style-name="T52">bool operator() (const int &amp; v) {</text:span></text:p>
      <text:p text:style-name="P13"><text:span text:style-name="T52">return v &gt; my_cnt;</text:span></text:p>
      <text:p text:style-name="Standard"><text:span text:style-name="T52"><text:tab/>}</text:span></text:p>
      <text:p text:style-name="Standard"><text:span text:style-name="T52">};</text:span></text:p>
      <text:p text:style-name="P8"/>
      <text:p text:style-name="P8"/>
      <text:p text:style-name="Standard"><text:span text:style-name="T52">int main() {</text:span></text:p>
      <text:p text:style-name="P12"><text:span text:style-name="T52">int mas[] = {1, 2, 3, 4, 5, 3, 7, 3, 9, 3};</text:span></text:p>
      <text:p text:style-name="Standard"><text:soft-page-break/><text:span text:style-name="T52"><text:tab/>vector&lt;int&gt; num(mas, mas + 10);</text:span></text:p>
      <text:p text:style-name="P8"/>
      <text:p text:style-name="P12"><text:span text:style-name="T52">const int z = count_if(num.begin(), num.end(), Prd(4));</text:span><text:span text:style-name="T45"> /* кількість елементів більших 4 <text:s text:c="2"/>- повинно бути 3 */</text:span></text:p>
      <text:p text:style-name="P12"><text:span text:style-name="T52">vector&lt;int&gt; myvector(num.size()- z);</text:span><text:span text:style-name="T45"> /* виділяємо вектор для елементів менших 4 */</text:span></text:p>
      <text:p text:style-name="Standard"><text:span text:style-name="T52"><text:tab/>/</text:span><text:span text:style-name="T45">* або робимо це методами з </text:span><text:span text:style-name="T50">functional C++11</text:span></text:p>
      <text:p text:style-name="Standard"><text:span text:style-name="T50"><text:s text:c="14"/></text:span><text:span text:style-name="T52">using namespace placeholders; // c++11</text:span></text:p>
      <text:p text:style-name="P12"><text:span text:style-name="T50"><text:s text:c="2"/></text:span><text:span text:style-name="T52">const int z = count_if(num.begin(), num.end(), bind(logical_not&lt;bool&gt;(), bind(Prd(4), _1))); </text:span><text:span text:style-name="T45">/* кількість елементів менших 4 */</text:span></text:p>
      <text:p text:style-name="Standard"><text:span text:style-name="T52"><text:tab/></text:span><text:span text:style-name="T50"> </text:span><text:span text:style-name="T52">vector&lt;int&gt; myvector(z);</text:span><text:span text:style-name="T50"> */</text:span></text:p>
      <text:p text:style-name="P10"/>
      <text:p text:style-name="Standard"><text:span text:style-name="T52"><text:tab/>vector&lt;int&gt;::iterator it = remove_copy_if(num.begin(), num.end(), myvector.begin(), Prd(4)); </text:span><text:span text:style-name="T50"><text:s/>// </text:span><text:span text:style-name="T45">видаляємо елементи більші 4</text:span></text:p>
      <text:p text:style-name="P8"/>
      <text:p text:style-name="Standard"><text:span text:style-name="T52">cout&lt;&lt; endl;</text:span><text:span text:style-name="T45"> <text:s/>// та виводимо те що залишилось</text:span></text:p>
      <text:p text:style-name="Standard"><text:span text:style-name="T52">for(vector&lt;int&gt;::iterator it2 = myvector.begin(); it2!=myvector.end();++it2) </text:span></text:p>
      <text:p text:style-name="P12"><text:span text:style-name="T52">cout&lt;&lt;*it2&lt;&lt;", ";</text:span></text:p>
      <text:p text:style-name="P8"/>
      <text:p text:style-name="Standard"><text:span text:style-name="T52">}</text:span></text:p>
      <text:p text:style-name="P7"/>
      <text:p text:style-name="P3"><text:span text:style-name="T46">Результат:</text:span></text:p>
      <text:p text:style-name="P3"><text:span text:style-name="T46">1, 2, 3, 4, 3, 3, 3,</text:span></text:p>
      <text:p text:style-name="P3"><text:span text:style-name="T19">Зрозуміти, як працює програма можна, якщо взяти за увагу, що викликається функція, як аргумент іншої функції, тобто operator()(arg_prd, Prd(arg_crt))</text:span><text:span text:style-name="T18">, де</text:span></text:p>
      <text:p text:style-name="P3"><text:span text:style-name="T69">arg_prd, що передається предикату, елемент масиву, а arg_crt - аргумент-критерій методу Prd(). Але оскільки ми маємо справу з класом, то ми кажемо, що другим аргументом викликається наш конструктор. Ось у цьому й розкривається перевага функторів, у порівнянні з звичайними функціями.</text:span></text:p>
      <text:p text:style-name="P18"/>
      <text:p text:style-name="P4"><text:span text:style-name="T5">Огортки функцій та стандартні функтори бібліотеки function</text:span></text:p>
      <text:p text:style-name="P20"/>
      <text:list xml:id="list155244028773301" text:continue-numbering="true" text:style-name="WWNum2">
        <text:list-item>
          <text:list>
            <text:list-item>
              <text:list>
                <text:list-item>
                  <text:list>
                    <text:list-item>
                      <text:h text:style-name="P42" text:outline-level="4"><text:span text:style-name="T27">Починаючи зі стандарту C++ 11 шаблонний клас function з бібліотеки </text:span><text:span text:style-name="T31">&lt;</text:span><text:span text:style-name="T27">function&gt; є поліморфною обгорткою функцій для загального використання. Об'єкти класу function можуть зберігати, копіювати і викликати довільні об'єкти, що можуть викликатись – функції, <text:s/>лямбда-вирази, вирази зв'язування і інші функціональні об'єкти. Взагалі кажучи, в будь-якому місці, де необхідно використовувати вказівник на функцію для її відкладеного виклику, або для створення функції зворотного виклику, замість нього може бути використаний std :: function, який надає користувачеві велику гнучкість в реалізації. </text:span></text:h>
                    </text:list-item>
                    <text:list-item>
                      <text:h text:style-name="P42" text:outline-level="4"><text:span text:style-name="T27">Визначення класу:</text:span></text:h>
                    </text:list-item>
                  </text:list>
                </text:list-item>
              </text:list>
            </text:list-item>
          </text:list>
        </text:list-item>
      </text:list>
      <text:p text:style-name="P48"><text:span text:style-name="T55">template&lt;class&gt; class function; // undefined</text:span></text:p>
      <text:p text:style-name="P48"><text:span text:style-name="T55">template&lt;class R, class... ArgTypes&gt; class function&lt;R(ArgTypes...)&gt;;</text:span></text:p>
      <text:p text:style-name="P21"><text:soft-page-break/><text:span text:style-name="T28">Також в стандарті С++11 визначені функції-модифікатори </text:span><text:span text:style-name="Teletype"><text:span text:style-name="T28">swap</text:span></text:span><text:span text:style-name="T28"> та </text:span><text:span text:style-name="Teletype"><text:span text:style-name="T28">assign</text:span></text:span><text:span text:style-name="T28"> і оператори порівняння (</text:span><text:span text:style-name="Teletype"><text:span text:style-name="T28">==</text:span></text:span><text:span text:style-name="T28"> та </text:span><text:span text:style-name="Teletype"><text:span text:style-name="T28">!=</text:span></text:span><text:span text:style-name="T28">) <text:s/>з </text:span><text:span text:style-name="Teletype"><text:span text:style-name="T28">nullptr</text:span></text:span><text:span text:style-name="T28">. Доступ до цільового об’єкту дає функція </text:span><text:span text:style-name="Teletype"><text:span text:style-name="T28">target</text:span></text:span><text:span text:style-name="T28">, а до його типу — </text:span><text:span text:style-name="Teletype"><text:span text:style-name="T28">target_type.</text:span></text:span><text:span text:style-name="T28"> Оператор приведення </text:span><text:span text:style-name="Teletype"><text:span text:style-name="T28">function</text:span></text:span><text:span text:style-name="T28"> до булевого типу повертає </text:span><text:span text:style-name="Teletype"><text:span text:style-name="T28">true</text:span></text:span><text:span text:style-name="T28">, коли у класу є цільовий об’єкт. </text:span></text:p>
      <text:list xml:id="list155244471199190" text:continue-numbering="true" text:style-name="WWNum2">
        <text:list-item>
          <text:list>
            <text:list-item>
              <text:list>
                <text:list-item>
                  <text:list>
                    <text:list-item>
                      <text:h text:style-name="P42" text:outline-level="4"><text:span text:style-name="T28">Приклад:</text:span></text:h>
                    </text:list-item>
                  </text:list>
                </text:list-item>
              </text:list>
            </text:list-item>
          </text:list>
        </text:list-item>
      </text:list>
      <text:p text:style-name="P48"><text:span text:style-name="T33">#include &lt;iostream&gt;</text:span></text:p>
      <text:p text:style-name="P48"><text:span text:style-name="T33">#include &lt;functional&gt;</text:span></text:p>
      <text:p text:style-name="P58"/>
      <text:p text:style-name="P48"><text:span text:style-name="T33">struct A {</text:span></text:p>
      <text:p text:style-name="P48"><text:span text:style-name="T33"><text:s text:c="4"/>A(int num) : num_(num){}</text:span></text:p>
      <text:p text:style-name="P48"><text:span text:style-name="T33"><text:s text:c="4"/>void printNumberLetter(char c) const {std::cout &lt;&lt; "Number: " &lt;&lt; num_ <text:s/>&lt;&lt; " Letter: " &lt;&lt; c &lt;&lt; std::endl;}</text:span></text:p>
      <text:p text:style-name="P48"><text:span text:style-name="T33"><text:s text:c="4"/>int num_;</text:span></text:p>
      <text:p text:style-name="P48"><text:span text:style-name="T33">};</text:span></text:p>
      <text:p text:style-name="P58"/>
      <text:p text:style-name="P48"><text:span text:style-name="T33">void printLetter(char c){</text:span></text:p>
      <text:p text:style-name="P48"><text:span text:style-name="T33"><text:s text:c="4"/>std::cout &lt;&lt; c &lt;&lt; std::endl;</text:span></text:p>
      <text:p text:style-name="P48"><text:span text:style-name="T33">}</text:span></text:p>
      <text:p text:style-name="P58"/>
      <text:p text:style-name="P48"><text:span text:style-name="T33">struct B {</text:span></text:p>
      <text:p text:style-name="P48"><text:span text:style-name="T33"><text:s text:c="4"/>void operator() () {std::cout &lt;&lt; "B()" &lt;&lt; std::endl;}</text:span></text:p>
      <text:p text:style-name="P48"><text:span text:style-name="T33">};</text:span></text:p>
      <text:p text:style-name="P58"/>
      <text:p text:style-name="P48"><text:span text:style-name="T33">// похідна через формулу різниць</text:span></text:p>
      <text:p text:style-name="P48"><text:span text:style-name="T33">std::function&lt;double(double)&gt; derivative(const std::function&lt;double(double)&gt; &amp;f, const double h){</text:span></text:p>
      <text:p text:style-name="P58"/>
      <text:p text:style-name="P48"><text:span text:style-name="T33"><text:s text:c="2"/>return [=](double x)-&gt;double { return (f(x+h)-f(x-h))/2/h; };</text:span></text:p>
      <text:p text:style-name="P58"/>
      <text:p text:style-name="P48"><text:span text:style-name="T33">}</text:span></text:p>
      <text:p text:style-name="P58"/>
      <text:p text:style-name="P58"/>
      <text:p text:style-name="P48"><text:span text:style-name="T33">int main(){</text:span></text:p>
      <text:p text:style-name="P48"><text:span text:style-name="T33"><text:s text:c="4"/>// визначаємо функтор через вказівник на функцію</text:span></text:p>
      <text:p text:style-name="P48"><text:span text:style-name="T33"><text:s text:c="4"/>std::function&lt;void(char)&gt; f_print_Letter = printLetter;</text:span></text:p>
      <text:p text:style-name="P48"><text:span text:style-name="T33"><text:s text:c="4"/>f_print_Letter('Q');</text:span></text:p>
      <text:p text:style-name="P58"/>
      <text:p text:style-name="P48"><text:span text:style-name="T33"><text:s text:c="4"/>// визначаємо функтор як лямбда-вираз</text:span></text:p>
      <text:p text:style-name="P48"><text:span text:style-name="T33"><text:s text:c="4"/>std::function&lt;void()&gt; f_print_Hello = [] () {std::cout &lt;&lt; "Hello world!" &lt;&lt; std::endl;};</text:span></text:p>
      <text:p text:style-name="P48"><text:span text:style-name="T33"><text:s text:c="4"/>f_print_Hello();</text:span></text:p>
      <text:p text:style-name="P58"/>
      <text:p text:style-name="P48"><text:span text:style-name="T33"><text:s text:c="4"/>// визначаємо функтор через звязувач </text:span></text:p>
      <text:p text:style-name="P48"><text:span text:style-name="T33"><text:s text:c="4"/>std::function&lt;void()&gt; f_print_Z = std::bind(printLetter, 'Z');</text:span></text:p>
      <text:p text:style-name="P48"><text:span text:style-name="T33"><text:s text:c="4"/>f_print_Z();</text:span></text:p>
      <text:p text:style-name="P58"/>
      <text:p text:style-name="P48"><text:span text:style-name="T33"><text:s text:c="4"/>// визначаємо функтор як метод класу</text:span></text:p>
      <text:p text:style-name="P48"><text:span text:style-name="T33"><text:s text:c="4"/>std::function&lt;void(const A&amp;, char)&gt; f_printA = &amp;A::printNumberLetter;</text:span></text:p>
      <text:p text:style-name="P48"><text:span text:style-name="T33"><text:s text:c="4"/>A a(10);</text:span></text:p>
      <text:p text:style-name="P48"><text:span text:style-name="T33"><text:s text:c="4"/>f_printA(a, 'A');</text:span></text:p>
      <text:p text:style-name="P58"/>
      <text:p text:style-name="P48"><text:span text:style-name="T33"><text:s text:c="4"/>// присвоєння функторів</text:span></text:p>
      <text:p text:style-name="P48"><text:span text:style-name="T33"><text:s text:c="4"/>B b;</text:span></text:p>
      <text:p text:style-name="P48"><text:span text:style-name="T33"><text:s text:c="4"/>std::function&lt;void()&gt; f_B = b;</text:span></text:p>
      <text:p text:style-name="P48"><text:soft-page-break/><text:span text:style-name="T33"><text:s text:c="4"/>f_B();</text:span></text:p>
      <text:p text:style-name="P58"/>
      <text:p text:style-name="P48"><text:span text:style-name="T33"><text:s text:c="4"/>// рахуємо похідну функції як функцію</text:span></text:p>
      <text:p text:style-name="P48"><text:span text:style-name="T33"><text:s text:c="4"/>std::function&lt;double(double)&gt; fd = [](double x)-&gt;double{ return x*x; } ;</text:span></text:p>
      <text:p text:style-name="P48"><text:span text:style-name="T33"><text:s text:c="4"/>std::cout&lt;&lt;derivative(fd,0.001)(2.0);</text:span></text:p>
      <text:p text:style-name="P58"/>
      <text:p text:style-name="P48"><text:span text:style-name="T33">}</text:span></text:p>
      <text:p text:style-name="P21"><text:span text:style-name="T28">Результат: </text:span></text:p>
      <text:p text:style-name="P48"><text:span text:style-name="T33">Q</text:span></text:p>
      <text:p text:style-name="P48"><text:span text:style-name="T33">Hello world!</text:span></text:p>
      <text:p text:style-name="P48"><text:span text:style-name="T33">Z</text:span></text:p>
      <text:p text:style-name="P48"><text:span text:style-name="T33">Number: 10 Letter: A</text:span></text:p>
      <text:p text:style-name="P48"><text:span text:style-name="T33">B()</text:span></text:p>
      <text:p text:style-name="P48"><text:span text:style-name="T33">4</text:span></text:p>
      <text:list xml:id="list155244086475692" text:continue-numbering="true" text:style-name="WWNum2">
        <text:list-item>
          <text:list>
            <text:list-item>
              <text:list>
                <text:list-item>
                  <text:list>
                    <text:list-item>
                      <text:h text:style-name="P39" text:outline-level="4"><text:bookmark text:name="std::bad_functional_call"/></text:h>
                    </text:list-item>
                    <text:list-item>
                      <text:h text:style-name="P42" text:outline-level="4"><text:span text:style-name="T28">Виключення bad_functional_call</text:span></text:h>
                    </text:list-item>
                  </text:list>
                </text:list-item>
              </text:list>
            </text:list-item>
          </text:list>
        </text:list-item>
      </text:list>
      <text:p text:style-name="P20"/>
      <text:p text:style-name="P21"><text:span text:style-name="T28">Виключення типу </text:span><text:span text:style-name="Teletype"><text:span text:style-name="T28">bad_functional_call</text:span></text:span><text:span text:style-name="T28"> буде створено при спробі виклику функції </text:span><text:span text:style-name="Teletype"><text:span text:style-name="T28">function::operator()</text:span></text:span><text:span text:style-name="T28">, якщо в неє буде відсутній цільовий об’єкт. Клас </text:span><text:span text:style-name="Teletype"><text:span text:style-name="T28">bad_functional_call</text:span></text:span><text:span text:style-name="T28"> є нащадком </text:span><text:span text:style-name="Teletype"><text:span text:style-name="T28">std::exception</text:span></text:span><text:span text:style-name="T28">, і в нього є доступним віртуальний метод </text:span><text:span text:style-name="Teletype"><text:span text:style-name="T28">what()</text:span></text:span><text:span text:style-name="T28"> для отримання тексту помилки. </text:span></text:p>
      <text:p text:style-name="P21"><text:span text:style-name="T28">Приклад: </text:span></text:p>
      <text:p text:style-name="P48"><text:span text:style-name="T55">#include &lt;iostream&gt;</text:span></text:p>
      <text:p text:style-name="P48"><text:span text:style-name="T55">#include &lt;functional&gt;</text:span></text:p>
      <text:p text:style-name="P53"/>
      <text:p text:style-name="P48"><text:span text:style-name="T55">int main(){</text:span></text:p>
      <text:p text:style-name="P48"><text:span text:style-name="T55"><text:s text:c="4"/>std::function&lt;void()&gt; func = nullptr;</text:span></text:p>
      <text:p text:style-name="P48"><text:span text:style-name="T55"><text:s text:c="4"/>try {</text:span></text:p>
      <text:p text:style-name="P48"><text:span text:style-name="T55"><text:s text:c="8"/>func();</text:span></text:p>
      <text:p text:style-name="P48"><text:span text:style-name="T55"><text:s text:c="4"/>} catch(const std::bad_function_call&amp; e) {</text:span></text:p>
      <text:p text:style-name="P48"><text:span text:style-name="T55"><text:s text:c="8"/>std::cout &lt;&lt; e.what() &lt;&lt; std::endl;</text:span></text:p>
      <text:p text:style-name="P48"><text:span text:style-name="T55"><text:s text:c="4"/>}</text:span></text:p>
      <text:p text:style-name="P48"><text:span text:style-name="T55">}</text:span></text:p>
      <text:p text:style-name="P58"/>
      <text:p text:style-name="P48"><text:span text:style-name="T35">Адаптори функторів</text:span></text:p>
      <text:p text:style-name="P58"/>
      <text:p text:style-name="P3"><text:span text:style-name="T70">Більшість функторів і предикатів за кількістю операндів - бінарні, тому дуже часто доводиться використовувати функційні адаптери. Адаптери - також функтори, але вони назначені для зв’язки функторів й аргументів. До стандартних функційних адаптерів відносяться наступні:</text:span></text:p>
      <text:list xml:id="list4148492469974771654" text:style-name="WWNum4">
        <text:list-item>
          <text:p text:style-name="P14"><text:span text:style-name="T70">bind() - зв’язує аргументи з операцією</text:span><text:span text:style-name="T71">.</text:span></text:p>
        </text:list-item>
      </text:list>
      <text:p text:style-name="P21"><text:span text:style-name="T28">Шаблонна функція </text:span><text:span text:style-name="Teletype"><text:span text:style-name="T28">std::bind</text:span></text:span><text:span text:style-name="T28"> зветься зв</text:span><text:span text:style-name="T32">’</text:span><text:span text:style-name="T28">язувачем та надає підтримку часткового використання функцій. Вона прив'язує деякі аргументи до функціонального об'єкту, створюючи новий функціональний об'єкт. Тобто виклик зв</text:span><text:span text:style-name="T32">’</text:span><text:span text:style-name="T28">язувача відповідає виклику функціонального об'єкта з деякими певними параметрами. Передавати зв</text:span><text:span text:style-name="T32">’</text:span><text:span text:style-name="T28">язувачу можна або безпосередньо значення аргументів, або спеціальні імена з простору імен std :: placeholders, які вказують зв</text:span><text:span text:style-name="T32">’</text:span><text:span text:style-name="T28">язувачу на те, що даний аргумент буде пов'язаний, і визначають порядок аргументів який повертається в функціональний об'єкт.</text:span></text:p>
      <text:h text:style-name="P45" text:outline-level="3"><text:span text:style-name="T33">Визначення функції:</text:span></text:h>
      <text:p text:style-name="P60"><text:span text:style-name="T55">template&lt;class F, class... BoundArgs&gt;</text:span></text:p>
      <text:p text:style-name="P60"><text:span text:style-name="T55"><text:s text:c="3"/>unspecified bind(F&amp;&amp; f, BoundArgs&amp;&amp;... bound_args);</text:span></text:p>
      <text:p text:style-name="P60"><text:span text:style-name="T55">template&lt;class R, class F, class... BoundArgs&gt;</text:span></text:p>
      <text:p text:style-name="P60"><text:soft-page-break/><text:span text:style-name="T55"><text:s text:c="3"/>unspecified bind(F&amp;&amp; f, BoundArgs&amp;&amp;... bound_args);</text:span></text:p>
      <text:p text:style-name="P21"><text:span text:style-name="T28">Тут </text:span><text:span text:style-name="Teletype"><text:span text:style-name="T28">f</text:span></text:span><text:span text:style-name="T28"> — об’єкт виклику, </text:span><text:span text:style-name="Teletype"><text:span text:style-name="T28">bound_args</text:span></text:span><text:span text:style-name="T28"> — список зв</text:span><text:span text:style-name="T32">’</text:span><text:span text:style-name="T28">язаних аргументів. Типом що повертається є <text:s/>функціональний об’єкт невизначеного типу </text:span><text:span text:style-name="Teletype"><text:span text:style-name="T28">T</text:span></text:span><text:span text:style-name="T28">, який може бути застосуваваним в </text:span><text:span text:style-name="Teletype"><text:span text:style-name="T28">std::function</text:span></text:span><text:span text:style-name="T28">, і для якого виконується </text:span><text:span text:style-name="Teletype"><text:span text:style-name="T28">std::is_bind_expression&lt;T&gt;::value == true</text:span></text:span><text:span text:style-name="T28">. Всередині огортка містить об’єкт типу </text:span><text:span text:style-name="Teletype"><text:span text:style-name="T28">std::decay&lt;F&gt;::type</text:span></text:span><text:span text:style-name="T28">, побудованого з </text:span><text:span text:style-name="Teletype"><text:span text:style-name="T28">std::forward&lt;F&gt;(f)</text:span></text:span><text:span text:style-name="T28">, а такоже по одному об’єкту для кожного аргументу аналогичного типу </text:span><text:span text:style-name="Teletype"><text:span text:style-name="T28">std::decay&lt;Arg_i&gt;::type</text:span></text:span><text:span text:style-name="T28">. </text:span></text:p>
      <text:p text:style-name="P4"><text:span text:style-name="T70">За допомогою bind() можна пов’язати аргументи, що викликають об’єкт безпосередньо(вказавши, наприклад, конкретне значення) або за допомогою об’єктів, що заповнюють. Щоб не згадувати цей простір імен в програмі, необхідно використати директиву:</text:span></text:p>
      <text:p text:style-name="P4"><text:span text:style-name="T57">using namespace placeholders;</text:span></text:p>
      <text:p text:style-name="P21"><text:span text:style-name="T28">У просторі імен std :: placeholders містяться спеціальні об'єкти _1, _2, ..., _N, де число N залежить від реалізації. Вони використовуються в функції bind для завдання порядку вільних аргументів. Коли такі об'єкти передаються у вигляді аргументів на функцію bind, то для них генерується функціональний об'єкт, в якому, при виклику з непов'язаними аргументами, кожен заповнювач _N буде замінений на N-й за рахунком непов'язаний аргумент. Для отримання цілого числа k з заповнювач _K передбачений допоміжний шаблонний клас std :: is_placeholder. При передачі йому заповнювач, як параметра шаблона, є можливість отримати ціле число при зверненні до його полю value. Наприклад, is_placeholder &lt;_3&gt; :: value поверне 3.</text:span></text:p>
      <text:h text:style-name="P45" text:outline-level="3"><text:bookmark text:name=".D0.9F.D1.80.D0.B8.D0.BC.D0.B5.D1.80"/><text:bookmark text:name="Пример"/><text:span text:style-name="T33">Приклад</text:span></text:h>
      <text:p text:style-name="P48"><text:span text:style-name="T55">#include &lt;iostream&gt;</text:span></text:p>
      <text:p text:style-name="P48"><text:span text:style-name="T55">#include &lt;functional&gt;</text:span></text:p>
      <text:p text:style-name="P53"/>
      <text:p text:style-name="P48"><text:span text:style-name="T55">int myPlus (int a, int b) {return a + b;}</text:span></text:p>
      <text:p text:style-name="P53"/>
      <text:p text:style-name="P48"><text:span text:style-name="T55">int main(){</text:span></text:p>
      <text:p text:style-name="P48"><text:span text:style-name="T55"><text:s text:c="4"/>std::function&lt;int (int)&gt; f(std::bind(myPlus, std::placeholders::_1, 5));</text:span></text:p>
      <text:p text:style-name="P48"><text:span text:style-name="T55"><text:s text:c="4"/>std::cout &lt;&lt; f(10) &lt;&lt; std::endl;</text:span></text:p>
      <text:p text:style-name="P48"><text:span text:style-name="T55">}</text:span></text:p>
      <text:p text:style-name="P21"><text:span text:style-name="T28">Результат: </text:span></text:p>
      <text:p text:style-name="P48"><text:span text:style-name="T55">15</text:span></text:p>
      <text:p text:style-name="P2"/>
      <text:list xml:id="list155244039109906" text:continue-numbering="true" text:style-name="WWNum4">
        <text:list-item>
          <text:p text:style-name="P14"><text:bookmark text:name="std::mem_fn"/><text:span text:style-name="T70">mem_fn() - викликає операцію, що вказує на функцію-член об’єкту;</text:span></text:p>
        </text:list-item>
      </text:list>
      <text:h text:style-name="P45" text:outline-level="3"><text:span text:style-name="T33">mem_fn</text:span></text:h>
      <text:p text:style-name="P21"><text:span text:style-name="T28">Шаблоная функція </text:span><text:span text:style-name="Teletype"><text:span text:style-name="T28">std::mem_fn</text:span></text:span><text:span text:style-name="T28"> створює клас-огортку для вказівників на члени класу. Цей об’єкт може зберігати, копіювати та викликати член класу по вказівнику. </text:span></text:p>
      <text:list xml:id="list155242963630018" text:continue-numbering="true" text:style-name="WWNum4">
        <text:list-item>
          <text:p text:style-name="P27"><text:span text:style-name="T28">Адаптори </text:span><text:span text:style-name="T32">not1 </text:span><text:span text:style-name="T28">та</text:span><text:span text:style-name="T32"> not2</text:span><text:span text:style-name="T28"> дозволяють використовувати у адаптерах заперечення відповідно для бінарних та унарних функцій.</text:span></text:p>
        </text:list-item>
      </text:list>
      <text:p text:style-name="P18"/>
      <text:p text:style-name="P21"><text:span text:style-name="T13">Стандартні функтори</text:span></text:p>
      <text:p text:style-name="P21"><text:span text:style-name="T6">Інколи потрібно використати функтор який є достатньо стандартним — наприклад, <text:s/>для того щоб порівнювати два аргументи числового типу або використати додавання, множення і т.п. Для цього можна використати стандартний функтори, що визначений в бібліотеці &lt;functional&gt;</text:span></text:p>
      <text:p text:style-name="P1"/>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65"><text:span text:style-name="T6">Тип </text:span></text:p>
          </table:table-cell>
          <table:table-cell table:style-name="Таблица2.A1" office:value-type="string">
            <text:p text:style-name="P65"><text:span text:style-name="T6">Назва </text:span></text:p>
          </table:table-cell>
          <table:table-cell table:style-name="Таблица2.A1" office:value-type="string">
            <text:p text:style-name="P65"><text:span text:style-name="T6">К-ть операндів </text:span></text:p>
          </table:table-cell>
          <table:table-cell table:style-name="Таблица2.A1" office:value-type="string">
            <text:p text:style-name="P65"><text:span text:style-name="T6">Тип, що повертається </text:span></text:p>
          </table:table-cell>
          <table:table-cell table:style-name="Таблица2.A1" office:value-type="string">
            <text:p text:style-name="P65"><text:span text:style-name="T6">Дія </text:span></text:p>
          </table:table-cell>
        </table:table-row>
        <table:table-row table:style-name="Таблица2.1">
          <table:table-cell table:style-name="Таблица2.A1" table:number-rows-spanned="6" office:value-type="string">
            <text:p text:style-name="P65"><text:span text:style-name="T6">Порівняння </text:span></text:p>
          </table:table-cell>
          <table:table-cell table:style-name="Таблица2.A1" office:value-type="string">
            <text:p text:style-name="P61"><text:span text:style-name="Teletype"><text:span text:style-name="T6">equal_to</text:span></text:span><text:span text:style-name="T6"> </text:span></text:p>
          </table:table-cell>
          <table:table-cell table:style-name="Таблица2.A1" office:value-type="string">
            <text:p text:style-name="P61"><text:span text:style-name="T6">Бінарний </text:span></text:p>
          </table:table-cell>
          <table:table-cell table:style-name="Таблица2.A1" office:value-type="string">
            <text:p text:style-name="P61"><text:span text:style-name="T6">bool </text:span></text:p>
          </table:table-cell>
          <table:table-cell table:style-name="Таблица2.A1" office:value-type="string">
            <text:p text:style-name="P61"><text:span text:style-name="Teletype"><text:span text:style-name="T6">x == y </text:span></text:span></text:p>
          </table:table-cell>
        </table:table-row>
        <table:table-row table:style-name="Таблица2.1">
          <table:covered-table-cell/>
          <table:table-cell table:style-name="Таблица2.A1" office:value-type="string">
            <text:p text:style-name="P61"><text:span text:style-name="Teletype"><text:span text:style-name="T6">not_equal_to</text:span></text:span><text:span text:style-name="T6"> </text:span></text:p>
          </table:table-cell>
          <table:table-cell table:style-name="Таблица2.A1" office:value-type="string">
            <text:p text:style-name="P61"><text:span text:style-name="T6">Бінарний</text:span></text:p>
          </table:table-cell>
          <table:table-cell table:style-name="Таблица2.A1" office:value-type="string">
            <text:p text:style-name="P61"><text:span text:style-name="T6">bool </text:span></text:p>
          </table:table-cell>
          <table:table-cell table:style-name="Таблица2.A1" office:value-type="string">
            <text:p text:style-name="P61"><text:span text:style-name="Teletype"><text:span text:style-name="T6">x!= y</text:span></text:span><text:span text:style-name="T6"> </text:span></text:p>
          </table:table-cell>
        </table:table-row>
        <table:table-row table:style-name="Таблица2.1">
          <table:covered-table-cell/>
          <table:table-cell table:style-name="Таблица2.A1" office:value-type="string">
            <text:p text:style-name="P61"><text:span text:style-name="Teletype"><text:span text:style-name="T6">greater</text:span></text:span><text:span text:style-name="T6"> </text:span></text:p>
          </table:table-cell>
          <table:table-cell table:style-name="Таблица2.A1" office:value-type="string">
            <text:p text:style-name="P61"><text:span text:style-name="T6">Бінарний</text:span></text:p>
          </table:table-cell>
          <table:table-cell table:style-name="Таблица2.A1" office:value-type="string">
            <text:p text:style-name="P61"><text:span text:style-name="T6">bool </text:span></text:p>
          </table:table-cell>
          <table:table-cell table:style-name="Таблица2.A1" office:value-type="string">
            <text:p text:style-name="P61"><text:span text:style-name="Teletype"><text:span text:style-name="T6">x &gt; y</text:span></text:span><text:span text:style-name="T6"> </text:span></text:p>
          </table:table-cell>
        </table:table-row>
        <table:table-row table:style-name="Таблица2.1">
          <table:covered-table-cell/>
          <table:table-cell table:style-name="Таблица2.A1" office:value-type="string">
            <text:p text:style-name="P61"><text:span text:style-name="Teletype"><text:span text:style-name="T6">less</text:span></text:span><text:span text:style-name="T6"> </text:span></text:p>
          </table:table-cell>
          <table:table-cell table:style-name="Таблица2.A1" office:value-type="string">
            <text:p text:style-name="P61"><text:span text:style-name="T6">Бінарний</text:span></text:p>
          </table:table-cell>
          <table:table-cell table:style-name="Таблица2.A1" office:value-type="string">
            <text:p text:style-name="P61"><text:span text:style-name="T6">bool </text:span></text:p>
          </table:table-cell>
          <table:table-cell table:style-name="Таблица2.A1" office:value-type="string">
            <text:p text:style-name="P61"><text:span text:style-name="Teletype"><text:span text:style-name="T6">x &lt; y</text:span></text:span><text:span text:style-name="T6"> </text:span></text:p>
          </table:table-cell>
        </table:table-row>
        <table:table-row table:style-name="Таблица2.1">
          <table:covered-table-cell/>
          <table:table-cell table:style-name="Таблица2.A1" office:value-type="string">
            <text:p text:style-name="P61"><text:span text:style-name="Teletype"><text:span text:style-name="T6">greater_equal</text:span></text:span><text:span text:style-name="T6"> </text:span></text:p>
          </table:table-cell>
          <table:table-cell table:style-name="Таблица2.A1" office:value-type="string">
            <text:p text:style-name="P61"><text:span text:style-name="T6">Бінарний</text:span></text:p>
          </table:table-cell>
          <table:table-cell table:style-name="Таблица2.A1" office:value-type="string">
            <text:p text:style-name="P61"><text:span text:style-name="T6">bool </text:span></text:p>
          </table:table-cell>
          <table:table-cell table:style-name="Таблица2.A1" office:value-type="string">
            <text:p text:style-name="P61"><text:span text:style-name="Teletype"><text:span text:style-name="T6">x &gt;= y</text:span></text:span><text:span text:style-name="T6"> </text:span></text:p>
          </table:table-cell>
        </table:table-row>
        <table:table-row table:style-name="Таблица2.1">
          <table:covered-table-cell/>
          <table:table-cell table:style-name="Таблица2.A1" office:value-type="string">
            <text:p text:style-name="P61"><text:span text:style-name="Teletype"><text:span text:style-name="T6">less_equal</text:span></text:span><text:span text:style-name="T6"> </text:span></text:p>
          </table:table-cell>
          <table:table-cell table:style-name="Таблица2.A1" office:value-type="string">
            <text:p text:style-name="P61"><text:span text:style-name="T6">Бінарний</text:span></text:p>
          </table:table-cell>
          <table:table-cell table:style-name="Таблица2.A1" office:value-type="string">
            <text:p text:style-name="P61"><text:span text:style-name="T6">bool </text:span></text:p>
          </table:table-cell>
          <table:table-cell table:style-name="Таблица2.A1" office:value-type="string">
            <text:p text:style-name="P61"><text:span text:style-name="Teletype"><text:span text:style-name="T6">x &lt;= y</text:span></text:span><text:span text:style-name="T6"> </text:span></text:p>
          </table:table-cell>
        </table:table-row>
        <table:table-row table:style-name="Таблица2.1">
          <table:table-cell table:style-name="Таблица2.A1" table:number-rows-spanned="3" office:value-type="string">
            <text:p text:style-name="P65"><text:span text:style-name="T6">Логичні </text:span></text:p>
          </table:table-cell>
          <table:table-cell table:style-name="Таблица2.A1" office:value-type="string">
            <text:p text:style-name="P61"><text:span text:style-name="Teletype"><text:span text:style-name="T6">logical_and</text:span></text:span><text:span text:style-name="T6"> </text:span></text:p>
          </table:table-cell>
          <table:table-cell table:style-name="Таблица2.A1" office:value-type="string">
            <text:p text:style-name="P61"><text:span text:style-name="T6">Бінарний</text:span></text:p>
          </table:table-cell>
          <table:table-cell table:style-name="Таблица2.A1" office:value-type="string">
            <text:p text:style-name="P61"><text:span text:style-name="T6">bool </text:span></text:p>
          </table:table-cell>
          <table:table-cell table:style-name="Таблица2.A1" office:value-type="string">
            <text:p text:style-name="P61"><text:span text:style-name="Teletype"><text:span text:style-name="T6">x &amp;&amp; y</text:span></text:span><text:span text:style-name="T6"> </text:span></text:p>
          </table:table-cell>
        </table:table-row>
        <table:table-row table:style-name="Таблица2.1">
          <table:covered-table-cell/>
          <table:table-cell table:style-name="Таблица2.A1" office:value-type="string">
            <text:p text:style-name="P61"><text:span text:style-name="Teletype"><text:span text:style-name="T6">logical_or</text:span></text:span><text:span text:style-name="T6"> </text:span></text:p>
          </table:table-cell>
          <table:table-cell table:style-name="Таблица2.A1" office:value-type="string">
            <text:p text:style-name="P61"><text:span text:style-name="T6">Бінарний</text:span></text:p>
          </table:table-cell>
          <table:table-cell table:style-name="Таблица2.A1" office:value-type="string">
            <text:p text:style-name="P61"><text:span text:style-name="T6">bool </text:span></text:p>
          </table:table-cell>
          <table:table-cell table:style-name="Таблица2.A1" office:value-type="string">
            <text:p text:style-name="P61"><text:span text:style-name="Teletype"><text:span text:style-name="T6">x || y</text:span></text:span><text:span text:style-name="T6"> </text:span></text:p>
          </table:table-cell>
        </table:table-row>
        <table:table-row table:style-name="Таблица2.1">
          <table:covered-table-cell/>
          <table:table-cell table:style-name="Таблица2.A1" office:value-type="string">
            <text:p text:style-name="P61"><text:span text:style-name="Teletype"><text:span text:style-name="T6">logical_not</text:span></text:span><text:span text:style-name="T6"> </text:span></text:p>
          </table:table-cell>
          <table:table-cell table:style-name="Таблица2.A1" office:value-type="string">
            <text:p text:style-name="P61"><text:span text:style-name="T6">Унарний </text:span></text:p>
          </table:table-cell>
          <table:table-cell table:style-name="Таблица2.A1" office:value-type="string">
            <text:p text:style-name="P61"><text:span text:style-name="T6">bool </text:span></text:p>
          </table:table-cell>
          <table:table-cell table:style-name="Таблица2.A1" office:value-type="string">
            <text:p text:style-name="P61"><text:span text:style-name="Teletype"><text:span text:style-name="T6">!x</text:span></text:span><text:span text:style-name="T6"> </text:span></text:p>
          </table:table-cell>
        </table:table-row>
        <table:table-row table:style-name="Таблица2.1">
          <table:table-cell table:style-name="Таблица2.A1" table:number-rows-spanned="6" office:value-type="string">
            <text:p text:style-name="P65"><text:span text:style-name="T6">Арифметичні </text:span></text:p>
          </table:table-cell>
          <table:table-cell table:style-name="Таблица2.A1" office:value-type="string">
            <text:p text:style-name="P61"><text:span text:style-name="Teletype"><text:span text:style-name="T6">plus</text:span></text:span><text:span text:style-name="T6"> </text:span></text:p>
          </table:table-cell>
          <table:table-cell table:style-name="Таблица2.A1" office:value-type="string">
            <text:p text:style-name="P61"><text:span text:style-name="T6">Бінарний</text:span></text:p>
          </table:table-cell>
          <table:table-cell table:style-name="Таблица2.A1" office:value-type="string">
            <text:p text:style-name="P61"><text:span text:style-name="T6">T </text:span></text:p>
          </table:table-cell>
          <table:table-cell table:style-name="Таблица2.A1" office:value-type="string">
            <text:p text:style-name="P61"><text:span text:style-name="Teletype"><text:span text:style-name="T6">x + y</text:span></text:span><text:span text:style-name="T6"> </text:span></text:p>
          </table:table-cell>
        </table:table-row>
        <table:table-row table:style-name="Таблица2.1">
          <table:covered-table-cell/>
          <table:table-cell table:style-name="Таблица2.A1" office:value-type="string">
            <text:p text:style-name="P61"><text:span text:style-name="Teletype"><text:span text:style-name="T6">minus</text:span></text:span><text:span text:style-name="T6"> </text:span></text:p>
          </table:table-cell>
          <table:table-cell table:style-name="Таблица2.A1" office:value-type="string">
            <text:p text:style-name="P61"><text:span text:style-name="T6">Бінарний</text:span></text:p>
          </table:table-cell>
          <table:table-cell table:style-name="Таблица2.A1" office:value-type="string">
            <text:p text:style-name="P61"><text:span text:style-name="T6">T </text:span></text:p>
          </table:table-cell>
          <table:table-cell table:style-name="Таблица2.A1" office:value-type="string">
            <text:p text:style-name="P61"><text:span text:style-name="Teletype"><text:span text:style-name="T6">x - y</text:span></text:span><text:span text:style-name="T6"> </text:span></text:p>
          </table:table-cell>
        </table:table-row>
        <table:table-row table:style-name="Таблица2.1">
          <table:covered-table-cell/>
          <table:table-cell table:style-name="Таблица2.A1" office:value-type="string">
            <text:p text:style-name="P61"><text:span text:style-name="Teletype"><text:span text:style-name="T6">multiplies</text:span></text:span><text:span text:style-name="T6"> </text:span></text:p>
          </table:table-cell>
          <table:table-cell table:style-name="Таблица2.A1" office:value-type="string">
            <text:p text:style-name="P61"><text:span text:style-name="T6">Бінарний</text:span></text:p>
          </table:table-cell>
          <table:table-cell table:style-name="Таблица2.A1" office:value-type="string">
            <text:p text:style-name="P61"><text:span text:style-name="T6">T </text:span></text:p>
          </table:table-cell>
          <table:table-cell table:style-name="Таблица2.A1" office:value-type="string">
            <text:p text:style-name="P61"><text:span text:style-name="Teletype"><text:span text:style-name="T6">x * y</text:span></text:span><text:span text:style-name="T6"> </text:span></text:p>
          </table:table-cell>
        </table:table-row>
        <table:table-row table:style-name="Таблица2.1">
          <table:covered-table-cell/>
          <table:table-cell table:style-name="Таблица2.A1" office:value-type="string">
            <text:p text:style-name="P61"><text:span text:style-name="Teletype"><text:span text:style-name="T6">divides</text:span></text:span><text:span text:style-name="T6"> </text:span></text:p>
          </table:table-cell>
          <table:table-cell table:style-name="Таблица2.A1" office:value-type="string">
            <text:p text:style-name="P61"><text:span text:style-name="T6">Бінарний</text:span></text:p>
          </table:table-cell>
          <table:table-cell table:style-name="Таблица2.A1" office:value-type="string">
            <text:p text:style-name="P61"><text:span text:style-name="T6">T </text:span></text:p>
          </table:table-cell>
          <table:table-cell table:style-name="Таблица2.A1" office:value-type="string">
            <text:p text:style-name="P61"><text:span text:style-name="Teletype"><text:span text:style-name="T6">x / y</text:span></text:span><text:span text:style-name="T6"> </text:span></text:p>
          </table:table-cell>
        </table:table-row>
        <table:table-row table:style-name="Таблица2.1">
          <table:covered-table-cell/>
          <table:table-cell table:style-name="Таблица2.A1" office:value-type="string">
            <text:p text:style-name="P61"><text:span text:style-name="Teletype"><text:span text:style-name="T6">modulus</text:span></text:span><text:span text:style-name="T6"> </text:span></text:p>
          </table:table-cell>
          <table:table-cell table:style-name="Таблица2.A1" office:value-type="string">
            <text:p text:style-name="P61"><text:span text:style-name="T6">Бінарний</text:span></text:p>
          </table:table-cell>
          <table:table-cell table:style-name="Таблица2.A1" office:value-type="string">
            <text:p text:style-name="P61"><text:span text:style-name="T6">T </text:span></text:p>
          </table:table-cell>
          <table:table-cell table:style-name="Таблица2.A1" office:value-type="string">
            <text:p text:style-name="P61"><text:span text:style-name="Teletype"><text:span text:style-name="T6">x % y</text:span></text:span><text:span text:style-name="T6"> </text:span></text:p>
          </table:table-cell>
        </table:table-row>
        <table:table-row table:style-name="Таблица2.1">
          <table:covered-table-cell/>
          <table:table-cell table:style-name="Таблица2.A1" office:value-type="string">
            <text:p text:style-name="P61"><text:span text:style-name="Teletype"><text:span text:style-name="T6">negate</text:span></text:span><text:span text:style-name="T6"> </text:span></text:p>
          </table:table-cell>
          <table:table-cell table:style-name="Таблица2.A1" office:value-type="string">
            <text:p text:style-name="P61"><text:span text:style-name="T6">Унарний </text:span></text:p>
          </table:table-cell>
          <table:table-cell table:style-name="Таблица2.A1" office:value-type="string">
            <text:p text:style-name="P61"><text:span text:style-name="T6">T </text:span></text:p>
          </table:table-cell>
          <table:table-cell table:style-name="Таблица2.A1" office:value-type="string">
            <text:p text:style-name="P61"><text:span text:style-name="Teletype"><text:span text:style-name="T6">-x</text:span></text:span><text:span text:style-name="T6"> </text:span></text:p>
          </table:table-cell>
        </table:table-row>
        <table:table-row table:style-name="Таблица2.1">
          <table:table-cell table:style-name="Таблица2.A1" table:number-rows-spanned="4" office:value-type="string">
            <text:p text:style-name="P65"><text:span text:style-name="T6">Бітові (Сі++11) </text:span></text:p>
          </table:table-cell>
          <table:table-cell table:style-name="Таблица2.A1" office:value-type="string">
            <text:p text:style-name="P61"><text:span text:style-name="Teletype"><text:span text:style-name="T6">bit_and</text:span></text:span><text:span text:style-name="T6"> </text:span></text:p>
          </table:table-cell>
          <table:table-cell table:style-name="Таблица2.A1" office:value-type="string">
            <text:p text:style-name="P61"><text:span text:style-name="T6">Бінарний</text:span></text:p>
          </table:table-cell>
          <table:table-cell table:style-name="Таблица2.A1" office:value-type="string">
            <text:p text:style-name="P61"><text:span text:style-name="T6">T </text:span></text:p>
          </table:table-cell>
          <table:table-cell table:style-name="Таблица2.A1" office:value-type="string">
            <text:p text:style-name="P61"><text:span text:style-name="Teletype"><text:span text:style-name="T6">x &amp; y</text:span></text:span><text:span text:style-name="T6"> </text:span></text:p>
          </table:table-cell>
        </table:table-row>
        <table:table-row table:style-name="Таблица2.1">
          <table:covered-table-cell/>
          <table:table-cell table:style-name="Таблица2.A1" office:value-type="string">
            <text:p text:style-name="P61"><text:span text:style-name="Teletype"><text:span text:style-name="T6">bit_or</text:span></text:span><text:span text:style-name="T6"> </text:span></text:p>
          </table:table-cell>
          <table:table-cell table:style-name="Таблица2.A1" office:value-type="string">
            <text:p text:style-name="P61"><text:span text:style-name="T6">Бінарний</text:span></text:p>
          </table:table-cell>
          <table:table-cell table:style-name="Таблица2.A1" office:value-type="string">
            <text:p text:style-name="P61"><text:span text:style-name="T6">T </text:span></text:p>
          </table:table-cell>
          <table:table-cell table:style-name="Таблица2.A1" office:value-type="string">
            <text:p text:style-name="P61"><text:span text:style-name="Teletype"><text:span text:style-name="T6">x | y</text:span></text:span><text:span text:style-name="T6"> </text:span></text:p>
          </table:table-cell>
        </table:table-row>
        <table:table-row table:style-name="Таблица2.1">
          <table:covered-table-cell/>
          <table:table-cell table:style-name="Таблица2.A1" office:value-type="string">
            <text:p text:style-name="P61"><text:span text:style-name="Teletype"><text:span text:style-name="T6">bit_xor</text:span></text:span><text:span text:style-name="T6"> </text:span></text:p>
          </table:table-cell>
          <table:table-cell table:style-name="Таблица2.A1" office:value-type="string">
            <text:p text:style-name="P61"><text:span text:style-name="T6">Бінарний</text:span></text:p>
          </table:table-cell>
          <table:table-cell table:style-name="Таблица2.A1" office:value-type="string">
            <text:p text:style-name="P61"><text:span text:style-name="T6">T </text:span></text:p>
          </table:table-cell>
          <table:table-cell table:style-name="Таблица2.A1" office:value-type="string">
            <text:p text:style-name="P61"><text:span text:style-name="Teletype"><text:span text:style-name="T6">x ^ y</text:span></text:span><text:span text:style-name="T6"> </text:span></text:p>
          </table:table-cell>
        </table:table-row>
        <table:table-row table:style-name="Таблица2.1">
          <table:covered-table-cell/>
          <table:table-cell table:style-name="Таблица2.A1" office:value-type="string">
            <text:p text:style-name="P61"><text:span text:style-name="Teletype"><text:span text:style-name="T6">bit_not</text:span></text:span><text:span text:style-name="T6"> </text:span></text:p>
          </table:table-cell>
          <table:table-cell table:style-name="Таблица2.A1" office:value-type="string">
            <text:p text:style-name="P61"><text:span text:style-name="T6">Унарний </text:span></text:p>
          </table:table-cell>
          <table:table-cell table:style-name="Таблица2.A1" office:value-type="string">
            <text:p text:style-name="P61"><text:span text:style-name="T6">T </text:span></text:p>
          </table:table-cell>
          <table:table-cell table:style-name="Таблица2.A1" office:value-type="string">
            <text:p text:style-name="P61"><text:span text:style-name="Teletype"><text:span text:style-name="T6">~x</text:span></text:span><text:span text:style-name="T6"> </text:span></text:p>
          </table:table-cell>
        </table:table-row>
      </table:table>
      <text:h text:style-name="P47" text:outline-level="3"/>
      <text:p text:style-name="P21"><text:span text:style-name="Source_20_Text"><text:span text:style-name="T13">Приклад</text:span></text:span><text:span text:style-name="Source_20_Text"><text:span text:style-name="T23">.</text:span></text:span></text:p>
      <text:p text:style-name="P21"><text:span text:style-name="Source_20_Text"><text:span text:style-name="T42">#include &lt;iostream&gt;</text:span></text:span></text:p>
      <text:p text:style-name="P21"><text:span text:style-name="Source_20_Text"><text:span text:style-name="T42">#include &lt;vector&gt;</text:span></text:span></text:p>
      <text:p text:style-name="P21"><text:span text:style-name="Source_20_Text"><text:span text:style-name="T42">#include &lt;algorithm&gt;</text:span></text:span></text:p>
      <text:p text:style-name="P21"><text:span text:style-name="Source_20_Text"><text:span text:style-name="T42">#include &lt;numeric&gt;</text:span></text:span></text:p>
      <text:p text:style-name="P21"><text:span text:style-name="Source_20_Text"><text:span text:style-name="T42">#include &lt;functional&gt;</text:span></text:span></text:p>
      <text:p text:style-name="P24"><text:span text:style-name="Source_20_Text"/></text:p>
      <text:p text:style-name="P21"><text:span text:style-name="Source_20_Text"><text:span text:style-name="T42">int main(){</text:span></text:span></text:p>
      <text:p text:style-name="P21"><text:span text:style-name="Source_20_Text"><text:span text:style-name="T42">std::vector&lt;double&gt; v1, v2(4);</text:span></text:span></text:p>
      <text:p text:style-name="P21"><text:span text:style-name="Source_20_Text"><text:span text:style-name="T42">double mas1[] ={1.0,2.3,1.0,4.1};</text:span></text:span></text:p>
      <text:p text:style-name="P21"><text:span text:style-name="Source_20_Text"><text:span text:style-name="T42">v1.assign(1.0,4);</text:span></text:span></text:p>
      <text:p text:style-name="P21"><text:span text:style-name="Source_20_Text"><text:span text:style-name="T42">std::copy(mas1,mas1+3,v2.begin()); <text:s/></text:span></text:span></text:p>
      <text:p text:style-name="P24"><text:span text:style-name="Source_20_Text"/></text:p>
      <text:p text:style-name="P21"><text:span text:style-name="Source_20_Text"><text:span text:style-name="T42"><text:s/>for (std::vector&lt;double&gt;::iterator it = v2.begin(); it!=v2.end(); ++it)</text:span></text:span></text:p>
      <text:p text:style-name="P21"><text:span text:style-name="Source_20_Text"><text:span text:style-name="T42"><text:s text:c="4"/></text:span></text:span><text:bookmark-start text:name="__DdeLink__11534_626906645"/><text:span text:style-name="Source_20_Text"><text:span text:style-name="T42">std::cout &lt;&lt;</text:span></text:span><text:bookmark-end text:name="__DdeLink__11534_626906645"/><text:span text:style-name="Source_20_Text"><text:span text:style-name="T42"> ' ' &lt;&lt; *it;</text:span></text:span></text:p>
      <text:p text:style-name="P21"><text:span text:style-name="Source_20_Text"><text:span text:style-name="T42">// функція mismatch з порівнянням за допомогою предікату</text:span></text:span></text:p>
      <text:p text:style-name="P21"><text:span text:style-name="Source_20_Text"><text:span text:style-name="T42">std::pair&lt;std::vector&lt;double&gt;::iterator, std::vector&lt;double&gt;::iterator&gt; it;</text:span></text:span></text:p>
      <text:p text:style-name="P21"><text:span text:style-name="Source_20_Text"><text:span text:style-name="T42">std::cout &lt;&lt;”\n”;</text:span></text:span></text:p>
      <text:p text:style-name="P21"><text:span text:style-name="Source_20_Text"><text:span text:style-name="T42">it = std::mismatch (v1.begin(), v1.end(), v2.begin(), std::less&lt;double&gt;() );</text:span></text:span></text:p>
      <text:p text:style-name="P21"><text:soft-page-break/><text:span text:style-name="Source_20_Text"><text:span text:style-name="T42">std::cout &lt;&lt; "Second mismatching elements: " &lt;&lt; *it.first;</text:span></text:span></text:p>
      <text:p text:style-name="P21"><text:span text:style-name="Source_20_Text"><text:span text:style-name="T42">std::cout &lt;&lt; " and " &lt;&lt; *it.second &lt;&lt; '\n';</text:span></text:span></text:p>
      <text:p text:style-name="P24"><text:span text:style-name="Source_20_Text"/></text:p>
      <text:p text:style-name="P21"><text:span text:style-name="Source_20_Text"><text:span text:style-name="T42"><text:s/>std::vector&lt;int&gt; val(v2.begin(),v2.end());</text:span></text:span></text:p>
      <text:p text:style-name="P21"><text:span text:style-name="Source_20_Text"><text:span text:style-name="T42"><text:s/>std::vector&lt;int&gt; result(4);</text:span></text:span></text:p>
      <text:p text:style-name="P21"><text:span text:style-name="Source_20_Text"><text:span text:style-name="T42">// часткова сума з допомогю редікатів</text:span></text:span></text:p>
      <text:p text:style-name="P21"><text:span text:style-name="Source_20_Text"><text:span text:style-name="T42">std::partial_sum (val.begin(), val.end(), result.begin(), std::multiplies&lt;int&gt;());</text:span></text:span></text:p>
      <text:p text:style-name="P21"><text:span text:style-name="Source_20_Text"><text:span text:style-name="T42"><text:s text:c="2"/>std::cout &lt;&lt; "using functional operation multiplies: ";</text:span></text:span></text:p>
      <text:p text:style-name="P21"><text:span text:style-name="Source_20_Text"><text:span text:style-name="T42"><text:s text:c="2"/>for (int i=0; i&lt;4; i++) std::cout &lt;&lt; result[i] &lt;&lt; ' ';</text:span></text:span></text:p>
      <text:p text:style-name="P21"><text:span text:style-name="Source_20_Text"><text:span text:style-name="T42"><text:s text:c="2"/>std::cout &lt;&lt; '\n';</text:span></text:span></text:p>
      <text:p text:style-name="P21"><text:span text:style-name="Source_20_Text"><text:span text:style-name="T42">}</text:span></text:span></text:p>
      <text:p text:style-name="P21"><text:span text:style-name="Source_20_Text"><text:span text:style-name="T42">Результат:</text:span></text:span></text:p>
      <text:h text:style-name="P28" text:outline-level="2"><text:span text:style-name="T51"><text:s/></text:span><text:span text:style-name="T54">1 2.3 1 0</text:span></text:h>
      <text:h text:style-name="P28" text:outline-level="2"><text:span text:style-name="T54">Second mismatching elements: 4 and 1</text:span></text:h>
      <text:h text:style-name="P28" text:outline-level="2"><text:span text:style-name="T54">using functional operation multiplies: 1 2 2</text:span><text:span text:style-name="T63"> 0</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3" svg:font-family="'Liberation Serif', 'Times New Roma'"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erif2" svg:font-family="'Liberation Serif'" style:font-family-generic="swiss" style:font-pitch="variable"/>
    <style:font-face style:name="Liberation Serif1" svg:font-family="'Liberation Serif', 'Times New Roma'" style:font-family-generic="swiss" style:font-pitch="variable"/>
    <style:font-face style:name="Times New Roman1" svg:font-family="'Times New Roman'"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fo:font-size="12pt" style:font-size-asian="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Arial" style:font-family-generic="roman"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style:font-name="Liberation Serif1" fo:font-family="'Liberation Serif', 'Times New Roma'" style:font-family-generic="swiss" style:font-pitch="variable" fo:font-size="24pt" fo:font-weight="bold" style:font-size-asian="24pt" style:font-weight-asian="bold" style:font-size-complex="24pt" style:font-weight-complex="bold"/>
    </style:style>
    <style:style style:name="Heading_20_2" style:display-name="Heading 2" style:family="paragraph" style:parent-style-name="Title" style:default-outline-level="2" style:list-style-name="" style:class="text">
      <style:paragraph-properties fo:margin-top="0.353cm" fo:margin-bottom="0.212cm" loext:contextual-spacing="false"/>
      <style:text-properties style:font-name="Liberation Serif2" fo:font-family="'Liberation Serif'" style:font-family-generic="swiss" style:font-pitch="variable" fo:font-size="18pt" fo:font-weight="bold" style:font-size-asian="18pt" style:font-weight-asian="bold" style:font-size-complex="18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Heading_20_3" style:display-name="Heading 3" style:family="paragraph" style:parent-style-name="Title" style:default-outline-level="3" style:list-style-name="" style:class="text">
      <style:paragraph-properties fo:margin-top="0.247cm" fo:margin-bottom="0.212cm" loext:contextual-spacing="false"/>
      <style:text-properties style:font-name="Liberation Serif2" fo:font-family="'Liberation Serif'" style:font-family-generic="swiss" style:font-pitch="variable" fo:font-weight="bold" style:font-weight-asian="bold" style:font-weight-complex="bold"/>
    </style:style>
    <style:style style:name="Heading_20_4" style:display-name="Heading 4" style:family="paragraph" style:parent-style-name="Title" style:default-outline-level="4" style:class="text">
      <style:paragraph-properties fo:margin-top="0.212cm" fo:margin-bottom="0.212cm" loext:contextual-spacing="false"/>
      <style:text-properties style:font-name="Liberation Serif2" fo:font-family="'Liberation Serif'" style:font-family-generic="swiss" style:font-pitch="variable" fo:font-size="12pt" fo:font-weight="bold" style:font-size-asian="12pt" style:font-weight-asian="bold" style:font-size-complex="12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Heading" style:display-name="List Heading" style:family="paragraph" style:parent-style-name="Standard" style:default-outline-level="" style:class="html"/>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color="#00000a" fo:font-size="12pt" style:font-size-asian="12pt" fo:hyphenate="false" fo:hyphenation-remain-char-count="2" fo:hyphenation-push-char-count="2"/>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text-properties style:font-name-complex="Mangal" style:font-family-complex="Mangal" style:font-family-generic-complex="system" style:font-pitch-complex="variable" style:font-size-complex="10.5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language-complex="ar" style:country-complex="SA"/>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Courier New1" style:font-family-asian="'Courier New'" style:font-family-generic-asian="system" style:font-pitch-asian="variable" style:font-name-complex="Liberation Mono1" style:font-family-complex="'Liberation Mono'" style:font-family-generic-complex="system" style:font-pitch-complex="variable"/>
    </style:style>
    <style:style style:name="Цитата1" style:family="text">
      <style:text-properties fo:font-style="italic" style:font-style-asian="italic" style:font-style-complex="italic"/>
    </style:style>
    <style:style style:name="Definition" style:family="text"/>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roman" style:font-pitch="variable" style:font-name-asian="Courier New1" style:font-family-asian="'Courier New'" style:font-family-generic-asian="system" style:font-pitch-asian="variable" style:font-name-complex="Liberation Mono1" style:font-family-complex="'Liberation Mono'" style:font-family-generic-complex="system" style:font-pitch-complex="variable"/>
    </style:style>
    <style:style style:name="Example" style:family="text">
      <style:text-properties style:font-name="Liberation Mono" fo:font-family="'Liberation Mono'" style:font-family-generic="roman" style:font-pitch="variable" style:font-name-asian="Courier New1" style:font-family-asian="'Courier New'" style:font-family-generic-asian="system" style:font-pitch-asian="variable" style:font-name-complex="Liberation Mono1" style:font-family-complex="'Liberation Mono'" style:font-family-generic-complex="system" style:font-pitch-complex="variable"/>
    </style:style>
    <style:style style:name="Teletype" style:family="text">
      <style:text-properties style:font-name="Liberation Mono" fo:font-family="'Liberation Mono'" style:font-family-generic="roman" style:font-pitch="variable" style:font-name-asian="Courier New1" style:font-family-asian="'Courier New'"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5pt" style:text-underline-style="none" style:font-size-asian="1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Заголовок_20_1_20_Знак" style:display-name="Заголовок 1 Знак" style:family="text" style:parent-style-name="Default_20_Paragraph_20_Font">
      <style:text-properties style:font-name="Liberation Serif3" fo:font-family="'Liberation Serif', 'Times New Roma'" style:font-family-generic="roman" style:font-pitch="variable" fo:font-size="24pt" fo:font-weight="bold" style:font-name-asian="Tahoma" style:font-family-asian="Tahoma"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lid-translation" style:family="text" style:parent-style-name="Default_20_Paragraph_20_Font"/>
    <style:style style:name="Основной_20_текст_20_Знак" style:display-name="Основной текст Знак" style:family="text" style:parent-style-name="Default_20_Paragraph_20_Font"/>
    <style:style style:name="Заголовок_20_4_20_Знак" style:display-name="Заголовок 4 Знак" style:family="text" style:parent-style-name="Default_20_Paragraph_20_Font">
      <style:text-properties fo:font-weight="bold" style:font-weight-asian="bold" style:font-weight-complex="bold"/>
    </style:style>
    <style:style style:name="Заголовок_20_3_20_Знак" style:display-name="Заголовок 3 Знак" style:family="text" style:parent-style-name="Default_20_Paragraph_20_Font">
      <style:text-properties fo:font-size="14pt" fo:font-weight="bold" style:font-size-asian="14pt" style:font-weight-asian="bold" style:font-size-complex="14pt" style:font-weight-complex="bold"/>
    </style:style>
    <style:style style:name="Верхний_20_колонтитул_20_Знак" style:display-name="Верхний колонтитул Знак" style:family="text" style:parent-style-name="Default_20_Paragraph_20_Font">
      <style:text-properties style:font-name-complex="Mangal" style:font-family-complex="Mangal" style:font-family-generic-complex="system" style:font-pitch-complex="variable" style:font-size-complex="10.5pt"/>
    </style:style>
    <style:style style:name="Нижний_20_колонтитул_20_Знак" style:display-name="Нижний колонтитул Знак" style:family="text" style:parent-style-name="Default_20_Paragraph_20_Font">
      <style:text-properties style:font-name-complex="Mangal" style:font-family-complex="Mangal" style:font-family-generic-complex="system" style:font-pitch-complex="variable" style:font-size-complex="10.5pt"/>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language-complex="ar" style:country-complex="SA"/>
    </style:style>
    <style:style style:name="pl-k" style:family="text" style:parent-style-name="Default_20_Paragraph_20_Font"/>
    <style:style style:name="pl-s" style:family="text" style:parent-style-name="Default_20_Paragraph_20_Font"/>
    <style:style style:name="pl-pds" style:family="text" style:parent-style-name="Default_20_Paragraph_20_Font"/>
    <style:style style:name="pl-en" style:family="text" style:parent-style-name="Default_20_Paragraph_20_Font"/>
    <style:style style:name="pl-c" style:family="text" style:parent-style-name="Default_20_Paragraph_20_Font"/>
    <style:style style:name="pl-c1" style:family="text" style:parent-style-name="Default_20_Paragraph_20_Font"/>
    <style:style style:name="ListLabel_20_46" style:display-name="ListLabel 46"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4pt" style:text-underline-style="none" style:font-size-asian="14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4pt" style:text-underline-style="none" style:font-size-asian="14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4pt" style:text-underline-style="none" style:font-size-asian="14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4pt" style:text-underline-style="none" style:font-size-asian="14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Times New Roman" fo:font-family="'Times New Roman'" style:font-family-generic="roman" style:font-pitch="variable" fo:font-size="14pt" style:text-underline-style="none" style:font-size-asian="14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Times New Roman" fo:font-family="'Times New Roman'" style:font-family-generic="roman" style:font-pitch="variable" fo:font-size="14pt" style:text-underline-style="none" style:font-size-asian="14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Times New Roman" fo:font-family="'Times New Roman'" style:font-family-generic="roman" style:font-pitch="variable" fo:font-size="14pt" style:text-underline-style="none" style:font-size-asian="14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5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5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6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Таблица3" style:family="table">
      <style:table-properties style:width="17cm" style:rel-width="100%" fo:margin-top="0cm" fo:margin-bottom="0cm" table:align="center" style:writing-mode="lr-tb"/>
    </style:style>
    <style:style style:name="Таблица3.A" style:family="table-column">
      <style:table-column-properties style:column-width="8.511cm" style:rel-column-width="32806*"/>
    </style:style>
    <style:style style:name="Таблица3.B" style:family="table-column">
      <style:table-column-properties style:column-width="8.49cm" style:rel-column-width="32728*"/>
    </style:style>
    <style:style style:name="Таблица3.1" style:family="table-row">
      <style:table-row-properties style:row-height="0.203cm" fo:keep-together="auto"/>
    </style:style>
    <style:style style:name="Таблица3.A1" style:family="table-cell">
      <style:table-cell-properties fo:background-color="#4472c4" fo:padding-left="0.203cm" fo:padding-right="0.203cm" fo:padding-top="0cm" fo:padding-bottom="0cm" fo:border="none">
        <style:background-image/>
      </style:table-cell-properties>
    </style:style>
    <style:style style:name="Таблица3.2" style:family="table-row">
      <style:table-row-properties fo:keep-together="auto"/>
    </style:style>
    <style:style style:name="Таблица3.A2" style:family="table-cell">
      <style:table-cell-properties style:vertical-align="middle" fo:background-color="#ffffff"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color="#808080" fo:font-size="9pt" fo:language="en" fo:country="US" style:font-size-asian="9pt" style:font-size-complex="9pt"/>
    </style:style>
    <style:style style:name="MT2" style:family="text">
      <style:text-properties fo:text-transform="uppercase" fo:color="#808080" fo:font-size="9pt" style:font-size-asian="9pt" style:font-size-complex="9pt"/>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60" style:layout-grid-base-height="0.369cm" style:layout-grid-ruby-height="0.055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2cm" fo:margin-left="0cm" fo:margin-right="0cm" fo:margin-top="1.9cm" style:dynamic-spacing="true"/>
      </style:footer-style>
    </style:page-layout>
  </office:automatic-styles>
  <office:master-styles>
    <style:master-page style:name="Standard" style:page-layout-name="Mpm1">
      <style:footer>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MP1"/>
            </table:table-cell>
            <table:table-cell table:style-name="Таблица3.A1" office:value-type="string">
              <text:p text:style-name="MP2"/>
            </table:table-cell>
          </table:table-row>
          <table:table-row table:style-name="Таблица3.2">
            <table:table-cell table:style-name="Таблица3.A2" office:value-type="string">
              <text:p text:style-name="Footer"><text:span text:style-name="MT1">(c</text:span><text:span text:style-name="MT2">)</text:span><text:span text:style-name="MT1"> </text:span><text:span text:style-name="MT2">Viktor</text:span><text:span text:style-name="MT1"> </text:span><text:span text:style-name="MT2">Borodin</text:span></text:p>
            </table:table-cell>
            <table:table-cell table:style-name="Таблица3.A2" office:value-type="string">
              <text:p text:style-name="MP3"><text:page-number text:select-page="current">29</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 Viktor Borodin</meta:initial-creator>
    <meta:editing-cycles>43</meta:editing-cycles>
    <meta:creation-date>2021-01-13T14:22:00</meta:creation-date>
    <dc:date>2021-02-03T15:52:14.644963061</dc:date>
    <dc:language>ru-RU</dc:language>
    <meta:editing-duration>PT9H5M42S</meta:editing-duration>
    <meta:generator>LibreOffice/5.1.2.2$Linux_X86_64 LibreOffice_project/10m0$Build-2</meta:generator>
    <meta:document-statistic meta:table-count="3" meta:image-count="0" meta:object-count="0" meta:page-count="39" meta:paragraph-count="1187" meta:word-count="7001" meta:character-count="53815" meta:non-whitespace-character-count="452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